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reak-before="page"/>
      <style:text-properties fo:background-color="transparent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 style:list-style-name="WW8Num5">
      <style:text-properties fo:background-color="transparent"/>
    </style:style>
    <style:style style:name="P6" style:family="paragraph" style:parent-style-name="Standard" style:list-style-name="WW8Num14">
      <style:text-properties fo:background-color="transparent"/>
    </style:style>
    <style:style style:name="P7" style:family="paragraph" style:parent-style-name="Standard" style:list-style-name="L1">
      <style:text-properties fo:background-color="transparent"/>
    </style:style>
    <style:style style:name="P8" style:family="paragraph" style:parent-style-name="Standard" style:list-style-name="L2">
      <style:text-properties fo:background-color="transparent"/>
    </style:style>
    <style:style style:name="P9" style:family="paragraph" style:parent-style-name="Standard" style:list-style-name="L3">
      <style:text-properties fo:background-color="transparent"/>
    </style:style>
    <style:style style:name="P10" style:family="paragraph" style:parent-style-name="Standard" style:list-style-name="WW8Num7">
      <style:text-properties fo:background-color="transparent"/>
    </style:style>
    <style:style style:name="P11" style:family="paragraph" style:parent-style-name="Standard" style:list-style-name="WW8Num6">
      <style:text-properties fo:background-color="transparent"/>
    </style:style>
    <style:style style:name="P12" style:family="paragraph" style:parent-style-name="Standard" style:list-style-name="L6">
      <style:text-properties fo:background-color="transparent"/>
    </style:style>
    <style:style style:name="P13" style:family="paragraph" style:parent-style-name="Standard" style:list-style-name="L7">
      <style:text-properties fo:background-color="transparent"/>
    </style:style>
    <style:style style:name="P14" style:family="paragraph" style:parent-style-name="Standard" style:list-style-name="WW8Num3">
      <style:text-properties fo:background-color="transparent"/>
    </style:style>
    <style:style style:name="P15" style:family="paragraph" style:parent-style-name="Standard" style:list-style-name="WW8Num4">
      <style:text-properties fo:background-color="transparent"/>
    </style:style>
    <style:style style:name="P16" style:family="paragraph" style:parent-style-name="Standard" style:list-style-name="L1">
      <style:paragraph-properties fo:orphans="2" fo:widows="2" style:writing-mode="lr-tb">
        <style:tab-stops>
          <style:tab-stop style:position="0.75in"/>
        </style:tab-stops>
      </style:paragraph-properties>
      <style:text-properties fo:background-color="transparent"/>
    </style:style>
    <style:style style:name="P17" style:family="paragraph" style:parent-style-name="Heading_20_1">
      <style:text-properties fo:background-color="transparent"/>
    </style:style>
    <style:style style:name="P18" style:family="paragraph" style:parent-style-name="Heading_20_1" style:master-page-name="Standard">
      <style:paragraph-properties fo:margin-top="0.3335in" fo:margin-bottom="0in" style:page-number="auto"/>
      <style:text-properties fo:background-color="transparen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fo:background-color="transparent"/>
    </style:style>
    <style:style style:name="P21" style:family="paragraph" style:parent-style-name="List_20_Paragraph" style:list-style-name="WW8Num15">
      <style:text-properties fo:background-color="transparent"/>
    </style:style>
    <style:style style:name="P22" style:family="paragraph" style:parent-style-name="List_20_Paragraph" style:list-style-name="L3">
      <style:text-properties fo:background-color="transparent"/>
    </style:style>
    <style:style style:name="P23" style:family="paragraph" style:parent-style-name="List_20_Paragraph" style:list-style-name="L4">
      <style:text-properties fo:background-color="transparent"/>
    </style:style>
    <style:style style:name="P24" style:family="paragraph" style:parent-style-name="List_20_Paragraph" style:list-style-name="L5">
      <style:text-properties fo:background-color="transparent"/>
    </style:style>
    <style:style style:name="P25" style:family="paragraph" style:parent-style-name="List_20_Paragraph" style:list-style-name="WW8Num15">
      <style:paragraph-properties fo:orphans="2" fo:widows="2" style:writing-mode="lr-tb"/>
      <style:text-properties fo:background-color="transparent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in" fo:margin-right="0in" fo:margin-top="0in" fo:margin-bottom="0in" fo:line-height="100%" fo:text-align="center" fo:text-indent="0in"/>
      <style:text-properties fo:color="#999999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fo:color="#ffffff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dash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Cyan_20_Gradient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1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een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solid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4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Cyan_20_Gradient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solid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6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Orange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Orange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9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201in" svg:stroke-color="#000000" draw:marker-start="Arrow" draw:marker-start-width="0.0598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5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3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5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6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5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201in" svg:stroke-color="#000000" draw:marker-start="" draw:marker-start-width="0.1398in" draw:marker-start-center="false" draw:marker-end="Arrow" draw:marker-end-width="0.0598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01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0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Orange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een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3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5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64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65" style:family="graphic">
      <style:graphic-properties draw:stroke="dash" draw:stroke-dash="Fine_20_Dashed_20__28_var_29_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66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6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solid" svg:stroke-width="0.0201in" svg:stroke-color="#000000" draw:marker-start="Arrow" draw:marker-start-width="0.0799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201in" svg:stroke-color="#000000" draw:marker-start="Arrow" draw:marker-start-width="0.0799in" draw:marker-start-center="false" draw:marker-end="" draw:marker-end-width="0.0799in" draw:marker-end-center="false" draw:fill="solid" draw:fill-color="#000000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92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9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0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22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23" style:family="graphic">
      <style:graphic-properties draw:stroke="dash" draw:stroke-dash="Fine_20_Dashed_20__28_var_29_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24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een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solid" svg:stroke-width="0.0201in" svg:stroke-color="#000000" draw:marker-start="" draw:marker-start-width="0.1398in" draw:marker-start-center="false" draw:marker-end="" draw:marker-end-width="0.13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52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5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7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85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86" style:family="graphic">
      <style:graphic-properties draw:stroke="solid" svg:stroke-width="0.0201in" svg:stroke-color="#000000" draw:marker-start="Arrow" draw:marker-start-width="0.0598in" draw:marker-start-center="false" draw:marker-end="" draw:marker-end-width="0.0799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87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8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3402in" fo:min-width="1.8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solid" svg:stroke-width="0.0201in" svg:stroke-color="#000000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59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solid" svg:stroke-width="0.0201in" svg:stroke-color="#000000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14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30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47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5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solid" svg:stroke-width="0.0201in" svg:stroke-color="#000000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63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64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65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79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96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97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02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solid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Fine_20_Dashed_20__28_var_29_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49" style:family="graphic">
      <style:graphic-properties draw:stroke="solid" svg:stroke-width="0.0201in" svg:stroke-color="#999999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0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1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2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3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4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5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6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7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8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59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0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1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2" style:family="graphic">
      <style:graphic-properties draw:stroke="solid" svg:stroke-width="0.0201in" svg:stroke-color="#999999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3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4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5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6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7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8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69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0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1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2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3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4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5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6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7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8" style:family="graphic">
      <style:graphic-properties draw:stroke="solid" svg:stroke-width="0.0201in" svg:stroke-color="#999999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79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0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1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2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3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4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5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6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7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8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89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0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1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2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3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4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5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6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7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8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99" style:family="graphic">
      <style:graphic-properties draw:stroke="none" svg:stroke-width="0.0201in" svg:stroke-color="#999999" draw:marker-start="" draw:marker-start-width="0.1398in" draw:marker-start-center="false" draw:marker-end="Arrow" draw:marker-end-width="0.0598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00" style:family="graphic">
      <style:graphic-properties draw:stroke="solid" svg:stroke-width="0.0201in" svg:stroke-color="#999999" draw:marker-start="Arrow" draw:marker-start-width="0.0598in" draw:marker-start-center="false" draw:marker-end="" draw:marker-end-width="0.13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01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>
      <style:graphic-properties draw:stroke="solid" svg:stroke-width="0.0201in" svg:stroke-color="#999999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07" style:family="graphic">
      <style:graphic-properties draw:stroke="solid" svg:stroke-width="0.0201in" svg:stroke-color="#999999" draw:marker-start="Arrow" draw:marker-start-width="0.0598in" draw:marker-start-center="false" draw:marker-end="" draw:marker-end-width="0.13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08" style:family="graphic">
      <style:graphic-properties draw:stroke="solid" svg:stroke-width="0.0201in" svg:stroke-color="#999999" draw:marker-start="Arrow" draw:marker-start-width="0.0598in" draw:marker-start-center="false" draw:marker-end="" draw:marker-end-width="0.13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09" style:family="graphic">
      <style:graphic-properties draw:stroke="dash" draw:stroke-dash="Line_20_Style_20_9" svg:stroke-width="0.0201in" svg:stroke-color="#808080" draw:marker-start="" draw:marker-start-width="0.1083in" draw:marker-start-center="false" draw:marker-end="" draw:marker-end-width="0.1083in" draw:marker-end-center="false" draw:fill="gradient" draw:fill-color="#cfe7f5" draw:fill-gradient-name="Orange_20_Gradient_20_1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Line_20_Style_20_9" svg:stroke-width="0.0201in" svg:stroke-color="#808080" draw:marker-start="" draw:marker-start-width="0.1083in" draw:marker-start-center="false" draw:marker-end="" draw:marker-end-width="0.1083in" draw:marker-end-center="false" draw:fill="solid" draw:fill-color="#999999" draw:textarea-horizontal-align="center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5" style:family="graphic">
      <style:graphic-properties draw:stroke="solid" svg:stroke-width="0.0201in" svg:stroke-color="#000000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6" style:family="graphic">
      <style:graphic-properties draw:stroke="solid" svg:stroke-width="0.0201in" svg:stroke-color="#999999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2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1.5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ay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Cyan_20_Gradient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Green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Orange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1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2.6008in" fo:min-width="3.9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5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Blue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6" style:family="graphic">
      <style:graphic-properties draw:stroke="solid" svg:stroke-width="0.0201in" svg:stroke-color="#000000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27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gradient" draw:fill-color="#cfe7f5" draw:fill-gradient-name="Gray_20_Gradient_20_2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6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7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8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9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0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1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2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3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4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5" style:family="graphic">
      <style:graphic-properties draw:stroke="none" svg:stroke-width="0in" svg:stroke-color="#cccccc" draw:marker-start="" draw:marker-start-width="0.0783in" draw:marker-start-center="false" draw:marker-end="" draw:marker-end-width="0.0783in" draw:marker-end-center="false" draw:fill="solid" draw:fill-color="#999999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6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57" style:family="graphic">
      <style:graphic-properties draw:stroke="solid" svg:stroke-width="0.0201in" svg:stroke-color="#999999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58" style:family="graphic">
      <style:graphic-properties draw:stroke="solid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59" style:family="graphic">
      <style:graphic-properties draw:stroke="solid" draw:stroke-dash="Fine_20_Dashed_20__28_var_29_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6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8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gradient" draw:fill-color="#cfe7f5" draw:fill-gradient-name="Orange_20_Gradient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4" style:family="graphic">
      <style:graphic-properties draw:stroke="solid" svg:stroke-width="0.0201in" svg:stroke-color="#000000" draw:marker-start="" draw:marker-start-width="0.13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7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6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left" draw:textarea-vertical-align="middle" draw:auto-grow-height="true" draw:auto-grow-width="true" fo:min-height="0.1535in" fo:min-width="0.7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4" style:family="graphic">
      <style:graphic-properties draw:stroke="solid" svg:stroke-width="0.0201in" svg:stroke-color="#000000" draw:marker-start="Arrow" draw:marker-start-width="0.0598in" draw:marker-start-center="false" draw:marker-end="Arrow" draw:marker-end-width="0.0598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95" style:family="graphic">
      <style:graphic-properties draw:stroke="dash" draw:stroke-dash="Fine_20_Dashed_20__28_var_29_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96" style:family="graphic">
      <style:graphic-properties draw:stroke="dash" draw:stroke-dash="Fine_20_Dashed_20__28_var_29_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97" style:family="graphic">
      <style:graphic-properties draw:stroke="dash" draw:stroke-dash="Fine_20_Dashed_20__28_var_29_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01291882376168796" text:style-name="Outline">
        <text:list-item>
          <text:h text:style-name="P18" text:outline-level="1">Chipkit 3D<text:bookmark text:name="_GoBack"/>P</text:h>
        </text:list-item>
        <text:list-item>
          <text:h text:style-name="P17" text:outline-level="1">Overview</text:h>
        </text:list-item>
      </text:list>
      <text:p text:style-name="P3"/>
      <text:p text:style-name="P1">The purpose of the Chipkit 3DP is to provide a high performance motion control system based on Microchip components, and targeting low- to medium-power CNC applications such as 3D Printers, Pick &amp; Place, Pen Plotters, Laser Cutters, hobby-grade Milling Machines and Foam Cutters.</text:p>
      <text:p text:style-name="P1">Key features include:</text:p>
      <text:list xml:id="list906688550566072992" text:style-name="WW8Num5">
        <text:list-item>
          <text:p text:style-name="P5">Precise real time motion planning and stepper control using true floating point math;</text:p>
        </text:list-item>
        <text:list-item>
          <text:p text:style-name="P5">High performance MCU with hardware FPU (PIC32MZ2048EF);</text:p>
        </text:list-item>
        <text:list-item>
          <text:p text:style-name="P5">Low cost (&lt;$99);</text:p>
        </text:list-item>
        <text:list-item>
          <text:p text:style-name="P5">Onboard support for standard 3D Printer configuration (5 steppers + 2 hot ends + heated bed + PWM-controlled fans);</text:p>
        </text:list-item>
        <text:list-item>
          <text:p text:style-name="P5">Connectivity including USB Device (PC), Ethernet, USB Host (MSD support), onboard microSD card, optional WiFi;</text:p>
        </text:list-item>
        <text:list-item>
          <text:p text:style-name="P5">Expansion bus for added functionality and distributed peripherals;</text:p>
        </text:list-item>
        <text:list-item>
          <text:p text:style-name="P5">Support for legacy RepRap LCD interface and hi-res TFT w/touch screen.</text:p>
        </text:list-item>
      </text:list>
      <text:p text:style-name="P1"/>
      <text:p text:style-name="P1"><draw:g text:anchor-type="paragraph" draw:z-index="0" draw:style-name="gr1"><draw:g draw:style-name="gr2"><draw:path draw:style-name="gr3" draw:text-style-name="P26" svg:width="1.4933in" svg:height="1.4028in" svg:x="3.2972in" svg:y="1.3445in" svg:viewBox="0 0 3794 3564" svg:d="M0 3564c0-1188 0-2376 0-3564 1265 0 2529 0 3794 0 0 1188 0 2376 0 3564-1265 0-2529 0-3794 0z"><text:p/></draw:path><draw:path draw:style-name="gr4" draw:text-style-name="P26" svg:width="0.1059in" svg:height="0.1299in" svg:x="3.4945in" svg:y="1.9772in" svg:viewBox="0 0 270 331" svg:d="M0 331v-331h133c23 0 42 1 54 3 17 3 32 8 44 16 12 7 21 17 28 32 7 14 11 29 11 44 0 28-10 53-29 72-19 20-54 29-104 29h-90v135zM47 157h91c30 0 52-5 65-16 13-10 19-25 19-44 0-14-4-26-11-35-8-11-18-17-30-20-8-2-23-3-44-3h-90z"><text:p/></draw:path><draw:path draw:style-name="gr4" draw:text-style-name="P26" svg:width="0.0181in" svg:height="0.1299in" svg:x="3.6272in" svg:y="1.9772in" svg:viewBox="0 0 47 331" svg:d="M0 331c0-110 0-221 0-331 16 0 31 0 47 0 0 110 0 221 0 331-16 0-31 0-47 0z"><text:p/></draw:path><draw:path draw:style-name="gr4" draw:text-style-name="P26" svg:width="0.122in" svg:height="0.1343in" svg:x="3.674in" svg:y="1.9756in" svg:viewBox="0 0 311 342" svg:d="M264 221l47 11c-10 36-27 64-53 82-25 19-56 28-93 28-38 0-68-7-92-21-24-15-42-36-54-64-13-27-19-57-19-89 0-34 7-64 21-89 14-27 34-45 60-59 26-13 53-20 85-20 35 0 65 8 89 25s41 40 50 71l-46 11c-8-25-20-42-36-53-15-11-35-17-58-17-28 0-50 7-67 19-19 12-32 28-39 49-7 20-11 42-11 63 0 28 4 54 13 74 9 21 22 37 41 47 17 10 37 16 59 16 26 0 48-8 66-22s31-34 37-62z"><text:p/></draw:path><draw:path draw:style-name="gr4" draw:text-style-name="P26" svg:width="0.0906in" svg:height="0.1327in" svg:x="3.8118in" svg:y="1.9772in" svg:viewBox="0 0 231 338" svg:d="M0 245l45-6c5 23 13 40 25 50s26 15 44 15c19 0 37-7 50-20 14-13 21-30 21-48 0-19-6-35-19-46-13-12-30-19-50-19-7 0-17 2-29 5l5-36c3 0 5 0 7 0 16 0 32-3 47-13 14-9 21-23 21-42 0-15-5-27-16-36-11-11-24-15-40-15-17 0-31 4-42 15-11 10-18 25-21 45l-45-8c5-27 17-49 36-64s42-22 70-22c19 0 37 4 53 11 16 9 28 19 37 32 9 14 13 28 13 43 0 14-4 27-12 39-8 13-21 22-37 28 21 5 38 14 50 28 12 15 18 32 18 54 0 28-11 53-34 73-22 19-51 30-84 30-31 0-57-9-78-26-20-17-32-40-35-67z"><text:p/></draw:path><draw:path draw:style-name="gr4" draw:text-style-name="P26" svg:width="0.0917in" svg:height="0.1303in" svg:x="3.9165in" svg:y="1.9772in" svg:viewBox="0 0 234 332" svg:d="M234 293v39h-234c0-9 1-20 5-28 6-15 16-30 29-44 13-15 32-32 57-50 37-29 63-53 77-71 14-16 21-33 21-48 0-16-6-30-19-40-12-12-28-17-48-17s-37 5-50 17c-12 13-19 29-19 50l-45-6c3-30 15-54 35-71 20-16 47-24 80-24 34 0 61 8 81 26s30 39 30 66c0 13-3 26-9 39-6 12-15 26-29 40s-36 34-67 58c-25 21-42 35-50 42-7 7-13 14-18 22z"><text:p/></draw:path><draw:path draw:style-name="gr4" draw:text-style-name="P26" svg:width="0.1319in" svg:height="0.1299in" svg:x="4.0339in" svg:y="1.9772in" svg:viewBox="0 0 336 331" svg:d="M0 331v-331h70l83 234c7 22 13 38 17 49 4-12 10-29 19-53l86-230h61v331h-45v-277l-104 277h-41l-101-280v280z"><text:p/></draw:path><draw:path draw:style-name="gr4" draw:text-style-name="P26" svg:width="0.1094in" svg:height="0.1299in" svg:x="4.1839in" svg:y="1.9772in" svg:viewBox="0 0 279 331" svg:d="M0 331v-41l181-210c13-15 25-29 37-41h-197v-39h252v39l-199 229-20 24h225v39z"><text:p/></draw:path><draw:path draw:style-name="gr4" draw:text-style-name="P26" svg:width="0.0524in" svg:height="0.0157in" svg:x="4.3035in" svg:y="2.0531in" svg:viewBox="0 0 134 41" svg:d="M0 41c0-14 0-27 0-41 45 0 90 0 134 0 0 14 0 27 0 41-44 0-89 0-134 0z"><text:p/></draw:path><draw:path draw:style-name="gr4" draw:text-style-name="P26" svg:width="0.1028in" svg:height="0.1299in" svg:x="4.3783in" svg:y="1.9772in" svg:viewBox="0 0 262 331" svg:d="M0 331c0-110 0-221 0-331 85 0 169 0 254 0 0 13 0 26 0 39-69 0-139 0-207 0 0 34 0 68 0 101 65 0 129 0 194 0 0 13 0 27 0 40-65 0-129 0-194 0 0 37 0 74 0 112 71 0 143 0 215 0 0 13 0 26 0 39-88 0-174 0-262 0z"><text:p/></draw:path><draw:path draw:style-name="gr4" draw:text-style-name="P26" svg:width="0.0929in" svg:height="0.1299in" svg:x="4.5075in" svg:y="1.9772in" svg:viewBox="0 0 237 331" svg:d="M0 331c0-110 0-221 0-331 79 0 158 0 237 0 0 13 0 26 0 39-64 0-126 0-190 0 0 34 0 69 0 102 55 0 109 0 164 0 0 13 0 26 0 40-55 0-109 0-164 0 0 50 0 100 0 150-16 0-31 0-47 0z"><text:p/></draw:path></draw:g><draw:g draw:style-name="gr2"><draw:path draw:style-name="gr3" draw:text-style-name="P27" svg:width="0.9953in" svg:height="0.935in" svg:x="3.1732in" svg:y="3.5075in" svg:viewBox="0 0 2529 2376" svg:d="M0 2376c0-792 0-1584 0-2376 843 0 1686 0 2529 0 0 792 0 1584 0 2376-843 0-1686 0-2529 0z"><text:p/></draw:path><draw:path draw:style-name="gr4" draw:text-style-name="P27" svg:width="0.0937in" svg:height="0.115in" svg:x="3.3866in" svg:y="3.6528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417in" svg:height="0.1102in" svg:x="3.4933in" svg:y="3.6563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87in" svg:height="0.0843in" svg:x="3.5417in" svg:y="3.682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44in" svg:height="0.1134in" svg:x="3.6402in" svg:y="3.6827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44in" svg:height="0.1134in" svg:x="3.7327in" svg:y="3.6827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87in" svg:height="0.0843in" svg:x="3.8209in" svg:y="3.682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3.9181in" svg:y="3.6827in" svg:viewBox="0 0 118 210" svg:d="M0 210v-205h32v31c9-15 17-25 24-29 7-5 15-7 24-7 13 0 26 4 38 11l-12 32c-9-5-18-7-27-7-8 0-15 1-22 6-6 5-11 11-14 20-4 12-6 26-6 40v108z"><text:p/></draw:path><draw:path draw:style-name="gr4" draw:text-style-name="P27" svg:width="0.0972in" svg:height="0.111in" svg:x="3.4642in" svg:y="3.8295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4" draw:text-style-name="P27" svg:width="0.0461in" svg:height="0.0823in" svg:x="3.5815in" svg:y="3.8583in" svg:viewBox="0 0 118 210" svg:d="M0 210v-205h32v31c9-15 17-25 24-29 7-5 15-7 24-7 13 0 26 4 38 11l-12 32c-9-5-18-7-27-7-8 0-15 1-22 6-6 5-11 11-14 20-4 12-6 26-6 40v108z"><text:p/></draw:path><draw:path draw:style-name="gr4" draw:text-style-name="P27" svg:width="0.0142in" svg:height="0.111in" svg:x="3.637in" svg:y="3.8295in" svg:viewBox="0 0 37 283" svg:d="M0 39c0-13 0-26 0-39 12 0 25 0 37 0 0 13 0 26 0 39-12 0-25 0-37 0zM0 283c0-68 0-137 0-205 12 0 25 0 37 0 0 68 0 137 0 205-12 0-25 0-37 0z"><text:p/></draw:path><draw:path draw:style-name="gr4" draw:text-style-name="P27" svg:width="0.0783in" svg:height="0.0807in" svg:x="3.6642in" svg:y="3.8591in" svg:viewBox="0 0 200 206" svg:d="M82 206l-82-206h39l47 123c6 14 10 28 15 42 3-12 7-24 13-40l47-125h39l-80 206z"><text:p/></draw:path><draw:path draw:style-name="gr4" draw:text-style-name="P27" svg:width="0.0787in" svg:height="0.0843in" svg:x="3.7492in" svg:y="3.8583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3.8469in" svg:y="3.8583in" svg:viewBox="0 0 118 210" svg:d="M0 210v-205h32v31c9-15 17-25 24-29 7-5 15-7 24-7 13 0 26 4 38 11l-12 32c-9-5-18-7-27-7-8 0-15 1-22 6-6 5-11 11-14 20-4 12-6 26-6 40v108z"><text:p/></draw:path><draw:path draw:style-name="gr4" draw:text-style-name="P27" svg:width="0.1102in" svg:height="0.111in" svg:x="3.4291in" svg:y="4.0035in" svg:viewBox="0 0 281 283" svg:d="M0 283l115-283h44l122 283h-46l-35-86h-125l-33 86zM87 167h101l-30-78c-10-24-18-44-22-59-4 18-10 36-17 54z"><text:p/></draw:path><draw:path draw:style-name="gr4" draw:text-style-name="P27" svg:width="0.0823in" svg:height="0.111in" svg:x="3.5429in" svg:y="4.0035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" draw:text-style-name="P27" svg:width="0.0772in" svg:height="0.1134in" svg:x="3.6409in" svg:y="4.0035in" svg:viewBox="0 0 197 289" svg:d="M5 219l36-3c3 15 9 26 17 34 9 6 19 10 33 10 11 0 21-3 28-7 9-5 16-12 21-20 6-8 10-19 14-33 3-14 5-28 5-42 0-2 0-5 0-7-7 11-17 20-30 27-13 6-26 10-40 10-25 0-46-8-63-25s-26-40-26-68c0-29 9-51 27-69s41-26 68-26c19 0 36 5 52 15 17 9 29 24 37 42 9 19 13 45 13 80 0 36-4 65-13 87-8 21-20 37-37 48-16 11-35 17-57 17-24 0-43-6-58-19-15-12-24-29-27-51zM156 94c0-20-6-36-17-47-11-12-24-18-40-18-17 0-31 7-43 19-12 13-18 29-18 48 0 18 6 33 17 44 12 12 26 17 43 17s30-5 41-17c11-11 17-27 17-46z"><text:p/></draw:path><draw:path draw:style-name="gr4" draw:text-style-name="P27" svg:width="0.0776in" svg:height="0.1134in" svg:x="3.7327in" svg:y="4.0035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4" draw:text-style-name="P27" svg:width="0.0776in" svg:height="0.1134in" svg:x="3.8264in" svg:y="4.0035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4" draw:text-style-name="P27" svg:width="0.0795in" svg:height="0.0807in" svg:x="3.5854in" svg:y="4.2091in" svg:viewBox="0 0 203 206" svg:d="M0 206l80-106-75-100h45l35 50c7 9 12 16 16 22 6-8 12-17 16-23l37-49h45l-75 100 79 106h-45l-44-64-11-14-58 78z"><text:p/></draw:path><draw:path draw:style-name="gr4" draw:text-style-name="P27" svg:width="0.078in" svg:height="0.1114in" svg:x="3.6724in" svg:y="4.1799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5" draw:text-style-name="P28" svg:width="0.124in" svg:height="0.7594in" svg:x="3.6709in" svg:y="2.7472in" svg:viewBox="0 0 316 1930" svg:d="M0 1930c106-644 210-1286 316-1930"><text:p/></draw:path><draw:path draw:style-name="gr6" draw:text-style-name="P28" svg:width="0.0815in" svg:height="0.0709in" svg:x="3.5965in" svg:y="3.2787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draw:path draw:style-name="gr6" draw:text-style-name="P28" svg:width="0.0811in" svg:height="0.0661in" svg:x="3.6091in" svg:y="3.2031in" svg:viewBox="0 0 207 169" svg:d="M141 31l11-24c21 8 36 20 45 35s12 33 9 52c-3 21-10 37-21 48s-25 20-43 24-36 4-54 2c-21-3-38-9-52-19s-24-22-30-37-7-31-5-47c3-18 11-33 23-44 13-12 29-18 48-21l2 26c-15 2-26 7-34 14-8 8-13 17-15 30-3 14-1 26 5 38 5 10 14 18 25 24 12 6 24 9 37 11 16 2 31 2 44-1s24-8 31-18c8-9 13-19 15-30 2-14 0-27-7-38s-18-20-34-25z"><text:p/></draw:path><draw:path draw:style-name="gr6" draw:text-style-name="P28" svg:width="0.026in" svg:height="0.013in" svg:x="3.6854in" svg:y="3.185in" svg:viewBox="0 0 67 34" svg:d="M28 30l-28-4 4-26 28 4c10 2 18 4 23 8 6 5 10 10 12 18l-11 4c-1-5-4-8-8-11-4-2-10-4-18-6z"><text:p/></draw:path><draw:path draw:style-name="gr6" draw:text-style-name="P28" svg:width="0.0811in" svg:height="0.0693in" svg:x="3.6315in" svg:y="3.0669in" svg:viewBox="0 0 207 177" svg:d="M125 85l-24-4 13-78 74 11c8 13 14 27 17 40 3 14 4 27 1 41-3 18-9 34-20 48s-25 24-42 28c-17 6-35 8-55 5-19-3-37-9-52-20-15-10-25-22-31-38-6-15-7-32-4-51 2-13 6-25 13-35 6-10 14-18 22-23 10-4 22-8 36-9l2 24c-10 1-18 3-25 7-6 4-12 8-16 16-4 6-7 15-9 24-2 11-1 22 1 30s6 16 10 22c5 6 11 11 18 15 11 6 24 10 38 13 18 1 33 1 46-3 12-4 23-10 30-21 8-10 12-21 14-33 2-11 2-22-1-32-3-11-6-19-10-26l-37-4z"><text:p/></draw:path><draw:path draw:style-name="gr6" draw:text-style-name="P28" svg:width="0.0795in" svg:height="0.0634in" svg:x="3.6409in" svg:y="2.9945in" svg:viewBox="0 0 203 162" svg:d="M199 162l-199-29 11-69c2-13 5-22 7-28 3-9 7-16 13-22 6-5 13-9 22-11 9-3 18-4 28-2 17 2 30 9 40 21s13 30 8 56l-7 47 81 12zM99 122l8-48c2-15 1-27-4-35-6-7-14-12-25-13-9-2-16-1-23 3-6 3-11 8-14 13-2 4-4 11-5 23l-8 46z"><text:p/></draw:path><draw:path draw:style-name="gr6" draw:text-style-name="P28" svg:width="0.0795in" svg:height="0.0205in" svg:x="3.6524in" svg:y="2.9677in" svg:viewBox="0 0 203 53" svg:d="M199 53c-67-9-132-18-199-28 1-8 3-17 4-25 67 9 132 19 199 29-2 8-3 16-4 24z"><text:p/></draw:path><draw:path draw:style-name="gr6" draw:text-style-name="P28" svg:width="0.0815in" svg:height="0.0709in" svg:x="3.6606in" svg:y="2.8874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/draw:g><draw:g draw:style-name="gr2"><draw:path draw:style-name="gr3" draw:text-style-name="P27" svg:width="0.8705in" svg:height="0.5843in" svg:x="1.9287in" svg:y="3.0988in" svg:viewBox="0 0 2212 1485" svg:d="M0 1485c0-495 0-990 0-1485 738 0 1475 0 2212 0 0 495 0 990 0 1485-737 0-1474 0-2212 0z"><text:p/></draw:path><draw:path draw:style-name="gr4" draw:text-style-name="P27" svg:width="0.1161in" svg:height="0.0823in" svg:x="2.0563in" svg:y="3.3614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4" draw:text-style-name="P27" svg:width="0.0142in" svg:height="0.111in" svg:x="2.1965in" svg:y="3.3327in" svg:viewBox="0 0 37 283" svg:d="M0 39c0-13 0-26 0-39 12 0 25 0 37 0 0 13 0 26 0 39-12 0-25 0-37 0zM0 283c0-68 0-137 0-205 12 0 25 0 37 0 0 68 0 137 0 205-12 0-25 0-37 0z"><text:p/></draw:path><draw:path draw:style-name="gr4" draw:text-style-name="P27" svg:width="0.0748in" svg:height="0.0843in" svg:x="2.2283in" svg:y="3.3614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461in" svg:height="0.0823in" svg:x="2.315in" svg:y="3.3614in" svg:viewBox="0 0 118 210" svg:d="M0 210v-205h32v31c9-15 17-25 24-29 7-5 15-7 24-7 13 0 26 4 38 11l-12 32c-9-5-18-7-27-7-8 0-15 1-22 6-6 5-11 11-14 20-4 12-6 26-6 40v108z"><text:p/></draw:path><draw:path draw:style-name="gr4" draw:text-style-name="P27" svg:width="0.0795in" svg:height="0.0843in" svg:x="2.3646in" svg:y="3.361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937in" svg:height="0.115in" svg:x="2.4591in" svg:y="3.3299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972in" svg:height="0.111in" svg:x="2.5764in" svg:y="3.3327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/draw:g><draw:g draw:style-name="gr2"><draw:path draw:style-name="gr7" draw:text-style-name="P28" svg:width="0.4976in" svg:height="0.3504in" svg:x="2.8in" svg:y="2.7472in" svg:viewBox="0 0 1265 891" svg:d="M0 891c421-297 843-594 1265-891"><text:p/></draw:path><draw:path draw:style-name="gr8" draw:text-style-name="P28" svg:width="0.0772in" svg:height="0.0752in" svg:x="2.9291in" svg:y="2.8677in" svg:viewBox="0 0 197 192" svg:d="M54 167l19-15c7 6 14 11 21 14 8 2 16 3 26 0 10-2 19-6 28-12 8-6 13-13 17-19 5-7 7-12 7-19-1-5-3-11-6-16-4-4-8-7-13-9-6-1-13-1-21 1-6 2-17 5-34 12s-30 11-38 12c-11 2-21 1-29-2s-15-7-21-14c-6-8-9-17-10-26-1-10 2-20 8-30 6-9 15-18 26-25 11-9 23-14 35-17s23-3 34 1c10 4 19 9 27 19l-21 16c-9-9-18-14-28-14-9 0-20 3-32 12-13 9-20 17-22 26-2 8-1 16 4 21 4 6 10 9 17 10 6 1 20-3 39-11 20-9 34-14 43-15 13-3 24-3 32 0 10 3 18 9 24 16 7 9 10 18 11 28 1 11-2 21-8 31-6 12-15 20-26 28-14 11-27 17-40 20-14 3-26 2-38-2-12-5-23-11-31-21z"><text:p/></draw:path><draw:path draw:style-name="gr8" draw:text-style-name="P28" svg:width="0.0661in" svg:height="0.0846in" svg:x="2.9811in" svg:y="2.8232in" svg:viewBox="0 0 169 216" svg:d="M120 216l-120-151 60-43c11-7 19-13 26-15 8-4 17-7 25-7 7 0 15 2 23 6 9 3 16 9 22 17 10 13 14 27 13 42s-13 29-36 45l-39 29 48 61zM79 122l40-29c14-10 21-19 23-28s0-17-7-27c-5-5-11-10-18-12-6-2-13-2-20 0-4 2-11 6-20 12l-41 29z"><text:p/></draw:path><draw:path draw:style-name="gr8" draw:text-style-name="P28" svg:width="0.0555in" svg:height="0.0654in" svg:x="3.0413in" svg:y="2.8004in" svg:viewBox="0 0 142 167" svg:d="M120 167c-39-51-80-102-120-152 7-5 14-10 22-15 40 51 80 101 120 152-7 4-15 9-22 15z"><text:p/></draw:path></draw:g><draw:g draw:style-name="gr2"><draw:path draw:style-name="gr7" draw:text-style-name="P28" svg:width="0.8087in" svg:height="0.1752in" svg:x="2.489in" svg:y="2.3386in" svg:viewBox="0 0 2055 446" svg:d="M0 446c685-149 1370-297 2055-446"><text:p/></draw:path><draw:path draw:style-name="gr8" draw:text-style-name="P28" svg:width="0.0846in" svg:height="0.0811in" svg:x="2.765in" svg:y="2.3445in" svg:viewBox="0 0 216 207" svg:d="M45 207l-45-184 87-19c18-4 30-5 40-3 10 1 19 6 26 12 8 8 13 16 15 26 3 13 2 26-5 36-7 11-19 19-38 26 8 2 14 4 18 7 9 4 18 11 27 19l46 43-31 7-36-33c-10-9-18-17-25-21-6-5-10-8-15-10-4-2-9-3-13-3-3 0-8 1-14 3l-30 7 20 81zM46 97l56-12c12-2 20-5 26-9s10-9 13-14c2-6 2-11 1-18-2-8-7-15-16-19-8-3-18-4-33-1l-62 13z"><text:p/></draw:path><draw:path draw:style-name="gr8" draw:text-style-name="P28" svg:width="0.0917in" svg:height="0.0882in" svg:x="2.8413in" svg:y="2.3209in" svg:viewBox="0 0 234 225" svg:d="M45 225l-45-184 40-8 78 119c7 12 12 20 16 26 1-8 2-18 3-32l17-139 35-7 45 184-26 6-38-154-20 166-23 6-94-144 39 156z"><text:p/></draw:path><draw:path draw:style-name="gr8" draw:text-style-name="P28" svg:width="0.028in" svg:height="0.0744in" svg:x="2.9319in" svg:y="2.3154in" svg:viewBox="0 0 72 190" svg:d="M45 190c-15-62-30-123-45-184 9-2 18-4 26-6 15 62 31 123 46 184-9 2-18 4-27 6z"><text:p/></draw:path><draw:path draw:style-name="gr8" draw:text-style-name="P28" svg:width="0.028in" svg:height="0.0744in" svg:x="2.9626in" svg:y="2.3087in" svg:viewBox="0 0 72 190" svg:d="M45 190c-15-62-30-123-45-184 9-2 18-4 26-6 15 62 31 123 46 184-9 2-18 4-27 6z"><text:p/></draw:path></draw:g><draw:g draw:style-name="gr2"><draw:path draw:style-name="gr3" draw:text-style-name="P27" svg:width="0.9331in" svg:height="0.6425in" svg:x="1.5555in" svg:y="2.2209in" svg:viewBox="0 0 2371 1633" svg:d="M0 1633c0-544 0-1089 0-1633 791 0 1580 0 2371 0 0 544 0 1089 0 1633-791 0-1580 0-2371 0z"><text:p/></draw:path><draw:path draw:style-name="gr4" draw:text-style-name="P27" svg:width="0.0902in" svg:height="0.111in" svg:x="1.8654in" svg:y="2.3972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4" draw:text-style-name="P27" svg:width="0.0925in" svg:height="0.111in" svg:x="1.9768in" svg:y="2.39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1087in" svg:height="0.111in" svg:x="2.0827in" svg:y="2.3972in" svg:viewBox="0 0 277 283" svg:d="M116 283v-119l-116-164h48l60 86c10 16 20 32 30 48 9-15 20-32 33-51l59-83h47l-121 164v119z"><text:p/></draw:path><draw:path draw:style-name="gr4" draw:text-style-name="P27" svg:width="0.0736in" svg:height="0.111in" svg:x="1.687in" svg:y="2.572in" svg:viewBox="0 0 188 283" svg:d="M0 283c0-94 0-189 0-283 13 0 27 0 40 0 0 83 0 167 0 250 50 0 98 0 148 0 0 11 0 22 0 33-63 0-125 0-188 0z"><text:p/></draw:path><draw:path draw:style-name="gr4" draw:text-style-name="P27" svg:width="0.1102in" svg:height="0.111in" svg:x="1.7673in" svg:y="2.572in" svg:viewBox="0 0 281 283" svg:d="M0 283l115-283h44l122 283h-46l-35-86h-125l-33 86zM87 167h101l-30-78c-10-24-18-44-22-59-4 18-10 36-17 54z"><text:p/></draw:path><draw:path draw:style-name="gr4" draw:text-style-name="P27" svg:width="0.0933in" svg:height="0.111in" svg:x="1.8913in" svg:y="2.572in" svg:viewBox="0 0 238 283" svg:d="M0 283c0-94 0-189 0-283 14 0 27 0 41 0 53 74 106 149 159 223 0-74 0-149 0-223 13 0 25 0 38 0 0 94 0 189 0 283-14 0-27 0-41 0-53-73-106-148-159-222 0 74 0 149 0 222-13 0-25 0-38 0z"><text:p/></draw:path><draw:path draw:style-name="gr4" draw:text-style-name="P27" svg:width="0.0776in" svg:height="0.1134in" svg:x="2.0051in" svg:y="2.5709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4" draw:text-style-name="P27" svg:width="0.0764in" svg:height="0.1098in" svg:x="2.0992in" svg:y="2.5736in" svg:viewBox="0 0 195 280" svg:d="M0 34v-34h195v27c-19 20-39 45-58 77s-32 64-43 98c-7 23-12 50-14 78h-38c0-23 5-50 14-81 9-32 22-62 39-91 16-29 33-55 52-74z"><text:p/></draw:path><draw:path draw:style-name="gr4" draw:text-style-name="P27" svg:width="0.0783in" svg:height="0.1114in" svg:x="2.1886in" svg:y="2.5709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4" draw:text-style-name="P27" svg:width="0.0772in" svg:height="0.1134in" svg:x="2.2843in" svg:y="2.5709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3" draw:text-style-name="P27" svg:width="0.6839in" svg:height="0.6425in" svg:x="-0.0004in" svg:y="2.2209in" svg:viewBox="0 0 1738 1633" svg:d="M0 1633c0-544 0-1089 0-1633 579 0 1159 0 1738 0 0 544 0 1089 0 1633-579 0-1159 0-1738 0z"><text:p/></draw:path><draw:path draw:style-name="gr4" draw:text-style-name="P27" svg:width="0.1035in" svg:height="0.111in" svg:x="0.161in" svg:y="2.4846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4" draw:text-style-name="P27" svg:width="0.0642in" svg:height="0.113in" svg:x="0.272in" svg:y="2.4846in" svg:viewBox="0 0 164 288" svg:d="M0 203l36-5c1 22 5 37 13 44 7 9 18 12 31 12 10 0 18-1 25-6s12-10 15-18c3-7 4-19 4-35v-195h40v193c0 24-3 42-9 55s-16 23-28 30c-13 6-29 10-46 10-27 0-47-7-61-21s-21-36-20-64z"><text:p/></draw:path><draw:path draw:style-name="gr4" draw:text-style-name="P27" svg:width="0.0823in" svg:height="0.111in" svg:x="0.352in" svg:y="2.4846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" draw:text-style-name="P27" svg:width="0.078in" svg:height="0.1114in" svg:x="0.4504in" svg:y="2.4854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7" draw:text-style-name="P28" svg:width="0.8709in" svg:height="0in" svg:x="0.6843in" svg:y="2.5724in" svg:viewBox="0 0 2213 0" svg:d="M0 0c738 0 1476 0 2213 0"><text:p/></draw:path><draw:path draw:style-name="gr8" draw:text-style-name="P28" svg:width="0.0291in" svg:height="0.074in" svg:x="0.8244in" svg:y="2.4744in" svg:viewBox="0 0 75 189" svg:d="M75 189h-25v-147c-6 5-14 10-24 16-9 5-18 9-26 11v-21c14-7 26-14 37-23 10-8 18-17 22-25h16z"><text:p/></draw:path><draw:path draw:style-name="gr8" draw:text-style-name="P28" svg:width="0.0508in" svg:height="0.0752in" svg:x="0.8799in" svg:y="2.4744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8" draw:text-style-name="P28" svg:width="0.0508in" svg:height="0.0752in" svg:x="0.9409in" svg:y="2.4744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8" draw:text-style-name="P28" svg:width="0.0591in" svg:height="0.074in" svg:x="1.0055in" svg:y="2.4744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draw:path draw:style-name="gr8" draw:text-style-name="P28" svg:width="0.0524in" svg:height="0.0559in" svg:x="1.076in" svg:y="2.4937in" svg:viewBox="0 0 134 143" svg:d="M104 123c-9 8-18 13-27 15-8 3-17 5-27 5-16 0-28-4-37-11-9-8-13-17-13-28 0-7 2-12 5-18s7-10 13-14c5-3 11-6 18-7 4-1 12-2 22-3 20-3 34-6 44-9 0-2 0-5 0-5 0-10-2-17-7-21-6-5-16-7-29-7-11 0-20 2-26 5-5 4-9 11-12 20l-25-3c2-9 6-18 11-23 5-6 13-11 22-14 10-3 21-5 34-5 12 0 23 1 31 4 7 3 13 6 16 11 4 4 6 9 8 15 1 5 1 11 1 21v32c0 22 1 35 2 40 1 7 3 12 6 17h-24c-3-4-5-10-6-17zM102 71c-9 4-23 7-41 9-10 1-17 3-22 5-4 1-7 4-10 8-2 2-3 6-3 11s3 11 8 15 12 6 22 6c9 0 18-2 25-5 8-5 13-10 17-17 3-5 4-13 4-23z"><text:p/></draw:path><draw:path draw:style-name="gr8" draw:text-style-name="P28" svg:width="0.0465in" svg:height="0.0559in" svg:x="1.1374in" svg:y="2.4937in" svg:viewBox="0 0 119 143" svg:d="M0 98l25-3c1 10 5 17 11 22s15 7 26 7 20-1 25-6 8-9 8-16c0-5-3-9-8-12-4-2-12-5-25-9-18-3-30-7-37-10-7-4-13-7-16-13-4-6-6-12-6-19 0-5 1-11 4-17 3-5 7-9 13-13 3-2 9-4 15-6 7-2 14-3 21-3 12 0 22 2 30 5 9 2 15 7 20 13 4 5 6 12 8 21l-25 3c-1-7-4-13-9-17s-12-6-22-6c-11 0-18 2-23 5-5 4-7 8-7 12 0 3 1 6 3 9s5 5 9 6c2 1 9 3 21 6 17 5 29 8 36 11s13 7 17 12c3 5 5 12 5 20s-2 15-6 22c-5 6-12 12-21 16-9 3-19 5-30 5-19 0-33-4-43-11-10-8-16-19-19-34z"><text:p/></draw:path><draw:path draw:style-name="gr8" draw:text-style-name="P28" svg:width="0.0528in" svg:height="0.0559in" svg:x="1.1937in" svg:y="2.4937in" svg:viewBox="0 0 135 143" svg:d="M111 96l23 3c-4 14-11 24-21 33-11 7-26 11-43 11-21 0-38-6-51-19-13-12-19-29-19-51 0-23 6-41 19-54 13-12 30-19 50-19s36 7 47 19c13 12 19 30 19 52 0 2 0 4 0 7h-110c1 15 6 27 14 34 9 9 19 12 32 12 9 0 17-1 24-6s12-12 16-22zM26 59h85c-1-12-4-21-10-26-8-10-19-14-32-14-12 0-22 3-30 11-8 7-12 17-13 29z"><text:p/></draw:path><draw:path draw:style-name="gr8" draw:text-style-name="P28" svg:width="0.0299in" svg:height="0.0083in" svg:x="1.2547in" svg:y="2.5173in" svg:viewBox="0 0 77 22" svg:d="M0 22c0-7 0-15 0-22 26 0 51 0 77 0 0 7 0 15 0 22-26 0-51 0-77 0z"><text:p/></draw:path><draw:path draw:style-name="gr8" draw:text-style-name="P28" svg:width="0.0626in" svg:height="0.074in" svg:x="1.2902in" svg:y="2.4744in" svg:viewBox="0 0 160 189" svg:d="M67 189c0-55 0-111 0-167-22 0-45 0-67 0 0-7 0-15 0-22 54 0 107 0 160 0 0 7 0 15 0 22-22 0-45 0-66 0 0 56 0 112 0 167-9 0-18 0-27 0z"><text:p/></draw:path><draw:path draw:style-name="gr8" draw:text-style-name="P28" svg:width="0.0713in" svg:height="0.074in" svg:x="1.3559in" svg:y="2.4744in" svg:viewBox="0 0 182 189" svg:d="M0 189l77-98-69-91h33l36 49c8 10 13 17 16 22 5-6 10-14 16-21l38-50h31l-69 91 73 98h-33l-49-66c-3-4-5-8-7-11-4 5-7 10-9 11l-51 66z"><text:p/></draw:path></draw:g><draw:g draw:style-name="gr2"><draw:path draw:style-name="gr7" draw:text-style-name="P28" svg:width="0.8087in" svg:height="0in" svg:x="2.489in" svg:y="1.5787in" svg:viewBox="0 0 2055 0" svg:d="M0 0c685 0 1370 0 2055 0"><text:p/></draw:path><draw:path draw:style-name="gr8" draw:text-style-name="P28" svg:width="0.0614in" svg:height="0.074in" svg:x="2.6945in" svg:y="1.4799in" svg:viewBox="0 0 157 189" svg:d="M0 189c0-63 0-126 0-189 9 0 18 0 27 0 0 26 0 51 0 78 35 0 69 0 103 0 0-27 0-52 0-78 9 0 18 0 27 0 0 63 0 126 0 189-9 0-18 0-27 0 0-30 0-59 0-89-34 0-68 0-103 0 0 30 0 59 0 89-9 0-18 0-27 0z"><text:p/></draw:path><draw:path draw:style-name="gr8" draw:text-style-name="P28" svg:width="0.0622in" svg:height="0.0764in" svg:x="2.7709in" svg:y="1.4795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8" draw:text-style-name="P28" svg:width="0.0614in" svg:height="0.0752in" svg:x="2.8799in" svg:y="1.4799in" svg:viewBox="0 0 157 192" svg:d="M130 0h27v109c0 19-2 34-7 45-4 12-13 20-25 27-11 7-26 11-46 11-18 0-34-3-46-10-12-5-20-15-25-26s-8-27-8-47v-109h27v109c0 15 2 28 5 35 3 8 9 14 16 18 8 5 18 6 29 6 20 0 33-3 41-12 8-8 12-24 12-47z"><text:p/></draw:path><draw:path draw:style-name="gr8" draw:text-style-name="P28" svg:width="0.0622in" svg:height="0.0764in" svg:x="2.9563in" svg:y="1.4795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8" draw:text-style-name="P28" svg:width="0.0591in" svg:height="0.074in" svg:x="3.0346in" svg:y="1.4799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/draw:g><draw:g draw:style-name="gr2"><draw:path draw:style-name="gr3" draw:text-style-name="P27" svg:width="1.1201in" svg:height="0.6425in" svg:x="1.3681in" svg:y="1.2272in" svg:viewBox="0 0 2846 1633" svg:d="M0 1633c0-544 0-1089 0-1633 949 0 1897 0 2846 0 0 544 0 1089 0 1633-949 0-1897 0-2846 0z"><text:p/></draw:path><draw:path draw:style-name="gr4" draw:text-style-name="P27" svg:width="0.0925in" svg:height="0.113in" svg:x="1.5035in" svg:y="1.4031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4" draw:text-style-name="P27" svg:width="0.0937in" svg:height="0.115in" svg:x="1.6177in" svg:y="1.4008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89in" svg:height="0.111in" svg:x="1.7327in" svg:y="1.4031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" draw:text-style-name="P27" svg:width="0.0937in" svg:height="0.115in" svg:x="1.8866in" svg:y="1.4008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1173in" svg:height="0.0807in" svg:x="1.9902in" svg:y="1.4339in" svg:viewBox="0 0 299 206" svg:d="M67 206l-67-206h39l35 119 12 44c1-2 5-16 12-42l33-121h38l33 120 10 39 13-40 38-119h36l-70 206h-38l-34-123-8-35-44 158z"><text:p/></draw:path><draw:path draw:style-name="gr4" draw:text-style-name="P27" svg:width="0.0142in" svg:height="0.111in" svg:x="2.1197in" svg:y="1.4031in" svg:viewBox="0 0 37 283" svg:d="M0 39c0-13 0-26 0-39 12 0 25 0 37 0 0 13 0 26 0 39-12 0-25 0-37 0zM0 283c0-68 0-137 0-205 12 0 25 0 37 0 0 68 0 137 0 205-12 0-25 0-37 0z"><text:p/></draw:path><draw:path draw:style-name="gr4" draw:text-style-name="P27" svg:width="0.0417in" svg:height="0.1102in" svg:x="2.1472in" svg:y="1.4055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48in" svg:height="0.0843in" svg:x="2.1972in" svg:y="1.4319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689in" svg:height="0.111in" svg:x="2.2854in" svg:y="1.4031in" svg:viewBox="0 0 176 283" svg:d="M0 283v-283h37v101c17-19 39-28 65-28 15 0 29 3 41 9s20 14 25 25 8 26 8 46v130h-37v-131c0-16-4-29-12-37s-18-12-33-12c-11 0-21 3-30 8-10 5-17 12-21 22-4 9-6 21-6 38v112z"><text:p/></draw:path><draw:path draw:style-name="gr4" draw:text-style-name="P27" svg:width="0.0925in" svg:height="0.113in" svg:x="1.5854in" svg:y="1.5772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4" draw:text-style-name="P27" svg:width="0.0937in" svg:height="0.115in" svg:x="1.6988in" svg:y="1.576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89in" svg:height="0.111in" svg:x="1.8146in" svg:y="1.5772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" draw:text-style-name="P27" svg:width="0.0772in" svg:height="0.1134in" svg:x="1.9209in" svg:y="1.5772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draw:path draw:style-name="gr4" draw:text-style-name="P27" svg:width="0.0764in" svg:height="0.1098in" svg:x="2.0146in" svg:y="1.5795in" svg:viewBox="0 0 195 280" svg:d="M0 34v-34h195v27c-19 20-39 45-58 77s-32 64-43 98c-7 23-12 50-14 78h-38c0-23 5-50 14-81 9-32 22-62 39-91 16-29 33-55 52-74z"><text:p/></draw:path><draw:path draw:style-name="gr4" draw:text-style-name="P27" svg:width="0.0823in" svg:height="0.111in" svg:x="2.1008in" svg:y="1.5772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" draw:text-style-name="P27" svg:width="0.0772in" svg:height="0.1134in" svg:x="2.1996in" svg:y="1.5772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3" draw:text-style-name="P27" svg:width="0.6839in" svg:height="0.6425in" svg:x="-0.0004in" svg:y="1.4614in" svg:viewBox="0 0 1738 1633" svg:d="M0 1633c0-544 0-1089 0-1633 579 0 1159 0 1738 0 0 544 0 1089 0 1633-579 0-1159 0-1738 0z"><text:p/></draw:path><draw:path draw:style-name="gr4" draw:text-style-name="P27" svg:width="0.1134in" svg:height="0.111in" svg:x="0.1469in" svg:y="1.7244in" svg:viewBox="0 0 289 283" svg:d="M0 283v-283h60l71 200c7 19 11 33 15 42 3-10 9-25 16-45l74-197h53v283h-39v-237l-90 237h-35l-86-240v240z"><text:p/></draw:path><draw:path draw:style-name="gr4" draw:text-style-name="P27" svg:width="0.0142in" svg:height="0.111in" svg:x="0.2827in" svg:y="1.7244in" svg:viewBox="0 0 37 283" svg:d="M0 39c0-13 0-26 0-39 12 0 25 0 37 0 0 13 0 26 0 39-12 0-25 0-37 0zM0 283c0-68 0-137 0-205 12 0 25 0 37 0 0 68 0 137 0 205-12 0-25 0-37 0z"><text:p/></draw:path><draw:path draw:style-name="gr4" draw:text-style-name="P27" svg:width="0.0689in" svg:height="0.0823in" svg:x="0.3205in" svg:y="1.7531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142in" svg:height="0.111in" svg:x="0.4126in" svg:y="1.7244in" svg:viewBox="0 0 37 283" svg:d="M0 39c0-13 0-26 0-39 12 0 25 0 37 0 0 13 0 26 0 39-12 0-25 0-37 0zM0 283c0-68 0-137 0-205 12 0 25 0 37 0 0 68 0 137 0 205-12 0-25 0-37 0z"><text:p/></draw:path><draw:path draw:style-name="gr4" draw:text-style-name="P27" svg:width="0.089in" svg:height="0.111in" svg:x="0.4504in" svg:y="1.7244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/draw:g><draw:g draw:style-name="gr2"><draw:path draw:style-name="gr3" draw:text-style-name="P27" svg:width="0.6839in" svg:height="0.6425in" svg:x="-0.0004in" svg:y="0.7008in" svg:viewBox="0 0 1738 1633" svg:d="M0 1633c0-544 0-1089 0-1633 579 0 1159 0 1738 0 0 544 0 1089 0 1633-579 0-1159 0-1738 0z"><text:p/></draw:path><draw:path draw:style-name="gr4" draw:text-style-name="P27" svg:width="0.0925in" svg:height="0.111in" svg:x="0.1843in" svg:y="0.87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0795in" svg:height="0.0843in" svg:x="0.2961in" svg:y="0.9059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09in" svg:height="0.0843in" svg:x="0.389in" svg:y="0.9059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417in" svg:height="0.1102in" svg:x="0.4693in" svg:y="0.8791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48in" svg:height="0.0843in" svg:x="0.1677in" svg:y="1.0799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795in" svg:height="0.0843in" svg:x="0.2496in" svg:y="1.0799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689in" svg:height="0.0823in" svg:x="0.3484in" svg:y="1.0799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689in" svg:height="0.0823in" svg:x="0.4413in" svg:y="1.0799in" svg:viewBox="0 0 176 210" svg:d="M0 210v-205h33v29c16-23 39-34 69-34 13 0 25 2 36 7 11 4 19 10 24 17 6 8 10 16 12 26 1 6 2 17 2 34v126h-38v-125c0-14-1-25-4-32s-8-13-15-17-15-6-25-6c-15 0-29 5-40 14s-17 27-17 54v112z"><text:p/></draw:path></draw:g><draw:g draw:style-name="gr2"><draw:path draw:style-name="gr7" draw:text-style-name="P28" svg:width="0.6839in" svg:height="0.2335in" svg:x="0.6843in" svg:y="1.6945in" svg:viewBox="0 0 1738 594" svg:d="M0 594c579-198 1159-396 1738-594"><text:p/></draw:path><draw:path draw:style-name="gr8" draw:text-style-name="P28" svg:width="0.085in" svg:height="0.0894in" svg:x="0.8035in" svg:y="1.7642in" svg:viewBox="0 0 217 228" svg:d="M69 228c-23-59-46-119-69-177 8-3 17-6 25-9 10 24 19 49 29 73 32-11 64-22 96-34-9-24-18-48-28-73 9-2 17-5 25-8 23 59 47 119 70 178-9 3-17 5-26 8-11-28-21-55-32-83-33 11-64 21-97 33 11 28 22 56 32 84-8 3-17 5-25 8z"><text:p/></draw:path><draw:path draw:style-name="gr8" draw:text-style-name="P28" svg:width="0.0705in" svg:height="0.0764in" svg:x="0.8839in" svg:y="1.7461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8" draw:text-style-name="P28" svg:width="0.0772in" svg:height="0.0831in" svg:x="0.9787in" svg:y="1.7047in" svg:viewBox="0 0 197 212" svg:d="M122 8l25-8 40 102c7 18 11 33 10 45 0 12-4 23-13 34-9 10-22 18-40 24s-33 8-46 6c-13-1-25-7-34-16-9-10-17-23-24-43l-40-101 25-9 40 102c6 15 12 25 18 32 5 6 13 10 22 11 9 2 17 1 28-3 18-6 30-15 34-25 5-10 3-26-5-49z"><text:p/></draw:path><draw:path draw:style-name="gr8" draw:text-style-name="P28" svg:width="0.0705in" svg:height="0.0764in" svg:x="1.0587in" svg:y="1.6866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8" draw:text-style-name="P28" svg:width="0.076in" svg:height="0.0819in" svg:x="1.1232in" svg:y="1.6626in" svg:viewBox="0 0 194 209" svg:d="M69 209l-69-178 71-24c14-5 27-8 37-7 9 1 18 4 26 10 7 6 13 13 16 21s4 16 2 23c-2 9-7 17-14 24 13-1 24 2 33 7s16 13 20 24c3 8 4 17 3 25s-3 15-7 21c-4 5-10 11-17 15-8 5-18 10-30 14zM54 97l41-14c11-3 18-7 21-10 6-4 10-8 11-14 2-5 1-10-1-17-2-5-6-10-11-14-3-3-9-4-15-4s-16 2-29 7l-37 12zM86 179l46-16c9-3 14-6 17-8 6-2 10-5 13-9s5-7 6-13c0-5 0-10-2-16-3-6-7-12-13-15-6-4-13-5-20-5s-16 2-27 6l-43 15z"><text:p/></draw:path></draw:g><draw:g draw:style-name="gr2"><draw:path draw:style-name="gr7" draw:text-style-name="P28" svg:width="0.6839in" svg:height="0.1752in" svg:x="0.6843in" svg:y="1.1681in" svg:viewBox="0 0 1738 446" svg:d="M0 0c579 149 1159 297 1738 446"><text:p/></draw:path><draw:path draw:style-name="gr8" draw:text-style-name="P28" svg:width="0.0803in" svg:height="0.0866in" svg:x="0.8413in" svg:y="1.1126in" svg:viewBox="0 0 205 221" svg:d="M0 182c18-60 35-121 53-182 9 2 18 5 26 7-7 25-14 49-22 74 34 9 66 17 100 27 7-26 14-51 22-75 8 2 17 3 26 6-18 61-36 122-54 182-8-2-17-4-26-7 9-28 17-57 25-85-33-8-65-18-99-26-8 29-17 57-25 86-9-2-17-5-26-7z"><text:p/></draw:path><draw:path draw:style-name="gr8" draw:text-style-name="P28" svg:width="0.0673in" svg:height="0.0768in" svg:x="0.9205in" svg:y="1.137in" svg:viewBox="0 0 172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8" draw:text-style-name="P28" svg:width="0.074in" svg:height="0.0819in" svg:x="1.0272in" svg:y="1.1591in" svg:viewBox="0 0 189 209" svg:d="M163 33l26 6-31 105c-5 19-12 32-19 42-8 10-18 16-32 20-13 4-29 4-47-1s-32-11-42-21c-10-8-16-19-17-32-2-12 0-28 5-47l31-105 25 7-29 104c-5 16-7 27-6 36 1 8 5 16 11 21 7 6 15 11 25 13 19 5 33 4 44-1 10-6 18-21 25-43z"><text:p/></draw:path><draw:path draw:style-name="gr8" draw:text-style-name="P28" svg:width="0.0673in" svg:height="0.0768in" svg:x="1.0996in" svg:y="1.1827in" svg:viewBox="0 0 172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8" draw:text-style-name="P28" svg:width="0.0693in" svg:height="0.0807in" svg:x="1.1681in" svg:y="1.1972in" svg:viewBox="0 0 177 206" svg:d="M0 182l53-182 72 19c15 3 26 8 34 15 8 5 13 13 16 22s3 18 1 26c-3 8-7 14-14 20s-15 9-26 11c11 7 19 15 23 25 5 9 5 18 2 29-2 9-7 16-13 22-6 7-12 11-19 14-7 2-14 4-23 3-9 0-20-2-32-5zM57 83l41 11c11 2 19 4 24 4 7 0 13-2 17-5 5-4 8-9 10-15 1-6 1-12 0-17-2-6-5-10-11-13-5-3-14-7-27-10l-38-10zM32 167l49 13c8 1 14 3 18 3 6 0 11 0 16-1 4-1 8-3 12-7s6-8 8-15 2-13-1-19-7-11-13-15c-6-3-14-6-26-10l-44-11z"><text:p/></draw:path></draw:g><draw:g draw:style-name="gr2"><draw:path draw:style-name="gr9" draw:text-style-name="P29" svg:width="1.1819in" svg:height="0.7012in" svg:x="1.4933in" svg:y="0.0583in" svg:viewBox="0 0 3003 1782" svg:d="M0 1782c0-594 0-1188 0-1782 1001 0 2002 0 3003 0 0 594 0 1188 0 1782-1001 0-2002 0-3003 0z"><text:p/></draw:path><draw:path draw:style-name="gr10" draw:text-style-name="P29" svg:width="0.1516in" svg:height="0.111in" svg:x="1.9169in" svg:y="0.2626in" svg:viewBox="0 0 386 283" svg:d="M79 283l-79-283h41l46 186c4 20 9 39 13 58 8-31 12-48 14-52l55-192h49l42 144c11 36 19 68 25 100 3-19 9-39 15-62l45-182h41l-79 283h-42l-63-215c-5-18-8-30-9-33-4 12-7 23-10 32l-63 216z"><text:p/></draw:path><draw:path draw:style-name="gr10" draw:text-style-name="P29" svg:width="0.0142in" svg:height="0.111in" svg:x="2.0906in" svg:y="0.2626in" svg:viewBox="0 0 37 283" svg:d="M0 39c0-13 0-26 0-39 12 0 25 0 37 0 0 13 0 26 0 39-12 0-25 0-37 0zM0 283c0-68 0-137 0-205 12 0 25 0 37 0 0 68 0 137 0 205-12 0-25 0-37 0z"><text:p/></draw:path><draw:path draw:style-name="gr10" draw:text-style-name="P29" svg:width="0.0795in" svg:height="0.111in" svg:x="2.1291in" svg:y="0.2626in" svg:viewBox="0 0 203 283" svg:d="M0 283c0-94 0-189 0-283 68 0 135 0 203 0 0 11 0 22 0 34-55 0-108 0-163 0 0 29 0 58 0 87 47 0 94 0 141 0 0 11 0 22 0 33-47 0-94 0-141 0 0 43 0 86 0 129-13 0-27 0-40 0z"><text:p/></draw:path><draw:path draw:style-name="gr10" draw:text-style-name="P29" svg:width="0.0142in" svg:height="0.111in" svg:x="2.2283in" svg:y="0.2626in" svg:viewBox="0 0 37 283" svg:d="M0 39c0-13 0-26 0-39 12 0 25 0 37 0 0 13 0 26 0 39-12 0-25 0-37 0zM0 283c0-68 0-137 0-205 12 0 25 0 37 0 0 68 0 137 0 205-12 0-25 0-37 0z"><text:p/></draw:path><draw:path draw:style-name="gr10" draw:text-style-name="P29" svg:width="0.1134in" svg:height="0.111in" svg:x="1.6311in" svg:y="0.4382in" svg:viewBox="0 0 289 283" svg:d="M0 283v-283h60l71 200c7 19 11 33 15 42 3-10 9-25 16-45l74-197h53v283h-39v-237l-90 237h-35l-86-240v240z"><text:p/></draw:path><draw:path draw:style-name="gr10" draw:text-style-name="P29" svg:width="0.1035in" svg:height="0.111in" svg:x="1.7701in" svg:y="0.4382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10" draw:text-style-name="P29" svg:width="0.0795in" svg:height="0.111in" svg:x="1.889in" svg:y="0.4382in" svg:viewBox="0 0 203 283" svg:d="M0 283c0-94 0-189 0-283 68 0 135 0 203 0 0 11 0 22 0 34-55 0-108 0-163 0 0 29 0 58 0 87 47 0 94 0 141 0 0 11 0 22 0 33-47 0-94 0-141 0 0 43 0 86 0 129-13 0-27 0-40 0z"><text:p/></draw:path><draw:path draw:style-name="gr10" draw:text-style-name="P29" svg:width="0.0783in" svg:height="0.1114in" svg:x="1.9815in" svg:y="0.4378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10" draw:text-style-name="P29" svg:width="0.0823in" svg:height="0.111in" svg:x="2.072in" svg:y="0.4382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10" draw:text-style-name="P29" svg:width="0.1516in" svg:height="0.111in" svg:x="2.1654in" svg:y="0.4382in" svg:viewBox="0 0 386 283" svg:d="M79 283l-79-283h41l46 186c4 20 9 39 13 58 8-31 12-48 14-52l55-192h49l42 144c11 36 19 68 25 100 3-19 9-39 15-62l45-182h41l-79 283h-42l-63-215c-5-18-8-30-9-33-4 12-7 23-10 32l-63 216z"><text:p/></draw:path><draw:path draw:style-name="gr10" draw:text-style-name="P29" svg:width="0.1094in" svg:height="0.115in" svg:x="2.3366in" svg:y="0.4354in" svg:viewBox="0 0 279 293" svg:d="M150 178v-34h129v105c-20 15-40 25-61 33-21 7-42 11-64 11-30 0-56-6-80-18-25-12-43-29-55-51-13-23-19-48-19-76s6-54 18-78c13-23 31-41 54-52 23-12 48-18 79-18 21 0 41 4 59 10 18 7 31 16 41 27 11 13 18 28 23 47l-36 10c-5-15-11-27-17-35-7-8-17-15-29-20-13-4-27-7-42-7-18 0-34 3-46 7-13 6-24 12-32 21-9 8-15 18-19 28-8 18-12 36-12 57 0 25 5 47 14 64 9 16 23 30 40 38 18 8 36 12 56 12 17 0 34-3 51-9 16-7 28-13 37-20v-52z"><text:p/></draw:path><draw:path draw:style-name="gr10" draw:text-style-name="P29" svg:width="0.0772in" svg:height="0.1134in" svg:x="2.4642in" svg:y="0.4378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11" draw:text-style-name="P28" svg:width="0.622in" svg:height="0.5846in" svg:x="2.6756in" svg:y="0.7591in" svg:viewBox="0 0 1581 1486" svg:d="M0 0c527 495 1054 991 1581 1486"><text:p/></draw:path><draw:path draw:style-name="gr12" draw:text-style-name="P28" svg:width="0.0783in" svg:height="0.0748in" svg:x="2.9551in" svg:y="0.9366in" svg:viewBox="0 0 200 191" svg:d="M20 65l19 14c-7 8-11 15-12 22-2 7-1 15 3 24 3 9 9 16 17 24 7 7 14 12 22 15 8 2 15 3 21 2 6 0 12-3 16-7 3-4 6-8 7-14 0-6-1-12-4-20-2-4-8-15-17-29-10-15-16-26-18-33-4-11-4-19-2-27 1-9 6-15 12-22 7-7 16-11 25-13 11-2 21-1 33 4 11 3 21 10 30 19 11 10 19 20 23 31 5 10 6 21 4 31-3 10-8 20-16 28l-19-18c7-8 11-17 10-27-1-9-7-19-18-28-11-10-21-16-30-17s-17 1-22 7c-5 5-7 10-7 17 0 6 6 17 16 35 12 17 19 29 22 38 5 11 6 21 5 31-2 9-7 16-15 24-7 6-16 11-26 14-11 2-23 1-35-3-12-5-22-11-33-21-13-12-21-24-26-35-5-12-6-23-4-36 3-11 9-22 19-30z"><text:p/></draw:path><draw:path draw:style-name="gr12" draw:text-style-name="P28" svg:width="0.0886in" svg:height="0.0614in" svg:x="3in" svg:y="0.9787in" svg:viewBox="0 0 226 157" svg:d="M0 134l142-134 53 50c9 8 16 15 20 21 6 8 9 15 11 23 1 7 0 15-3 23s-8 16-15 22c-12 12-26 17-42 18s-34-7-53-26l-36-34-58 55zM94 81l35 34c12 11 23 17 33 18 9 0 18-3 26-11 6-6 10-12 11-18 1-8 0-13-3-20-2-3-8-9-16-17l-36-33z"><text:p/></draw:path><draw:path draw:style-name="gr12" draw:text-style-name="P28" svg:width="0.063in" svg:height="0.0594in" svg:x="3.0531in" svg:y="1.0287in" svg:viewBox="0 0 161 152" svg:d="M0 134c48-45 95-89 142-134 6 6 13 12 19 18-47 45-94 89-142 134-6-6-13-13-19-18z"><text:p/></draw:path></draw:g><draw:g draw:style-name="gr2"><draw:path draw:style-name="gr3" draw:text-style-name="P27" svg:width="0.6969in" svg:height="0.6425in" svg:x="5.7244in" svg:y="0.7591in" svg:viewBox="0 0 1771 1633" svg:d="M0 1633c0-544 0-1089 0-1633 590 0 1181 0 1771 0 0 544 0 1089 0 1633-590 0-1181 0-1771 0z"><text:p/></draw:path><draw:path draw:style-name="gr4" draw:text-style-name="P27" svg:width="0.0878in" svg:height="0.111in" svg:x="5.9386in" svg:y="0.8484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4" draw:text-style-name="P27" svg:width="0.0689in" svg:height="0.0823in" svg:x="6.0472in" svg:y="0.8772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44in" svg:height="0.113in" svg:x="6.135in" svg:y="0.8484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4" draw:text-style-name="P27" svg:width="0.0937in" svg:height="0.115in" svg:x="5.9091in" svg:y="1.0209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417in" svg:height="0.1102in" svg:x="6.0154in" svg:y="1.0244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95in" svg:height="0.0843in" svg:x="6.065in" svg:y="1.0508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44in" svg:height="0.1134in" svg:x="6.1626in" svg:y="1.0508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95in" svg:height="0.0807in" svg:x="5.9874in" svg:y="1.2272in" svg:viewBox="0 0 203 206" svg:d="M0 206l80-106-75-100h45l35 50c7 9 12 16 16 22 6-8 12-17 16-23l37-49h45l-75 100 79 106h-45l-44-64-11-14-58 78z"><text:p/></draw:path><draw:path draw:style-name="gr4" draw:text-style-name="P27" svg:width="0.078in" svg:height="0.1134in" svg:x="6.0736in" svg:y="1.1972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5" draw:text-style-name="P28" svg:width="0.9335in" svg:height="0.4673in" svg:x="4.7909in" svg:y="1.1106in" svg:viewBox="0 0 2372 1188" svg:d="M0 1188c791-396 1581-792 2372-1188"><text:p/></draw:path><draw:path draw:style-name="gr6" draw:text-style-name="P28" svg:width="0.0831in" svg:height="0.0768in" svg:x="5.0902in" svg:y="1.3008in" svg:viewBox="0 0 212 196" svg:d="M114 116l-11-19 74-38 35 61c-7 15-15 27-25 37-10 11-21 19-34 26-16 9-34 13-52 13-19 1-35-5-50-14-15-10-27-23-36-39s-14-33-15-50c-1-18 4-34 13-47 10-14 24-25 41-34 13-6 26-10 39-12 12-1 23 1 33 5s19 11 28 20l-17 17c-8-7-15-12-21-15-7-2-15-3-24-2-9 0-18 2-27 7-10 6-19 11-25 19-6 6-10 14-12 21s-2 14-2 22c2 12 6 24 12 36 9 15 18 26 30 33 11 7 23 10 36 10s25-3 37-9c9-5 18-12 25-21 8-8 13-16 16-22l-18-31z"><text:p/></draw:path><draw:path draw:style-name="gr6" draw:text-style-name="P28" svg:width="0.0661in" svg:height="0.0846in" svg:x="5.1559in" svg:y="1.2654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draw:path draw:style-name="gr6" draw:text-style-name="P28" svg:width="0.0461in" svg:height="0.0701in" svg:x="5.2228in" svg:y="1.2465in" svg:viewBox="0 0 118 179" svg:d="M95 179c-32-56-63-112-95-167 8-5 16-8 24-12 32 55 63 111 94 167-7 3-15 8-23 12z"><text:p/></draw:path><draw:path draw:style-name="gr6" draw:text-style-name="P28" svg:width="0.078in" svg:height="0.0764in" svg:x="5.2591in" svg:y="1.2169in" svg:viewBox="0 0 199 195" svg:d="M16 142c-15-28-20-53-13-76 7-24 23-42 48-55 17-8 34-12 51-11s33 6 47 16c14 9 26 22 35 39 10 17 15 34 15 51 1 17-4 32-13 46-10 13-22 23-38 31-16 9-33 13-50 12-18-1-34-7-48-16-14-10-25-23-34-37zM40 130c11 20 26 33 44 39 18 5 36 3 54-5 17-10 28-23 33-39 5-18 2-37-10-58-8-14-17-24-27-31-10-8-22-12-35-12-12-1-24 1-36 7-17 8-28 21-35 37-6 17-2 38 12 62z"><text:p/></draw:path><draw:path draw:style-name="gr6" draw:text-style-name="P28" svg:width="0.0244in" svg:height="0.0811in" svg:x="5.3374in" svg:y="1.1886in" svg:viewBox="0 0 63 207" svg:d="M46 207c-15-67-31-132-46-199 6-2 12-5 18-8 15 65 30 132 45 197-5 3-11 7-17 10z"><text:p/></draw:path><draw:path draw:style-name="gr6" draw:text-style-name="P28" svg:width="0.0756in" svg:height="0.0835in" svg:x="5.0681in" svg:y="1.4559in" svg:viewBox="0 0 193 213" svg:d="M28 213l-28-200 27-13 166 131-27 13-49-40-74 37 10 60zM39 120l62-31-45-37c-14-11-25-20-33-28 3 12 6 25 8 37z"><text:p/></draw:path><draw:path draw:style-name="gr6" draw:text-style-name="P28" svg:width="0.0819in" svg:height="0.0835in" svg:x="5.1154in" svg:y="1.4193in" svg:viewBox="0 0 209 213" svg:d="M95 213l-95-167 61-30c14-7 25-11 33-13 11-3 21-4 32-1 13 2 26 8 37 17 11 10 21 22 29 36 8 13 13 25 15 37 2 11 3 21 2 29-2 10-4 17-8 24-4 6-9 13-16 19s-16 12-27 17zM108 181l36-18c12-7 21-13 26-17 6-6 9-11 11-17 3-8 3-17 1-27-2-11-6-23-14-35-9-18-20-29-32-35-11-7-21-10-31-8-8 0-19 5-33 11l-37 19z"><text:p/></draw:path><draw:path draw:style-name="gr6" draw:text-style-name="P28" svg:width="0.076in" svg:height="0.0764in" svg:x="5.1945in" svg:y="1.3823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6" draw:text-style-name="P28" svg:width="0.0244in" svg:height="0.0811in" svg:x="5.2681in" svg:y="1.3563in" svg:viewBox="0 0 63 207" svg:d="M46 207c-15-67-31-132-46-199 6-2 12-5 18-8 15 65 30 132 45 197-5 3-11 7-17 10z"><text:p/></draw:path><draw:path draw:style-name="gr6" draw:text-style-name="P28" svg:width="0.076in" svg:height="0.0764in" svg:x="5.2933in" svg:y="1.3327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6" draw:text-style-name="P28" svg:width="0.1043in" svg:height="0.0992in" svg:x="5.3535in" svg:y="1.2843in" svg:viewBox="0 0 266 253" svg:d="M95 253l-95-167 36-18 109 97c10 9 17 16 22 20-1-7-3-18-5-32l-23-137 32-16 95 167-24 12-79-140 27 166-21 10-131-116 80 141z"><text:p/></draw:path><draw:path draw:style-name="gr6" draw:text-style-name="P28" svg:width="0.0661in" svg:height="0.0846in" svg:x="5.435in" svg:y="1.2587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/draw:g><draw:g draw:style-name="gr2"><draw:path draw:style-name="gr3" draw:text-style-name="P27" svg:width="0.6839in" svg:height="0.6425in" svg:x="3.1114in" svg:y="0in" svg:viewBox="0 0 1738 1633" svg:d="M0 1633c0-544 0-1089 0-1633 579 0 1159 0 1738 0 0 544 0 1089 0 1633-579 0-1159 0-1738 0z"><text:p/></draw:path><draw:path draw:style-name="gr4" draw:text-style-name="P27" svg:width="0.0795in" svg:height="0.111in" svg:x="3.3236in" svg:y="0.0886in" svg:viewBox="0 0 203 283" svg:d="M0 283c0-94 0-189 0-283 68 0 135 0 203 0 0 11 0 22 0 34-55 0-108 0-163 0 0 29 0 58 0 87 47 0 94 0 141 0 0 11 0 22 0 33-47 0-94 0-141 0 0 43 0 86 0 129-13 0-27 0-40 0z"><text:p/></draw:path><draw:path draw:style-name="gr4" draw:text-style-name="P27" svg:width="0.0791in" svg:height="0.0843in" svg:x="3.4173in" svg:y="0.117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3.5154in" svg:y="0.1173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902in" svg:height="0.111in" svg:x="3.2591in" svg:y="0.2626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4" draw:text-style-name="P27" svg:width="0.1516in" svg:height="0.111in" svg:x="3.3602in" svg:y="0.2626in" svg:viewBox="0 0 386 283" svg:d="M79 283l-79-283h41l46 186c4 20 9 39 13 58 8-31 12-48 14-52l55-192h49l42 144c11 36 19 68 25 100 3-19 9-39 15-62l45-182h41l-79 283h-42l-63-215c-5-18-8-30-9-33-4 12-7 23-10 32l-63 216z"><text:p/></draw:path><draw:path draw:style-name="gr4" draw:text-style-name="P27" svg:width="0.1134in" svg:height="0.111in" svg:x="3.5346in" svg:y="0.2626in" svg:viewBox="0 0 289 283" svg:d="M0 283v-283h60l71 200c7 19 11 33 15 42 3-10 9-25 16-45l74-197h53v283h-39v-237l-90 237h-35l-86-240v240z"><text:p/></draw:path><draw:path draw:style-name="gr4" draw:text-style-name="P27" svg:width="0.0795in" svg:height="0.0807in" svg:x="3.3677in" svg:y="0.4681in" svg:viewBox="0 0 203 206" svg:d="M0 206l80-106-75-100h45l35 50c7 9 12 16 16 22 6-8 12-17 16-23l37-49h45l-75 100 79 106h-45l-44-64-11-14-58 78z"><text:p/></draw:path><draw:path draw:style-name="gr4" draw:text-style-name="P27" svg:width="0.0783in" svg:height="0.1114in" svg:x="3.452in" svg:y="0.4374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/draw:g><draw:g draw:style-name="gr2"><draw:path draw:style-name="gr3" draw:text-style-name="P27" svg:width="0.6839in" svg:height="0.6425in" svg:x="4.7291in" svg:y="-0.0004in" svg:viewBox="0 0 1738 1633" svg:d="M0 1633c0-544 0-1089 0-1633 579 0 1159 0 1738 0 0 544 0 1089 0 1633-579 0-1159 0-1738 0z"><text:p/></draw:path><draw:path draw:style-name="gr4" draw:text-style-name="P27" svg:width="0.0933in" svg:height="0.111in" svg:x="4.9126in" svg:y="0.0882in" svg:viewBox="0 0 238 283" svg:d="M0 283c0-94 0-189 0-283 14 0 27 0 41 0 53 74 106 149 159 223 0-74 0-149 0-223 13 0 25 0 38 0 0 94 0 189 0 283-14 0-27 0-41 0-53-73-106-148-159-222 0 74 0 149 0 222-13 0-25 0-38 0z"><text:p/></draw:path><draw:path draw:style-name="gr4" draw:text-style-name="P27" svg:width="0.0937in" svg:height="0.111in" svg:x="5.024in" svg:y="0.0882in" svg:viewBox="0 0 239 283" svg:d="M100 283c0-83 0-166 0-249-33 0-67 0-100 0 0-12 0-23 0-34 80 0 159 0 239 0 0 11 0 22 0 34-33 0-67 0-100 0 0 83 0 166 0 249-13 0-26 0-39 0z"><text:p/></draw:path><draw:path draw:style-name="gr4" draw:text-style-name="P27" svg:width="0.1043in" svg:height="0.115in" svg:x="5.1311in" svg:y="0.0854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4" draw:text-style-name="P27" svg:width="0.0937in" svg:height="0.111in" svg:x="4.787in" svg:y="0.2626in" svg:viewBox="0 0 239 283" svg:d="M100 283c0-83 0-166 0-249-33 0-67 0-100 0 0-12 0-23 0-34 80 0 159 0 239 0 0 11 0 22 0 34-33 0-67 0-100 0 0 83 0 166 0 249-13 0-26 0-39 0z"><text:p/></draw:path><draw:path draw:style-name="gr4" draw:text-style-name="P27" svg:width="0.0689in" svg:height="0.111in" svg:x="4.8972in" svg:y="0.2626in" svg:viewBox="0 0 176 283" svg:d="M0 283v-283h37v101c17-19 39-28 65-28 15 0 29 3 41 9s20 14 25 25 8 26 8 46v130h-37v-131c0-16-4-29-12-37s-18-12-33-12c-11 0-21 3-30 8-10 5-17 12-21 22-4 9-6 21-6 38v112z"><text:p/></draw:path><draw:path draw:style-name="gr4" draw:text-style-name="P27" svg:width="0.0787in" svg:height="0.0843in" svg:x="4.985in" svg:y="0.2913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5.0827in" svg:y="0.2913in" svg:viewBox="0 0 118 210" svg:d="M0 210v-205h32v31c9-15 17-25 24-29 7-5 15-7 24-7 13 0 26 4 38 11l-12 32c-9-5-18-7-27-7-8 0-15 1-22 6-6 5-11 11-14 20-4 12-6 26-6 40v108z"><text:p/></draw:path><draw:path draw:style-name="gr4" draw:text-style-name="P27" svg:width="0.1161in" svg:height="0.0823in" svg:x="5.1378in" svg:y="0.2913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4" draw:text-style-name="P27" svg:width="0.0795in" svg:height="0.0843in" svg:x="5.2709in" svg:y="0.291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95in" svg:height="0.0807in" svg:x="4.985in" svg:y="0.4677in" svg:viewBox="0 0 203 206" svg:d="M0 206l80-106-75-100h45l35 50c7 9 12 16 16 22 6-8 12-17 16-23l37-49h45l-75 100 79 106h-45l-44-64-11-14-58 78z"><text:p/></draw:path><draw:path draw:style-name="gr4" draw:text-style-name="P27" svg:width="0.0764in" svg:height="0.1098in" svg:x="5.0728in" svg:y="0.4386in" svg:viewBox="0 0 195 280" svg:d="M0 34v-34h195v27c-19 20-39 45-58 77s-32 64-43 98c-7 23-12 50-14 78h-38c0-23 5-50 14-81 9-32 22-62 39-91 16-29 33-55 52-74z"><text:p/></draw:path></draw:g><draw:g draw:style-name="gr2"><draw:path draw:style-name="gr5" draw:text-style-name="P28" svg:width="0.248in" svg:height="0.7012in" svg:x="4.6047in" svg:y="0.6433in" svg:viewBox="0 0 631 1782" svg:d="M0 1782c210-594 421-1188 631-1782"><text:p/></draw:path><draw:path draw:style-name="gr6" draw:text-style-name="P28" svg:width="0.0886in" svg:height="0.0654in" svg:x="4.6024in" svg:y="1.0256in" svg:viewBox="0 0 226 167" svg:d="M167 167l-167-128 10-26 216-13-10 27-65 2-27 76 52 36zM107 92l21-62-59 2c-18 1-33 1-44 1 11 6 22 13 33 21z"><text:p/></draw:path><draw:path draw:style-name="gr6" draw:text-style-name="P28" svg:width="0.0866in" svg:height="0.0724in" svg:x="4.6197in" svg:y="0.9433in" svg:viewBox="0 0 221 185" svg:d="M191 185l-191-60 22-61c5-14 9-25 14-31 6-10 14-17 23-22 12-6 25-10 40-11 15 0 30 2 47 7 15 5 27 11 37 17 10 7 18 13 24 21 5 7 9 14 11 21 3 8 3 15 2 25 0 9-3 18-6 30zM176 153l14-37c4-12 6-22 6-29s-1-14-4-19c-4-7-11-15-20-20-9-7-20-12-35-17-20-6-35-8-48-5s-23 8-30 15c-4 6-9 16-14 30l-14 38z"><text:p/></draw:path><draw:path draw:style-name="gr6" draw:text-style-name="P28" svg:width="0.0811in" svg:height="0.0685in" svg:x="4.6524in" svg:y="0.8705in" svg:viewBox="0 0 207 175" svg:d="M149 41l15-21c19 11 32 25 39 42 6 16 6 34-1 52-7 20-17 35-29 44-13 10-29 15-47 17-18 1-36-1-54-6-20-7-36-15-48-28-12-12-19-25-22-41-3-15-2-31 4-47 6-17 16-31 29-40 15-9 31-14 51-13l-3 26c-15 0-27 3-36 9-9 5-15 15-19 27-5 13-6 26-2 37 4 12 10 21 20 28 10 8 22 13 34 17 16 5 31 8 44 7 14-1 25-6 35-13 9-8 15-17 19-28 5-14 5-27 1-38-5-12-15-22-30-31z"><text:p/></draw:path></draw:g><draw:g draw:style-name="gr2"><draw:path draw:style-name="gr3" draw:text-style-name="P27" svg:width="0.6839in" svg:height="0.6425in" svg:x="3.9201in" svg:y="-0.0004in" svg:viewBox="0 0 1738 1633" svg:d="M0 1633c0-544 0-1089 0-1633 579 0 1159 0 1738 0 0 544 0 1089 0 1633-579 0-1159 0-1738 0z"><text:p/></draw:path><draw:path draw:style-name="gr4" draw:text-style-name="P27" svg:width="0.0795in" svg:height="0.111in" svg:x="4.1323in" svg:y="0.0882in" svg:viewBox="0 0 203 283" svg:d="M0 283c0-94 0-189 0-283 68 0 135 0 203 0 0 11 0 22 0 34-55 0-108 0-163 0 0 29 0 58 0 87 47 0 94 0 141 0 0 11 0 22 0 33-47 0-94 0-141 0 0 43 0 86 0 129-13 0-27 0-40 0z"><text:p/></draw:path><draw:path draw:style-name="gr4" draw:text-style-name="P27" svg:width="0.0791in" svg:height="0.0843in" svg:x="4.226in" svg:y="0.1169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4.324in" svg:y="0.1169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937in" svg:height="0.111in" svg:x="4.0433in" svg:y="0.2626in" svg:viewBox="0 0 239 283" svg:d="M100 283c0-83 0-166 0-249-33 0-67 0-100 0 0-12 0-23 0-34 80 0 159 0 239 0 0 11 0 22 0 34-33 0-67 0-100 0 0 83 0 166 0 249-13 0-26 0-39 0z"><text:p/></draw:path><draw:path draw:style-name="gr4" draw:text-style-name="P27" svg:width="0.0791in" svg:height="0.0843in" svg:x="4.1299in" svg:y="0.291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748in" svg:height="0.0843in" svg:x="4.2236in" svg:y="0.2913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689in" svg:height="0.111in" svg:x="4.3114in" svg:y="0.2626in" svg:viewBox="0 0 176 283" svg:d="M0 283v-283h37v101c17-19 39-28 65-28 15 0 29 3 41 9s20 14 25 25 8 26 8 46v130h-37v-131c0-16-4-29-12-37s-18-12-33-12c-11 0-21 3-30 8-10 5-17 12-21 22-4 9-6 21-6 38v112z"><text:p/></draw:path><draw:path draw:style-name="gr4" draw:text-style-name="P27" svg:width="0.0795in" svg:height="0.0843in" svg:x="4.3984in" svg:y="0.291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95in" svg:height="0.0807in" svg:x="4.1764in" svg:y="0.4677in" svg:viewBox="0 0 203 206" svg:d="M0 206l80-106-75-100h45l35 50c7 9 12 16 16 22 6-8 12-17 16-23l37-49h45l-75 100 79 106h-45l-44-64-11-14-58 78z"><text:p/></draw:path><draw:path draw:style-name="gr4" draw:text-style-name="P27" svg:width="0.078in" svg:height="0.1134in" svg:x="4.2626in" svg:y="0.437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5" draw:text-style-name="P28" svg:width="0.0618in" svg:height="0.7016in" svg:x="4.1693in" svg:y="0.6429in" svg:viewBox="0 0 158 1783" svg:d="M0 1783c53-594 106-1189 158-1783"><text:p/></draw:path><draw:path draw:style-name="gr6" draw:text-style-name="P28" svg:width="0.0815in" svg:height="0.0685in" svg:x="4.0874in" svg:y="1.0445in" svg:viewBox="0 0 208 175" svg:d="M126 81l-24-1 7-80 74 7c9 12 16 26 20 39s5 27 4 40c-2 19-7 35-17 50-10 14-22 24-39 31-16 6-35 9-54 7-20-2-38-7-54-16-16-8-28-20-35-35s-9-32-8-51c2-14 5-25 11-36s13-19 22-25c9-5 21-9 34-11l5 23c-10 2-19 5-25 9s-11 9-15 17c-4 7-7 16-8 25-1 12 0 21 3 30 3 8 7 16 13 21 5 6 12 10 19 13 11 6 25 10 39 11 18 1 33 0 45-6 13-5 22-12 28-22 7-11 11-22 12-35 1-10 0-21-4-32-3-10-7-18-11-24l-37-3z"><text:p/></draw:path><draw:path draw:style-name="gr6" draw:text-style-name="P28" svg:width="0.0795in" svg:height="0.0602in" svg:x="4.0929in" svg:y="0.9732in" svg:viewBox="0 0 203 154" svg:d="M200 154l-200-16 6-70c1-13 3-22 5-28 2-10 6-17 11-23s12-10 21-13 18-5 28-4c17 2 31 8 42 19 10 11 14 29 12 55l-4 48 82 6zM98 120l4-48c2-16-1-27-6-34-6-8-15-12-27-12-8 0-15 0-22 4-6 3-10 9-13 14-1 5-3 12-4 23l-4 47z"><text:p/></draw:path><draw:path draw:style-name="gr6" draw:text-style-name="P28" svg:width="0.0795in" svg:height="0.0157in" svg:x="4.0992in" svg:y="0.9465in" svg:viewBox="0 0 203 41" svg:d="M200 41c-67-5-133-10-200-16 1-8 1-17 2-25 67 6 133 10 201 16-1 8-2 17-3 25z"><text:p/></draw:path><draw:path draw:style-name="gr6" draw:text-style-name="P28" svg:width="0.0811in" svg:height="0.0705in" svg:x="4.1031in" svg:y="0.8626in" svg:viewBox="0 0 207 180" svg:d="M99 180c-34-3-59-13-76-31s-25-41-23-67c2-18 8-33 18-46s23-23 40-29c16-6 34-8 54-6 21 1 39 6 54 15s25 21 32 35c7 15 10 31 9 47-2 18-8 34-18 47s-23 22-39 29c-17 5-34 8-51 6zM101 155c24 2 43-3 58-14s23-26 25-45c0-19-4-35-17-48s-32-20-57-23c-16-1-30 1-43 5-12 4-22 11-30 20-7 11-12 21-13 34-1 18 4 34 15 47 12 14 33 22 62 24z"><text:p/></draw:path></draw:g><draw:g draw:style-name="gr2"><draw:path draw:style-name="gr3" draw:text-style-name="P27" svg:width="0.6969in" svg:height="0.6425in" svg:x="5.7244in" svg:y="1.5197in" svg:viewBox="0 0 1771 1633" svg:d="M0 1633c0-544 0-1089 0-1633 590 0 1181 0 1771 0 0 544 0 1089 0 1633-590 0-1181 0-1771 0z"><text:p/></draw:path><draw:path draw:style-name="gr4" draw:text-style-name="P27" svg:width="0.0925in" svg:height="0.111in" svg:x="5.8374in" svg:y="1.6945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0787in" svg:height="0.0843in" svg:x="5.9496in" svg:y="1.72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91in" svg:height="0.0843in" svg:x="6.0417in" svg:y="1.724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417in" svg:height="0.1102in" svg:x="6.1323in" svg:y="1.6972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87in" svg:height="0.0843in" svg:x="6.1815in" svg:y="1.72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6.2795in" svg:y="1.724in" svg:viewBox="0 0 118 210" svg:d="M0 210v-205h32v31c9-15 17-25 24-29 7-5 15-7 24-7 13 0 26 4 38 11l-12 32c-9-5-18-7-27-7-8 0-15 1-22 6-6 5-11 11-14 20-4 12-6 26-6 40v108z"><text:p/></draw:path><draw:path draw:style-name="gr4" draw:text-style-name="P27" svg:width="0.0795in" svg:height="0.0807in" svg:x="5.9874in" svg:y="1.9004in" svg:viewBox="0 0 203 206" svg:d="M0 206l80-106-75-100h45l35 50c7 9 12 16 16 22 6-8 12-17 16-23l37-49h45l-75 100 79 106h-45l-44-64-11-14-58 78z"><text:p/></draw:path><draw:path draw:style-name="gr4" draw:text-style-name="P27" svg:width="0.0772in" svg:height="0.1134in" svg:x="6.0744in" svg:y="1.8697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/draw:g><draw:g draw:style-name="gr2"><draw:path draw:style-name="gr13" draw:text-style-name="P28" svg:width="0.9331in" svg:height="0in" svg:x="4.7913in" svg:y="1.8709in" svg:viewBox="0 0 2371 0" svg:d="M0 0c791 0 1580 0 2371 0"><text:p/></draw:path><draw:path draw:style-name="gr14" draw:text-style-name="P28" svg:width="0.0724in" svg:height="0.0764in" svg:x="5.1244in" svg:y="1.7709in" svg:viewBox="0 0 185 195" svg:d="M101 118v-23h84v71c-13 9-27 16-40 21-14 5-29 8-42 8-20 0-38-4-54-13-16-7-28-18-37-33-8-15-12-32-12-51 0-18 4-35 12-51s20-27 36-36c15-7 33-11 53-11 14 0 26 2 38 7 12 4 21 11 28 18 6 9 11 19 15 31l-25 7c-3-10-7-17-11-23-5-5-11-9-19-13-9-3-17-5-27-5-12 0-22 2-31 6-9 3-16 8-22 13-5 6-9 12-12 19-5 11-8 24-8 37 0 17 3 31 9 42 6 12 15 19 27 25 12 5 24 8 38 8 11 0 21-2 32-6s19-9 25-14v-34z"><text:p/></draw:path><draw:path draw:style-name="gr14" draw:text-style-name="P28" svg:width="0.0591in" svg:height="0.074in" svg:x="5.2142in" svg:y="1.7728in" svg:viewBox="0 0 151 189" svg:d="M0 189v-189h75c13 0 23 1 30 2 10 2 17 5 24 8 7 5 12 12 16 19s6 16 6 25c0 17-5 30-16 41-11 12-29 17-57 17h-51v77zM27 90h51c17 0 29-3 36-10 6-5 10-14 10-25 0-7-2-14-6-19-3-6-9-10-16-12-4-1-12-2-24-2h-51z"><text:p/></draw:path><draw:path draw:style-name="gr14" draw:text-style-name="P28" svg:width="0.0102in" svg:height="0.074in" svg:x="5.289in" svg:y="1.7728in" svg:viewBox="0 0 27 189" svg:d="M0 189c0-63 0-126 0-189 9 0 18 0 27 0 0 63 0 126 0 189-9 0-18 0-27 0z"><text:p/></draw:path><draw:path draw:style-name="gr14" draw:text-style-name="P28" svg:width="0.0752in" svg:height="0.0764in" svg:x="5.3165in" svg:y="1.7709in" svg:viewBox="0 0 192 195" svg:d="M0 100c0-32 9-56 27-74s41-26 70-26c18 0 34 4 49 12 15 9 26 21 34 35 8 15 12 32 12 50 0 20-4 37-12 52-9 15-20 26-35 34-16 8-31 12-48 12-19 0-36-5-51-14-15-8-27-19-34-34-8-15-12-31-12-47zM27 100c0 23 7 40 20 52 13 14 29 20 49 20s36-6 49-20c13-13 20-30 20-55 0-15-3-28-8-39-6-11-14-20-25-26-11-7-22-10-35-10-19 0-36 6-49 18-14 12-21 32-21 60z"><text:p/></draw:path></draw:g><draw:g draw:style-name="gr2"><draw:path draw:style-name="gr3" draw:text-style-name="P27" svg:width="0.6839in" svg:height="0.6425in" svg:x="5.5382in" svg:y="0in" svg:viewBox="0 0 1738 1633" svg:d="M0 1633c0-544 0-1089 0-1633 579 0 1159 0 1738 0 0 544 0 1089 0 1633-579 0-1159 0-1738 0z"><text:p/></draw:path><draw:path draw:style-name="gr4" draw:text-style-name="P27" svg:width="0.0902in" svg:height="0.111in" svg:x="5.6201in" svg:y="0.0886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4" draw:text-style-name="P27" svg:width="0.0937in" svg:height="0.115in" svg:x="5.726in" svg:y="0.0866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1079in" svg:height="0.111in" svg:x="5.8772in" svg:y="0.0886in" svg:viewBox="0 0 275 283" svg:d="M116 283l-116-283h42l78 206c6 17 12 32 16 47 5-16 10-32 16-47l82-206h41l-118 283z"><text:p/></draw:path><draw:path draw:style-name="gr4" draw:text-style-name="P27" svg:width="0.0795in" svg:height="0.0843in" svg:x="5.9827in" svg:y="0.117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142in" svg:height="0.111in" svg:x="6.0799in" svg:y="0.0886in" svg:viewBox="0 0 37 283" svg:d="M0 283c0-94 0-189 0-283 12 0 25 0 37 0 0 94 0 189 0 283-12 0-25 0-37 0z"><text:p/></draw:path><draw:path draw:style-name="gr4" draw:text-style-name="P27" svg:width="0.0417in" svg:height="0.1102in" svg:x="6.1091in" svg:y="0.0906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937in" svg:height="0.115in" svg:x="5.6508in" svg:y="0.261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787in" svg:height="0.0843in" svg:x="5.761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689in" svg:height="0.0823in" svg:x="5.8591in" svg:y="0.2917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09in" svg:height="0.0843in" svg:x="5.9465in" svg:y="0.2917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787in" svg:height="0.0843in" svg:x="6.0295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95in" svg:height="0.0807in" svg:x="5.7941in" svg:y="0.4681in" svg:viewBox="0 0 203 206" svg:d="M0 206l80-106-75-100h45l35 50c7 9 12 16 16 22 6-8 12-17 16-23l37-49h45l-75 100 79 106h-45l-44-64-11-14-58 78z"><text:p/></draw:path><draw:path draw:style-name="gr4" draw:text-style-name="P27" svg:width="0.0783in" svg:height="0.1114in" svg:x="5.8787in" svg:y="0.4374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/draw:g><draw:g draw:style-name="gr2"><draw:path draw:style-name="gr5" draw:text-style-name="P28" svg:width="0.8705in" svg:height="0.7012in" svg:x="4.7913in" svg:y="0.6433in" svg:viewBox="0 0 2212 1782" svg:d="M0 1782c738-594 1475-1188 2212-1782"><text:p/></draw:path><draw:path draw:style-name="gr6" draw:text-style-name="P28" svg:width="0.0843in" svg:height="0.0815in" svg:x="5.0917in" svg:y="0.9654in" svg:viewBox="0 0 215 208" svg:d="M74 208l-74-189 23-19 192 94-23 18-56-30-64 53 23 56zM63 114l52-42-52-26c-15-9-28-16-38-22 6 12 12 23 17 34z"><text:p/></draw:path><draw:path draw:style-name="gr6" draw:text-style-name="P28" svg:width="0.0866in" svg:height="0.0835in" svg:x="5.1339in" svg:y="0.9126in" svg:viewBox="0 0 221 213" svg:d="M130 213l-130-144 53-42c11-9 21-16 29-20 10-4 21-7 31-7 13 0 27 4 40 10 13 7 25 16 37 29 10 12 18 22 23 33 5 10 7 20 8 29 1 8 0 17-2 24s-6 14-11 22c-6 7-13 15-23 21zM135 180l33-27c10-8 17-15 21-21 4-7 7-12 7-19 1-8-1-17-5-27-5-9-12-20-22-31-13-15-27-24-39-28-13-4-23-4-33-1-7 3-17 9-29 18l-32 26z"><text:p/></draw:path><draw:path draw:style-name="gr6" draw:text-style-name="P28" svg:width="0.0791in" svg:height="0.0752in" svg:x="5.2055in" svg:y="0.8618in" svg:viewBox="0 0 202 192" svg:d="M165 80l25-12c10 19 13 38 10 55-4 17-14 31-30 45-16 13-33 21-49 23s-32-1-49-8c-16-8-31-18-43-32-14-15-22-30-27-46-4-16-3-32 3-46 6-15 16-28 30-38 15-13 31-20 48-21 18-1 34 4 51 14l-17 21c-13-8-25-11-36-11-11 1-21 6-32 14-11 10-19 20-22 31-3 12-2 24 2 35 5 11 12 21 20 31 11 11 23 20 35 26s24 8 36 6 23-7 33-14c11-10 18-21 21-33 2-12-1-26-9-40z"><text:p/></draw:path></draw:g><draw:g draw:style-name="gr2"><draw:path draw:style-name="gr3" draw:text-style-name="P27" svg:width="0.9827in" svg:height="0.5843in" svg:x="5.289in" svg:y="3.0402in" svg:viewBox="0 0 2497 1485" svg:d="M0 1485c0-495 0-990 0-1485 832 0 1665 0 2497 0 0 495 0 990 0 1485-832 0-1665 0-2497 0z"><text:p/></draw:path><draw:path draw:style-name="gr4" draw:text-style-name="P27" svg:width="0.0878in" svg:height="0.111in" svg:x="5.4059in" svg:y="3.1866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4" draw:text-style-name="P27" svg:width="0.0795in" svg:height="0.0807in" svg:x="5.5047in" svg:y="3.2173in" svg:viewBox="0 0 203 206" svg:d="M0 206l80-106-75-100h45l35 50c7 9 12 16 16 22 6-8 12-17 16-23l37-49h45l-75 100 79 106h-45l-44-64-11-14-58 78z"><text:p/></draw:path><draw:path draw:style-name="gr4" draw:text-style-name="P27" svg:width="0.0744in" svg:height="0.1134in" svg:x="5.5945in" svg:y="3.2154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91in" svg:height="0.0843in" svg:x="5.6827in" svg:y="3.2154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5.7819in" svg:y="3.2154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09in" svg:height="0.0843in" svg:x="5.8681in" svg:y="3.2154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142in" svg:height="0.111in" svg:x="5.9579in" svg:y="3.1866in" svg:viewBox="0 0 37 283" svg:d="M0 39c0-13 0-26 0-39 12 0 25 0 37 0 0 13 0 26 0 39-12 0-25 0-37 0zM0 283c0-68 0-137 0-205 12 0 25 0 37 0 0 68 0 137 0 205-12 0-25 0-37 0z"><text:p/></draw:path><draw:path draw:style-name="gr4" draw:text-style-name="P27" svg:width="0.0795in" svg:height="0.0843in" svg:x="5.9886in" svg:y="3.215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689in" svg:height="0.0823in" svg:x="6.0874in" svg:y="3.2154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925in" svg:height="0.111in" svg:x="5.5209in" svg:y="3.3614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0787in" svg:height="0.0843in" svg:x="5.6327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91in" svg:height="0.0843in" svg:x="5.726in" svg:y="3.3902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744in" svg:height="0.113in" svg:x="5.8181in" svg:y="3.3614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4" draw:text-style-name="P27" svg:width="0.0787in" svg:height="0.0843in" svg:x="5.9118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6.0091in" svg:y="3.3902in" svg:viewBox="0 0 118 210" svg:d="M0 210v-205h32v31c9-15 17-25 24-29 7-5 15-7 24-7 13 0 26 4 38 11l-12 32c-9-5-18-7-27-7-8 0-15 1-22 6-6 5-11 11-14 20-4 12-6 26-6 40v108z"><text:p/></draw:path></draw:g><draw:g draw:style-name="gr2"><draw:path draw:style-name="gr13" draw:text-style-name="P28" svg:width="0.4976in" svg:height="0.2921in" svg:x="4.7909in" svg:y="2.7472in" svg:viewBox="0 0 1265 743" svg:d="M0 0c421 248 843 495 1265 743"><text:p/></draw:path><draw:path draw:style-name="gr14" draw:text-style-name="P28" svg:width="0.0787in" svg:height="0.0783in" svg:x="4.8732in" svg:y="2.7091in" svg:viewBox="0 0 201 200" svg:d="M93 117l13-19 71 42-39 59c-17 2-32 1-47-1-14-3-28-8-40-15-17-10-30-22-39-37s-13-31-12-47c2-17 8-33 18-49 11-15 24-27 40-37s32-14 50-13c17 1 34 7 50 17 13 7 22 16 30 25 7 10 12 20 13 29 1 11-1 22-5 35l-25-8c3-9 4-17 4-24-1-7-4-14-9-21-5-6-12-13-20-17-10-7-20-11-29-12-10-1-19 0-26 1-8 2-15 5-21 10-11 7-21 17-28 28-10 14-15 27-16 40-1 12 2 23 8 35 7 10 16 18 28 25 9 6 20 9 32 11 11 2 21 2 28 1l20-29z"><text:p/></draw:path><draw:path draw:style-name="gr14" draw:text-style-name="P28" svg:width="0.0835in" svg:height="0.0681in" svg:x="4.9354in" svg:y="2.7417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14" draw:text-style-name="P28" svg:width="0.0504in" svg:height="0.0681in" svg:x="4.9996in" svg:y="2.7791in" svg:viewBox="0 0 129 174" svg:d="M0 160c36-53 71-107 107-160 8 5 14 9 22 13-35 53-70 108-106 161-8-5-15-9-23-14z"><text:p/></draw:path><draw:path draw:style-name="gr14" draw:text-style-name="P28" svg:width="0.0783in" svg:height="0.0764in" svg:x="5.0354in" svg:y="2.8047in" svg:viewBox="0 0 200 195" svg:d="M17 52c17-27 38-43 64-49 25-7 50-2 74 12 16 9 28 21 35 36 8 14 12 30 10 45-2 17-8 33-19 49-11 17-24 29-39 38-16 8-32 13-49 12-18-1-34-7-49-15-16-10-27-22-34-37-8-14-11-30-9-46 1-16 7-31 16-45zM39 66c-13 18-16 36-13 54 4 18 14 31 31 41 17 9 35 12 53 8 19-4 35-16 48-37 9-13 14-25 16-37 1-14-1-25-6-35-6-10-14-20-26-26-16-10-33-12-52-10-18 4-35 17-51 42z"><text:p/></draw:path><draw:path draw:style-name="gr14" draw:text-style-name="P28" svg:width="0.0209in" svg:height="0.0217in" svg:x="5.0933in" svg:y="2.8917in" svg:viewBox="0 0 54 56" svg:d="M16 22l14-22 24 14-15 22c-5 8-11 14-17 17s-14 4-22 3v-11c5 1 10 0 14-3 4-2 9-6 13-13z"><text:p/></draw:path><draw:path draw:style-name="gr14" draw:text-style-name="P28" svg:width="0.0768in" svg:height="0.0846in" svg:x="4.7035in" svg:y="2.7587in" svg:viewBox="0 0 196 216" svg:d="M0 123l171-123 25 15-38 201-25-16 13-59-72-43-50 39zM92 85l59 35 11-55c4-17 7-30 10-41-9 9-19 17-30 26z"><text:p/></draw:path><draw:path draw:style-name="gr14" draw:text-style-name="P28" svg:width="0.0843in" svg:height="0.0835in" svg:x="4.7756in" svg:y="2.7854in" svg:viewBox="0 0 215 213" svg:d="M0 160l107-160 58 35c13 7 23 14 29 19 8 8 14 17 17 26 4 13 5 26 2 40-3 13-10 27-19 42-8 12-17 21-26 29-10 8-19 14-27 17-9 3-18 5-26 5-7 0-15-1-24-3-10-3-19-8-30-14zM36 154l36 22c11 6 21 10 28 12 8 2 15 2 20 1 9-2 18-7 26-13 9-7 17-16 25-28 11-17 17-31 17-44 0-12-3-23-9-30-5-6-14-13-27-21l-36-20z"><text:p/></draw:path><draw:path draw:style-name="gr14" draw:text-style-name="P28" svg:width="0.0764in" svg:height="0.076in" svg:x="4.8528in" svg:y="2.8354in" svg:viewBox="0 0 195 194" svg:d="M134 150l19 19c-16 14-34 22-52 24-19 2-37-2-55-13-19-11-32-23-39-37-6-14-9-29-6-46 3-16 9-33 20-48 11-17 24-29 39-38 15-8 31-12 48-11s33 6 48 15c16 10 28 23 34 38 6 14 6 31 1 48l-26-8c4-14 3-26-1-35-4-10-11-18-22-24-13-9-26-11-39-11-12 1-24 4-34 13-10 7-18 16-25 26-9 14-15 27-17 39-3 12-1 24 5 34s14 19 24 25c13 8 26 10 40 9 13-1 26-8 38-19z"><text:p/></draw:path><draw:path draw:style-name="gr14" draw:text-style-name="P28" svg:width="0.0209in" svg:height="0.0217in" svg:x="4.9047in" svg:y="2.9197in" svg:viewBox="0 0 54 56" svg:d="M16 22l14-22 24 14-15 22c-5 8-11 14-17 17s-14 4-22 3v-11c5 1 10 0 14-3 4-2 9-6 13-13z"><text:p/></draw:path><draw:path draw:style-name="gr14" draw:text-style-name="P28" svg:width="0.0744in" svg:height="0.0764in" svg:x="4.9701in" svg:y="2.9035in" svg:viewBox="0 0 190 195" svg:d="M10 85l22 10c-4 10-6 17-6 25 0 7 3 15 9 22 5 8 13 14 22 20 9 5 17 8 25 9 8 2 15 1 21-1 6-3 11-5 13-11 3-5 5-9 4-15 0-6-3-12-8-19-3-3-11-12-24-24s-21-22-25-29c-6-9-9-18-9-26 0-9 2-16 7-24 6-7 13-14 23-17 9-5 20-6 31-4s23 6 34 13c13 7 23 15 30 25s11 19 11 29c0 11-3 21-8 30l-24-12c5-10 7-20 3-29-3-8-11-17-23-23-14-9-24-12-33-11s-16 5-20 12c-4 5-5 12-3 17 2 7 10 17 25 31 14 14 24 25 29 32 8 10 11 20 12 29 0 9-2 19-8 27-6 9-14 15-24 20-9 4-20 5-33 4-12-1-25-6-37-13-15-9-27-18-34-29-8-10-12-21-12-33s3-24 10-35z"><text:p/></draw:path><draw:path draw:style-name="gr14" draw:text-style-name="P28" svg:width="0.0835in" svg:height="0.0681in" svg:x="5.0272in" svg:y="2.9327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14" draw:text-style-name="P28" svg:width="0.0504in" svg:height="0.0681in" svg:x="5.0909in" svg:y="2.9709in" svg:viewBox="0 0 129 174" svg:d="M0 160c36-53 71-107 107-160 8 5 14 9 22 13-35 53-70 108-106 161-8-5-15-9-23-14z"><text:p/></draw:path></draw:g><draw:g draw:style-name="gr2"><draw:path draw:style-name="gr5" draw:text-style-name="P28" svg:width="0.1866in" svg:height="0.7012in" svg:x="3.4846in" svg:y="0.6433in" svg:viewBox="0 0 475 1782" svg:d="M0 0c158 594 317 1188 475 1782"><text:p/></draw:path><draw:path draw:style-name="gr6" draw:text-style-name="P28" svg:width="0.0811in" svg:height="0.0713in" svg:x="3.5906in" svg:y="0.9063in" svg:viewBox="0 0 207 182" svg:d="M78 4c31-7 59-5 82 7 22 12 37 31 44 57 5 17 4 33-1 49-5 15-14 28-27 39-14 10-30 18-50 22-20 5-37 6-55 2-17-3-32-12-44-24-12-11-19-25-24-41-4-18-4-34 1-50s15-29 28-39c14-10 29-18 46-22zM84 29c-23 5-39 16-50 31-10 15-12 31-8 49 5 19 16 32 33 40 16 10 36 11 61 5 16-4 28-9 39-17 10-8 17-18 21-29s4-22 1-35c-5-17-15-30-31-41-15-9-38-10-66-3z"><text:p/></draw:path><draw:path draw:style-name="gr6" draw:text-style-name="P28" svg:width="0.0815in" svg:height="0.0689in" svg:x="3.6106in" svg:y="0.9854in" svg:viewBox="0 0 208 176" svg:d="M89 150v26c-22 0-40-6-55-16-15-11-25-26-30-45-5-21-5-37 0-51 5-15 15-28 29-38 15-10 31-18 49-22 20-5 39-5 56-1 17 3 32 11 43 22 11 12 19 26 24 42 5 18 4 35-3 50s-19 27-35 36l-13-23c13-8 22-16 26-26s4-20 1-33c-4-14-10-24-20-33-10-7-21-12-34-13s-26 0-38 3c-17 5-30 10-40 18-11 7-18 16-22 27-3 11-3 22 0 34 3 14 11 25 21 32 10 8 24 12 41 11z"><text:p/></draw:path></draw:g><draw:g draw:style-name="gr2"><draw:path draw:style-name="gr9" draw:text-style-name="P29" svg:width="0.9579in" svg:height="0.6425in" svg:x="5.9114in" svg:y="3.8583in" svg:viewBox="0 0 2434 1633" svg:d="M0 1633c0-544 0-1089 0-1633 811 0 1623 0 2434 0 0 544 0 1089 0 1633-811 0-1623 0-2434 0z"><text:p/></draw:path><draw:path draw:style-name="gr10" draw:text-style-name="P29" svg:width="0.0736in" svg:height="0.111in" svg:x="6.1354in" svg:y="3.9469in" svg:viewBox="0 0 188 283" svg:d="M0 283c0-94 0-189 0-283 13 0 27 0 40 0 0 83 0 167 0 250 50 0 98 0 148 0 0 11 0 22 0 33-63 0-125 0-188 0z"><text:p/></draw:path><draw:path draw:style-name="gr10" draw:text-style-name="P29" svg:width="0.0787in" svg:height="0.0843in" svg:x="6.2224in" svg:y="3.975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0" draw:text-style-name="P29" svg:width="0.0752in" svg:height="0.1154in" svg:x="6.315in" svg:y="3.9756in" svg:viewBox="0 0 192 294" svg:d="M7 226l37 5c2 11 6 19 13 23 9 7 21 11 37 11 18 0 30-3 39-10 10-6 16-15 19-26 2-7 3-21 3-44-16 17-37 25-60 25-30 0-54-10-70-30-17-21-25-45-25-73 0-20 4-39 11-55 8-16 19-30 34-38 14-9 31-14 51-14 25 0 46 10 63 30v-25h33v177c0 32-3 55-10 69-7 13-18 23-34 32-15 7-33 11-54 11-26 0-48-6-64-17s-24-28-23-51zM38 104c0 27 6 47 17 59 12 12 26 18 43 18s31-6 43-18c11-12 17-32 17-58 0-25-6-44-18-57-12-12-25-19-42-19s-31 7-43 19c-11 13-17 32-17 56z"><text:p/></draw:path><draw:path draw:style-name="gr10" draw:text-style-name="P29" svg:width="0.0791in" svg:height="0.0843in" svg:x="6.4063in" svg:y="3.9756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10" draw:text-style-name="P29" svg:width="0.0748in" svg:height="0.0843in" svg:x="6.5in" svg:y="3.9756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10" draw:text-style-name="P29" svg:width="0.0783in" svg:height="0.1134in" svg:x="6.5795in" svg:y="3.9772in" svg:viewBox="0 0 200 289" svg:d="M20 284l-5-31c8 1 15 2 22 2 8 0 15-1 20-3 5-3 9-7 12-12 2-2 6-12 12-25 0-3 1-5 3-9l-84-206h40l46 119c6 15 11 31 16 47 4-15 9-30 14-45l47-121h37l-82 210c-8 22-15 38-20 46-7 12-15 20-23 25-9 5-19 8-31 8-7 0-15-2-24-5z"><text:p/></draw:path><draw:path draw:style-name="gr10" draw:text-style-name="P29" svg:width="0.0736in" svg:height="0.111in" svg:x="6.2366in" svg:y="4.1209in" svg:viewBox="0 0 188 283" svg:d="M0 283c0-94 0-189 0-283 13 0 27 0 40 0 0 83 0 167 0 250 50 0 98 0 148 0 0 11 0 22 0 33-63 0-125 0-188 0z"><text:p/></draw:path><draw:path draw:style-name="gr10" draw:text-style-name="P29" svg:width="0.1043in" svg:height="0.115in" svg:x="6.3256in" svg:y="4.1197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10" draw:text-style-name="P29" svg:width="0.0972in" svg:height="0.111in" svg:x="6.45in" svg:y="4.1209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10" draw:text-style-name="P29" svg:width="0.1043in" svg:height="0.115in" svg:x="6.039in" svg:y="4.2941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10" draw:text-style-name="P29" svg:width="0.0795in" svg:height="0.0843in" svg:x="6.1555in" svg:y="4.324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0" draw:text-style-name="P29" svg:width="0.0689in" svg:height="0.0823in" svg:x="6.2535in" svg:y="4.3244in" svg:viewBox="0 0 176 210" svg:d="M0 210v-205h33v29c16-23 39-34 69-34 13 0 25 2 36 7 11 4 19 10 24 17 6 8 10 16 12 26 1 6 2 17 2 34v126h-38v-125c0-14-1-25-4-32s-8-13-15-17-15-6-25-6c-15 0-29 5-40 14s-17 27-17 54v112z"><text:p/></draw:path><draw:path draw:style-name="gr10" draw:text-style-name="P29" svg:width="0.0417in" svg:height="0.1102in" svg:x="6.3386in" svg:y="4.2972in" svg:viewBox="0 0 107 281" svg:d="M102 246l5 31c-10 2-20 4-28 4-14 0-24-3-32-7-7-4-12-9-15-16-3-6-5-19-5-41v-118h-27v-27h27v-51l37-21v72h38v27h-38v119c0 10 1 17 2 20 1 2 3 4 7 6 3 2 7 3 12 3s10 0 17-1z"><text:p/></draw:path><draw:path draw:style-name="gr10" draw:text-style-name="P29" svg:width="0.0461in" svg:height="0.0823in" svg:x="6.3929in" svg:y="4.3244in" svg:viewBox="0 0 118 210" svg:d="M0 210v-205h32v31c9-15 17-25 24-29 7-5 15-7 24-7 13 0 26 4 38 11l-12 32c-9-5-18-7-27-7-8 0-15 1-22 6-6 5-11 11-14 20-4 12-6 26-6 40v108z"><text:p/></draw:path><draw:path draw:style-name="gr10" draw:text-style-name="P29" svg:width="0.0795in" svg:height="0.0843in" svg:x="6.4417in" svg:y="4.324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0" draw:text-style-name="P29" svg:width="0.0142in" svg:height="0.111in" svg:x="6.5406in" svg:y="4.2961in" svg:viewBox="0 0 37 283" svg:d="M0 283c0-94 0-189 0-283 12 0 25 0 37 0 0 94 0 189 0 283-12 0-25 0-37 0z"><text:p/></draw:path><draw:path draw:style-name="gr10" draw:text-style-name="P29" svg:width="0.0142in" svg:height="0.111in" svg:x="6.5772in" svg:y="4.2961in" svg:viewBox="0 0 37 283" svg:d="M0 283c0-94 0-189 0-283 12 0 25 0 37 0 0 94 0 189 0 283-12 0-25 0-37 0z"><text:p/></draw:path><draw:path draw:style-name="gr10" draw:text-style-name="P29" svg:width="0.0787in" svg:height="0.0843in" svg:x="6.6091in" svg:y="4.324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0" draw:text-style-name="P29" svg:width="0.0461in" svg:height="0.0823in" svg:x="6.7063in" svg:y="4.3244in" svg:viewBox="0 0 118 210" svg:d="M0 210v-205h32v31c9-15 17-25 24-29 7-5 15-7 24-7 13 0 26 4 38 11l-12 32c-9-5-18-7-27-7-8 0-15 1-22 6-6 5-11 11-14 20-4 12-6 26-6 40v108z"><text:p/></draw:path></draw:g><draw:g draw:style-name="gr2"><draw:path draw:style-name="gr9" draw:text-style-name="P29" svg:width="0.8709in" svg:height="0.6425in" svg:x="4.7909in" svg:y="3.8583in" svg:viewBox="0 0 2213 1633" svg:d="M0 1633c0-544 0-1089 0-1633 738 0 1476 0 2213 0 0 544 0 1089 0 1633-737 0-1475 0-2213 0z"><text:p/></draw:path><draw:path draw:style-name="gr10" draw:text-style-name="P29" svg:width="0.0925in" svg:height="0.111in" svg:x="4.987in" svg:y="3.9469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10" draw:text-style-name="P29" svg:width="0.0142in" svg:height="0.111in" svg:x="5.1047in" svg:y="3.9469in" svg:viewBox="0 0 37 283" svg:d="M0 39c0-13 0-26 0-39 12 0 25 0 37 0 0 13 0 26 0 39-12 0-25 0-37 0zM0 283c0-68 0-137 0-205 12 0 25 0 37 0 0 68 0 137 0 205-12 0-25 0-37 0z"><text:p/></draw:path><draw:path draw:style-name="gr10" draw:text-style-name="P29" svg:width="0.0449in" svg:height="0.0134in" svg:x="5.135in" svg:y="4.0114in" svg:viewBox="0 0 115 35" svg:d="M0 35c0-12 0-24 0-35 38 0 77 0 115 0 0 11 0 23 0 35-38 0-77 0-115 0z"><text:p/></draw:path><draw:path draw:style-name="gr10" draw:text-style-name="P29" svg:width="0.1035in" svg:height="0.111in" svg:x="5.1972in" svg:y="3.9469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10" draw:text-style-name="P29" svg:width="0.0787in" svg:height="0.0843in" svg:x="5.3091in" svg:y="3.975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0" draw:text-style-name="P29" svg:width="0.0709in" svg:height="0.0843in" svg:x="5.4028in" svg:y="3.9756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10" draw:text-style-name="P29" svg:width="0.0937in" svg:height="0.111in" svg:x="5.0772in" svg:y="4.1209in" svg:viewBox="0 0 239 283" svg:d="M100 283c0-83 0-166 0-249-33 0-67 0-100 0 0-12 0-23 0-34 80 0 159 0 239 0 0 11 0 22 0 34-33 0-67 0-100 0 0 83 0 166 0 249-13 0-26 0-39 0z"><text:p/></draw:path><draw:path draw:style-name="gr10" draw:text-style-name="P29" svg:width="0.0795in" svg:height="0.111in" svg:x="5.189in" svg:y="4.1209in" svg:viewBox="0 0 203 283" svg:d="M0 283c0-94 0-189 0-283 68 0 135 0 203 0 0 11 0 22 0 34-55 0-108 0-163 0 0 29 0 58 0 87 47 0 94 0 141 0 0 11 0 22 0 33-47 0-94 0-141 0 0 43 0 86 0 129-13 0-27 0-40 0z"><text:p/></draw:path><draw:path draw:style-name="gr10" draw:text-style-name="P29" svg:width="0.0937in" svg:height="0.111in" svg:x="5.2815in" svg:y="4.1209in" svg:viewBox="0 0 239 283" svg:d="M100 283c0-83 0-166 0-249-33 0-67 0-100 0 0-12 0-23 0-34 80 0 159 0 239 0 0 11 0 22 0 34-33 0-67 0-100 0 0 83 0 166 0 249-13 0-26 0-39 0z"><text:p/></draw:path><draw:path draw:style-name="gr10" draw:text-style-name="P29" svg:width="0.1173in" svg:height="0.0807in" svg:x="4.9406in" svg:y="4.3268in" svg:viewBox="0 0 299 206" svg:d="M67 206l-67-206h39l35 119 12 44c1-2 5-16 12-42l33-121h38l33 120 10 39 13-40 38-119h36l-70 206h-38l-34-123-8-35-44 158z"><text:p/></draw:path><draw:path draw:style-name="gr10" draw:text-style-name="P29" svg:width="0.0457in" svg:height="0.115in" svg:x="5.0583in" svg:y="4.2941in" svg:viewBox="0 0 117 293" svg:d="M0 293c29-97 59-196 88-293 10 0 20 0 29 0-28 97-58 196-87 293-10 0-20 0-30 0z"><text:p/></draw:path><draw:path draw:style-name="gr10" draw:text-style-name="P29" svg:width="0.0417in" svg:height="0.1102in" svg:x="5.1075in" svg:y="4.2972in" svg:viewBox="0 0 107 281" svg:d="M102 246l5 31c-10 2-20 4-28 4-14 0-24-3-32-7-7-4-12-9-15-16-3-6-5-19-5-41v-118h-27v-27h27v-51l37-21v72h38v27h-38v119c0 10 1 17 2 20 1 2 3 4 7 6 3 2 7 3 12 3s10 0 17-1z"><text:p/></draw:path><draw:path draw:style-name="gr10" draw:text-style-name="P29" svg:width="0.0795in" svg:height="0.0843in" svg:x="5.1563in" svg:y="4.324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0" draw:text-style-name="P29" svg:width="0.0697in" svg:height="0.0823in" svg:x="5.2547in" svg:y="4.3268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10" draw:text-style-name="P29" svg:width="0.0748in" svg:height="0.0843in" svg:x="5.3437in" svg:y="4.3244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10" draw:text-style-name="P29" svg:width="0.0689in" svg:height="0.111in" svg:x="5.4311in" svg:y="4.2961in" svg:viewBox="0 0 176 283" svg:d="M0 283v-283h37v101c17-19 39-28 65-28 15 0 29 3 41 9s20 14 25 25 8 26 8 46v130h-37v-131c0-16-4-29-12-37s-18-12-33-12c-11 0-21 3-30 8-10 5-17 12-21 22-4 9-6 21-6 38v112z"><text:p/></draw:path></draw:g><draw:path draw:style-name="gr15" draw:text-style-name="P30" svg:width="0.1295in" svg:height="0.2398in" svg:x="5.476in" svg:y="3.6181in" svg:viewBox="0 0 330 610" svg:d="M330 0c-110 203-220 407-330 610"><text:p/></draw:path><draw:path draw:style-name="gr15" draw:text-style-name="P30" svg:width="0.1189in" svg:height="0.2398in" svg:x="5.9787in" svg:y="3.6181in" svg:viewBox="0 0 303 610" svg:d="M0 0c101 203 202 407 303 610"><text:p/></draw:path><draw:g draw:style-name="gr2"><draw:path draw:style-name="gr3" draw:text-style-name="P27" svg:width="0.8709in" svg:height="0.6425in" svg:x="5.7244in" svg:y="2.2799in" svg:viewBox="0 0 2213 1633" svg:d="M0 1633c0-544 0-1089 0-1633 738 0 1476 0 2213 0 0 544 0 1089 0 1633-737 0-1475 0-2213 0z"><text:p/></draw:path><draw:path draw:style-name="gr4" draw:text-style-name="P27" svg:width="0.0878in" svg:height="0.111in" svg:x="5.785in" svg:y="2.4555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4" draw:text-style-name="P27" svg:width="0.0795in" svg:height="0.0807in" svg:x="5.8843in" svg:y="2.4854in" svg:viewBox="0 0 203 206" svg:d="M0 206l80-106-75-100h45l35 50c7 9 12 16 16 22 6-8 12-17 16-23l37-49h45l-75 100 79 106h-45l-44-64-11-14-58 78z"><text:p/></draw:path><draw:path draw:style-name="gr4" draw:text-style-name="P27" svg:width="0.0744in" svg:height="0.1134in" svg:x="5.9744in" svg:y="2.4843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91in" svg:height="0.0843in" svg:x="6.0626in" svg:y="2.484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6.1614in" svg:y="2.4843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09in" svg:height="0.0843in" svg:x="6.2484in" svg:y="2.4843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142in" svg:height="0.111in" svg:x="6.3374in" svg:y="2.4555in" svg:viewBox="0 0 37 283" svg:d="M0 39c0-13 0-26 0-39 12 0 25 0 37 0 0 13 0 26 0 39-12 0-25 0-37 0zM0 283c0-68 0-137 0-205 12 0 25 0 37 0 0 68 0 137 0 205-12 0-25 0-37 0z"><text:p/></draw:path><draw:path draw:style-name="gr4" draw:text-style-name="P27" svg:width="0.0795in" svg:height="0.0843in" svg:x="6.3681in" svg:y="2.484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689in" svg:height="0.0823in" svg:x="6.4669in" svg:y="2.4843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89in" svg:height="0.111in" svg:x="6.0291in" svg:y="2.6299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" draw:text-style-name="P27" svg:width="0.0697in" svg:height="0.0823in" svg:x="6.1386in" svg:y="2.6606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4" draw:text-style-name="P27" svg:width="0.0709in" svg:height="0.0843in" svg:x="6.2264in" svg:y="2.6591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/draw:g><draw:g draw:style-name="gr2"><draw:path draw:style-name="gr7" draw:text-style-name="P28" svg:width="0.9335in" svg:height="0.2335in" svg:x="4.7909in" svg:y="2.3386in" svg:viewBox="0 0 2372 594" svg:d="M0 0c791 198 1581 396 2372 594"><text:p/></draw:path><draw:path draw:style-name="gr8" draw:text-style-name="P28" svg:width="0.0736in" svg:height="0.0819in" svg:x="5.1343in" svg:y="2.3268in" svg:viewBox="0 0 188 209" svg:d="M162 32l26 6-30 105c-5 19-12 33-19 42-8 10-18 17-32 21-13 4-29 4-47-1s-32-11-42-21c-10-8-16-18-17-32-2-12 0-28 5-46l30-106 25 7-28 104c-5 16-7 27-6 36 1 8 5 16 11 21 7 6 15 11 25 13 19 5 34 4 44-1 10-7 19-21 25-43z"><text:p/></draw:path><draw:path draw:style-name="gr8" draw:text-style-name="P28" svg:width="0.0709in" svg:height="0.0823in" svg:x="5.1961in" svg:y="2.3508in" svg:viewBox="0 0 181 210" svg:d="M0 165l125-165 29 7 27 203-30-8-6-61-81-20-36 50zM77 103l66 17-6-55c-2-17-3-31-3-43-7 12-14 22-20 33z"><text:p/></draw:path><draw:path draw:style-name="gr8" draw:text-style-name="P28" svg:width="0.076in" svg:height="0.0882in" svg:x="5.2772in" svg:y="2.3638in" svg:viewBox="0 0 194 225" svg:d="M0 182l52-182 85 22c18 4 30 9 39 14 8 6 13 14 16 23s3 20 0 30c-3 13-11 22-22 29-12 6-27 9-46 6 5 5 9 10 12 14 5 8 10 18 14 29l19 58-31-8-15-44c-4-13-8-23-10-30-3-7-6-12-10-16-3-3-6-5-10-7-3-2-7-3-14-5l-30-7-23 81zM55 86l56 14c10 3 20 4 27 3 8 0 14-3 19-7 5-3 8-9 10-15 2-8 1-16-5-23-5-7-15-13-29-16l-61-16z"><text:p/></draw:path><draw:path draw:style-name="gr8" draw:text-style-name="P28" svg:width="0.063in" svg:height="0.0803in" svg:x="5.3642in" svg:y="2.3811in" svg:viewBox="0 0 161 205" svg:d="M19 198c15-53 30-106 46-161-22-4-43-10-65-15 2-8 4-15 6-22 52 13 104 26 155 38-2 8-4 15-6 23-22-6-43-11-64-17-15 54-31 108-46 161-9-2-17-4-26-7z"><text:p/></draw:path></draw:g><draw:g draw:style-name="gr2"><draw:path draw:style-name="gr3" draw:text-style-name="P26" svg:width="1.4933in" svg:height="1.4028in" svg:x="3.2972in" svg:y="1.3445in" svg:viewBox="0 0 3794 3564" svg:d="M0 3564c0-1188 0-2376 0-3564 1265 0 2529 0 3794 0 0 1188 0 2376 0 3564-1265 0-2529 0-3794 0z"><text:p/></draw:path><draw:path draw:style-name="gr4" draw:text-style-name="P26" svg:width="0.1059in" svg:height="0.1299in" svg:x="3.4945in" svg:y="1.9783in" svg:viewBox="0 0 270 331" svg:d="M0 331v-331h133c23 0 42 1 54 3 17 3 32 8 44 16 12 7 21 17 28 32 7 14 11 29 11 44 0 28-10 53-29 72-19 20-54 29-104 29h-90v135zM47 157h91c30 0 52-5 65-16 13-10 19-25 19-44 0-14-4-26-11-35-8-11-18-17-30-20-8-2-23-3-44-3h-90z"><text:p/></draw:path><draw:path draw:style-name="gr4" draw:text-style-name="P26" svg:width="0.0181in" svg:height="0.1299in" svg:x="3.6272in" svg:y="1.9783in" svg:viewBox="0 0 47 331" svg:d="M0 331c0-110 0-221 0-331 16 0 31 0 47 0 0 110 0 221 0 331-16 0-31 0-47 0z"><text:p/></draw:path><draw:path draw:style-name="gr4" draw:text-style-name="P26" svg:width="0.122in" svg:height="0.1343in" svg:x="3.674in" svg:y="1.976in" svg:viewBox="0 0 311 342" svg:d="M264 221l47 11c-10 36-27 64-53 82-25 19-56 28-93 28-38 0-68-7-92-21-24-15-42-36-54-64-13-27-19-57-19-89 0-34 7-64 21-89 14-27 34-45 60-59 26-13 53-20 85-20 35 0 65 8 89 25s41 40 50 71l-46 11c-8-25-20-42-36-53-15-11-35-17-58-17-28 0-50 7-67 19-19 12-32 28-39 49-7 20-11 42-11 63 0 28 4 54 13 74 9 21 22 37 41 47 17 10 37 16 59 16 26 0 48-8 66-22s31-34 37-62z"><text:p/></draw:path><draw:path draw:style-name="gr4" draw:text-style-name="P26" svg:width="0.0906in" svg:height="0.1327in" svg:x="3.8118in" svg:y="1.9772in" svg:viewBox="0 0 231 338" svg:d="M0 245l45-6c5 23 13 40 25 50s26 15 44 15c19 0 37-7 50-20 14-13 21-30 21-48 0-19-6-35-19-46-13-12-30-19-50-19-7 0-17 2-29 5l5-36c3 0 5 0 7 0 16 0 32-3 47-13 14-9 21-23 21-42 0-15-5-27-16-36-11-11-24-15-40-15-17 0-31 4-42 15-11 10-18 25-21 45l-45-8c5-27 17-49 36-64s42-22 70-22c19 0 37 4 53 11 16 9 28 19 37 32 9 14 13 28 13 43 0 14-4 27-12 39-8 13-21 22-37 28 21 5 38 14 50 28 12 15 18 32 18 54 0 28-11 53-34 73-22 19-51 30-84 30-31 0-57-9-78-26-20-17-32-40-35-67z"><text:p/></draw:path><draw:path draw:style-name="gr4" draw:text-style-name="P26" svg:width="0.0917in" svg:height="0.1303in" svg:x="3.9165in" svg:y="1.9772in" svg:viewBox="0 0 234 332" svg:d="M234 293v39h-234c0-9 1-20 5-28 6-15 16-30 29-44 13-15 32-32 57-50 37-29 63-53 77-71 14-16 21-33 21-48 0-16-6-30-19-40-12-12-28-17-48-17s-37 5-50 17c-12 13-19 29-19 50l-45-6c3-30 15-54 35-71 20-16 47-24 80-24 34 0 61 8 81 26s30 39 30 66c0 13-3 26-9 39-6 12-15 26-29 40s-36 34-67 58c-25 21-42 35-50 42-7 7-13 14-18 22z"><text:p/></draw:path><draw:path draw:style-name="gr4" draw:text-style-name="P26" svg:width="0.1319in" svg:height="0.1299in" svg:x="4.0339in" svg:y="1.9783in" svg:viewBox="0 0 336 331" svg:d="M0 331v-331h70l83 234c7 22 13 38 17 49 4-12 10-29 19-53l86-230h61v331h-45v-277l-104 277h-41l-101-280v280z"><text:p/></draw:path><draw:path draw:style-name="gr4" draw:text-style-name="P26" svg:width="0.1094in" svg:height="0.1299in" svg:x="4.1839in" svg:y="1.9783in" svg:viewBox="0 0 279 331" svg:d="M0 331v-41l181-210c13-15 25-29 37-41h-197v-39h252v39l-199 229-20 24h225v39z"><text:p/></draw:path><draw:path draw:style-name="gr4" draw:text-style-name="P26" svg:width="0.0524in" svg:height="0.0157in" svg:x="4.3035in" svg:y="2.0535in" svg:viewBox="0 0 134 41" svg:d="M0 41c0-14 0-27 0-41 45 0 90 0 134 0 0 14 0 27 0 41-44 0-89 0-134 0z"><text:p/></draw:path><draw:path draw:style-name="gr4" draw:text-style-name="P26" svg:width="0.1028in" svg:height="0.1299in" svg:x="4.3783in" svg:y="1.9783in" svg:viewBox="0 0 262 331" svg:d="M0 331c0-110 0-221 0-331 85 0 169 0 254 0 0 13 0 26 0 39-69 0-139 0-207 0 0 34 0 68 0 101 65 0 129 0 194 0 0 13 0 27 0 40-65 0-129 0-194 0 0 37 0 74 0 112 71 0 143 0 215 0 0 13 0 26 0 39-88 0-174 0-262 0z"><text:p/></draw:path><draw:path draw:style-name="gr4" draw:text-style-name="P26" svg:width="0.0929in" svg:height="0.1299in" svg:x="4.5075in" svg:y="1.9783in" svg:viewBox="0 0 237 331" svg:d="M0 331c0-110 0-221 0-331 79 0 158 0 237 0 0 13 0 26 0 39-64 0-126 0-190 0 0 34 0 69 0 102 55 0 109 0 164 0 0 13 0 26 0 40-55 0-109 0-164 0 0 50 0 100 0 150-16 0-31 0-47 0z"><text:p/></draw:path></draw:g><draw:g draw:style-name="gr2"><draw:path draw:style-name="gr3" draw:text-style-name="P27" svg:width="0.9953in" svg:height="0.935in" svg:x="3.1732in" svg:y="3.5079in" svg:viewBox="0 0 2529 2376" svg:d="M0 2376c0-792 0-1584 0-2376 843 0 1686 0 2529 0 0 792 0 1584 0 2376-843 0-1686 0-2529 0z"><text:p/></draw:path><draw:path draw:style-name="gr4" draw:text-style-name="P27" svg:width="0.0937in" svg:height="0.115in" svg:x="3.3866in" svg:y="3.6531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417in" svg:height="0.1102in" svg:x="3.4933in" svg:y="3.6575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87in" svg:height="0.0843in" svg:x="3.5417in" svg:y="3.6839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44in" svg:height="0.1134in" svg:x="3.6402in" svg:y="3.6839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44in" svg:height="0.1134in" svg:x="3.7327in" svg:y="3.6839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87in" svg:height="0.0843in" svg:x="3.8209in" svg:y="3.6839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3.9181in" svg:y="3.6839in" svg:viewBox="0 0 118 210" svg:d="M0 210v-205h32v31c9-15 17-25 24-29 7-5 15-7 24-7 13 0 26 4 38 11l-12 32c-9-5-18-7-27-7-8 0-15 1-22 6-6 5-11 11-14 20-4 12-6 26-6 40v108z"><text:p/></draw:path><draw:path draw:style-name="gr4" draw:text-style-name="P27" svg:width="0.0972in" svg:height="0.111in" svg:x="3.4642in" svg:y="3.8299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4" draw:text-style-name="P27" svg:width="0.0461in" svg:height="0.0823in" svg:x="3.5815in" svg:y="3.8583in" svg:viewBox="0 0 118 210" svg:d="M0 210v-205h32v31c9-15 17-25 24-29 7-5 15-7 24-7 13 0 26 4 38 11l-12 32c-9-5-18-7-27-7-8 0-15 1-22 6-6 5-11 11-14 20-4 12-6 26-6 40v108z"><text:p/></draw:path><draw:path draw:style-name="gr4" draw:text-style-name="P27" svg:width="0.0142in" svg:height="0.111in" svg:x="3.637in" svg:y="3.8299in" svg:viewBox="0 0 37 283" svg:d="M0 39c0-13 0-26 0-39 12 0 25 0 37 0 0 13 0 26 0 39-12 0-25 0-37 0zM0 283c0-68 0-137 0-205 12 0 25 0 37 0 0 68 0 137 0 205-12 0-25 0-37 0z"><text:p/></draw:path><draw:path draw:style-name="gr4" draw:text-style-name="P27" svg:width="0.0783in" svg:height="0.0807in" svg:x="3.6642in" svg:y="3.8602in" svg:viewBox="0 0 200 206" svg:d="M82 206l-82-206h39l47 123c6 14 10 28 15 42 3-12 7-24 13-40l47-125h39l-80 206z"><text:p/></draw:path><draw:path draw:style-name="gr4" draw:text-style-name="P27" svg:width="0.0787in" svg:height="0.0843in" svg:x="3.7492in" svg:y="3.8583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3.8469in" svg:y="3.8583in" svg:viewBox="0 0 118 210" svg:d="M0 210v-205h32v31c9-15 17-25 24-29 7-5 15-7 24-7 13 0 26 4 38 11l-12 32c-9-5-18-7-27-7-8 0-15 1-22 6-6 5-11 11-14 20-4 12-6 26-6 40v108z"><text:p/></draw:path><draw:path draw:style-name="gr4" draw:text-style-name="P27" svg:width="0.1102in" svg:height="0.111in" svg:x="3.4291in" svg:y="4.0035in" svg:viewBox="0 0 281 283" svg:d="M0 283l115-283h44l122 283h-46l-35-86h-125l-33 86zM87 167h101l-30-78c-10-24-18-44-22-59-4 18-10 36-17 54z"><text:p/></draw:path><draw:path draw:style-name="gr4" draw:text-style-name="P27" svg:width="0.0823in" svg:height="0.111in" svg:x="3.5429in" svg:y="4.0035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" draw:text-style-name="P27" svg:width="0.0772in" svg:height="0.1134in" svg:x="3.6409in" svg:y="4.0035in" svg:viewBox="0 0 197 289" svg:d="M5 219l36-3c3 15 9 26 17 34 9 6 19 10 33 10 11 0 21-3 28-7 9-5 16-12 21-20 6-8 10-19 14-33 3-14 5-28 5-42 0-2 0-5 0-7-7 11-17 20-30 27-13 6-26 10-40 10-25 0-46-8-63-25s-26-40-26-68c0-29 9-51 27-69s41-26 68-26c19 0 36 5 52 15 17 9 29 24 37 42 9 19 13 45 13 80 0 36-4 65-13 87-8 21-20 37-37 48-16 11-35 17-57 17-24 0-43-6-58-19-15-12-24-29-27-51zM156 94c0-20-6-36-17-47-11-12-24-18-40-18-17 0-31 7-43 19-12 13-18 29-18 48 0 18 6 33 17 44 12 12 26 17 43 17s30-5 41-17c11-11 17-27 17-46z"><text:p/></draw:path><draw:path draw:style-name="gr4" draw:text-style-name="P27" svg:width="0.0776in" svg:height="0.1134in" svg:x="3.7327in" svg:y="4.0035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4" draw:text-style-name="P27" svg:width="0.0776in" svg:height="0.1134in" svg:x="3.8264in" svg:y="4.0035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4" draw:text-style-name="P27" svg:width="0.0795in" svg:height="0.0807in" svg:x="3.5854in" svg:y="4.2091in" svg:viewBox="0 0 203 206" svg:d="M0 206l80-106-75-100h45l35 50c7 9 12 16 16 22 6-8 12-17 16-23l37-49h45l-75 100 79 106h-45l-44-64-11-14-58 78z"><text:p/></draw:path><draw:path draw:style-name="gr4" draw:text-style-name="P27" svg:width="0.078in" svg:height="0.1114in" svg:x="3.6724in" svg:y="4.1799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5" draw:text-style-name="P28" svg:width="0.124in" svg:height="0.7594in" svg:x="3.6709in" svg:y="2.7472in" svg:viewBox="0 0 316 1930" svg:d="M0 1930c106-644 210-1286 316-1930"><text:p/></draw:path><draw:path draw:style-name="gr6" draw:text-style-name="P28" svg:width="0.0815in" svg:height="0.0709in" svg:x="3.5965in" svg:y="3.2791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draw:path draw:style-name="gr6" draw:text-style-name="P28" svg:width="0.0811in" svg:height="0.0661in" svg:x="3.6091in" svg:y="3.2035in" svg:viewBox="0 0 207 169" svg:d="M141 31l11-24c21 8 36 20 45 35s12 33 9 52c-3 21-10 37-21 48s-25 20-43 24-36 4-54 2c-21-3-38-9-52-19s-24-22-30-37-7-31-5-47c3-18 11-33 23-44 13-12 29-18 48-21l2 26c-15 2-26 7-34 14-8 8-13 17-15 30-3 14-1 26 5 38 5 10 14 18 25 24 12 6 24 9 37 11 16 2 31 2 44-1s24-8 31-18c8-9 13-19 15-30 2-14 0-27-7-38s-18-20-34-25z"><text:p/></draw:path><draw:path draw:style-name="gr6" draw:text-style-name="P28" svg:width="0.026in" svg:height="0.013in" svg:x="3.6854in" svg:y="3.1854in" svg:viewBox="0 0 67 34" svg:d="M28 30l-28-4 4-26 28 4c10 2 18 4 23 8 6 5 10 10 12 18l-11 4c-1-5-4-8-8-11-4-2-10-4-18-6z"><text:p/></draw:path><draw:path draw:style-name="gr6" draw:text-style-name="P28" svg:width="0.0811in" svg:height="0.0693in" svg:x="3.6315in" svg:y="3.0673in" svg:viewBox="0 0 207 177" svg:d="M125 85l-24-4 13-78 74 11c8 13 14 27 17 40 3 14 4 27 1 41-3 18-9 34-20 48s-25 24-42 28c-17 6-35 8-55 5-19-3-37-9-52-20-15-10-25-22-31-38-6-15-7-32-4-51 2-13 6-25 13-35 6-10 14-18 22-23 10-4 22-8 36-9l2 24c-10 1-18 3-25 7-6 4-12 8-16 16-4 6-7 15-9 24-2 11-1 22 1 30s6 16 10 22c5 6 11 11 18 15 11 6 24 10 38 13 18 1 33 1 46-3 12-4 23-10 30-21 8-10 12-21 14-33 2-11 2-22-1-32-3-11-6-19-10-26l-37-4z"><text:p/></draw:path><draw:path draw:style-name="gr6" draw:text-style-name="P28" svg:width="0.0795in" svg:height="0.0634in" svg:x="3.6409in" svg:y="2.9957in" svg:viewBox="0 0 203 162" svg:d="M199 162l-199-29 11-69c2-13 5-22 7-28 3-9 7-16 13-22 6-5 13-9 22-11 9-3 18-4 28-2 17 2 30 9 40 21s13 30 8 56l-7 47 81 12zM99 122l8-48c2-15 1-27-4-35-6-7-14-12-25-13-9-2-16-1-23 3-6 3-11 8-14 13-2 4-4 11-5 23l-8 46z"><text:p/></draw:path><draw:path draw:style-name="gr6" draw:text-style-name="P28" svg:width="0.0795in" svg:height="0.0205in" svg:x="3.6524in" svg:y="2.9677in" svg:viewBox="0 0 203 53" svg:d="M199 53c-67-9-132-18-199-28 1-8 3-17 4-25 67 9 132 19 199 29-2 8-3 16-4 24z"><text:p/></draw:path><draw:path draw:style-name="gr6" draw:text-style-name="P28" svg:width="0.0815in" svg:height="0.0709in" svg:x="3.6606in" svg:y="2.8878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/draw:g><draw:g draw:style-name="gr2"><draw:path draw:style-name="gr3" draw:text-style-name="P27" svg:width="0.8705in" svg:height="0.5843in" svg:x="1.9287in" svg:y="3.0988in" svg:viewBox="0 0 2212 1485" svg:d="M0 1485c0-495 0-990 0-1485 738 0 1475 0 2212 0 0 495 0 990 0 1485-737 0-1474 0-2212 0z"><text:p/></draw:path><draw:path draw:style-name="gr4" draw:text-style-name="P27" svg:width="0.1161in" svg:height="0.0823in" svg:x="2.0563in" svg:y="3.3618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4" draw:text-style-name="P27" svg:width="0.0142in" svg:height="0.111in" svg:x="2.1965in" svg:y="3.3327in" svg:viewBox="0 0 37 283" svg:d="M0 39c0-13 0-26 0-39 12 0 25 0 37 0 0 13 0 26 0 39-12 0-25 0-37 0zM0 283c0-68 0-137 0-205 12 0 25 0 37 0 0 68 0 137 0 205-12 0-25 0-37 0z"><text:p/></draw:path><draw:path draw:style-name="gr4" draw:text-style-name="P27" svg:width="0.0748in" svg:height="0.0843in" svg:x="2.2283in" svg:y="3.3618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461in" svg:height="0.0823in" svg:x="2.315in" svg:y="3.3618in" svg:viewBox="0 0 118 210" svg:d="M0 210v-205h32v31c9-15 17-25 24-29 7-5 15-7 24-7 13 0 26 4 38 11l-12 32c-9-5-18-7-27-7-8 0-15 1-22 6-6 5-11 11-14 20-4 12-6 26-6 40v108z"><text:p/></draw:path><draw:path draw:style-name="gr4" draw:text-style-name="P27" svg:width="0.0795in" svg:height="0.0843in" svg:x="2.3646in" svg:y="3.3618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937in" svg:height="0.115in" svg:x="2.4591in" svg:y="3.3311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972in" svg:height="0.111in" svg:x="2.5764in" svg:y="3.3327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/draw:g><draw:g draw:style-name="gr2"><draw:path draw:style-name="gr7" draw:text-style-name="P28" svg:width="0.4976in" svg:height="0.3504in" svg:x="2.8in" svg:y="2.7484in" svg:viewBox="0 0 1265 891" svg:d="M0 891c421-297 843-594 1265-891"><text:p/></draw:path><draw:path draw:style-name="gr8" draw:text-style-name="P28" svg:width="0.0772in" svg:height="0.0752in" svg:x="2.9291in" svg:y="2.8681in" svg:viewBox="0 0 197 192" svg:d="M54 167l19-15c7 6 14 11 21 14 8 2 16 3 26 0 10-2 19-6 28-12 8-6 13-13 17-19 5-7 7-12 7-19-1-5-3-11-6-16-4-4-8-7-13-9-6-1-13-1-21 1-6 2-17 5-34 12s-30 11-38 12c-11 2-21 1-29-2s-15-7-21-14c-6-8-9-17-10-26-1-10 2-20 8-30 6-9 15-18 26-25 11-9 23-14 35-17s23-3 34 1c10 4 19 9 27 19l-21 16c-9-9-18-14-28-14-9 0-20 3-32 12-13 9-20 17-22 26-2 8-1 16 4 21 4 6 10 9 17 10 6 1 20-3 39-11 20-9 34-14 43-15 13-3 24-3 32 0 10 3 18 9 24 16 7 9 10 18 11 28 1 11-2 21-8 31-6 12-15 20-26 28-14 11-27 17-40 20-14 3-26 2-38-2-12-5-23-11-31-21z"><text:p/></draw:path><draw:path draw:style-name="gr8" draw:text-style-name="P28" svg:width="0.0661in" svg:height="0.0846in" svg:x="2.9811in" svg:y="2.8236in" svg:viewBox="0 0 169 216" svg:d="M120 216l-120-151 60-43c11-7 19-13 26-15 8-4 17-7 25-7 7 0 15 2 23 6 9 3 16 9 22 17 10 13 14 27 13 42s-13 29-36 45l-39 29 48 61zM79 122l40-29c14-10 21-19 23-28s0-17-7-27c-5-5-11-10-18-12-6-2-13-2-20 0-4 2-11 6-20 12l-41 29z"><text:p/></draw:path><draw:path draw:style-name="gr8" draw:text-style-name="P28" svg:width="0.0555in" svg:height="0.0654in" svg:x="3.0413in" svg:y="2.8008in" svg:viewBox="0 0 142 167" svg:d="M120 167c-39-51-80-102-120-152 7-5 14-10 22-15 40 51 80 101 120 152-7 4-15 9-22 15z"><text:p/></draw:path></draw:g><draw:g draw:style-name="gr2"><draw:path draw:style-name="gr7" draw:text-style-name="P28" svg:width="0.8087in" svg:height="0.1752in" svg:x="2.489in" svg:y="2.339in" svg:viewBox="0 0 2055 446" svg:d="M0 446c685-149 1370-297 2055-446"><text:p/></draw:path><draw:path draw:style-name="gr8" draw:text-style-name="P28" svg:width="0.0846in" svg:height="0.0811in" svg:x="2.765in" svg:y="2.3445in" svg:viewBox="0 0 216 207" svg:d="M45 207l-45-184 87-19c18-4 30-5 40-3 10 1 19 6 26 12 8 8 13 16 15 26 3 13 2 26-5 36-7 11-19 19-38 26 8 2 14 4 18 7 9 4 18 11 27 19l46 43-31 7-36-33c-10-9-18-17-25-21-6-5-10-8-15-10-4-2-9-3-13-3-3 0-8 1-14 3l-30 7 20 81zM46 97l56-12c12-2 20-5 26-9s10-9 13-14c2-6 2-11 1-18-2-8-7-15-16-19-8-3-18-4-33-1l-62 13z"><text:p/></draw:path><draw:path draw:style-name="gr8" draw:text-style-name="P28" svg:width="0.0917in" svg:height="0.0882in" svg:x="2.8413in" svg:y="2.3209in" svg:viewBox="0 0 234 225" svg:d="M45 225l-45-184 40-8 78 119c7 12 12 20 16 26 1-8 2-18 3-32l17-139 35-7 45 184-26 6-38-154-20 166-23 6-94-144 39 156z"><text:p/></draw:path><draw:path draw:style-name="gr8" draw:text-style-name="P28" svg:width="0.028in" svg:height="0.0744in" svg:x="2.9319in" svg:y="2.3154in" svg:viewBox="0 0 72 190" svg:d="M45 190c-15-62-30-123-45-184 9-2 18-4 26-6 15 62 31 123 46 184-9 2-18 4-27 6z"><text:p/></draw:path><draw:path draw:style-name="gr8" draw:text-style-name="P28" svg:width="0.028in" svg:height="0.0744in" svg:x="2.9626in" svg:y="2.3091in" svg:viewBox="0 0 72 190" svg:d="M45 190c-15-62-30-123-45-184 9-2 18-4 26-6 15 62 31 123 46 184-9 2-18 4-27 6z"><text:p/></draw:path></draw:g><draw:g draw:style-name="gr2"><draw:path draw:style-name="gr3" draw:text-style-name="P27" svg:width="0.9331in" svg:height="0.6425in" svg:x="1.5555in" svg:y="2.222in" svg:viewBox="0 0 2371 1633" svg:d="M0 1633c0-544 0-1089 0-1633 791 0 1580 0 2371 0 0 544 0 1089 0 1633-791 0-1580 0-2371 0z"><text:p/></draw:path><draw:path draw:style-name="gr4" draw:text-style-name="P27" svg:width="0.0902in" svg:height="0.111in" svg:x="1.8654in" svg:y="2.3972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4" draw:text-style-name="P27" svg:width="0.0925in" svg:height="0.111in" svg:x="1.9768in" svg:y="2.39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1087in" svg:height="0.111in" svg:x="2.0827in" svg:y="2.3972in" svg:viewBox="0 0 277 283" svg:d="M116 283v-119l-116-164h48l60 86c10 16 20 32 30 48 9-15 20-32 33-51l59-83h47l-121 164v119z"><text:p/></draw:path><draw:path draw:style-name="gr4" draw:text-style-name="P27" svg:width="0.0736in" svg:height="0.111in" svg:x="1.687in" svg:y="2.5724in" svg:viewBox="0 0 188 283" svg:d="M0 283c0-94 0-189 0-283 13 0 27 0 40 0 0 83 0 167 0 250 50 0 98 0 148 0 0 11 0 22 0 33-63 0-125 0-188 0z"><text:p/></draw:path><draw:path draw:style-name="gr4" draw:text-style-name="P27" svg:width="0.1102in" svg:height="0.111in" svg:x="1.7673in" svg:y="2.5724in" svg:viewBox="0 0 281 283" svg:d="M0 283l115-283h44l122 283h-46l-35-86h-125l-33 86zM87 167h101l-30-78c-10-24-18-44-22-59-4 18-10 36-17 54z"><text:p/></draw:path><draw:path draw:style-name="gr4" draw:text-style-name="P27" svg:width="0.0933in" svg:height="0.111in" svg:x="1.8913in" svg:y="2.5724in" svg:viewBox="0 0 238 283" svg:d="M0 283c0-94 0-189 0-283 14 0 27 0 41 0 53 74 106 149 159 223 0-74 0-149 0-223 13 0 25 0 38 0 0 94 0 189 0 283-14 0-27 0-41 0-53-73-106-148-159-222 0 74 0 149 0 222-13 0-25 0-38 0z"><text:p/></draw:path><draw:path draw:style-name="gr4" draw:text-style-name="P27" svg:width="0.0776in" svg:height="0.1134in" svg:x="2.0051in" svg:y="2.572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4" draw:text-style-name="P27" svg:width="0.0764in" svg:height="0.1098in" svg:x="2.0992in" svg:y="2.5736in" svg:viewBox="0 0 195 280" svg:d="M0 34v-34h195v27c-19 20-39 45-58 77s-32 64-43 98c-7 23-12 50-14 78h-38c0-23 5-50 14-81 9-32 22-62 39-91 16-29 33-55 52-74z"><text:p/></draw:path><draw:path draw:style-name="gr4" draw:text-style-name="P27" svg:width="0.0783in" svg:height="0.1114in" svg:x="2.1886in" svg:y="2.572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4" draw:text-style-name="P27" svg:width="0.0772in" svg:height="0.1134in" svg:x="2.2843in" svg:y="2.572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3" draw:text-style-name="P27" svg:width="0.6839in" svg:height="0.6425in" svg:x="-0.0004in" svg:y="2.222in" svg:viewBox="0 0 1738 1633" svg:d="M0 1633c0-544 0-1089 0-1633 579 0 1159 0 1738 0 0 544 0 1089 0 1633-579 0-1159 0-1738 0z"><text:p/></draw:path><draw:path draw:style-name="gr4" draw:text-style-name="P27" svg:width="0.1035in" svg:height="0.111in" svg:x="0.161in" svg:y="2.485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4" draw:text-style-name="P27" svg:width="0.0642in" svg:height="0.113in" svg:x="0.272in" svg:y="2.485in" svg:viewBox="0 0 164 288" svg:d="M0 203l36-5c1 22 5 37 13 44 7 9 18 12 31 12 10 0 18-1 25-6s12-10 15-18c3-7 4-19 4-35v-195h40v193c0 24-3 42-9 55s-16 23-28 30c-13 6-29 10-46 10-27 0-47-7-61-21s-21-36-20-64z"><text:p/></draw:path><draw:path draw:style-name="gr4" draw:text-style-name="P27" svg:width="0.0823in" svg:height="0.111in" svg:x="0.352in" svg:y="2.485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" draw:text-style-name="P27" svg:width="0.078in" svg:height="0.1114in" svg:x="0.4504in" svg:y="2.4866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7" draw:text-style-name="P28" svg:width="0.8709in" svg:height="0in" svg:x="0.6843in" svg:y="2.5728in" svg:viewBox="0 0 2213 0" svg:d="M0 0c738 0 1476 0 2213 0"><text:p/></draw:path><draw:path draw:style-name="gr8" draw:text-style-name="P28" svg:width="0.0291in" svg:height="0.074in" svg:x="0.8244in" svg:y="2.4744in" svg:viewBox="0 0 75 189" svg:d="M75 189h-25v-147c-6 5-14 10-24 16-9 5-18 9-26 11v-21c14-7 26-14 37-23 10-8 18-17 22-25h16z"><text:p/></draw:path><draw:path draw:style-name="gr8" draw:text-style-name="P28" svg:width="0.0508in" svg:height="0.0752in" svg:x="0.8799in" svg:y="2.4744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8" draw:text-style-name="P28" svg:width="0.0508in" svg:height="0.0752in" svg:x="0.9409in" svg:y="2.4744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8" draw:text-style-name="P28" svg:width="0.0591in" svg:height="0.074in" svg:x="1.0055in" svg:y="2.4744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draw:path draw:style-name="gr8" draw:text-style-name="P28" svg:width="0.0524in" svg:height="0.0559in" svg:x="1.076in" svg:y="2.4937in" svg:viewBox="0 0 134 143" svg:d="M104 123c-9 8-18 13-27 15-8 3-17 5-27 5-16 0-28-4-37-11-9-8-13-17-13-28 0-7 2-12 5-18s7-10 13-14c5-3 11-6 18-7 4-1 12-2 22-3 20-3 34-6 44-9 0-2 0-5 0-5 0-10-2-17-7-21-6-5-16-7-29-7-11 0-20 2-26 5-5 4-9 11-12 20l-25-3c2-9 6-18 11-23 5-6 13-11 22-14 10-3 21-5 34-5 12 0 23 1 31 4 7 3 13 6 16 11 4 4 6 9 8 15 1 5 1 11 1 21v32c0 22 1 35 2 40 1 7 3 12 6 17h-24c-3-4-5-10-6-17zM102 71c-9 4-23 7-41 9-10 1-17 3-22 5-4 1-7 4-10 8-2 2-3 6-3 11s3 11 8 15 12 6 22 6c9 0 18-2 25-5 8-5 13-10 17-17 3-5 4-13 4-23z"><text:p/></draw:path><draw:path draw:style-name="gr8" draw:text-style-name="P28" svg:width="0.0465in" svg:height="0.0559in" svg:x="1.1374in" svg:y="2.4937in" svg:viewBox="0 0 119 143" svg:d="M0 98l25-3c1 10 5 17 11 22s15 7 26 7 20-1 25-6 8-9 8-16c0-5-3-9-8-12-4-2-12-5-25-9-18-3-30-7-37-10-7-4-13-7-16-13-4-6-6-12-6-19 0-5 1-11 4-17 3-5 7-9 13-13 3-2 9-4 15-6 7-2 14-3 21-3 12 0 22 2 30 5 9 2 15 7 20 13 4 5 6 12 8 21l-25 3c-1-7-4-13-9-17s-12-6-22-6c-11 0-18 2-23 5-5 4-7 8-7 12 0 3 1 6 3 9s5 5 9 6c2 1 9 3 21 6 17 5 29 8 36 11s13 7 17 12c3 5 5 12 5 20s-2 15-6 22c-5 6-12 12-21 16-9 3-19 5-30 5-19 0-33-4-43-11-10-8-16-19-19-34z"><text:p/></draw:path><draw:path draw:style-name="gr8" draw:text-style-name="P28" svg:width="0.0528in" svg:height="0.0559in" svg:x="1.1937in" svg:y="2.4937in" svg:viewBox="0 0 135 143" svg:d="M111 96l23 3c-4 14-11 24-21 33-11 7-26 11-43 11-21 0-38-6-51-19-13-12-19-29-19-51 0-23 6-41 19-54 13-12 30-19 50-19s36 7 47 19c13 12 19 30 19 52 0 2 0 4 0 7h-110c1 15 6 27 14 34 9 9 19 12 32 12 9 0 17-1 24-6s12-12 16-22zM26 59h85c-1-12-4-21-10-26-8-10-19-14-32-14-12 0-22 3-30 11-8 7-12 17-13 29z"><text:p/></draw:path><draw:path draw:style-name="gr8" draw:text-style-name="P28" svg:width="0.0299in" svg:height="0.0083in" svg:x="1.2547in" svg:y="2.5177in" svg:viewBox="0 0 77 22" svg:d="M0 22c0-7 0-15 0-22 26 0 51 0 77 0 0 7 0 15 0 22-26 0-51 0-77 0z"><text:p/></draw:path><draw:path draw:style-name="gr8" draw:text-style-name="P28" svg:width="0.0626in" svg:height="0.074in" svg:x="1.2902in" svg:y="2.4744in" svg:viewBox="0 0 160 189" svg:d="M67 189c0-55 0-111 0-167-22 0-45 0-67 0 0-7 0-15 0-22 54 0 107 0 160 0 0 7 0 15 0 22-22 0-45 0-66 0 0 56 0 112 0 167-9 0-18 0-27 0z"><text:p/></draw:path><draw:path draw:style-name="gr8" draw:text-style-name="P28" svg:width="0.0713in" svg:height="0.074in" svg:x="1.3559in" svg:y="2.4744in" svg:viewBox="0 0 182 189" svg:d="M0 189l77-98-69-91h33l36 49c8 10 13 17 16 22 5-6 10-14 16-21l38-50h31l-69 91 73 98h-33l-49-66c-3-4-5-8-7-11-4 5-7 10-9 11l-51 66z"><text:p/></draw:path></draw:g><draw:g draw:style-name="gr2"><draw:path draw:style-name="gr7" draw:text-style-name="P28" svg:width="0.8087in" svg:height="0in" svg:x="2.489in" svg:y="1.5791in" svg:viewBox="0 0 2055 0" svg:d="M0 0c685 0 1370 0 2055 0"><text:p/></draw:path><draw:path draw:style-name="gr8" draw:text-style-name="P28" svg:width="0.0614in" svg:height="0.074in" svg:x="2.6945in" svg:y="1.4811in" svg:viewBox="0 0 157 189" svg:d="M0 189c0-63 0-126 0-189 9 0 18 0 27 0 0 26 0 51 0 78 35 0 69 0 103 0 0-27 0-52 0-78 9 0 18 0 27 0 0 63 0 126 0 189-9 0-18 0-27 0 0-30 0-59 0-89-34 0-68 0-103 0 0 30 0 59 0 89-9 0-18 0-27 0z"><text:p/></draw:path><draw:path draw:style-name="gr8" draw:text-style-name="P28" svg:width="0.0622in" svg:height="0.0764in" svg:x="2.7709in" svg:y="1.4799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8" draw:text-style-name="P28" svg:width="0.0614in" svg:height="0.0752in" svg:x="2.8799in" svg:y="1.4811in" svg:viewBox="0 0 157 192" svg:d="M130 0h27v109c0 19-2 34-7 45-4 12-13 20-25 27-11 7-26 11-46 11-18 0-34-3-46-10-12-5-20-15-25-26s-8-27-8-47v-109h27v109c0 15 2 28 5 35 3 8 9 14 16 18 8 5 18 6 29 6 20 0 33-3 41-12 8-8 12-24 12-47z"><text:p/></draw:path><draw:path draw:style-name="gr8" draw:text-style-name="P28" svg:width="0.0622in" svg:height="0.0764in" svg:x="2.9563in" svg:y="1.4799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8" draw:text-style-name="P28" svg:width="0.0591in" svg:height="0.074in" svg:x="3.0346in" svg:y="1.4811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/draw:g><draw:g draw:style-name="gr2"><draw:path draw:style-name="gr3" draw:text-style-name="P27" svg:width="1.1201in" svg:height="0.6425in" svg:x="1.3681in" svg:y="1.2272in" svg:viewBox="0 0 2846 1633" svg:d="M0 1633c0-544 0-1089 0-1633 949 0 1897 0 2846 0 0 544 0 1089 0 1633-949 0-1897 0-2846 0z"><text:p/></draw:path><draw:path draw:style-name="gr4" draw:text-style-name="P27" svg:width="0.0925in" svg:height="0.113in" svg:x="1.5035in" svg:y="1.4035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4" draw:text-style-name="P27" svg:width="0.0937in" svg:height="0.115in" svg:x="1.6177in" svg:y="1.402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89in" svg:height="0.111in" svg:x="1.7327in" svg:y="1.4035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" draw:text-style-name="P27" svg:width="0.0937in" svg:height="0.115in" svg:x="1.8866in" svg:y="1.402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1173in" svg:height="0.0807in" svg:x="1.9902in" svg:y="1.4343in" svg:viewBox="0 0 299 206" svg:d="M67 206l-67-206h39l35 119 12 44c1-2 5-16 12-42l33-121h38l33 120 10 39 13-40 38-119h36l-70 206h-38l-34-123-8-35-44 158z"><text:p/></draw:path><draw:path draw:style-name="gr4" draw:text-style-name="P27" svg:width="0.0142in" svg:height="0.111in" svg:x="2.1197in" svg:y="1.4035in" svg:viewBox="0 0 37 283" svg:d="M0 39c0-13 0-26 0-39 12 0 25 0 37 0 0 13 0 26 0 39-12 0-25 0-37 0zM0 283c0-68 0-137 0-205 12 0 25 0 37 0 0 68 0 137 0 205-12 0-25 0-37 0z"><text:p/></draw:path><draw:path draw:style-name="gr4" draw:text-style-name="P27" svg:width="0.0417in" svg:height="0.1102in" svg:x="2.1472in" svg:y="1.4059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48in" svg:height="0.0843in" svg:x="2.1972in" svg:y="1.4323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689in" svg:height="0.111in" svg:x="2.2854in" svg:y="1.4035in" svg:viewBox="0 0 176 283" svg:d="M0 283v-283h37v101c17-19 39-28 65-28 15 0 29 3 41 9s20 14 25 25 8 26 8 46v130h-37v-131c0-16-4-29-12-37s-18-12-33-12c-11 0-21 3-30 8-10 5-17 12-21 22-4 9-6 21-6 38v112z"><text:p/></draw:path><draw:path draw:style-name="gr4" draw:text-style-name="P27" svg:width="0.0925in" svg:height="0.113in" svg:x="1.5854in" svg:y="1.5783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4" draw:text-style-name="P27" svg:width="0.0937in" svg:height="0.115in" svg:x="1.6988in" svg:y="1.5764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89in" svg:height="0.111in" svg:x="1.8146in" svg:y="1.5783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" draw:text-style-name="P27" svg:width="0.0772in" svg:height="0.1134in" svg:x="1.9209in" svg:y="1.5772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draw:path draw:style-name="gr4" draw:text-style-name="P27" svg:width="0.0764in" svg:height="0.1098in" svg:x="2.0146in" svg:y="1.5799in" svg:viewBox="0 0 195 280" svg:d="M0 34v-34h195v27c-19 20-39 45-58 77s-32 64-43 98c-7 23-12 50-14 78h-38c0-23 5-50 14-81 9-32 22-62 39-91 16-29 33-55 52-74z"><text:p/></draw:path><draw:path draw:style-name="gr4" draw:text-style-name="P27" svg:width="0.0823in" svg:height="0.111in" svg:x="2.1008in" svg:y="1.5783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" draw:text-style-name="P27" svg:width="0.0772in" svg:height="0.1134in" svg:x="2.1996in" svg:y="1.5772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3" draw:text-style-name="P27" svg:width="0.6839in" svg:height="0.6425in" svg:x="-0.0004in" svg:y="1.4618in" svg:viewBox="0 0 1738 1633" svg:d="M0 1633c0-544 0-1089 0-1633 579 0 1159 0 1738 0 0 544 0 1089 0 1633-579 0-1159 0-1738 0z"><text:p/></draw:path><draw:path draw:style-name="gr4" draw:text-style-name="P27" svg:width="0.1134in" svg:height="0.111in" svg:x="0.1469in" svg:y="1.7244in" svg:viewBox="0 0 289 283" svg:d="M0 283v-283h60l71 200c7 19 11 33 15 42 3-10 9-25 16-45l74-197h53v283h-39v-237l-90 237h-35l-86-240v240z"><text:p/></draw:path><draw:path draw:style-name="gr4" draw:text-style-name="P27" svg:width="0.0142in" svg:height="0.111in" svg:x="0.2827in" svg:y="1.7244in" svg:viewBox="0 0 37 283" svg:d="M0 39c0-13 0-26 0-39 12 0 25 0 37 0 0 13 0 26 0 39-12 0-25 0-37 0zM0 283c0-68 0-137 0-205 12 0 25 0 37 0 0 68 0 137 0 205-12 0-25 0-37 0z"><text:p/></draw:path><draw:path draw:style-name="gr4" draw:text-style-name="P27" svg:width="0.0689in" svg:height="0.0823in" svg:x="0.3205in" svg:y="1.7535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142in" svg:height="0.111in" svg:x="0.4126in" svg:y="1.7244in" svg:viewBox="0 0 37 283" svg:d="M0 39c0-13 0-26 0-39 12 0 25 0 37 0 0 13 0 26 0 39-12 0-25 0-37 0zM0 283c0-68 0-137 0-205 12 0 25 0 37 0 0 68 0 137 0 205-12 0-25 0-37 0z"><text:p/></draw:path><draw:path draw:style-name="gr4" draw:text-style-name="P27" svg:width="0.089in" svg:height="0.111in" svg:x="0.4504in" svg:y="1.7244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/draw:g><draw:g draw:style-name="gr2"><draw:path draw:style-name="gr3" draw:text-style-name="P27" svg:width="0.6839in" svg:height="0.6425in" svg:x="-0.0004in" svg:y="0.7008in" svg:viewBox="0 0 1738 1633" svg:d="M0 1633c0-544 0-1089 0-1633 579 0 1159 0 1738 0 0 544 0 1089 0 1633-579 0-1159 0-1738 0z"><text:p/></draw:path><draw:path draw:style-name="gr4" draw:text-style-name="P27" svg:width="0.0925in" svg:height="0.111in" svg:x="0.1843in" svg:y="0.87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0795in" svg:height="0.0843in" svg:x="0.2961in" svg:y="0.906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09in" svg:height="0.0843in" svg:x="0.389in" svg:y="0.9063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417in" svg:height="0.1102in" svg:x="0.4693in" svg:y="0.8795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48in" svg:height="0.0843in" svg:x="0.1677in" svg:y="1.0799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795in" svg:height="0.0843in" svg:x="0.2496in" svg:y="1.0799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689in" svg:height="0.0823in" svg:x="0.3484in" svg:y="1.0799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689in" svg:height="0.0823in" svg:x="0.4413in" svg:y="1.0799in" svg:viewBox="0 0 176 210" svg:d="M0 210v-205h33v29c16-23 39-34 69-34 13 0 25 2 36 7 11 4 19 10 24 17 6 8 10 16 12 26 1 6 2 17 2 34v126h-38v-125c0-14-1-25-4-32s-8-13-15-17-15-6-25-6c-15 0-29 5-40 14s-17 27-17 54v112z"><text:p/></draw:path></draw:g><draw:g draw:style-name="gr2"><draw:path draw:style-name="gr7" draw:text-style-name="P28" svg:width="0.6839in" svg:height="0.2335in" svg:x="0.6843in" svg:y="1.6957in" svg:viewBox="0 0 1738 594" svg:d="M0 594c579-198 1159-396 1738-594"><text:p/></draw:path><draw:path draw:style-name="gr8" draw:text-style-name="P28" svg:width="0.085in" svg:height="0.0894in" svg:x="0.8035in" svg:y="1.7646in" svg:viewBox="0 0 217 228" svg:d="M69 228c-23-59-46-119-69-177 8-3 17-6 25-9 10 24 19 49 29 73 32-11 64-22 96-34-9-24-18-48-28-73 9-2 17-5 25-8 23 59 47 119 70 178-9 3-17 5-26 8-11-28-21-55-32-83-33 11-64 21-97 33 11 28 22 56 32 84-8 3-17 5-25 8z"><text:p/></draw:path><draw:path draw:style-name="gr8" draw:text-style-name="P28" svg:width="0.0705in" svg:height="0.0764in" svg:x="0.8839in" svg:y="1.7465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8" draw:text-style-name="P28" svg:width="0.0772in" svg:height="0.0831in" svg:x="0.9787in" svg:y="1.7051in" svg:viewBox="0 0 197 212" svg:d="M122 8l25-8 40 102c7 18 11 33 10 45 0 12-4 23-13 34-9 10-22 18-40 24s-33 8-46 6c-13-1-25-7-34-16-9-10-17-23-24-43l-40-101 25-9 40 102c6 15 12 25 18 32 5 6 13 10 22 11 9 2 17 1 28-3 18-6 30-15 34-25 5-10 3-26-5-49z"><text:p/></draw:path><draw:path draw:style-name="gr8" draw:text-style-name="P28" svg:width="0.0705in" svg:height="0.0764in" svg:x="1.0587in" svg:y="1.687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8" draw:text-style-name="P28" svg:width="0.076in" svg:height="0.0819in" svg:x="1.1232in" svg:y="1.6626in" svg:viewBox="0 0 194 209" svg:d="M69 209l-69-178 71-24c14-5 27-8 37-7 9 1 18 4 26 10 7 6 13 13 16 21s4 16 2 23c-2 9-7 17-14 24 13-1 24 2 33 7s16 13 20 24c3 8 4 17 3 25s-3 15-7 21c-4 5-10 11-17 15-8 5-18 10-30 14zM54 97l41-14c11-3 18-7 21-10 6-4 10-8 11-14 2-5 1-10-1-17-2-5-6-10-11-14-3-3-9-4-15-4s-16 2-29 7l-37 12zM86 179l46-16c9-3 14-6 17-8 6-2 10-5 13-9s5-7 6-13c0-5 0-10-2-16-3-6-7-12-13-15-6-4-13-5-20-5s-16 2-27 6l-43 15z"><text:p/></draw:path></draw:g><draw:g draw:style-name="gr2"><draw:path draw:style-name="gr7" draw:text-style-name="P28" svg:width="0.6839in" svg:height="0.1752in" svg:x="0.6843in" svg:y="1.1693in" svg:viewBox="0 0 1738 446" svg:d="M0 0c579 149 1159 297 1738 446"><text:p/></draw:path><draw:path draw:style-name="gr8" draw:text-style-name="P28" svg:width="0.0803in" svg:height="0.0866in" svg:x="0.8413in" svg:y="1.1126in" svg:viewBox="0 0 205 221" svg:d="M0 182c18-60 35-121 53-182 9 2 18 5 26 7-7 25-14 49-22 74 34 9 66 17 100 27 7-26 14-51 22-75 8 2 17 3 26 6-18 61-36 122-54 182-8-2-17-4-26-7 9-28 17-57 25-85-33-8-65-18-99-26-8 29-17 57-25 86-9-2-17-5-26-7z"><text:p/></draw:path><draw:path draw:style-name="gr8" draw:text-style-name="P28" svg:width="0.0673in" svg:height="0.0768in" svg:x="0.9205in" svg:y="1.1374in" svg:viewBox="0 0 172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8" draw:text-style-name="P28" svg:width="0.074in" svg:height="0.0819in" svg:x="1.0272in" svg:y="1.1591in" svg:viewBox="0 0 189 209" svg:d="M163 33l26 6-31 105c-5 19-12 32-19 42-8 10-18 16-32 20-13 4-29 4-47-1s-32-11-42-21c-10-8-16-19-17-32-2-12 0-28 5-47l31-105 25 7-29 104c-5 16-7 27-6 36 1 8 5 16 11 21 7 6 15 11 25 13 19 5 33 4 44-1 10-6 18-21 25-43z"><text:p/></draw:path><draw:path draw:style-name="gr8" draw:text-style-name="P28" svg:width="0.0673in" svg:height="0.0768in" svg:x="1.0996in" svg:y="1.1827in" svg:viewBox="0 0 172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8" draw:text-style-name="P28" svg:width="0.0693in" svg:height="0.0807in" svg:x="1.1681in" svg:y="1.1972in" svg:viewBox="0 0 177 206" svg:d="M0 182l53-182 72 19c15 3 26 8 34 15 8 5 13 13 16 22s3 18 1 26c-3 8-7 14-14 20s-15 9-26 11c11 7 19 15 23 25 5 9 5 18 2 29-2 9-7 16-13 22-6 7-12 11-19 14-7 2-14 4-23 3-9 0-20-2-32-5zM57 83l41 11c11 2 19 4 24 4 7 0 13-2 17-5 5-4 8-9 10-15 1-6 1-12 0-17-2-6-5-10-11-13-5-3-14-7-27-10l-38-10zM32 167l49 13c8 1 14 3 18 3 6 0 11 0 16-1 4-1 8-3 12-7s6-8 8-15 2-13-1-19-7-11-13-15c-6-3-14-6-26-10l-44-11z"><text:p/></draw:path></draw:g><draw:g draw:style-name="gr2"><draw:path draw:style-name="gr9" draw:text-style-name="P29" svg:width="1.1819in" svg:height="0.7012in" svg:x="1.4933in" svg:y="0.0587in" svg:viewBox="0 0 3003 1782" svg:d="M0 1782c0-594 0-1188 0-1782 1001 0 2002 0 3003 0 0 594 0 1188 0 1782-1001 0-2002 0-3003 0z"><text:p/></draw:path><draw:path draw:style-name="gr10" draw:text-style-name="P29" svg:width="0.1516in" svg:height="0.111in" svg:x="1.9169in" svg:y="0.2638in" svg:viewBox="0 0 386 283" svg:d="M79 283l-79-283h41l46 186c4 20 9 39 13 58 8-31 12-48 14-52l55-192h49l42 144c11 36 19 68 25 100 3-19 9-39 15-62l45-182h41l-79 283h-42l-63-215c-5-18-8-30-9-33-4 12-7 23-10 32l-63 216z"><text:p/></draw:path><draw:path draw:style-name="gr10" draw:text-style-name="P29" svg:width="0.0142in" svg:height="0.111in" svg:x="2.0906in" svg:y="0.2638in" svg:viewBox="0 0 37 283" svg:d="M0 39c0-13 0-26 0-39 12 0 25 0 37 0 0 13 0 26 0 39-12 0-25 0-37 0zM0 283c0-68 0-137 0-205 12 0 25 0 37 0 0 68 0 137 0 205-12 0-25 0-37 0z"><text:p/></draw:path><draw:path draw:style-name="gr10" draw:text-style-name="P29" svg:width="0.0795in" svg:height="0.111in" svg:x="2.1291in" svg:y="0.2638in" svg:viewBox="0 0 203 283" svg:d="M0 283c0-94 0-189 0-283 68 0 135 0 203 0 0 11 0 22 0 34-55 0-108 0-163 0 0 29 0 58 0 87 47 0 94 0 141 0 0 11 0 22 0 33-47 0-94 0-141 0 0 43 0 86 0 129-13 0-27 0-40 0z"><text:p/></draw:path><draw:path draw:style-name="gr10" draw:text-style-name="P29" svg:width="0.0142in" svg:height="0.111in" svg:x="2.2283in" svg:y="0.2638in" svg:viewBox="0 0 37 283" svg:d="M0 39c0-13 0-26 0-39 12 0 25 0 37 0 0 13 0 26 0 39-12 0-25 0-37 0zM0 283c0-68 0-137 0-205 12 0 25 0 37 0 0 68 0 137 0 205-12 0-25 0-37 0z"><text:p/></draw:path><draw:path draw:style-name="gr10" draw:text-style-name="P29" svg:width="0.1134in" svg:height="0.111in" svg:x="1.6311in" svg:y="0.4382in" svg:viewBox="0 0 289 283" svg:d="M0 283v-283h60l71 200c7 19 11 33 15 42 3-10 9-25 16-45l74-197h53v283h-39v-237l-90 237h-35l-86-240v240z"><text:p/></draw:path><draw:path draw:style-name="gr10" draw:text-style-name="P29" svg:width="0.1035in" svg:height="0.111in" svg:x="1.7701in" svg:y="0.4382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10" draw:text-style-name="P29" svg:width="0.0795in" svg:height="0.111in" svg:x="1.889in" svg:y="0.4382in" svg:viewBox="0 0 203 283" svg:d="M0 283c0-94 0-189 0-283 68 0 135 0 203 0 0 11 0 22 0 34-55 0-108 0-163 0 0 29 0 58 0 87 47 0 94 0 141 0 0 11 0 22 0 33-47 0-94 0-141 0 0 43 0 86 0 129-13 0-27 0-40 0z"><text:p/></draw:path><draw:path draw:style-name="gr10" draw:text-style-name="P29" svg:width="0.0783in" svg:height="0.1114in" svg:x="1.9815in" svg:y="0.4382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10" draw:text-style-name="P29" svg:width="0.0823in" svg:height="0.111in" svg:x="2.072in" svg:y="0.4382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10" draw:text-style-name="P29" svg:width="0.1516in" svg:height="0.111in" svg:x="2.1654in" svg:y="0.4382in" svg:viewBox="0 0 386 283" svg:d="M79 283l-79-283h41l46 186c4 20 9 39 13 58 8-31 12-48 14-52l55-192h49l42 144c11 36 19 68 25 100 3-19 9-39 15-62l45-182h41l-79 283h-42l-63-215c-5-18-8-30-9-33-4 12-7 23-10 32l-63 216z"><text:p/></draw:path><draw:path draw:style-name="gr10" draw:text-style-name="P29" svg:width="0.1094in" svg:height="0.115in" svg:x="2.3366in" svg:y="0.4366in" svg:viewBox="0 0 279 293" svg:d="M150 178v-34h129v105c-20 15-40 25-61 33-21 7-42 11-64 11-30 0-56-6-80-18-25-12-43-29-55-51-13-23-19-48-19-76s6-54 18-78c13-23 31-41 54-52 23-12 48-18 79-18 21 0 41 4 59 10 18 7 31 16 41 27 11 13 18 28 23 47l-36 10c-5-15-11-27-17-35-7-8-17-15-29-20-13-4-27-7-42-7-18 0-34 3-46 7-13 6-24 12-32 21-9 8-15 18-19 28-8 18-12 36-12 57 0 25 5 47 14 64 9 16 23 30 40 38 18 8 36 12 56 12 17 0 34-3 51-9 16-7 28-13 37-20v-52z"><text:p/></draw:path><draw:path draw:style-name="gr10" draw:text-style-name="P29" svg:width="0.0772in" svg:height="0.1134in" svg:x="2.4642in" svg:y="0.4382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11" draw:text-style-name="P28" svg:width="0.622in" svg:height="0.5846in" svg:x="2.6756in" svg:y="0.7602in" svg:viewBox="0 0 1581 1486" svg:d="M0 0c527 495 1054 991 1581 1486"><text:p/></draw:path><draw:path draw:style-name="gr12" draw:text-style-name="P28" svg:width="0.0783in" svg:height="0.0748in" svg:x="2.9551in" svg:y="0.937in" svg:viewBox="0 0 200 191" svg:d="M20 65l19 14c-7 8-11 15-12 22-2 7-1 15 3 24 3 9 9 16 17 24 7 7 14 12 22 15 8 2 15 3 21 2 6 0 12-3 16-7 3-4 6-8 7-14 0-6-1-12-4-20-2-4-8-15-17-29-10-15-16-26-18-33-4-11-4-19-2-27 1-9 6-15 12-22 7-7 16-11 25-13 11-2 21-1 33 4 11 3 21 10 30 19 11 10 19 20 23 31 5 10 6 21 4 31-3 10-8 20-16 28l-19-18c7-8 11-17 10-27-1-9-7-19-18-28-11-10-21-16-30-17s-17 1-22 7c-5 5-7 10-7 17 0 6 6 17 16 35 12 17 19 29 22 38 5 11 6 21 5 31-2 9-7 16-15 24-7 6-16 11-26 14-11 2-23 1-35-3-12-5-22-11-33-21-13-12-21-24-26-35-5-12-6-23-4-36 3-11 9-22 19-30z"><text:p/></draw:path><draw:path draw:style-name="gr12" draw:text-style-name="P28" svg:width="0.0886in" svg:height="0.0614in" svg:x="3in" svg:y="0.9791in" svg:viewBox="0 0 226 157" svg:d="M0 134l142-134 53 50c9 8 16 15 20 21 6 8 9 15 11 23 1 7 0 15-3 23s-8 16-15 22c-12 12-26 17-42 18s-34-7-53-26l-36-34-58 55zM94 81l35 34c12 11 23 17 33 18 9 0 18-3 26-11 6-6 10-12 11-18 1-8 0-13-3-20-2-3-8-9-16-17l-36-33z"><text:p/></draw:path><draw:path draw:style-name="gr12" draw:text-style-name="P28" svg:width="0.063in" svg:height="0.0594in" svg:x="3.0531in" svg:y="1.0291in" svg:viewBox="0 0 161 152" svg:d="M0 134c48-45 95-89 142-134 6 6 13 12 19 18-47 45-94 89-142 134-6-6-13-13-19-18z"><text:p/></draw:path></draw:g><draw:g draw:style-name="gr2"><draw:path draw:style-name="gr3" draw:text-style-name="P27" svg:width="0.6969in" svg:height="0.6425in" svg:x="5.7244in" svg:y="0.7602in" svg:viewBox="0 0 1771 1633" svg:d="M0 1633c0-544 0-1089 0-1633 590 0 1181 0 1771 0 0 544 0 1089 0 1633-590 0-1181 0-1771 0z"><text:p/></draw:path><draw:path draw:style-name="gr4" draw:text-style-name="P27" svg:width="0.0878in" svg:height="0.111in" svg:x="5.9386in" svg:y="0.8488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4" draw:text-style-name="P27" svg:width="0.0689in" svg:height="0.0823in" svg:x="6.0472in" svg:y="0.8772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44in" svg:height="0.113in" svg:x="6.135in" svg:y="0.8488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4" draw:text-style-name="P27" svg:width="0.0937in" svg:height="0.115in" svg:x="5.9091in" svg:y="1.0209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417in" svg:height="0.1102in" svg:x="6.0154in" svg:y="1.0256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95in" svg:height="0.0843in" svg:x="6.065in" svg:y="1.052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44in" svg:height="0.1134in" svg:x="6.1626in" svg:y="1.052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95in" svg:height="0.0807in" svg:x="5.9874in" svg:y="1.2283in" svg:viewBox="0 0 203 206" svg:d="M0 206l80-106-75-100h45l35 50c7 9 12 16 16 22 6-8 12-17 16-23l37-49h45l-75 100 79 106h-45l-44-64-11-14-58 78z"><text:p/></draw:path><draw:path draw:style-name="gr4" draw:text-style-name="P27" svg:width="0.078in" svg:height="0.1134in" svg:x="6.0736in" svg:y="1.1972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5" draw:text-style-name="P28" svg:width="0.9335in" svg:height="0.4673in" svg:x="4.7909in" svg:y="1.111in" svg:viewBox="0 0 2372 1188" svg:d="M0 1188c791-396 1581-792 2372-1188"><text:p/></draw:path><draw:path draw:style-name="gr6" draw:text-style-name="P28" svg:width="0.0831in" svg:height="0.0768in" svg:x="5.0902in" svg:y="1.3008in" svg:viewBox="0 0 212 196" svg:d="M114 116l-11-19 74-38 35 61c-7 15-15 27-25 37-10 11-21 19-34 26-16 9-34 13-52 13-19 1-35-5-50-14-15-10-27-23-36-39s-14-33-15-50c-1-18 4-34 13-47 10-14 24-25 41-34 13-6 26-10 39-12 12-1 23 1 33 5s19 11 28 20l-17 17c-8-7-15-12-21-15-7-2-15-3-24-2-9 0-18 2-27 7-10 6-19 11-25 19-6 6-10 14-12 21s-2 14-2 22c2 12 6 24 12 36 9 15 18 26 30 33 11 7 23 10 36 10s25-3 37-9c9-5 18-12 25-21 8-8 13-16 16-22l-18-31z"><text:p/></draw:path><draw:path draw:style-name="gr6" draw:text-style-name="P28" svg:width="0.0661in" svg:height="0.0846in" svg:x="5.1559in" svg:y="1.2654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draw:path draw:style-name="gr6" draw:text-style-name="P28" svg:width="0.0461in" svg:height="0.0701in" svg:x="5.2228in" svg:y="1.2469in" svg:viewBox="0 0 118 179" svg:d="M95 179c-32-56-63-112-95-167 8-5 16-8 24-12 32 55 63 111 94 167-7 3-15 8-23 12z"><text:p/></draw:path><draw:path draw:style-name="gr6" draw:text-style-name="P28" svg:width="0.078in" svg:height="0.0764in" svg:x="5.2591in" svg:y="1.2173in" svg:viewBox="0 0 199 195" svg:d="M16 142c-15-28-20-53-13-76 7-24 23-42 48-55 17-8 34-12 51-11s33 6 47 16c14 9 26 22 35 39 10 17 15 34 15 51 1 17-4 32-13 46-10 13-22 23-38 31-16 9-33 13-50 12-18-1-34-7-48-16-14-10-25-23-34-37zM40 130c11 20 26 33 44 39 18 5 36 3 54-5 17-10 28-23 33-39 5-18 2-37-10-58-8-14-17-24-27-31-10-8-22-12-35-12-12-1-24 1-36 7-17 8-28 21-35 37-6 17-2 38 12 62z"><text:p/></draw:path><draw:path draw:style-name="gr6" draw:text-style-name="P28" svg:width="0.0244in" svg:height="0.0811in" svg:x="5.3374in" svg:y="1.189in" svg:viewBox="0 0 63 207" svg:d="M46 207c-15-67-31-132-46-199 6-2 12-5 18-8 15 65 30 132 45 197-5 3-11 7-17 10z"><text:p/></draw:path><draw:path draw:style-name="gr6" draw:text-style-name="P28" svg:width="0.0756in" svg:height="0.0835in" svg:x="5.0681in" svg:y="1.4563in" svg:viewBox="0 0 193 213" svg:d="M28 213l-28-200 27-13 166 131-27 13-49-40-74 37 10 60zM39 120l62-31-45-37c-14-11-25-20-33-28 3 12 6 25 8 37z"><text:p/></draw:path><draw:path draw:style-name="gr6" draw:text-style-name="P28" svg:width="0.0819in" svg:height="0.0835in" svg:x="5.1154in" svg:y="1.4197in" svg:viewBox="0 0 209 213" svg:d="M95 213l-95-167 61-30c14-7 25-11 33-13 11-3 21-4 32-1 13 2 26 8 37 17 11 10 21 22 29 36 8 13 13 25 15 37 2 11 3 21 2 29-2 10-4 17-8 24-4 6-9 13-16 19s-16 12-27 17zM108 181l36-18c12-7 21-13 26-17 6-6 9-11 11-17 3-8 3-17 1-27-2-11-6-23-14-35-9-18-20-29-32-35-11-7-21-10-31-8-8 0-19 5-33 11l-37 19z"><text:p/></draw:path><draw:path draw:style-name="gr6" draw:text-style-name="P28" svg:width="0.076in" svg:height="0.0764in" svg:x="5.1945in" svg:y="1.3827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6" draw:text-style-name="P28" svg:width="0.0244in" svg:height="0.0811in" svg:x="5.2681in" svg:y="1.3563in" svg:viewBox="0 0 63 207" svg:d="M46 207c-15-67-31-132-46-199 6-2 12-5 18-8 15 65 30 132 45 197-5 3-11 7-17 10z"><text:p/></draw:path><draw:path draw:style-name="gr6" draw:text-style-name="P28" svg:width="0.076in" svg:height="0.0764in" svg:x="5.2933in" svg:y="1.3327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6" draw:text-style-name="P28" svg:width="0.1043in" svg:height="0.0992in" svg:x="5.3535in" svg:y="1.2846in" svg:viewBox="0 0 266 253" svg:d="M95 253l-95-167 36-18 109 97c10 9 17 16 22 20-1-7-3-18-5-32l-23-137 32-16 95 167-24 12-79-140 27 166-21 10-131-116 80 141z"><text:p/></draw:path><draw:path draw:style-name="gr6" draw:text-style-name="P28" svg:width="0.0661in" svg:height="0.0846in" svg:x="5.435in" svg:y="1.2591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/draw:g><draw:g draw:style-name="gr2"><draw:path draw:style-name="gr3" draw:text-style-name="P27" svg:width="0.6839in" svg:height="0.6425in" svg:x="3.1114in" svg:y="0.0004in" svg:viewBox="0 0 1738 1633" svg:d="M0 1633c0-544 0-1089 0-1633 579 0 1159 0 1738 0 0 544 0 1089 0 1633-579 0-1159 0-1738 0z"><text:p/></draw:path><draw:path draw:style-name="gr4" draw:text-style-name="P27" svg:width="0.0795in" svg:height="0.111in" svg:x="3.3236in" svg:y="0.089in" svg:viewBox="0 0 203 283" svg:d="M0 283c0-94 0-189 0-283 68 0 135 0 203 0 0 11 0 22 0 34-55 0-108 0-163 0 0 29 0 58 0 87 47 0 94 0 141 0 0 11 0 22 0 33-47 0-94 0-141 0 0 43 0 86 0 129-13 0-27 0-40 0z"><text:p/></draw:path><draw:path draw:style-name="gr4" draw:text-style-name="P27" svg:width="0.0791in" svg:height="0.0843in" svg:x="3.4173in" svg:y="0.1177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3.5154in" svg:y="0.1177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902in" svg:height="0.111in" svg:x="3.2591in" svg:y="0.2626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4" draw:text-style-name="P27" svg:width="0.1516in" svg:height="0.111in" svg:x="3.3602in" svg:y="0.2626in" svg:viewBox="0 0 386 283" svg:d="M79 283l-79-283h41l46 186c4 20 9 39 13 58 8-31 12-48 14-52l55-192h49l42 144c11 36 19 68 25 100 3-19 9-39 15-62l45-182h41l-79 283h-42l-63-215c-5-18-8-30-9-33-4 12-7 23-10 32l-63 216z"><text:p/></draw:path><draw:path draw:style-name="gr4" draw:text-style-name="P27" svg:width="0.1134in" svg:height="0.111in" svg:x="3.5346in" svg:y="0.2626in" svg:viewBox="0 0 289 283" svg:d="M0 283v-283h60l71 200c7 19 11 33 15 42 3-10 9-25 16-45l74-197h53v283h-39v-237l-90 237h-35l-86-240v240z"><text:p/></draw:path><draw:path draw:style-name="gr4" draw:text-style-name="P27" svg:width="0.0795in" svg:height="0.0807in" svg:x="3.3677in" svg:y="0.4681in" svg:viewBox="0 0 203 206" svg:d="M0 206l80-106-75-100h45l35 50c7 9 12 16 16 22 6-8 12-17 16-23l37-49h45l-75 100 79 106h-45l-44-64-11-14-58 78z"><text:p/></draw:path><draw:path draw:style-name="gr4" draw:text-style-name="P27" svg:width="0.0783in" svg:height="0.1114in" svg:x="3.452in" svg:y="0.4378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/draw:g><draw:g draw:style-name="gr2"><draw:path draw:style-name="gr3" draw:text-style-name="P27" svg:width="0.6839in" svg:height="0.6425in" svg:x="4.7291in" svg:y="0in" svg:viewBox="0 0 1738 1633" svg:d="M0 1633c0-544 0-1089 0-1633 579 0 1159 0 1738 0 0 544 0 1089 0 1633-579 0-1159 0-1738 0z"><text:p/></draw:path><draw:path draw:style-name="gr4" draw:text-style-name="P27" svg:width="0.0933in" svg:height="0.111in" svg:x="4.9126in" svg:y="0.0886in" svg:viewBox="0 0 238 283" svg:d="M0 283c0-94 0-189 0-283 14 0 27 0 41 0 53 74 106 149 159 223 0-74 0-149 0-223 13 0 25 0 38 0 0 94 0 189 0 283-14 0-27 0-41 0-53-73-106-148-159-222 0 74 0 149 0 222-13 0-25 0-38 0z"><text:p/></draw:path><draw:path draw:style-name="gr4" draw:text-style-name="P27" svg:width="0.0937in" svg:height="0.111in" svg:x="5.024in" svg:y="0.0886in" svg:viewBox="0 0 239 283" svg:d="M100 283c0-83 0-166 0-249-33 0-67 0-100 0 0-12 0-23 0-34 80 0 159 0 239 0 0 11 0 22 0 34-33 0-67 0-100 0 0 83 0 166 0 249-13 0-26 0-39 0z"><text:p/></draw:path><draw:path draw:style-name="gr4" draw:text-style-name="P27" svg:width="0.1043in" svg:height="0.115in" svg:x="5.1311in" svg:y="0.0866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4" draw:text-style-name="P27" svg:width="0.0937in" svg:height="0.111in" svg:x="4.787in" svg:y="0.2626in" svg:viewBox="0 0 239 283" svg:d="M100 283c0-83 0-166 0-249-33 0-67 0-100 0 0-12 0-23 0-34 80 0 159 0 239 0 0 11 0 22 0 34-33 0-67 0-100 0 0 83 0 166 0 249-13 0-26 0-39 0z"><text:p/></draw:path><draw:path draw:style-name="gr4" draw:text-style-name="P27" svg:width="0.0689in" svg:height="0.111in" svg:x="4.8972in" svg:y="0.2626in" svg:viewBox="0 0 176 283" svg:d="M0 283v-283h37v101c17-19 39-28 65-28 15 0 29 3 41 9s20 14 25 25 8 26 8 46v130h-37v-131c0-16-4-29-12-37s-18-12-33-12c-11 0-21 3-30 8-10 5-17 12-21 22-4 9-6 21-6 38v112z"><text:p/></draw:path><draw:path draw:style-name="gr4" draw:text-style-name="P27" svg:width="0.0787in" svg:height="0.0843in" svg:x="4.985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5.0827in" svg:y="0.2917in" svg:viewBox="0 0 118 210" svg:d="M0 210v-205h32v31c9-15 17-25 24-29 7-5 15-7 24-7 13 0 26 4 38 11l-12 32c-9-5-18-7-27-7-8 0-15 1-22 6-6 5-11 11-14 20-4 12-6 26-6 40v108z"><text:p/></draw:path><draw:path draw:style-name="gr4" draw:text-style-name="P27" svg:width="0.1161in" svg:height="0.0823in" svg:x="5.1378in" svg:y="0.2917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4" draw:text-style-name="P27" svg:width="0.0795in" svg:height="0.0843in" svg:x="5.2709in" svg:y="0.291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95in" svg:height="0.0807in" svg:x="4.985in" svg:y="0.4681in" svg:viewBox="0 0 203 206" svg:d="M0 206l80-106-75-100h45l35 50c7 9 12 16 16 22 6-8 12-17 16-23l37-49h45l-75 100 79 106h-45l-44-64-11-14-58 78z"><text:p/></draw:path><draw:path draw:style-name="gr4" draw:text-style-name="P27" svg:width="0.0764in" svg:height="0.1098in" svg:x="5.0728in" svg:y="0.439in" svg:viewBox="0 0 195 280" svg:d="M0 34v-34h195v27c-19 20-39 45-58 77s-32 64-43 98c-7 23-12 50-14 78h-38c0-23 5-50 14-81 9-32 22-62 39-91 16-29 33-55 52-74z"><text:p/></draw:path></draw:g><draw:g draw:style-name="gr2"><draw:path draw:style-name="gr5" draw:text-style-name="P28" svg:width="0.248in" svg:height="0.7012in" svg:x="4.6047in" svg:y="0.6437in" svg:viewBox="0 0 631 1782" svg:d="M0 1782c210-594 421-1188 631-1782"><text:p/></draw:path><draw:path draw:style-name="gr6" draw:text-style-name="P28" svg:width="0.0886in" svg:height="0.0654in" svg:x="4.6024in" svg:y="1.026in" svg:viewBox="0 0 226 167" svg:d="M167 167l-167-128 10-26 216-13-10 27-65 2-27 76 52 36zM107 92l21-62-59 2c-18 1-33 1-44 1 11 6 22 13 33 21z"><text:p/></draw:path><draw:path draw:style-name="gr6" draw:text-style-name="P28" svg:width="0.0866in" svg:height="0.0724in" svg:x="4.6197in" svg:y="0.9437in" svg:viewBox="0 0 221 185" svg:d="M191 185l-191-60 22-61c5-14 9-25 14-31 6-10 14-17 23-22 12-6 25-10 40-11 15 0 30 2 47 7 15 5 27 11 37 17 10 7 18 13 24 21 5 7 9 14 11 21 3 8 3 15 2 25 0 9-3 18-6 30zM176 153l14-37c4-12 6-22 6-29s-1-14-4-19c-4-7-11-15-20-20-9-7-20-12-35-17-20-6-35-8-48-5s-23 8-30 15c-4 6-9 16-14 30l-14 38z"><text:p/></draw:path><draw:path draw:style-name="gr6" draw:text-style-name="P28" svg:width="0.0811in" svg:height="0.0685in" svg:x="4.6524in" svg:y="0.8709in" svg:viewBox="0 0 207 175" svg:d="M149 41l15-21c19 11 32 25 39 42 6 16 6 34-1 52-7 20-17 35-29 44-13 10-29 15-47 17-18 1-36-1-54-6-20-7-36-15-48-28-12-12-19-25-22-41-3-15-2-31 4-47 6-17 16-31 29-40 15-9 31-14 51-13l-3 26c-15 0-27 3-36 9-9 5-15 15-19 27-5 13-6 26-2 37 4 12 10 21 20 28 10 8 22 13 34 17 16 5 31 8 44 7 14-1 25-6 35-13 9-8 15-17 19-28 5-14 5-27 1-38-5-12-15-22-30-31z"><text:p/></draw:path></draw:g><draw:g draw:style-name="gr2"><draw:path draw:style-name="gr3" draw:text-style-name="P27" svg:width="0.6839in" svg:height="0.6425in" svg:x="3.9201in" svg:y="0in" svg:viewBox="0 0 1738 1633" svg:d="M0 1633c0-544 0-1089 0-1633 579 0 1159 0 1738 0 0 544 0 1089 0 1633-579 0-1159 0-1738 0z"><text:p/></draw:path><draw:path draw:style-name="gr4" draw:text-style-name="P27" svg:width="0.0795in" svg:height="0.111in" svg:x="4.1323in" svg:y="0.0886in" svg:viewBox="0 0 203 283" svg:d="M0 283c0-94 0-189 0-283 68 0 135 0 203 0 0 11 0 22 0 34-55 0-108 0-163 0 0 29 0 58 0 87 47 0 94 0 141 0 0 11 0 22 0 33-47 0-94 0-141 0 0 43 0 86 0 129-13 0-27 0-40 0z"><text:p/></draw:path><draw:path draw:style-name="gr4" draw:text-style-name="P27" svg:width="0.0791in" svg:height="0.0843in" svg:x="4.226in" svg:y="0.117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4.324in" svg:y="0.1173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937in" svg:height="0.111in" svg:x="4.0433in" svg:y="0.2626in" svg:viewBox="0 0 239 283" svg:d="M100 283c0-83 0-166 0-249-33 0-67 0-100 0 0-12 0-23 0-34 80 0 159 0 239 0 0 11 0 22 0 34-33 0-67 0-100 0 0 83 0 166 0 249-13 0-26 0-39 0z"><text:p/></draw:path><draw:path draw:style-name="gr4" draw:text-style-name="P27" svg:width="0.0791in" svg:height="0.0843in" svg:x="4.1299in" svg:y="0.2917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748in" svg:height="0.0843in" svg:x="4.2236in" svg:y="0.2917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" draw:text-style-name="P27" svg:width="0.0689in" svg:height="0.111in" svg:x="4.3114in" svg:y="0.2626in" svg:viewBox="0 0 176 283" svg:d="M0 283v-283h37v101c17-19 39-28 65-28 15 0 29 3 41 9s20 14 25 25 8 26 8 46v130h-37v-131c0-16-4-29-12-37s-18-12-33-12c-11 0-21 3-30 8-10 5-17 12-21 22-4 9-6 21-6 38v112z"><text:p/></draw:path><draw:path draw:style-name="gr4" draw:text-style-name="P27" svg:width="0.0795in" svg:height="0.0843in" svg:x="4.3984in" svg:y="0.291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795in" svg:height="0.0807in" svg:x="4.1764in" svg:y="0.4681in" svg:viewBox="0 0 203 206" svg:d="M0 206l80-106-75-100h45l35 50c7 9 12 16 16 22 6-8 12-17 16-23l37-49h45l-75 100 79 106h-45l-44-64-11-14-58 78z"><text:p/></draw:path><draw:path draw:style-name="gr4" draw:text-style-name="P27" svg:width="0.078in" svg:height="0.1134in" svg:x="4.2626in" svg:y="0.4374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5" draw:text-style-name="P28" svg:width="0.0618in" svg:height="0.7016in" svg:x="4.1693in" svg:y="0.6433in" svg:viewBox="0 0 158 1783" svg:d="M0 1783c53-594 106-1189 158-1783"><text:p/></draw:path><draw:path draw:style-name="gr6" draw:text-style-name="P28" svg:width="0.0815in" svg:height="0.0685in" svg:x="4.0874in" svg:y="1.0457in" svg:viewBox="0 0 208 175" svg:d="M126 81l-24-1 7-80 74 7c9 12 16 26 20 39s5 27 4 40c-2 19-7 35-17 50-10 14-22 24-39 31-16 6-35 9-54 7-20-2-38-7-54-16-16-8-28-20-35-35s-9-32-8-51c2-14 5-25 11-36s13-19 22-25c9-5 21-9 34-11l5 23c-10 2-19 5-25 9s-11 9-15 17c-4 7-7 16-8 25-1 12 0 21 3 30 3 8 7 16 13 21 5 6 12 10 19 13 11 6 25 10 39 11 18 1 33 0 45-6 13-5 22-12 28-22 7-11 11-22 12-35 1-10 0-21-4-32-3-10-7-18-11-24l-37-3z"><text:p/></draw:path><draw:path draw:style-name="gr6" draw:text-style-name="P28" svg:width="0.0795in" svg:height="0.0602in" svg:x="4.0929in" svg:y="0.9736in" svg:viewBox="0 0 203 154" svg:d="M200 154l-200-16 6-70c1-13 3-22 5-28 2-10 6-17 11-23s12-10 21-13 18-5 28-4c17 2 31 8 42 19 10 11 14 29 12 55l-4 48 82 6zM98 120l4-48c2-16-1-27-6-34-6-8-15-12-27-12-8 0-15 0-22 4-6 3-10 9-13 14-1 5-3 12-4 23l-4 47z"><text:p/></draw:path><draw:path draw:style-name="gr6" draw:text-style-name="P28" svg:width="0.0795in" svg:height="0.0157in" svg:x="4.0992in" svg:y="0.9465in" svg:viewBox="0 0 203 41" svg:d="M200 41c-67-5-133-10-200-16 1-8 1-17 2-25 67 6 133 10 201 16-1 8-2 17-3 25z"><text:p/></draw:path><draw:path draw:style-name="gr6" draw:text-style-name="P28" svg:width="0.0811in" svg:height="0.0705in" svg:x="4.1031in" svg:y="0.8638in" svg:viewBox="0 0 207 180" svg:d="M99 180c-34-3-59-13-76-31s-25-41-23-67c2-18 8-33 18-46s23-23 40-29c16-6 34-8 54-6 21 1 39 6 54 15s25 21 32 35c7 15 10 31 9 47-2 18-8 34-18 47s-23 22-39 29c-17 5-34 8-51 6zM101 155c24 2 43-3 58-14s23-26 25-45c0-19-4-35-17-48s-32-20-57-23c-16-1-30 1-43 5-12 4-22 11-30 20-7 11-12 21-13 34-1 18 4 34 15 47 12 14 33 22 62 24z"><text:p/></draw:path></draw:g><draw:g draw:style-name="gr2"><draw:path draw:style-name="gr3" draw:text-style-name="P27" svg:width="0.6969in" svg:height="0.6425in" svg:x="5.7244in" svg:y="1.5201in" svg:viewBox="0 0 1771 1633" svg:d="M0 1633c0-544 0-1089 0-1633 590 0 1181 0 1771 0 0 544 0 1089 0 1633-590 0-1181 0-1771 0z"><text:p/></draw:path><draw:path draw:style-name="gr4" draw:text-style-name="P27" svg:width="0.0925in" svg:height="0.111in" svg:x="5.8374in" svg:y="1.6957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0787in" svg:height="0.0843in" svg:x="5.9496in" svg:y="1.724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91in" svg:height="0.0843in" svg:x="6.0417in" svg:y="1.7244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417in" svg:height="0.1102in" svg:x="6.1323in" svg:y="1.6972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787in" svg:height="0.0843in" svg:x="6.1815in" svg:y="1.724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6.2795in" svg:y="1.7244in" svg:viewBox="0 0 118 210" svg:d="M0 210v-205h32v31c9-15 17-25 24-29 7-5 15-7 24-7 13 0 26 4 38 11l-12 32c-9-5-18-7-27-7-8 0-15 1-22 6-6 5-11 11-14 20-4 12-6 26-6 40v108z"><text:p/></draw:path><draw:path draw:style-name="gr4" draw:text-style-name="P27" svg:width="0.0795in" svg:height="0.0807in" svg:x="5.9874in" svg:y="1.9008in" svg:viewBox="0 0 203 206" svg:d="M0 206l80-106-75-100h45l35 50c7 9 12 16 16 22 6-8 12-17 16-23l37-49h45l-75 100 79 106h-45l-44-64-11-14-58 78z"><text:p/></draw:path><draw:path draw:style-name="gr4" draw:text-style-name="P27" svg:width="0.0772in" svg:height="0.1134in" svg:x="6.0744in" svg:y="1.8701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/draw:g><draw:path draw:style-name="gr13" draw:text-style-name="P28" svg:width="0.9331in" svg:height="0in" svg:x="4.7913in" svg:y="1.8709in" svg:viewBox="0 0 2371 0" svg:d="M0 0c791 0 1580 0 2371 0"><text:p/></draw:path><draw:g draw:style-name="gr2"><draw:path draw:style-name="gr3" draw:text-style-name="P27" svg:width="0.6839in" svg:height="0.6425in" svg:x="5.5382in" svg:y="0.0004in" svg:viewBox="0 0 1738 1633" svg:d="M0 1633c0-544 0-1089 0-1633 579 0 1159 0 1738 0 0 544 0 1089 0 1633-579 0-1159 0-1738 0z"><text:p/></draw:path><draw:path draw:style-name="gr4" draw:text-style-name="P27" svg:width="0.0902in" svg:height="0.111in" svg:x="5.6201in" svg:y="0.089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4" draw:text-style-name="P27" svg:width="0.0937in" svg:height="0.115in" svg:x="5.726in" svg:y="0.087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1079in" svg:height="0.111in" svg:x="5.8772in" svg:y="0.089in" svg:viewBox="0 0 275 283" svg:d="M116 283l-116-283h42l78 206c6 17 12 32 16 47 5-16 10-32 16-47l82-206h41l-118 283z"><text:p/></draw:path><draw:path draw:style-name="gr4" draw:text-style-name="P27" svg:width="0.0795in" svg:height="0.0843in" svg:x="5.9827in" svg:y="0.117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142in" svg:height="0.111in" svg:x="6.0799in" svg:y="0.089in" svg:viewBox="0 0 37 283" svg:d="M0 283c0-94 0-189 0-283 12 0 25 0 37 0 0 94 0 189 0 283-12 0-25 0-37 0z"><text:p/></draw:path><draw:path draw:style-name="gr4" draw:text-style-name="P27" svg:width="0.0417in" svg:height="0.1102in" svg:x="6.1091in" svg:y="0.0909in" svg:viewBox="0 0 107 281" svg:d="M102 246l5 31c-10 2-20 4-28 4-14 0-24-3-32-7-7-4-12-9-15-16-3-6-5-19-5-41v-118h-27v-27h27v-51l37-21v72h38v27h-38v119c0 10 1 17 2 20 1 2 3 4 7 6 3 2 7 3 12 3s10 0 17-1z"><text:p/></draw:path><draw:path draw:style-name="gr4" draw:text-style-name="P27" svg:width="0.0937in" svg:height="0.115in" svg:x="5.6508in" svg:y="0.2614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" draw:text-style-name="P27" svg:width="0.0787in" svg:height="0.0843in" svg:x="5.761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689in" svg:height="0.0823in" svg:x="5.8591in" svg:y="0.2917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09in" svg:height="0.0843in" svg:x="5.9465in" svg:y="0.2917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787in" svg:height="0.0843in" svg:x="6.0295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95in" svg:height="0.0807in" svg:x="5.7941in" svg:y="0.4681in" svg:viewBox="0 0 203 206" svg:d="M0 206l80-106-75-100h45l35 50c7 9 12 16 16 22 6-8 12-17 16-23l37-49h45l-75 100 79 106h-45l-44-64-11-14-58 78z"><text:p/></draw:path><draw:path draw:style-name="gr4" draw:text-style-name="P27" svg:width="0.0823in" svg:height="0.111in" svg:x="5.876in" svg:y="0.4382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/draw:g><draw:g draw:style-name="gr2"><draw:path draw:style-name="gr5" draw:text-style-name="P28" svg:width="0.8705in" svg:height="0.7012in" svg:x="4.7913in" svg:y="0.6437in" svg:viewBox="0 0 2212 1782" svg:d="M0 1782c738-594 1475-1188 2212-1782"><text:p/></draw:path><draw:path draw:style-name="gr6" draw:text-style-name="P28" svg:width="0.0843in" svg:height="0.0815in" svg:x="5.0917in" svg:y="0.9654in" svg:viewBox="0 0 215 208" svg:d="M74 208l-74-189 23-19 192 94-23 18-56-30-64 53 23 56zM63 114l52-42-52-26c-15-9-28-16-38-22 6 12 12 23 17 34z"><text:p/></draw:path><draw:path draw:style-name="gr6" draw:text-style-name="P28" svg:width="0.0866in" svg:height="0.0835in" svg:x="5.1339in" svg:y="0.9126in" svg:viewBox="0 0 221 213" svg:d="M130 213l-130-144 53-42c11-9 21-16 29-20 10-4 21-7 31-7 13 0 27 4 40 10 13 7 25 16 37 29 10 12 18 22 23 33 5 10 7 20 8 29 1 8 0 17-2 24s-6 14-11 22c-6 7-13 15-23 21zM135 180l33-27c10-8 17-15 21-21 4-7 7-12 7-19 1-8-1-17-5-27-5-9-12-20-22-31-13-15-27-24-39-28-13-4-23-4-33-1-7 3-17 9-29 18l-32 26z"><text:p/></draw:path><draw:path draw:style-name="gr6" draw:text-style-name="P28" svg:width="0.0791in" svg:height="0.0752in" svg:x="5.2055in" svg:y="0.8622in" svg:viewBox="0 0 202 192" svg:d="M165 80l25-12c10 19 13 38 10 55-4 17-14 31-30 45-16 13-33 21-49 23s-32-1-49-8c-16-8-31-18-43-32-14-15-22-30-27-46-4-16-3-32 3-46 6-15 16-28 30-38 15-13 31-20 48-21 18-1 34 4 51 14l-17 21c-13-8-25-11-36-11-11 1-21 6-32 14-11 10-19 20-22 31-3 12-2 24 2 35 5 11 12 21 20 31 11 11 23 20 35 26s24 8 36 6 23-7 33-14c11-10 18-21 21-33 2-12-1-26-9-40z"><text:p/></draw:path></draw:g><draw:g draw:style-name="gr2"><draw:path draw:style-name="gr3" draw:text-style-name="P27" svg:width="0.9827in" svg:height="0.5843in" svg:x="5.289in" svg:y="3.0406in" svg:viewBox="0 0 2497 1485" svg:d="M0 1485c0-495 0-990 0-1485 832 0 1665 0 2497 0 0 495 0 990 0 1485-832 0-1665 0-2497 0z"><text:p/></draw:path><draw:path draw:style-name="gr4" draw:text-style-name="P27" svg:width="0.0878in" svg:height="0.111in" svg:x="5.4059in" svg:y="3.187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4" draw:text-style-name="P27" svg:width="0.0795in" svg:height="0.0807in" svg:x="5.5047in" svg:y="3.2177in" svg:viewBox="0 0 203 206" svg:d="M0 206l80-106-75-100h45l35 50c7 9 12 16 16 22 6-8 12-17 16-23l37-49h45l-75 100 79 106h-45l-44-64-11-14-58 78z"><text:p/></draw:path><draw:path draw:style-name="gr4" draw:text-style-name="P27" svg:width="0.0744in" svg:height="0.1134in" svg:x="5.5945in" svg:y="3.2154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91in" svg:height="0.0843in" svg:x="5.6827in" svg:y="3.2154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5.7819in" svg:y="3.2154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09in" svg:height="0.0843in" svg:x="5.8681in" svg:y="3.2154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142in" svg:height="0.111in" svg:x="5.9579in" svg:y="3.187in" svg:viewBox="0 0 37 283" svg:d="M0 39c0-13 0-26 0-39 12 0 25 0 37 0 0 13 0 26 0 39-12 0-25 0-37 0zM0 283c0-68 0-137 0-205 12 0 25 0 37 0 0 68 0 137 0 205-12 0-25 0-37 0z"><text:p/></draw:path><draw:path draw:style-name="gr4" draw:text-style-name="P27" svg:width="0.0795in" svg:height="0.0843in" svg:x="5.9886in" svg:y="3.215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689in" svg:height="0.0823in" svg:x="6.0874in" svg:y="3.2154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925in" svg:height="0.111in" svg:x="5.5209in" svg:y="3.3618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" draw:text-style-name="P27" svg:width="0.0787in" svg:height="0.0843in" svg:x="5.6327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791in" svg:height="0.0843in" svg:x="5.726in" svg:y="3.3902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744in" svg:height="0.113in" svg:x="5.8181in" svg:y="3.3618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4" draw:text-style-name="P27" svg:width="0.0787in" svg:height="0.0843in" svg:x="5.9118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4" draw:text-style-name="P27" svg:width="0.0461in" svg:height="0.0823in" svg:x="6.0091in" svg:y="3.3902in" svg:viewBox="0 0 118 210" svg:d="M0 210v-205h32v31c9-15 17-25 24-29 7-5 15-7 24-7 13 0 26 4 38 11l-12 32c-9-5-18-7-27-7-8 0-15 1-22 6-6 5-11 11-14 20-4 12-6 26-6 40v108z"><text:p/></draw:path></draw:g><draw:g draw:style-name="gr2"><draw:path draw:style-name="gr13" draw:text-style-name="P28" svg:width="0.4976in" svg:height="0.2921in" svg:x="4.7909in" svg:y="2.7472in" svg:viewBox="0 0 1265 743" svg:d="M0 0c421 248 843 495 1265 743"><text:p/></draw:path><draw:path draw:style-name="gr14" draw:text-style-name="P28" svg:width="0.0787in" svg:height="0.0783in" svg:x="4.8732in" svg:y="2.7091in" svg:viewBox="0 0 201 200" svg:d="M93 117l13-19 71 42-39 59c-17 2-32 1-47-1-14-3-28-8-40-15-17-10-30-22-39-37s-13-31-12-47c2-17 8-33 18-49 11-15 24-27 40-37s32-14 50-13c17 1 34 7 50 17 13 7 22 16 30 25 7 10 12 20 13 29 1 11-1 22-5 35l-25-8c3-9 4-17 4-24-1-7-4-14-9-21-5-6-12-13-20-17-10-7-20-11-29-12-10-1-19 0-26 1-8 2-15 5-21 10-11 7-21 17-28 28-10 14-15 27-16 40-1 12 2 23 8 35 7 10 16 18 28 25 9 6 20 9 32 11 11 2 21 2 28 1l20-29z"><text:p/></draw:path><draw:path draw:style-name="gr14" draw:text-style-name="P28" svg:width="0.0835in" svg:height="0.0681in" svg:x="4.9354in" svg:y="2.7417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14" draw:text-style-name="P28" svg:width="0.0504in" svg:height="0.0681in" svg:x="4.9996in" svg:y="2.7795in" svg:viewBox="0 0 129 174" svg:d="M0 160c36-53 71-107 107-160 8 5 14 9 22 13-35 53-70 108-106 161-8-5-15-9-23-14z"><text:p/></draw:path><draw:path draw:style-name="gr14" draw:text-style-name="P28" svg:width="0.0783in" svg:height="0.0764in" svg:x="5.0354in" svg:y="2.8051in" svg:viewBox="0 0 200 195" svg:d="M17 52c17-27 38-43 64-49 25-7 50-2 74 12 16 9 28 21 35 36 8 14 12 30 10 45-2 17-8 33-19 49-11 17-24 29-39 38-16 8-32 13-49 12-18-1-34-7-49-15-16-10-27-22-34-37-8-14-11-30-9-46 1-16 7-31 16-45zM39 66c-13 18-16 36-13 54 4 18 14 31 31 41 17 9 35 12 53 8 19-4 35-16 48-37 9-13 14-25 16-37 1-14-1-25-6-35-6-10-14-20-26-26-16-10-33-12-52-10-18 4-35 17-51 42z"><text:p/></draw:path><draw:path draw:style-name="gr14" draw:text-style-name="P28" svg:width="0.0209in" svg:height="0.0217in" svg:x="5.0933in" svg:y="2.8917in" svg:viewBox="0 0 54 56" svg:d="M16 22l14-22 24 14-15 22c-5 8-11 14-17 17s-14 4-22 3v-11c5 1 10 0 14-3 4-2 9-6 13-13z"><text:p/></draw:path><draw:path draw:style-name="gr14" draw:text-style-name="P28" svg:width="0.0768in" svg:height="0.0846in" svg:x="4.7035in" svg:y="2.7591in" svg:viewBox="0 0 196 216" svg:d="M0 123l171-123 25 15-38 201-25-16 13-59-72-43-50 39zM92 85l59 35 11-55c4-17 7-30 10-41-9 9-19 17-30 26z"><text:p/></draw:path><draw:path draw:style-name="gr14" draw:text-style-name="P28" svg:width="0.0843in" svg:height="0.0835in" svg:x="4.7756in" svg:y="2.7854in" svg:viewBox="0 0 215 213" svg:d="M0 160l107-160 58 35c13 7 23 14 29 19 8 8 14 17 17 26 4 13 5 26 2 40-3 13-10 27-19 42-8 12-17 21-26 29-10 8-19 14-27 17-9 3-18 5-26 5-7 0-15-1-24-3-10-3-19-8-30-14zM36 154l36 22c11 6 21 10 28 12 8 2 15 2 20 1 9-2 18-7 26-13 9-7 17-16 25-28 11-17 17-31 17-44 0-12-3-23-9-30-5-6-14-13-27-21l-36-20z"><text:p/></draw:path><draw:path draw:style-name="gr14" draw:text-style-name="P28" svg:width="0.0764in" svg:height="0.076in" svg:x="4.8528in" svg:y="2.8354in" svg:viewBox="0 0 195 194" svg:d="M134 150l19 19c-16 14-34 22-52 24-19 2-37-2-55-13-19-11-32-23-39-37-6-14-9-29-6-46 3-16 9-33 20-48 11-17 24-29 39-38 15-8 31-12 48-11s33 6 48 15c16 10 28 23 34 38 6 14 6 31 1 48l-26-8c4-14 3-26-1-35-4-10-11-18-22-24-13-9-26-11-39-11-12 1-24 4-34 13-10 7-18 16-25 26-9 14-15 27-17 39-3 12-1 24 5 34s14 19 24 25c13 8 26 10 40 9 13-1 26-8 38-19z"><text:p/></draw:path><draw:path draw:style-name="gr14" draw:text-style-name="P28" svg:width="0.0209in" svg:height="0.0217in" svg:x="4.9047in" svg:y="2.9201in" svg:viewBox="0 0 54 56" svg:d="M16 22l14-22 24 14-15 22c-5 8-11 14-17 17s-14 4-22 3v-11c5 1 10 0 14-3 4-2 9-6 13-13z"><text:p/></draw:path><draw:path draw:style-name="gr14" draw:text-style-name="P28" svg:width="0.0744in" svg:height="0.0764in" svg:x="4.9701in" svg:y="2.9035in" svg:viewBox="0 0 190 195" svg:d="M10 85l22 10c-4 10-6 17-6 25 0 7 3 15 9 22 5 8 13 14 22 20 9 5 17 8 25 9 8 2 15 1 21-1 6-3 11-5 13-11 3-5 5-9 4-15 0-6-3-12-8-19-3-3-11-12-24-24s-21-22-25-29c-6-9-9-18-9-26 0-9 2-16 7-24 6-7 13-14 23-17 9-5 20-6 31-4s23 6 34 13c13 7 23 15 30 25s11 19 11 29c0 11-3 21-8 30l-24-12c5-10 7-20 3-29-3-8-11-17-23-23-14-9-24-12-33-11s-16 5-20 12c-4 5-5 12-3 17 2 7 10 17 25 31 14 14 24 25 29 32 8 10 11 20 12 29 0 9-2 19-8 27-6 9-14 15-24 20-9 4-20 5-33 4-12-1-25-6-37-13-15-9-27-18-34-29-8-10-12-21-12-33s3-24 10-35z"><text:p/></draw:path><draw:path draw:style-name="gr14" draw:text-style-name="P28" svg:width="0.0835in" svg:height="0.0681in" svg:x="5.0272in" svg:y="2.9327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14" draw:text-style-name="P28" svg:width="0.0504in" svg:height="0.0681in" svg:x="5.0909in" svg:y="2.9709in" svg:viewBox="0 0 129 174" svg:d="M0 160c36-53 71-107 107-160 8 5 14 9 22 13-35 53-70 108-106 161-8-5-15-9-23-14z"><text:p/></draw:path></draw:g><draw:g draw:style-name="gr2"><draw:path draw:style-name="gr5" draw:text-style-name="P28" svg:width="0.1866in" svg:height="0.7012in" svg:x="3.4846in" svg:y="0.6437in" svg:viewBox="0 0 475 1782" svg:d="M0 0c158 594 317 1188 475 1782"><text:p/></draw:path><draw:path draw:style-name="gr6" draw:text-style-name="P28" svg:width="0.0811in" svg:height="0.0713in" svg:x="3.5906in" svg:y="0.9063in" svg:viewBox="0 0 207 182" svg:d="M78 4c31-7 59-5 82 7 22 12 37 31 44 57 5 17 4 33-1 49-5 15-14 28-27 39-14 10-30 18-50 22-20 5-37 6-55 2-17-3-32-12-44-24-12-11-19-25-24-41-4-18-4-34 1-50s15-29 28-39c14-10 29-18 46-22zM84 29c-23 5-39 16-50 31-10 15-12 31-8 49 5 19 16 32 33 40 16 10 36 11 61 5 16-4 28-9 39-17 10-8 17-18 21-29s4-22 1-35c-5-17-15-30-31-41-15-9-38-10-66-3z"><text:p/></draw:path><draw:path draw:style-name="gr6" draw:text-style-name="P28" svg:width="0.0815in" svg:height="0.0689in" svg:x="3.6106in" svg:y="0.9854in" svg:viewBox="0 0 208 176" svg:d="M89 150v26c-22 0-40-6-55-16-15-11-25-26-30-45-5-21-5-37 0-51 5-15 15-28 29-38 15-10 31-18 49-22 20-5 39-5 56-1 17 3 32 11 43 22 11 12 19 26 24 42 5 18 4 35-3 50s-19 27-35 36l-13-23c13-8 22-16 26-26s4-20 1-33c-4-14-10-24-20-33-10-7-21-12-34-13s-26 0-38 3c-17 5-30 10-40 18-11 7-18 16-22 27-3 11-3 22 0 34 3 14 11 25 21 32 10 8 24 12 41 11z"><text:p/></draw:path></draw:g><draw:g draw:style-name="gr2"><draw:path draw:style-name="gr9" draw:text-style-name="P29" svg:width="0.9579in" svg:height="0.6425in" svg:x="5.9114in" svg:y="3.8587in" svg:viewBox="0 0 2434 1633" svg:d="M0 1633c0-544 0-1089 0-1633 811 0 1623 0 2434 0 0 544 0 1089 0 1633-811 0-1623 0-2434 0z"><text:p/></draw:path><draw:path draw:style-name="gr10" draw:text-style-name="P29" svg:width="0.0736in" svg:height="0.111in" svg:x="6.1354in" svg:y="3.9472in" svg:viewBox="0 0 188 283" svg:d="M0 283c0-94 0-189 0-283 13 0 27 0 40 0 0 83 0 167 0 250 50 0 98 0 148 0 0 11 0 22 0 33-63 0-125 0-188 0z"><text:p/></draw:path><draw:path draw:style-name="gr10" draw:text-style-name="P29" svg:width="0.0787in" svg:height="0.0843in" svg:x="6.2224in" svg:y="3.97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0" draw:text-style-name="P29" svg:width="0.0752in" svg:height="0.1154in" svg:x="6.315in" svg:y="3.976in" svg:viewBox="0 0 192 294" svg:d="M7 226l37 5c2 11 6 19 13 23 9 7 21 11 37 11 18 0 30-3 39-10 10-6 16-15 19-26 2-7 3-21 3-44-16 17-37 25-60 25-30 0-54-10-70-30-17-21-25-45-25-73 0-20 4-39 11-55 8-16 19-30 34-38 14-9 31-14 51-14 25 0 46 10 63 30v-25h33v177c0 32-3 55-10 69-7 13-18 23-34 32-15 7-33 11-54 11-26 0-48-6-64-17s-24-28-23-51zM38 104c0 27 6 47 17 59 12 12 26 18 43 18s31-6 43-18c11-12 17-32 17-58 0-25-6-44-18-57-12-12-25-19-42-19s-31 7-43 19c-11 13-17 32-17 56z"><text:p/></draw:path><draw:path draw:style-name="gr10" draw:text-style-name="P29" svg:width="0.0791in" svg:height="0.0843in" svg:x="6.4063in" svg:y="3.976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10" draw:text-style-name="P29" svg:width="0.0748in" svg:height="0.0843in" svg:x="6.5in" svg:y="3.976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10" draw:text-style-name="P29" svg:width="0.0783in" svg:height="0.1134in" svg:x="6.5795in" svg:y="3.9772in" svg:viewBox="0 0 200 289" svg:d="M20 284l-5-31c8 1 15 2 22 2 8 0 15-1 20-3 5-3 9-7 12-12 2-2 6-12 12-25 0-3 1-5 3-9l-84-206h40l46 119c6 15 11 31 16 47 4-15 9-30 14-45l47-121h37l-82 210c-8 22-15 38-20 46-7 12-15 20-23 25-9 5-19 8-31 8-7 0-15-2-24-5z"><text:p/></draw:path><draw:path draw:style-name="gr10" draw:text-style-name="P29" svg:width="0.0736in" svg:height="0.111in" svg:x="6.2366in" svg:y="4.1209in" svg:viewBox="0 0 188 283" svg:d="M0 283c0-94 0-189 0-283 13 0 27 0 40 0 0 83 0 167 0 250 50 0 98 0 148 0 0 11 0 22 0 33-63 0-125 0-188 0z"><text:p/></draw:path><draw:path draw:style-name="gr10" draw:text-style-name="P29" svg:width="0.1043in" svg:height="0.115in" svg:x="6.3256in" svg:y="4.1201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10" draw:text-style-name="P29" svg:width="0.0972in" svg:height="0.111in" svg:x="6.45in" svg:y="4.1209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10" draw:text-style-name="P29" svg:width="0.1043in" svg:height="0.115in" svg:x="6.039in" svg:y="4.2945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10" draw:text-style-name="P29" svg:width="0.0795in" svg:height="0.0843in" svg:x="6.1555in" svg:y="4.324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0" draw:text-style-name="P29" svg:width="0.0689in" svg:height="0.0823in" svg:x="6.2535in" svg:y="4.3244in" svg:viewBox="0 0 176 210" svg:d="M0 210v-205h33v29c16-23 39-34 69-34 13 0 25 2 36 7 11 4 19 10 24 17 6 8 10 16 12 26 1 6 2 17 2 34v126h-38v-125c0-14-1-25-4-32s-8-13-15-17-15-6-25-6c-15 0-29 5-40 14s-17 27-17 54v112z"><text:p/></draw:path><draw:path draw:style-name="gr10" draw:text-style-name="P29" svg:width="0.0417in" svg:height="0.1102in" svg:x="6.3386in" svg:y="4.2984in" svg:viewBox="0 0 107 281" svg:d="M102 246l5 31c-10 2-20 4-28 4-14 0-24-3-32-7-7-4-12-9-15-16-3-6-5-19-5-41v-118h-27v-27h27v-51l37-21v72h38v27h-38v119c0 10 1 17 2 20 1 2 3 4 7 6 3 2 7 3 12 3s10 0 17-1z"><text:p/></draw:path><draw:path draw:style-name="gr10" draw:text-style-name="P29" svg:width="0.0461in" svg:height="0.0823in" svg:x="6.3929in" svg:y="4.3244in" svg:viewBox="0 0 118 210" svg:d="M0 210v-205h32v31c9-15 17-25 24-29 7-5 15-7 24-7 13 0 26 4 38 11l-12 32c-9-5-18-7-27-7-8 0-15 1-22 6-6 5-11 11-14 20-4 12-6 26-6 40v108z"><text:p/></draw:path><draw:path draw:style-name="gr10" draw:text-style-name="P29" svg:width="0.0795in" svg:height="0.0843in" svg:x="6.4417in" svg:y="4.324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0" draw:text-style-name="P29" svg:width="0.0142in" svg:height="0.111in" svg:x="6.5406in" svg:y="4.2965in" svg:viewBox="0 0 37 283" svg:d="M0 283c0-94 0-189 0-283 12 0 25 0 37 0 0 94 0 189 0 283-12 0-25 0-37 0z"><text:p/></draw:path><draw:path draw:style-name="gr10" draw:text-style-name="P29" svg:width="0.0142in" svg:height="0.111in" svg:x="6.5772in" svg:y="4.2965in" svg:viewBox="0 0 37 283" svg:d="M0 283c0-94 0-189 0-283 12 0 25 0 37 0 0 94 0 189 0 283-12 0-25 0-37 0z"><text:p/></draw:path><draw:path draw:style-name="gr10" draw:text-style-name="P29" svg:width="0.0787in" svg:height="0.0843in" svg:x="6.6091in" svg:y="4.324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0" draw:text-style-name="P29" svg:width="0.0461in" svg:height="0.0823in" svg:x="6.7063in" svg:y="4.3244in" svg:viewBox="0 0 118 210" svg:d="M0 210v-205h32v31c9-15 17-25 24-29 7-5 15-7 24-7 13 0 26 4 38 11l-12 32c-9-5-18-7-27-7-8 0-15 1-22 6-6 5-11 11-14 20-4 12-6 26-6 40v108z"><text:p/></draw:path></draw:g><draw:g draw:style-name="gr2"><draw:path draw:style-name="gr9" draw:text-style-name="P29" svg:width="0.8709in" svg:height="0.6425in" svg:x="4.7909in" svg:y="3.8587in" svg:viewBox="0 0 2213 1633" svg:d="M0 1633c0-544 0-1089 0-1633 738 0 1476 0 2213 0 0 544 0 1089 0 1633-737 0-1475 0-2213 0z"><text:p/></draw:path><draw:path draw:style-name="gr10" draw:text-style-name="P29" svg:width="0.0925in" svg:height="0.111in" svg:x="4.987in" svg:y="3.94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10" draw:text-style-name="P29" svg:width="0.0142in" svg:height="0.111in" svg:x="5.1047in" svg:y="3.9472in" svg:viewBox="0 0 37 283" svg:d="M0 39c0-13 0-26 0-39 12 0 25 0 37 0 0 13 0 26 0 39-12 0-25 0-37 0zM0 283c0-68 0-137 0-205 12 0 25 0 37 0 0 68 0 137 0 205-12 0-25 0-37 0z"><text:p/></draw:path><draw:path draw:style-name="gr10" draw:text-style-name="P29" svg:width="0.0449in" svg:height="0.0134in" svg:x="5.135in" svg:y="4.0118in" svg:viewBox="0 0 115 35" svg:d="M0 35c0-12 0-24 0-35 38 0 77 0 115 0 0 11 0 23 0 35-38 0-77 0-115 0z"><text:p/></draw:path><draw:path draw:style-name="gr10" draw:text-style-name="P29" svg:width="0.1035in" svg:height="0.111in" svg:x="5.1972in" svg:y="3.9472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10" draw:text-style-name="P29" svg:width="0.0787in" svg:height="0.0843in" svg:x="5.3091in" svg:y="3.97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0" draw:text-style-name="P29" svg:width="0.0709in" svg:height="0.0843in" svg:x="5.4028in" svg:y="3.976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10" draw:text-style-name="P29" svg:width="0.0937in" svg:height="0.111in" svg:x="5.0772in" svg:y="4.1209in" svg:viewBox="0 0 239 283" svg:d="M100 283c0-83 0-166 0-249-33 0-67 0-100 0 0-12 0-23 0-34 80 0 159 0 239 0 0 11 0 22 0 34-33 0-67 0-100 0 0 83 0 166 0 249-13 0-26 0-39 0z"><text:p/></draw:path><draw:path draw:style-name="gr10" draw:text-style-name="P29" svg:width="0.0795in" svg:height="0.111in" svg:x="5.189in" svg:y="4.1209in" svg:viewBox="0 0 203 283" svg:d="M0 283c0-94 0-189 0-283 68 0 135 0 203 0 0 11 0 22 0 34-55 0-108 0-163 0 0 29 0 58 0 87 47 0 94 0 141 0 0 11 0 22 0 33-47 0-94 0-141 0 0 43 0 86 0 129-13 0-27 0-40 0z"><text:p/></draw:path><draw:path draw:style-name="gr10" draw:text-style-name="P29" svg:width="0.0937in" svg:height="0.111in" svg:x="5.2815in" svg:y="4.1209in" svg:viewBox="0 0 239 283" svg:d="M100 283c0-83 0-166 0-249-33 0-67 0-100 0 0-12 0-23 0-34 80 0 159 0 239 0 0 11 0 22 0 34-33 0-67 0-100 0 0 83 0 166 0 249-13 0-26 0-39 0z"><text:p/></draw:path><draw:path draw:style-name="gr10" draw:text-style-name="P29" svg:width="0.1173in" svg:height="0.0807in" svg:x="4.9406in" svg:y="4.3268in" svg:viewBox="0 0 299 206" svg:d="M67 206l-67-206h39l35 119 12 44c1-2 5-16 12-42l33-121h38l33 120 10 39 13-40 38-119h36l-70 206h-38l-34-123-8-35-44 158z"><text:p/></draw:path><draw:path draw:style-name="gr10" draw:text-style-name="P29" svg:width="0.0457in" svg:height="0.115in" svg:x="5.0583in" svg:y="4.2945in" svg:viewBox="0 0 117 293" svg:d="M0 293c29-97 59-196 88-293 10 0 20 0 29 0-28 97-58 196-87 293-10 0-20 0-30 0z"><text:p/></draw:path><draw:path draw:style-name="gr10" draw:text-style-name="P29" svg:width="0.0417in" svg:height="0.1102in" svg:x="5.1075in" svg:y="4.2984in" svg:viewBox="0 0 107 281" svg:d="M102 246l5 31c-10 2-20 4-28 4-14 0-24-3-32-7-7-4-12-9-15-16-3-6-5-19-5-41v-118h-27v-27h27v-51l37-21v72h38v27h-38v119c0 10 1 17 2 20 1 2 3 4 7 6 3 2 7 3 12 3s10 0 17-1z"><text:p/></draw:path><draw:path draw:style-name="gr10" draw:text-style-name="P29" svg:width="0.0795in" svg:height="0.0843in" svg:x="5.1563in" svg:y="4.324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0" draw:text-style-name="P29" svg:width="0.0697in" svg:height="0.0823in" svg:x="5.2547in" svg:y="4.3268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10" draw:text-style-name="P29" svg:width="0.0748in" svg:height="0.0843in" svg:x="5.3437in" svg:y="4.3244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10" draw:text-style-name="P29" svg:width="0.0689in" svg:height="0.111in" svg:x="5.4311in" svg:y="4.2965in" svg:viewBox="0 0 176 283" svg:d="M0 283v-283h37v101c17-19 39-28 65-28 15 0 29 3 41 9s20 14 25 25 8 26 8 46v130h-37v-131c0-16-4-29-12-37s-18-12-33-12c-11 0-21 3-30 8-10 5-17 12-21 22-4 9-6 21-6 38v112z"><text:p/></draw:path></draw:g><draw:path draw:style-name="gr15" draw:text-style-name="P30" svg:width="0.1295in" svg:height="0.2398in" svg:x="5.476in" svg:y="3.6181in" svg:viewBox="0 0 330 610" svg:d="M330 0c-110 203-220 407-330 610"><text:p/></draw:path><draw:path draw:style-name="gr15" draw:text-style-name="P30" svg:width="0.1189in" svg:height="0.2398in" svg:x="5.9787in" svg:y="3.6181in" svg:viewBox="0 0 303 610" svg:d="M0 0c101 203 202 407 303 610"><text:p/></draw:path><draw:g draw:style-name="gr2"><draw:path draw:style-name="gr3" draw:text-style-name="P27" svg:width="0.8709in" svg:height="0.6425in" svg:x="5.7244in" svg:y="2.2799in" svg:viewBox="0 0 2213 1633" svg:d="M0 1633c0-544 0-1089 0-1633 738 0 1476 0 2213 0 0 544 0 1089 0 1633-737 0-1475 0-2213 0z"><text:p/></draw:path><draw:path draw:style-name="gr4" draw:text-style-name="P27" svg:width="0.0878in" svg:height="0.111in" svg:x="5.785in" svg:y="2.4559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4" draw:text-style-name="P27" svg:width="0.0795in" svg:height="0.0807in" svg:x="5.8843in" svg:y="2.4866in" svg:viewBox="0 0 203 206" svg:d="M0 206l80-106-75-100h45l35 50c7 9 12 16 16 22 6-8 12-17 16-23l37-49h45l-75 100 79 106h-45l-44-64-11-14-58 78z"><text:p/></draw:path><draw:path draw:style-name="gr4" draw:text-style-name="P27" svg:width="0.0744in" svg:height="0.1134in" svg:x="5.9744in" svg:y="2.4846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" draw:text-style-name="P27" svg:width="0.0791in" svg:height="0.0843in" svg:x="6.0626in" svg:y="2.4846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4" draw:text-style-name="P27" svg:width="0.0689in" svg:height="0.0823in" svg:x="6.1614in" svg:y="2.4846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709in" svg:height="0.0843in" svg:x="6.2484in" svg:y="2.4846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" draw:text-style-name="P27" svg:width="0.0142in" svg:height="0.111in" svg:x="6.3374in" svg:y="2.4559in" svg:viewBox="0 0 37 283" svg:d="M0 39c0-13 0-26 0-39 12 0 25 0 37 0 0 13 0 26 0 39-12 0-25 0-37 0zM0 283c0-68 0-137 0-205 12 0 25 0 37 0 0 68 0 137 0 205-12 0-25 0-37 0z"><text:p/></draw:path><draw:path draw:style-name="gr4" draw:text-style-name="P27" svg:width="0.0795in" svg:height="0.0843in" svg:x="6.3681in" svg:y="2.4846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" draw:text-style-name="P27" svg:width="0.0689in" svg:height="0.0823in" svg:x="6.4669in" svg:y="2.4846in" svg:viewBox="0 0 176 210" svg:d="M0 210v-205h33v29c16-23 39-34 69-34 13 0 25 2 36 7 11 4 19 10 24 17 6 8 10 16 12 26 1 6 2 17 2 34v126h-38v-125c0-14-1-25-4-32s-8-13-15-17-15-6-25-6c-15 0-29 5-40 14s-17 27-17 54v112z"><text:p/></draw:path><draw:path draw:style-name="gr4" draw:text-style-name="P27" svg:width="0.089in" svg:height="0.111in" svg:x="6.0291in" svg:y="2.6299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" draw:text-style-name="P27" svg:width="0.0697in" svg:height="0.0823in" svg:x="6.1386in" svg:y="2.661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4" draw:text-style-name="P27" svg:width="0.0709in" svg:height="0.0843in" svg:x="6.2264in" svg:y="2.6591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/draw:g><draw:g draw:style-name="gr2"><draw:path draw:style-name="gr7" draw:text-style-name="P28" svg:width="0.9335in" svg:height="0.2335in" svg:x="4.7909in" svg:y="2.339in" svg:viewBox="0 0 2372 594" svg:d="M0 0c791 198 1581 396 2372 594"><text:p/></draw:path><draw:path draw:style-name="gr8" draw:text-style-name="P28" svg:width="0.0736in" svg:height="0.0819in" svg:x="5.1343in" svg:y="2.3272in" svg:viewBox="0 0 188 209" svg:d="M162 32l26 6-30 105c-5 19-12 33-19 42-8 10-18 17-32 21-13 4-29 4-47-1s-32-11-42-21c-10-8-16-18-17-32-2-12 0-28 5-46l30-106 25 7-28 104c-5 16-7 27-6 36 1 8 5 16 11 21 7 6 15 11 25 13 19 5 34 4 44-1 10-7 19-21 25-43z"><text:p/></draw:path><draw:path draw:style-name="gr8" draw:text-style-name="P28" svg:width="0.0709in" svg:height="0.0823in" svg:x="5.1961in" svg:y="2.3508in" svg:viewBox="0 0 181 210" svg:d="M0 165l125-165 29 7 27 203-30-8-6-61-81-20-36 50zM77 103l66 17-6-55c-2-17-3-31-3-43-7 12-14 22-20 33z"><text:p/></draw:path><draw:path draw:style-name="gr8" draw:text-style-name="P28" svg:width="0.076in" svg:height="0.0882in" svg:x="5.2772in" svg:y="2.3642in" svg:viewBox="0 0 194 225" svg:d="M0 182l52-182 85 22c18 4 30 9 39 14 8 6 13 14 16 23s3 20 0 30c-3 13-11 22-22 29-12 6-27 9-46 6 5 5 9 10 12 14 5 8 10 18 14 29l19 58-31-8-15-44c-4-13-8-23-10-30-3-7-6-12-10-16-3-3-6-5-10-7-3-2-7-3-14-5l-30-7-23 81zM55 86l56 14c10 3 20 4 27 3 8 0 14-3 19-7 5-3 8-9 10-15 2-8 1-16-5-23-5-7-15-13-29-16l-61-16z"><text:p/></draw:path><draw:path draw:style-name="gr8" draw:text-style-name="P28" svg:width="0.063in" svg:height="0.0803in" svg:x="5.3642in" svg:y="2.3815in" svg:viewBox="0 0 161 205" svg:d="M19 198c15-53 30-106 46-161-22-4-43-10-65-15 2-8 4-15 6-22 52 13 104 26 155 38-2 8-4 15-6 23-22-6-43-11-64-17-15 54-31 108-46 161-9-2-17-4-26-7z"><text:p/></draw:path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625023" text:continue-list="list5401291882376168796" text:style-name="Outline">
        <text:list-item>
          <text:h text:style-name="P17" text:outline-level="1"/>
        </text:list-item>
        <text:list-item>
          <text:h text:style-name="P20" text:outline-level="1">Hardware design</text:h>
        </text:list-item>
        <text:list-item>
          <text:h text:style-name="P17" text:outline-level="1">Power</text:h>
        </text:list-item>
      </text:list>
      <text:list xml:id="list5592913371640909878" text:style-name="WW8Num14">
        <text:list-item>
          <text:p text:style-name="P6">12 V nominal primary power rail, direct connection to stepper drivers, hot end switches and PWM switches;</text:p>
        </text:list-item>
        <text:list-item>
          <text:p text:style-name="P6">Dedicated heated bed power rail 12 V nominal / 24 V max;</text:p>
        </text:list-item>
        <text:list-item>
          <text:p text:style-name="P6">5V 1A switching converter (MCP16321) for USB Host;</text:p>
        </text:list-item>
        <text:list-item>
          <text:p text:style-name="P6">5V-&gt;3.3V 0.5A LDO;</text:p>
        </text:list-item>
        <text:list-item>
          <text:p text:style-name="P6">NTC fuses on both power inputs;</text:p>
        </text:list-item>
        <text:list-item>
          <text:p text:style-name="P6">Voltage monitoring.</text:p>
        </text:list-item>
      </text:list>
      <text:list xml:id="list20629461" text:continue-list="list20625023" text:style-name="Outline">
        <text:list-item>
          <text:h text:style-name="P17" text:outline-level="1">Motor Drivers</text:h>
        </text:list-item>
      </text:list>
      <text:list xml:id="list2649340839201101167" text:style-name="WW8Num15">
        <text:list-item>
          <text:p text:style-name="P25">5 x stepper drivers (A4988):</text:p>
          <text:list>
            <text:list-item>
              <text:p text:style-name="P25">3 x movement;</text:p>
            </text:list-item>
            <text:list-item>
              <text:p text:style-name="P25">2 x extruders;</text:p>
            </text:list-item>
            <text:list-item>
              <text:p text:style-name="P21">Z-axis driver with dual output connector;</text:p>
            </text:list-item>
          </text:list>
        </text:list-item>
        <text:list-item>
          <text:p text:style-name="P21">2 x PWM channels for onboard stepper driver current setting (movement and extruders separate);</text:p>
        </text:list-item>
        <text:list-item>
          <text:p text:style-name="P21">Fixed 16x microstep setting.</text:p>
        </text:list-item>
      </text:list>
      <text:list xml:id="list20611460" text:continue-list="list20629461" text:style-name="Outline">
        <text:list-header>
          <text:h text:style-name="P17" text:outline-level="1" text:is-list-header="true">Power outputs</text:h>
        </text:list-header>
      </text:list>
      <text:list xml:id="list5640660720392764099" text:style-name="L1">
        <text:list-item>
          <text:p text:style-name="P7">5 x PWM low side drives:</text:p>
          <text:list>
            <text:list-item>
              <text:p text:style-name="P16">1 x 12V (24V max) 30A for heated bed:</text:p>
              <text:list>
                <text:list-item>
                  <text:p text:style-name="P16">dedicated power rail;</text:p>
                </text:list-item>
                <text:list-item>
                  <text:p text:style-name="P16">LED indication;</text:p>
                </text:list-item>
                <text:list-item>
                  <text:p text:style-name="P16">inductive load protection;</text:p>
                </text:list-item>
                <text:list-item>
                  <text:p text:style-name="P16">low-frequency software drive;</text:p>
                </text:list-item>
              </text:list>
            </text:list-item>
            <text:list-item>
              <text:p text:style-name="P16">2 x 12V 30A for hot ends:</text:p>
              <text:list>
                <text:list-item>
                  <text:p text:style-name="P16">LED indication;</text:p>
                </text:list-item>
                <text:list-item>
                  <text:p text:style-name="P16">low-frequency software drive;</text:p>
                </text:list-item>
              </text:list>
            </text:list-item>
            <text:list-item>
              <text:p text:style-name="P16">2 x 12V 30A AUX outputs for printing fans, lighting, etc:</text:p>
              <text:list>
                <text:list-item>
                  <text:p text:style-name="P16">two parallel connectors each;</text:p>
                </text:list-item>
                <text:list-item>
                  <text:p text:style-name="P16">inductive load protection;</text:p>
                </text:list-item>
              </text:list>
            </text:list-item>
          </text:list>
        </text:list-item>
        <text:list-item>
          <text:p text:style-name="P16">4 x fixed voltage outputs:</text:p>
          <text:list>
            <text:list-item>
              <text:p text:style-name="P16">5.0 V dual connector;</text:p>
            </text:list-item>
            <text:list-item>
              <text:p text:style-name="P16">12.0 V dual connector.</text:p>
            </text:list-item>
          </text:list>
        </text:list-item>
      </text:list>
      <text:list xml:id="list20616986" text:continue-list="list20611460" text:style-name="Outline">
        <text:list-item>
          <text:h text:style-name="P17" text:outline-level="1"><text:soft-page-break/>Thermal Management</text:h>
        </text:list-item>
      </text:list>
      <text:list xml:id="list6321794001812259693" text:style-name="L2">
        <text:list-item>
          <text:p text:style-name="P8">7 x thermistor channels: </text:p>
          <text:list>
            <text:list-item>
              <text:p text:style-name="P8">2 x onboard temperature monitoring;</text:p>
            </text:list-item>
            <text:list-item>
              <text:p text:style-name="P8">5 x external;</text:p>
            </text:list-item>
            <text:list-item>
              <text:p text:style-name="P8">integrated 12-bit ADC with switchable Vref (VDD / 0.25VDD).</text:p>
            </text:list-item>
          </text:list>
        </text:list-item>
      </text:list>
      <text:list xml:id="list20622178" text:continue-list="list20616986" text:style-name="Outline">
        <text:list-item>
          <text:h text:style-name="P17" text:outline-level="1">Fan Control</text:h>
        </text:list-item>
      </text:list>
      <text:list xml:id="list555242674584068821" text:style-name="L3">
        <text:list-item>
          <text:p text:style-name="P9">6 x fan connectors with screw terminal / 3-pin PC connectors with tacho function:</text:p>
          <text:list>
            <text:list-item>
              <text:p text:style-name="P22">2 x PWM channels shared with AUX outputs, dual connectors each;</text:p>
            </text:list-item>
            <text:list-item>
              <text:p text:style-name="P22">2 x fixed 12 V fans.</text:p>
            </text:list-item>
          </text:list>
        </text:list-item>
      </text:list>
      <text:list xml:id="list20600994" text:continue-list="list20622178" text:style-name="Outline">
        <text:list-item>
          <text:h text:style-name="P17" text:outline-level="1">Communications</text:h>
        </text:list-item>
      </text:list>
      <text:list xml:id="list3416186473669403541" text:style-name="L4">
        <text:list-item>
          <text:p text:style-name="P23">Dual role USB interface connected over USB switch:</text:p>
          <text:list>
            <text:list-item>
              <text:p text:style-name="P23">USB device Mini-B for PC communication;</text:p>
            </text:list-item>
            <text:list-item>
              <text:p text:style-name="P23">USB host motherboard-style header to panel-mounted Type A connector, for MSD / Android;</text:p>
            </text:list-item>
          </text:list>
        </text:list-item>
        <text:list-item>
          <text:p text:style-name="P23">Onboard MicroSD card for local file storage;</text:p>
        </text:list-item>
        <text:list-item>
          <text:p text:style-name="P23">100MB Ethernet:</text:p>
          <text:list>
            <text:list-item>
              <text:p text:style-name="P23">Web page control panel;</text:p>
            </text:list-item>
            <text:list-item>
              <text:p text:style-name="P23">TCP Port 22 connection to the G-Code console;</text:p>
            </text:list-item>
          </text:list>
        </text:list-item>
        <text:list-item>
          <text:p text:style-name="P23">Expansion header:</text:p>
          <text:list>
            <text:list-item>
              <text:p text:style-name="P23">SPI;</text:p>
            </text:list-item>
            <text:list-item>
              <text:p text:style-name="P23">4 x ADC/GPIO;</text:p>
            </text:list-item>
            <text:list-item>
              <text:p text:style-name="P23">11 x GPIO;</text:p>
            </text:list-item>
            <text:list-item>
              <text:p text:style-name="P23">dedicated nRESET input;</text:p>
            </text:list-item>
            <text:list-item>
              <text:p text:style-name="P23">3.3 V and 5.0 V power;</text:p>
            </text:list-item>
          </text:list>
        </text:list-item>
        <text:list-item>
          <text:p text:style-name="P23">UART-based system expansion bus;</text:p>
        </text:list-item>
        <text:list-item>
          <text:p text:style-name="P23">Landing pattern for MRF24WG0Mx;</text:p>
        </text:list-item>
      </text:list>
      <text:list xml:id="list20616976" text:continue-list="list20600994" text:style-name="Outline">
        <text:list-item>
          <text:h text:style-name="P17" text:outline-level="1">User Interface</text:h>
        </text:list-item>
      </text:list>
      <text:list xml:id="list6890057948226867439" text:style-name="WW8Num7">
        <text:list-item>
          <text:p text:style-name="P10">Control panel options:</text:p>
          <text:list>
            <text:list-item>
              <text:p text:style-name="P10">QVGA TFT with touch screen and mechanical controls, connected over expansion header;</text:p>
            </text:list-item>
            <text:list-item>
              <text:p text:style-name="P10">Legacy RepRap Display Controller support through adapter connected to expansion header;</text:p>
            </text:list-item>
            <text:list-item>
              <text:p text:style-name="P10">Android smartphone/tablet through USB Host connector;</text:p>
            </text:list-item>
          </text:list>
        </text:list-item>
        <text:list-item>
          <text:p text:style-name="P10">HTTP/web interface over Ethernet / WiFi.</text:p>
        </text:list-item>
      </text:list>
      <text:list xml:id="list20626418" text:continue-list="list20616976" text:style-name="Outline">
        <text:list-item>
          <text:h text:style-name="P17" text:outline-level="1"><text:soft-page-break/>Misc.</text:h>
        </text:list-item>
      </text:list>
      <text:list xml:id="list821916270751851787" text:style-name="L5">
        <text:list-item>
          <text:p text:style-name="P24">6 x endstops with GPIO/ADC/comparator reading to support analog inputs (optical, force sensors);</text:p>
        </text:list-item>
        <text:list-item>
          <text:p text:style-name="P24">Possible expansion modules:</text:p>
          <text:list>
            <text:list-item>
              <text:p text:style-name="P24">multizone heated bed;</text:p>
            </text:list-item>
            <text:list-item>
              <text:p text:style-name="P24">chamber heater;</text:p>
            </text:list-item>
            <text:list-item>
              <text:p text:style-name="P24">additional extruders;</text:p>
            </text:list-item>
            <text:list-item>
              <text:p text:style-name="P24">lighting.</text:p>
            </text:list-item>
          </text:list>
        </text:list-item>
      </text:list>
      <text:list xml:id="list20632768" text:continue-list="list20626418" text:style-name="Outline">
        <text:list-item>
          <text:h text:style-name="P17" text:outline-level="1">MCU Resources</text:h>
        </text:list-item>
      </text:list>
      <text:p text:style-name="P1">Timers (9):</text:p>
      <text:list xml:id="list1218238786432144597" text:style-name="WW8Num6">
        <text:list-item>
          <text:p text:style-name="P11">1 x internal timekeeping;</text:p>
        </text:list-item>
        <text:list-item>
          <text:p text:style-name="P11">5 x stepper OC;</text:p>
        </text:list-item>
        <text:list-item>
          <text:p text:style-name="P11">1 x hardware common PWM time base;</text:p>
        </text:list-item>
        <text:list-item>
          <text:p text:style-name="P11">1 x software PWM;</text:p>
        </text:list-item>
        <text:list-item>
          <text:p text:style-name="P11">1 x spare;</text:p>
        </text:list-item>
      </text:list>
      <text:p text:style-name="P1"/>
      <text:p text:style-name="P1">OC (9):</text:p>
      <text:list xml:id="list3250624627528836061" text:style-name="L6">
        <text:list-item>
          <text:p text:style-name="P12">5 x steppers;</text:p>
        </text:list-item>
        <text:list-item>
          <text:p text:style-name="P12">2 x stepper drivers current setting PWMs;</text:p>
        </text:list-item>
        <text:list-item>
          <text:p text:style-name="P12">2 x printing fans / AUX.</text:p>
        </text:list-item>
      </text:list>
      <text:p text:style-name="P1"/>
      <text:p text:style-name="P1">Communication interfaces:</text:p>
      <text:list xml:id="list1666760394986335160" text:style-name="L7">
        <text:list-item>
          <text:p text:style-name="P13">Ethernet RMII to LAN8720a PHY;</text:p>
        </text:list-item>
        <text:list-item>
          <text:p text:style-name="P13">USB to Device / Host connectors through USB switch;</text:p>
        </text:list-item>
        <text:list-item>
          <text:p text:style-name="P13">UART1 to debug;</text:p>
        </text:list-item>
        <text:list-item>
          <text:p text:style-name="P13">UART2 to expansion bus;</text:p>
        </text:list-item>
        <text:list-item>
          <text:p text:style-name="P13">SPI1 to onboard microSD card;</text:p>
        </text:list-item>
        <text:list-item>
          <text:p text:style-name="P13">SPI2 to expansion header (TFT Display / SD Card on RepRap Controller);</text:p>
        </text:list-item>
        <text:list-item>
          <text:p text:style-name="P13">SPI3 to MRF24WG0Mx.</text:p>
        </text:list-item>
      </text:list>
      <text:p text:style-name="P1"/>
      <text:p text:style-name="P1">ADC (22):</text:p>
      <text:list xml:id="list3135255424315025132" text:style-name="WW8Num3">
        <text:list-item>
          <text:p text:style-name="P14">7 x thermistors;</text:p>
        </text:list-item>
        <text:list-item>
          <text:p text:style-name="P14">4 x power rails: heated bed 12..24 V, main 12 V, 5.0 V, 3.3 V;</text:p>
        </text:list-item>
        <text:list-item>
          <text:p text:style-name="P14">USB Host VBUS voltage;</text:p>
        </text:list-item>
        <text:list-item>
          <text:p text:style-name="P14">6 x end stops / force sensors;</text:p>
        </text:list-item>
        <text:list-item>
          <text:p text:style-name="P14">4 x to expansion header (touch screen inputs) shared with GPIO.</text:p>
        </text:list-item>
      </text:list>
      <text:p text:style-name="P1"/>
      <text:p text:style-name="P1">Comparator (6):</text:p>
      <text:list xml:id="list20626472" text:continue-numbering="true" text:style-name="WW8Num3">
        <text:list-item>
          <text:p text:style-name="P14">6 x end stops / force sensors.</text:p>
        </text:list-item>
      </text:list>
      <text:p text:style-name="P1"/>
      <text:p text:style-name="P1"/>
      <text:p text:style-name="P2">GPIO Pins (40+):</text:p>
      <text:list xml:id="list5185487144545963647" text:style-name="WW8Num4">
        <text:list-item>
          <text:p text:style-name="P15">13 x to stepper drivers:</text:p>
          <text:list>
            <text:list-item>
              <text:p text:style-name="P15">5 x DIR;</text:p>
            </text:list-item>
            <text:list-item>
              <text:p text:style-name="P15">1 x common EN;</text:p>
            </text:list-item>
            <text:list-item>
              <text:p text:style-name="P15">2 x microstep selection (shift register);</text:p>
            </text:list-item>
          </text:list>
        </text:list-item>
        <text:list-item>
          <text:p text:style-name="P15">3 x heaters with software PWM drive;</text:p>
        </text:list-item>
        <text:list-item>
          <text:p text:style-name="P15">6 x endstops;</text:p>
        </text:list-item>
        <text:list-item>
          <text:p text:style-name="P15">6 x fan tacho inputs;</text:p>
        </text:list-item>
        <text:list-item>
          <text:p text:style-name="P15">12 x to expansion header (4 x shared with ADC);</text:p>
        </text:list-item>
        <text:list-item>
          <text:p text:style-name="P15">additional peripheral GPIO.</text:p>
        </text:list-item>
      </text:list>
      <text:p text:style-name="P1"/>
      <text:list xml:id="list20633579" text:continue-list="list20632768" text:style-name="Outline">
        <text:list-item>
          <text:h text:style-name="P17" text:outline-level="1"/>
        </text:list-item>
        <text:list-item>
          <text:h text:style-name="P20" text:outline-level="1">Firmware design</text:h>
        </text:list-item>
      </text:list>
      <text:p text:style-name="P1"/>
      <text:p text:style-name="P1">Firmware design is separated into few phases:</text:p>
      <text:p text:style-name="P1">Phase 1 – Basic functionality to support standard 3D printer configuration (delta / cortesian, 1 x extruder, single-zone heated bed, 1 x print cooling fan, 1 x controlled hot end fan, g-code feeding over USB-to-UART converter);</text:p>
      <text:p text:style-name="P1">Phase 2 – Communication features update (native USB device CDC class, onboard SD card, legacy control panel, USB host MSD);</text:p>
      <text:p text:style-name="P1">Phase 3 – Networking update (Ethernet / WiFi, print-server with HTTP frontend);</text:p>
      <text:p text:style-name="P1">Phase 4 – Extended features update (expansion bus support, high-res control panel, Android).</text:p>
      <text:p text:style-name="P1">Each phase should have all required features to support claimed functionality, and no additional features which aren't used.</text:p>
      <text:p text:style-name="P1"/>
      <text:p text:style-name="P1">Phase 1 data flow diagram:</text:p>
      <text:p text:style-name="P1"/>
      <text:p text:style-name="P1"><draw:g text:anchor-type="paragraph" draw:z-index="1" draw:style-name="gr16"><draw:path draw:style-name="gr17" draw:text-style-name="P30" svg:width="0.4571in" svg:height="1.5465in" svg:x="2.3567in" svg:y="0.4217in" svg:viewBox="0 0 1162 3929" svg:d="M0 3929c387-1310 775-2619 1162-3929"><text:p/></draw:path><draw:path draw:style-name="gr18" draw:text-style-name="P28" svg:width="1.8638in" svg:height="1.2299in" svg:x="3.0953in" svg:y="0.4217in" svg:viewBox="0 0 4735 3125" svg:d="M0 0c1579 1042 3157 2083 4735 3125"><text:p/></draw:path><draw:g draw:style-name="gr2"><draw:path draw:style-name="gr19" draw:text-style-name="P31" svg:width="0.3512in" svg:height="0.2106in" svg:x="0.5276in" svg:y="0.8437in" svg:viewBox="0 0 893 536" svg:d="M0 536c0-179 0-357 0-536 298 0 596 0 893 0 0 179 0 357 0 536-297 0-595 0-893 0z"><text:p/></draw:path><draw:path draw:style-name="gr20" draw:text-style-name="P31" svg:width="0.0433in" svg:height="0.0563in" svg:x="0.5484in" svg:y="0.8752in" svg:viewBox="0 0 111 144" svg:d="M92 0h19v82c0 14-1 26-5 34-3 8-9 15-17 20-9 5-19 8-33 8-13 0-24-2-33-7-8-4-14-11-17-20-4-8-6-20-6-35v-82h19v82c0 12 1 21 4 26 2 6 6 11 11 14s12 5 20 5c14 0 23-3 30-10 5-6 8-18 8-35z"><text:p/></draw:path><draw:path draw:style-name="gr21" draw:text-style-name="P31" svg:width="0.0441in" svg:height="0.0571in" svg:x="0.602in" svg:y="0.8744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22" draw:text-style-name="P31" svg:width="0.0417in" svg:height="0.0555in" svg:x="0.6571in" svg:y="0.8752in" svg:viewBox="0 0 107 142" svg:d="M0 142v-142h53c11 0 19 1 26 4s12 8 15 14c4 6 6 12 6 19 0 6-2 12-5 16-4 6-8 10-16 14 10 3 16 7 21 12 5 7 7 14 7 22 0 7-1 13-4 19-3 5-7 9-11 13-4 3-9 5-15 7-7 1-14 2-23 2zM19 60h30c8 0 14-1 18-2 5-1 8-4 10-7s4-7 4-12-2-9-4-13-5-6-9-7-11-2-21-2h-28zM19 125h35c7 0 11 0 13-1 5 0 8-2 11-3 3-2 5-5 7-9 2-2 3-7 3-11 0-5-1-10-5-14-3-4-6-6-11-8s-12-2-21-2h-32z"><text:p/></draw:path><draw:path draw:style-name="gr23" draw:text-style-name="P31" svg:width="0.0457in" svg:height="0.0555in" svg:x="0.7327in" svg:y="0.8752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24" draw:text-style-name="P31" svg:width="0.0374in" svg:height="0.0421in" svg:x="0.7854in" svg:y="0.889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25" draw:text-style-name="P31" svg:width="0.037in" svg:height="0.0402in" svg:x="0.8264in" svg:y="0.8906in" svg:viewBox="0 0 95 103" svg:d="M39 103l-39-103h19l22 62c2 7 5 13 7 21 1-6 3-12 6-20l22-63h19l-38 103z"><text:p/></draw:path><draw:path draw:style-name="gr26" draw:text-style-name="P31" svg:width="0.0327in" svg:height="0.0421in" svg:x="0.6134in" svg:y="0.97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7" draw:text-style-name="P31" svg:width="0.0193in" svg:height="0.0551in" svg:x="0.652in" svg:y="0.9646in" svg:viewBox="0 0 50 141" svg:d="M48 124l2 16c-5 1-9 1-13 1-7 0-12 0-15-2-3-3-6-5-7-9-2-3-2-10-2-20v-61h-13v-13h13v-25l17-11v36h18v13h-18v61c0 5 0 8 1 10 1 1 2 2 3 3 2 1 3 1 6 1 2 0 4 0 8 0z"><text:p/></draw:path><draw:path draw:style-name="gr28" draw:text-style-name="P31" svg:width="0.037in" svg:height="0.0421in" svg:x="0.676in" svg:y="0.97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29" draw:text-style-name="P31" svg:width="0.035in" svg:height="0.0421in" svg:x="0.7193in" svg:y="0.978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30" draw:text-style-name="P31" svg:width="0.0331in" svg:height="0.0555in" svg:x="0.761in" svg:y="0.9634in" svg:viewBox="0 0 85 142" svg:d="M0 142c0-47 0-95 0-142 6 0 12 0 18 0 0 27 0 53 0 80 13-14 27-27 40-41 8 0 16 0 23 0-13 12-26 25-39 38 14 21 29 43 43 65-7 0-14 0-21 0-11-18-22-35-34-53-4 4-8 8-12 12 0 14 0 28 0 41-6 0-12 0-18 0z"><text:p/></draw:path></draw:g><draw:g draw:style-name="gr2"><draw:path draw:style-name="gr31" draw:text-style-name="P31" svg:width="0.3512in" svg:height="0.2106in" svg:x="0.5276in" svg:y="1.7925in" svg:viewBox="0 0 893 536" svg:d="M0 536c0-179 0-357 0-536 298 0 596 0 893 0 0 179 0 357 0 536-297 0-595 0-893 0z"><text:p/></draw:path><draw:path draw:style-name="gr32" draw:text-style-name="P31" svg:width="0.0441in" svg:height="0.0571in" svg:x="0.6433in" svg:y="1.8677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33" draw:text-style-name="P31" svg:width="0.0417in" svg:height="0.0555in" svg:x="0.6988in" svg:y="1.8685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34" draw:text-style-name="P31" svg:width="0.0071in" svg:height="0.0555in" svg:x="0.752in" svg:y="1.8685in" svg:viewBox="0 0 19 142" svg:d="M0 142c0-47 0-95 0-142 6 0 13 0 19 0 0 47 0 95 0 142-6 0-13 0-19 0z"><text:p/></draw:path></draw:g><draw:path draw:style-name="gr35" draw:text-style-name="P30" svg:width="0.1756in" svg:height="0in" svg:x="0.8791in" svg:y="0.9488in" svg:viewBox="0 0 447 0" svg:d="M0 0c149 0 298 0 447 0"><text:p/></draw:path><draw:path draw:style-name="gr36" draw:text-style-name="P30" svg:width="0.1756in" svg:height="0in" svg:x="0.8791in" svg:y="1.898in" svg:viewBox="0 0 447 0" svg:d="M0 0c149 0 298 0 447 0"><text:p/></draw:path><draw:g draw:style-name="gr2"><draw:path draw:style-name="gr37" draw:text-style-name="P31" svg:width="0.3512in" svg:height="0.2106in" svg:x="1.0551in" svg:y="0.8437in" svg:viewBox="0 0 893 536" svg:d="M0 536c0-179 0-357 0-536 298 0 596 0 893 0 0 179 0 357 0 536-297 0-595 0-893 0z"><text:p/></draw:path><draw:path draw:style-name="gr38" draw:text-style-name="P31" svg:width="0.0496in" svg:height="0.0571in" svg:x="1.128in" svg:y="0.8744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draw:path draw:style-name="gr39" draw:text-style-name="P31" svg:width="0.0457in" svg:height="0.0555in" svg:x="1.187in" svg:y="0.8752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40" draw:text-style-name="P31" svg:width="0.0496in" svg:height="0.0571in" svg:x="1.2406in" svg:y="0.8744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draw:path draw:style-name="gr41" draw:text-style-name="P31" svg:width="0.0217in" svg:height="0.0571in" svg:x="1.3154in" svg:y="0.8744in" svg:viewBox="0 0 56 146" svg:d="M0 146c14-48 27-97 42-146 4 0 9 0 14 0-14 49-28 98-42 146-5 0-9 0-14 0z"><text:p/></draw:path><draw:path draw:style-name="gr42" draw:text-style-name="P31" svg:width="0.037in" svg:height="0.0402in" svg:x="1.1217in" svg:y="0.9787in" svg:viewBox="0 0 95 103" svg:d="M39 103l-39-103h19l22 62c2 7 5 13 7 21 1-6 3-12 6-20l22-63h19l-38 103z"><text:p/></draw:path><draw:path draw:style-name="gr43" draw:text-style-name="P31" svg:width="0.0496in" svg:height="0.0571in" svg:x="1.163in" svg:y="0.9626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draw:path draw:style-name="gr44" draw:text-style-name="P31" svg:width="0.0531in" svg:height="0.0571in" svg:x="1.2193in" svg:y="0.9626in" svg:viewBox="0 0 136 146" svg:d="M0 75c0-24 6-42 19-55 13-14 29-20 49-20 13 0 25 3 35 9 11 6 19 16 24 26 6 11 9 24 9 38 0 15-3 28-9 39s-14 19-24 26c-12 5-23 8-35 8-13 0-25-3-36-10-10-6-19-14-24-26-5-11-8-23-8-35zM19 75c0 17 5 30 14 40 9 9 20 14 35 14 14 0 26-5 35-14 9-10 14-24 14-42 0-11-2-21-6-29-4-9-10-15-17-20-8-5-17-7-26-7-13 0-25 4-34 13-10 9-15 24-15 45z"><text:p/></draw:path><draw:path draw:style-name="gr45" draw:text-style-name="P31" svg:width="0.0535in" svg:height="0.0555in" svg:x="1.2823in" svg:y="0.9634in" svg:viewBox="0 0 137 142" svg:d="M0 142v-142h29l34 101c2 9 5 16 7 21 1-6 4-13 7-24l35-98h25v142h-19v-119l-41 119h-17l-41-120v120z"><text:p/></draw:path></draw:g><draw:g draw:style-name="gr2"><draw:path draw:style-name="gr46" draw:text-style-name="P31" svg:width="0.3512in" svg:height="0.2106in" svg:x="1.0551in" svg:y="1.7925in" svg:viewBox="0 0 893 536" svg:d="M0 536c0-179 0-357 0-536 298 0 596 0 893 0 0 179 0 357 0 536-297 0-595 0-893 0z"><text:p/></draw:path><draw:path draw:style-name="gr47" draw:text-style-name="P31" svg:width="0.0374in" svg:height="0.0555in" svg:x="1.187in" svg:y="1.8685in" svg:viewBox="0 0 96 142" svg:d="M0 142c0-47 0-95 0-142 32 0 64 0 96 0 0 6 0 11 0 17-26 0-52 0-77 0 0 15 0 29 0 43 22 0 44 0 66 0 0 6 0 12 0 17-22 0-44 0-66 0 0 22 0 43 0 65-6 0-13 0-19 0z"><text:p/></draw:path><draw:path draw:style-name="gr48" draw:text-style-name="P31" svg:width="0.0441in" svg:height="0.0571in" svg:x="1.2323in" svg:y="1.8677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/draw:g><draw:g draw:style-name="gr2"><draw:path draw:style-name="gr49" draw:text-style-name="P32" svg:width="0.3512in" svg:height="0.2106in" svg:x="-0.0004in" svg:y="0.8437in" svg:viewBox="0 0 893 536" svg:d="M0 536c0-179 0-357 0-536 298 0 596 0 893 0 0 179 0 357 0 536-297 0-595 0-893 0z"><text:p/></draw:path><draw:path draw:style-name="gr50" draw:text-style-name="P32" svg:width="0.0433in" svg:height="0.0563in" svg:x="0.1012in" svg:y="0.8752in" svg:viewBox="0 0 111 144" svg:d="M92 0h19v82c0 14-1 26-5 34-3 8-9 15-17 20-9 5-19 8-33 8-13 0-24-2-33-7-8-4-14-11-17-20-4-8-6-20-6-35v-82h19v82c0 12 1 21 4 26 2 6 6 11 11 14s12 5 20 5c14 0 23-3 30-10 5-6 8-18 8-35z"><text:p/></draw:path><draw:path draw:style-name="gr51" draw:text-style-name="P32" svg:width="0.0441in" svg:height="0.0571in" svg:x="0.1547in" svg:y="0.8744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52" draw:text-style-name="P32" svg:width="0.0417in" svg:height="0.0555in" svg:x="0.2098in" svg:y="0.8752in" svg:viewBox="0 0 107 142" svg:d="M0 142v-142h53c11 0 19 1 26 4s12 8 15 14c4 6 6 12 6 19 0 6-2 12-5 16-4 6-8 10-16 14 10 3 16 7 21 12 5 7 7 14 7 22 0 7-1 13-4 19-3 5-7 9-11 13-4 3-9 5-15 7-7 1-14 2-23 2zM19 60h30c8 0 14-1 18-2 5-1 8-4 10-7s4-7 4-12-2-9-4-13-5-6-9-7-11-2-21-2h-28zM19 125h35c7 0 11 0 13-1 5 0 8-2 11-3 3-2 5-5 7-9 2-2 3-7 3-11 0-5-1-10-5-14-3-4-6-6-11-8s-12-2-21-2h-32z"><text:p/></draw:path><draw:path draw:style-name="gr53" draw:text-style-name="P32" svg:width="0.0457in" svg:height="0.0555in" svg:x="0.0622in" svg:y="0.9634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54" draw:text-style-name="P32" svg:width="0.0374in" svg:height="0.0421in" svg:x="0.115in" svg:y="0.97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55" draw:text-style-name="P32" svg:width="0.037in" svg:height="0.0402in" svg:x="0.1567in" svg:y="0.9787in" svg:viewBox="0 0 95 103" svg:d="M39 103l-39-103h19l22 62c2 7 5 13 7 21 1-6 3-12 6-20l22-63h19l-38 103z"><text:p/></draw:path><draw:path draw:style-name="gr56" draw:text-style-name="P32" svg:width="0.0067in" svg:height="0.0555in" svg:x="0.1996in" svg:y="0.9634in" svg:viewBox="0 0 18 142" svg:d="M0 20c0-7 0-13 0-20 6 0 12 0 18 0 0 7 0 13 0 20-6 0-12 0-18 0zM0 142c0-34 0-69 0-103 6 0 12 0 18 0 0 34 0 69 0 103-6 0-12 0-18 0z"><text:p/></draw:path><draw:path draw:style-name="gr57" draw:text-style-name="P32" svg:width="0.035in" svg:height="0.0421in" svg:x="0.215in" svg:y="0.978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58" draw:text-style-name="P32" svg:width="0.0374in" svg:height="0.0421in" svg:x="0.2547in" svg:y="0.97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59" draw:text-style-name="P32" svg:width="0.3512in" svg:height="0.2106in" svg:x="-0.0004in" svg:y="1.7925in" svg:viewBox="0 0 893 536" svg:d="M0 536c0-179 0-357 0-536 298 0 596 0 893 0 0 179 0 357 0 536-297 0-595 0-893 0z"><text:p/></draw:path><draw:path draw:style-name="gr60" draw:text-style-name="P32" svg:width="0.0441in" svg:height="0.0571in" svg:x="0.1248in" svg:y="1.8677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61" draw:text-style-name="P32" svg:width="0.0457in" svg:height="0.0555in" svg:x="0.1803in" svg:y="1.8685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/draw:g><draw:path draw:style-name="gr62" draw:text-style-name="P30" svg:width="0.1756in" svg:height="0in" svg:x="0.3516in" svg:y="0.9488in" svg:viewBox="0 0 447 0" svg:d="M0 0c149 0 298 0 447 0"><text:p/></draw:path><draw:path draw:style-name="gr63" draw:text-style-name="P30" svg:width="0.1756in" svg:height="0in" svg:x="0.3516in" svg:y="1.898in" svg:viewBox="0 0 447 0" svg:d="M0 0c149 0 298 0 447 0"><text:p/></draw:path><draw:path draw:style-name="gr64" draw:text-style-name="P31" svg:width="0.3512in" svg:height="0.3512in" svg:x="1.4067in" svg:y="0.9488in" svg:viewBox="0 0 893 893" svg:d="M0 0c298 297 596 595 893 893"><text:p/></draw:path><draw:g draw:style-name="gr2"><draw:path draw:style-name="gr65" draw:text-style-name="P28" svg:width="0.4217in" svg:height="0.2807in" svg:x="2.0402in" svg:y="1.3004in" svg:viewBox="0 0 1072 714" svg:d="M0 714c0-238 0-476 0-714 357 0 715 0 1072 0 0 238 0 476 0 714-357 0-715 0-1072 0z"><text:p/></draw:path><draw:path draw:style-name="gr66" draw:text-style-name="P28" svg:width="0.0354in" svg:height="0.0575in" svg:x="2.1339in" svg:y="1.3819in" svg:viewBox="0 0 91 147" svg:d="M4 113l17 2c1 6 3 9 6 12 4 4 10 5 17 5 9 0 14-1 19-5 5-3 7-7 9-12 1-4 1-11 1-22-8 8-17 12-29 12-14 0-24-4-32-15-8-10-12-23-12-37 0-9 2-19 6-27 3-8 8-15 15-19 6-5 14-7 23-7 13 0 23 5 31 15v-13h16v89c0 16-2 28-5 34-4 7-9 12-16 16s-15 6-26 6c-12 0-22-3-29-8-8-6-11-15-11-26zM18 52c0 13 2 23 8 30 5 6 12 9 20 9s15-3 20-9c6-7 9-16 9-29s-3-22-9-28c-5-7-13-10-20-10-8 0-15 3-20 9-6 6-8 15-8 28z"><text:p/></draw:path><draw:path draw:style-name="gr67" draw:text-style-name="P28" svg:width="0.0209in" svg:height="0.0063in" svg:x="2.1776in" svg:y="1.4in" svg:viewBox="0 0 54 17" svg:d="M0 17c0-6 0-11 0-17 18 0 36 0 54 0 0 6 0 11 0 17-18 0-36 0-54 0z"><text:p/></draw:path><draw:path draw:style-name="gr68" draw:text-style-name="P28" svg:width="0.035in" svg:height="0.0421in" svg:x="2.2035in" svg:y="1.3819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69" draw:text-style-name="P28" svg:width="0.0374in" svg:height="0.0421in" svg:x="2.2429in" svg:y="1.3819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70" draw:text-style-name="P28" svg:width="0.0346in" svg:height="0.0563in" svg:x="2.2866in" svg:y="1.3677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71" draw:text-style-name="P28" svg:width="0.0374in" svg:height="0.0421in" svg:x="2.3299in" svg:y="1.381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72" draw:text-style-name="P28" svg:width="0.0346in" svg:height="0.0567in" svg:x="2.0835in" svg:y="1.4701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73" draw:text-style-name="P28" svg:width="0.0213in" svg:height="0.0409in" svg:x="2.1272in" svg:y="1.4701in" svg:viewBox="0 0 55 105" svg:d="M0 105v-103h15v16c5-7 8-12 11-14 4-3 7-4 11-4 6 0 12 2 18 6l-6 16c-4-2-8-4-12-4s-7 2-10 4-5 5-7 9c-2 6-2 13-2 20v54z"><text:p/></draw:path><draw:path draw:style-name="gr74" draw:text-style-name="P28" svg:width="0.0374in" svg:height="0.0421in" svg:x="2.1504in" svg:y="1.4701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75" draw:text-style-name="P28" svg:width="0.035in" svg:height="0.0421in" svg:x="2.1941in" svg:y="1.4701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76" draw:text-style-name="P28" svg:width="0.0374in" svg:height="0.0421in" svg:x="2.2335in" svg:y="1.4701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77" draw:text-style-name="P28" svg:width="0.0327in" svg:height="0.0421in" svg:x="2.2772in" svg:y="1.4701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78" draw:text-style-name="P28" svg:width="0.0327in" svg:height="0.0421in" svg:x="2.3169in" svg:y="1.4701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79" draw:text-style-name="P28" svg:width="0.0374in" svg:height="0.0421in" svg:x="2.3567in" svg:y="1.4701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80" draw:text-style-name="P28" svg:width="0.0213in" svg:height="0.0409in" svg:x="2.4024in" svg:y="1.4701in" svg:viewBox="0 0 55 105" svg:d="M0 105v-103h15v16c5-7 8-12 11-14 4-3 7-4 11-4 6 0 12 2 18 6l-6 16c-4-2-8-4-12-4s-7 2-10 4-5 5-7 9c-2 6-2 13-2 20v54z"><text:p/></draw:path></draw:g><draw:g draw:style-name="gr2"><draw:path draw:style-name="gr81" draw:text-style-name="P31" svg:width="0.4921in" svg:height="0.4213in" svg:x="1.8642in" svg:y="0in" svg:viewBox="0 0 1251 1071" svg:d="M0 1071c0-357 0-714 0-1071 417 0 834 0 1251 0 0 357 0 714 0 1071-417 0-834 0-1251 0z"><text:p/></draw:path><draw:path draw:style-name="gr82" draw:text-style-name="P31" svg:width="0.0374in" svg:height="0.0421in" svg:x="1.9701in" svg:y="0.1516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83" draw:text-style-name="P31" svg:width="0.0327in" svg:height="0.0409in" svg:x="2.0161in" svg:y="0.1516in" svg:viewBox="0 0 84 105" svg:d="M0 105v-103h16v15c8-11 18-17 33-17 6 0 12 1 16 4 6 2 10 4 12 8 3 3 5 8 6 13 1 3 1 9 1 17v63h-18v-63c0-7-1-12-2-15-1-4-3-7-7-9s-8-3-12-3c-8 0-14 2-20 7-5 5-7 14-7 27v56z"><text:p/></draw:path><draw:path draw:style-name="gr84" draw:text-style-name="P31" svg:width="0.0346in" svg:height="0.0563in" svg:x="2.0591in" svg:y="0.137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85" draw:text-style-name="P31" svg:width="0.0374in" svg:height="0.0421in" svg:x="2.1in" svg:y="0.1516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86" draw:text-style-name="P31" svg:width="0.037in" svg:height="0.0421in" svg:x="2.1441in" svg:y="0.151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87" draw:text-style-name="P31" svg:width="0.0213in" svg:height="0.0409in" svg:x="2.1894in" svg:y="0.1516in" svg:viewBox="0 0 55 105" svg:d="M0 105v-103h15v16c5-7 8-12 11-14 4-3 7-4 11-4 6 0 12 2 18 6l-6 16c-4-2-8-4-12-4s-7 2-10 4-5 5-7 9c-2 6-2 13-2 20v54z"><text:p/></draw:path><draw:path draw:style-name="gr88" draw:text-style-name="P31" svg:width="0.0346in" svg:height="0.0563in" svg:x="2.213in" svg:y="0.137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89" draw:text-style-name="P31" svg:width="0.0433in" svg:height="0.0563in" svg:x="2.0776in" svg:y="0.2252in" svg:viewBox="0 0 111 144" svg:d="M92 0h19v82c0 14-1 26-5 34-3 8-9 15-17 20-9 5-19 8-33 8-13 0-24-2-33-7-8-4-14-11-17-20-4-8-6-20-6-35v-82h19v82c0 12 1 21 4 26 2 6 6 11 11 14s12 5 20 5c14 0 23-3 30-10 5-6 8-18 8-35z"><text:p/></draw:path><draw:path draw:style-name="gr90" draw:text-style-name="P31" svg:width="0.0071in" svg:height="0.0555in" svg:x="2.1343in" svg:y="0.2252in" svg:viewBox="0 0 19 142" svg:d="M0 142c0-47 0-95 0-142 6 0 13 0 19 0 0 47 0 95 0 142-6 0-13 0-19 0z"><text:p/></draw:path></draw:g><draw:path draw:style-name="gr91" draw:text-style-name="P28" svg:width="0.2457in" svg:height="0.0701in" svg:x="2.4622in" svg:y="1.5114in" svg:viewBox="0 0 625 179" svg:d="M0 0c208 60 417 119 625 179"><text:p/></draw:path><draw:g draw:style-name="gr2"><draw:path draw:style-name="gr92" draw:text-style-name="P28" svg:width="0.3161in" svg:height="0.4917in" svg:x="2.9193in" svg:y="0.9488in" svg:viewBox="0 0 804 1250" svg:d="M0 1250c268-417 536-833 804-1250"><text:p/></draw:path><draw:path draw:style-name="gr93" draw:text-style-name="P28" svg:width="0.0638in" svg:height="0.0642in" svg:x="2.9551in" svg:y="1.235in" svg:viewBox="0 0 163 164" svg:d="M87 164l-87-56 8-13 12 8c-2-6-3-12-2-18 0-6 2-12 5-18 4-7 9-11 15-13 5-3 11-3 16-2-5-13-5-25 3-37 5-8 12-13 20-14 7-2 16 0 26 7l60 38-10 14-55-35c-6-3-10-5-14-6-2-1-6-1-9 1-3 1-6 4-8 7-4 6-5 12-4 19 2 7 7 13 16 19l50 33-9 14-57-36c-6-4-12-6-17-6-4 0-9 3-12 9-3 3-4 8-4 13s2 9 4 13c4 5 10 10 17 15l45 29z"><text:p/></draw:path><draw:path draw:style-name="gr94" draw:text-style-name="P28" svg:width="0.0417in" svg:height="0.0402in" svg:x="2.9961in" svg:y="1.1984in" svg:viewBox="0 0 107 103" svg:d="M27 92c-16-10-24-22-26-36-2-12 0-23 7-34 8-11 18-19 31-21 12-2 26 0 39 10 11 7 19 14 23 21 5 7 7 16 6 24-1 9-4 17-8 25-8 12-18 19-31 22-12 2-26-2-41-11zM37 77c12 7 21 10 30 9 8-1 15-6 20-13 4-8 6-15 4-24-3-8-9-16-21-23-11-7-21-10-29-8-9 1-16 5-20 12-5 8-6 16-4 24 3 9 9 16 20 23z"><text:p/></draw:path><draw:path draw:style-name="gr95" draw:text-style-name="P28" svg:width="0.0504in" svg:height="0.0327in" svg:x="3.0071in" svg:y="1.1705in" svg:viewBox="0 0 129 84" svg:d="M115 53l14 6c-2 5-4 8-6 12-3 5-7 9-10 11-4 2-7 2-11 2-4-1-10-5-19-10l-51-33-6 11-11-7 6-11-21-14 1-20 30 20 10-15 10 7-9 15 52 33c4 3 7 4 8 4s3 0 4-1c2 0 4-2 5-4 1-1 2-4 4-6z"><text:p/></draw:path><draw:path draw:style-name="gr96" draw:text-style-name="P28" svg:width="0.0504in" svg:height="0.0354in" svg:x="3.0142in" svg:y="1.1524in" svg:viewBox="0 0 129 91" svg:d="M17 26c-6-4-11-8-17-11 4-5 6-10 10-15 5 4 11 7 17 11-4 5-7 10-10 15zM120 91c-29-18-59-37-88-55 4-5 7-10 10-15 29 18 58 37 87 56-3 5-7 9-9 14z"><text:p/></draw:path><draw:path draw:style-name="gr97" draw:text-style-name="P28" svg:width="0.0417in" svg:height="0.0402in" svg:x="3.0413in" svg:y="1.1283in" svg:viewBox="0 0 107 103" svg:d="M27 92c-16-10-24-22-26-36-2-12 0-23 7-34 8-11 18-19 31-21 12-2 26 0 39 10 11 7 19 14 23 21 5 7 7 16 6 24-1 9-4 17-8 25-8 12-18 19-31 22-12 2-26-2-41-11zM37 77c12 7 21 10 30 9 8-1 15-6 20-13 4-8 6-15 4-24-3-8-9-16-21-23-11-7-21-10-29-8-9 1-16 5-20 12-5 8-6 16-4 24 3 9 9 16 20 23z"><text:p/></draw:path><draw:path draw:style-name="gr98" draw:text-style-name="P28" svg:width="0.0516in" svg:height="0.0449in" svg:x="3.0598in" svg:y="1.0913in" svg:viewBox="0 0 132 115" svg:d="M87 115l-87-55 8-14 13 8c-6-13-4-24 4-36 3-5 7-10 12-13s9-5 13-5c5 0 9 1 14 3 3 1 8 3 15 8l53 34-10 15-52-34c-6-4-11-6-15-7s-7-1-11 1c-3 2-7 5-9 9-4 6-5 12-5 20 2 7 8 14 19 21l47 31z"><text:p/></draw:path><draw:path draw:style-name="gr99" draw:text-style-name="P28" svg:width="0.0413in" svg:height="0.039in" svg:x="3.0469in" svg:y="1.2831in" svg:viewBox="0 0 106 100" svg:d="M79 35l11-13c9 8 14 17 16 27 1 10-1 20-7 29-8 12-18 19-30 21-13 3-26 0-41-10-9-6-16-13-21-21-5-7-8-15-7-24 1-8 4-16 9-23 5-10 13-16 21-19 9-3 18-3 29 2l-8 16c-7-3-13-3-19-2-4 2-9 5-12 10-4 7-6 15-3 23 2 7 9 15 20 23 12 8 22 11 31 10 7-2 14-6 19-13 3-5 5-12 4-17-2-7-5-13-12-19z"><text:p/></draw:path><draw:path draw:style-name="gr100" draw:text-style-name="P28" svg:width="0.0638in" svg:height="0.0642in" svg:x="3.0634in" svg:y="1.2295in" svg:viewBox="0 0 163 164" svg:d="M87 164l-87-56 8-13 12 8c-2-6-3-12-2-18 0-6 2-12 5-18 4-7 9-11 15-13 5-3 11-3 16-2-5-13-5-25 3-37 5-8 12-13 20-14 7-2 16 0 26 7l60 38-10 14-55-35c-6-3-10-5-14-6-2-1-6-1-9 1-3 1-6 4-8 7-4 6-5 12-4 19 2 7 7 13 16 19l50 33-9 14-57-36c-6-4-12-6-17-6-4 0-9 3-12 9-3 3-4 8-4 13s2 9 4 13c4 5 10 10 17 15l45 29z"><text:p/></draw:path><draw:path draw:style-name="gr101" draw:text-style-name="P28" svg:width="0.0504in" svg:height="0.0528in" svg:x="3.1008in" svg:y="1.1799in" svg:viewBox="0 0 129 135" svg:d="M120 91l-10-7c5 10 3 21-4 32-4 6-10 12-17 15-8 3-17 5-25 3-9-1-18-5-27-10-8-6-15-12-20-19-6-8-9-16-9-23 0-9 3-17 7-24 4-5 8-9 12-12 5-2 11-3 16-4l-43-27 10-15 119 77zM47 110c11 7 21 10 30 8 8-1 14-5 19-11 4-6 5-14 2-22-2-8-9-15-19-22-12-7-22-11-31-10s-15 5-19 12-5 14-3 21c3 8 10 16 21 24z"><text:p/></draw:path><draw:path draw:style-name="gr102" draw:text-style-name="P28" svg:width="0.0425in" svg:height="0.0386in" svg:x="3.1264in" svg:y="1.1591in" svg:viewBox="0 0 109 99" svg:d="M49 95l7-16c7 3 13 4 19 3 5-3 9-6 14-13 4-6 6-12 5-17 0-5-3-9-7-11-3-2-7-2-10-1s-8 6-15 12c-9 8-16 14-21 18-5 2-10 4-15 4s-9-2-13-4c-5-3-7-6-9-10-3-4-4-8-4-12s1-8 1-12c2-5 4-9 7-14 5-7 9-12 15-16 4-4 10-6 15-6s11 1 17 4l-8 16c-5-2-10-3-15-2-4 2-8 5-12 10-4 7-5 12-5 16 0 5 3 7 5 9 3 2 5 3 7 3 2-1 5-2 7-3 2-2 5-5 12-11 9-8 16-13 20-17 5-3 10-5 15-5s10 2 15 5 8 7 10 13c3 6 4 12 2 19 0 6-3 13-7 20-7 11-15 18-24 21-8 3-18 2-28-3z"><text:p/></draw:path></draw:g><draw:g draw:style-name="gr2"><draw:path draw:style-name="gr103" draw:text-style-name="P28" svg:width="0.3161in" svg:height="0.5622in" svg:x="2.9193in" svg:y="1.652in" svg:viewBox="0 0 804 1429" svg:d="M0 0c268 476 536 953 804 1429"><text:p/></draw:path><draw:path draw:style-name="gr104" draw:text-style-name="P28" svg:width="0.0571in" svg:height="0.0307in" svg:x="3.0587in" svg:y="1.8382in" svg:viewBox="0 0 146 79" svg:d="M0 63l79-43-8-14 12-6 7 13 9-5c7-4 11-6 14-6 5-1 10 0 14 2 5 3 9 7 13 14 2 4 4 9 6 15l-15 6c-2-4-3-7-4-10-3-4-5-7-9-8-3-1-6 0-12 3l-8 4 10 17-11 7-10-18-79 45z"><text:p/></draw:path><draw:path draw:style-name="gr105" draw:text-style-name="P28" svg:width="0.0449in" svg:height="0.0469in" svg:x="3.0713in" svg:y="1.865in" svg:viewBox="0 0 115 120" svg:d="M38 94c-8-3-15-6-20-10-4-5-8-9-12-16-5-10-7-18-5-26s6-15 14-19c4-2 9-3 13-3 5 0 9 0 14 3 4 2 7 4 11 8 2 2 5 6 10 12 8 11 14 20 20 24 2-1 4-2 4-2 6-4 9-7 11-12 1-6-1-12-5-20-4-7-8-12-13-14-4-2-10-2-17 0l-7-17c7-2 14-3 19-1 6 0 12 3 17 8 6 4 11 11 15 18 4 8 7 15 8 21 0 6 0 11-1 15-1 3-4 7-8 10-2 2-7 5-13 9l-20 12c-15 7-24 13-27 16s-6 5-9 10l-8-16c2-3 5-7 9-10zM71 74c-5-4-12-12-20-22-4-6-7-10-10-12s-6-3-9-3c-2 0-5 0-8 2-4 3-6 6-8 10 0 5 0 10 4 16 3 6 8 11 12 14 6 3 11 5 17 4 5 0 10-2 17-6z"><text:p/></draw:path><draw:path draw:style-name="gr106" draw:text-style-name="P28" svg:width="0.0472in" svg:height="0.0484in" svg:x="3.0902in" svg:y="1.8992in" svg:viewBox="0 0 121 124" svg:d="M0 51l90-51 8 14-13 7c13 1 24 8 31 20 3 6 5 11 5 17 1 5 0 10-1 14-3 5-5 8-10 12-2 2-7 5-14 9l-55 31-9-16 55-31c7-3 11-6 14-10 2-2 3-6 3-9 0-5-1-9-3-13-4-6-9-11-16-13-6-2-15 0-27 6l-50 28z"><text:p/></draw:path><draw:path draw:style-name="gr107" draw:text-style-name="P28" svg:width="0.0417in" svg:height="0.0386in" svg:x="2.9657in" svg:y="1.8543in" svg:viewBox="0 0 107 99" svg:d="M54 80l7 16c-11 4-22 5-31 1-10-3-18-10-23-20-7-12-9-25-5-37s14-22 28-30c10-6 19-8 28-10 10-1 18 2 25 6s13 10 18 18c5 10 7 19 5 28-1 9-6 17-14 24l-10-14c5-5 8-10 9-15s1-11-3-16c-4-8-10-12-18-14-9-1-19 1-31 8s-19 14-22 22c-3 7-2 15 2 23 3 5 8 10 14 12 6 1 13 1 21-2z"><text:p/></draw:path><draw:path draw:style-name="gr108" draw:text-style-name="P28" svg:width="0.0587in" svg:height="0.0677in" svg:x="2.9807in" svg:y="1.885in" svg:viewBox="0 0 150 173" svg:d="M0 51l90-51 8 13-13 7c6 1 11 2 17 6 5 3 10 8 13 14 4 6 5 13 5 18 0 6-3 12-6 16 14 1 25 8 31 19 5 9 6 17 4 25-2 7-8 14-19 20l-61 35-9-16 57-32c6-3 10-6 12-8 3-3 3-6 4-9 0-4-1-7-3-11-3-6-8-11-15-13-7-1-14 0-24 6l-52 30-9-16 59-33c7-4 11-8 13-13 2-4 1-9-2-14-2-5-6-8-10-10s-9-3-14-2c-6 0-12 3-20 7l-48 27z"><text:p/></draw:path><draw:path draw:style-name="gr109" draw:text-style-name="P28" svg:width="0.0602in" svg:height="0.0437in" svg:x="3.0181in" svg:y="1.9472in" svg:viewBox="0 0 154 112" svg:d="M21 98l11-6c-11-1-21-6-26-18-4-7-7-14-6-23 1-8 4-15 9-23 5-7 12-13 21-18 10-5 19-9 27-9 9-2 18 0 25 3 7 4 12 9 17 17 3 6 5 10 5 16s-2 11-4 16l44-25 10 15-124 69zM39 25c-11 6-19 14-22 22s-2 15 1 22c5 7 10 11 18 12 8 3 18 0 29-7 13-6 20-14 23-21 3-9 3-17-1-24-4-6-10-10-18-12-8-1-18 1-30 8z"><text:p/></draw:path><draw:path draw:style-name="gr110" draw:text-style-name="P28" svg:width="0.0417in" svg:height="0.0394in" svg:x="3.0382in" svg:y="1.9835in" svg:viewBox="0 0 107 101" svg:d="M16 23l11 15c-7 4-9 9-11 15-1 5 0 11 4 18s8 11 13 13 9 1 13-1c3-2 5-5 5-9s0-10-3-18c-3-13-5-22-5-27-1-6 0-11 3-16 2-4 5-7 10-9 4-3 8-4 12-4s9 1 13 3c3 1 6 3 10 7 3 3 6 7 9 12 3 7 6 13 7 20s1 12-1 16c-3 5-7 9-12 14l-10-15c4-3 7-7 7-12 2-4 0-10-3-15-4-7-7-11-11-12-5-2-8-2-11 0-2 1-3 2-4 4-2 3-2 5-2 8 1 2 2 7 4 16 3 12 5 20 5 26 1 5 0 10-2 14-2 5-6 9-11 12s-10 3-17 3c-6 0-12-3-17-7-6-4-10-10-14-16-7-12-9-22-7-31 1-8 6-17 15-24z"><text:p/></draw:path></draw:g><draw:g draw:style-name="gr2"><draw:path draw:style-name="gr111" draw:text-style-name="P28" svg:width="0.3161in" svg:height="1.1598in" svg:x="2.9193in" svg:y="1.7224in" svg:viewBox="0 0 804 2947" svg:d="M0 0c268 982 536 1964 804 2947"><text:p/></draw:path><draw:path draw:style-name="gr112" draw:text-style-name="P28" svg:width="0.0551in" svg:height="0.0461in" svg:x="3.0669in" svg:y="2.1811in" svg:viewBox="0 0 141 118" svg:d="M0 37l137-37 4 17-48 13c11 6 18 14 22 26 2 7 2 14 0 21-1 6-4 11-9 14-4 4-11 7-21 10l-63 17-4-17 63-17c8-2 14-6 17-11 3-4 3-10 1-17-1-5-3-9-8-12-3-4-7-6-12-7-6 0-12 0-20 2l-54 15z"><text:p/></draw:path><draw:path draw:style-name="gr113" draw:text-style-name="P28" svg:width="0.0421in" svg:height="0.039in" svg:x="3.0811in" svg:y="2.2287in" svg:viewBox="0 0 108 100" svg:d="M44 83l2 17c-11 0-20-3-28-9-7-6-12-15-16-26-3-15-3-28 4-39s18-19 34-23c17-5 31-4 43 2 11 6 19 17 22 30 5 13 3 25-4 37-7 11-18 19-35 23-1 0-2 0-4 1l-21-75c-11 3-18 9-22 16s-6 16-3 24c2 6 5 11 9 15 5 4 11 6 19 7zM55 17l16 58c8-3 14-7 18-12 5-7 6-15 3-24-2-8-6-14-13-18s-15-5-24-4z"><text:p/></draw:path><draw:path draw:style-name="gr114" draw:text-style-name="P28" svg:width="0.0437in" svg:height="0.0425in" svg:x="3.0913in" svg:y="2.2705in" svg:viewBox="0 0 112 109" svg:d="M26 84c-7-4-12-9-16-14s-7-12-8-18c-3-11-3-20 1-27s10-12 18-14c5-2 10-2 14-1 5 1 9 3 12 6 4 3 6 6 9 11 2 3 4 7 7 14 5 13 9 22 14 29 2-1 3-2 4-2 7-2 11-5 13-8 3-6 3-13 0-21-2-8-5-14-8-17-4-3-9-4-17-4l-2-18c7 0 13 1 19 3 5 2 10 6 14 12s7 13 10 22c2 9 2 16 2 22s-2 11-4 13c-3 4-6 7-10 9-3 1-8 3-16 5l-22 6c-16 4-26 8-30 9-3 2-7 5-10 8l-5-17c3-3 7-6 11-8zM64 73c-4-6-9-14-14-26-3-7-6-11-8-14-2-2-4-4-7-5s-6-1-9 0c-4 1-8 4-10 8s-2 10 0 16c2 7 4 12 9 16 4 5 9 7 15 9 4 0 10 0 18-2z"><text:p/></draw:path><draw:path draw:style-name="gr115" draw:text-style-name="P28" svg:width="0.0535in" svg:height="0.0291in" svg:x="3.1028in" svg:y="2.3071in" svg:viewBox="0 0 137 75" svg:d="M21 70l-15 5c-2-4-3-8-5-12-1-6-2-11 0-14 0-5 3-8 5-10 3-2 10-5 20-7l58-17-3-11 13-4 3 12 25-6 15 14-36 9 5 17-12 4-5-18-59 17c-5 1-8 2-9 3s-2 2-3 4c0 2 0 4 1 6 0 2 1 4 2 8z"><text:p/></draw:path><draw:path draw:style-name="gr116" draw:text-style-name="P28" svg:width="0.0421in" svg:height="0.039in" svg:x="3.1098in" svg:y="2.3339in" svg:viewBox="0 0 108 100" svg:d="M44 83l2 17c-11 0-20-3-28-9-7-6-12-15-16-26-3-15-3-28 4-39s18-19 34-23c17-5 31-4 43 2 11 6 19 17 22 30 5 13 3 25-4 37-7 11-18 19-35 23-1 0-2 0-4 1l-21-75c-11 3-18 9-22 16s-6 16-3 24c2 6 5 11 9 15 5 4 11 6 19 7zM55 17l16 58c8-3 14-7 18-12 5-7 6-15 3-24-2-8-6-14-13-18s-15-5-24-4z"><text:p/></draw:path><draw:path draw:style-name="gr117" draw:text-style-name="P28" svg:width="0.0441in" svg:height="0.0209in" svg:x="3.1185in" svg:y="2.374in" svg:viewBox="0 0 113 54" svg:d="M0 27l100-27 4 15-15 4c7 2 13 4 17 7 2 2 4 6 6 9 1 6 1 12-1 19l-17-2c1-4 1-8 0-13-1-3-3-6-6-8s-6-4-11-4c-7 0-13 1-21 3l-51 14z"><text:p/></draw:path><draw:path draw:style-name="gr118" draw:text-style-name="P28" svg:width="0.0421in" svg:height="0.0366in" svg:x="2.989in" svg:y="2.2256in" svg:viewBox="0 0 108 94" svg:d="M47 77l3 17c-12 1-23-1-31-7-9-5-14-14-17-24-4-14-2-26 4-37s18-18 35-23c11-3 21-4 30-2 8 1 16 5 22 11s10 13 12 22c4 11 3 20 0 29-4 8-11 14-21 19l-6-16c6-3 10-8 13-13 2-4 2-9 1-15-2-8-7-15-15-18-8-4-17-4-31 0-13 3-22 9-27 16-5 6-6 14-4 22 2 7 6 12 11 15 5 4 12 4 21 4z"><text:p/></draw:path><draw:path draw:style-name="gr119" draw:text-style-name="P28" svg:width="0.0516in" svg:height="0.0634in" svg:x="2.9969in" svg:y="2.2618in" svg:viewBox="0 0 132 162" svg:d="M0 27l100-27 4 15-14 4c6 1 11 5 15 9s8 10 9 16c2 8 2 14 1 20-2 6-5 10-10 13 13 5 22 14 25 26 3 10 2 19-2 26-3 7-11 12-22 14l-69 19-5-16 63-18c7-1 12-4 14-6 3-2 5-4 6-7 1-4 1-7 0-12-2-7-6-12-12-15s-14-4-24-1l-59 16-4-17 65-18c8-1 13-5 16-8 3-4 4-9 2-15-1-5-4-9-8-12-3-3-7-6-13-6-5 0-13 0-22 3l-51 14z"><text:p/></draw:path><draw:path draw:style-name="gr120" draw:text-style-name="P28" svg:width="0.0598in" svg:height="0.0402in" svg:x="3.0169in" svg:y="2.3283in" svg:viewBox="0 0 153 103" svg:d="M11 87l12-3c-11-4-18-12-21-24-3-8-3-16 0-24s7-14 14-21c7-5 16-9 26-12 9-3 19-4 28-2 9 0 17 4 23 10 6 4 10 11 12 19 2 7 2 12 1 18-2 5-4 10-7 14l49-13 5 16-137 38zM46 20c-13 3-21 9-26 16s-7 15-4 22c2 7 7 13 14 17 7 3 17 3 29 0 14-4 23-10 28-17s7-14 5-22c-3-7-7-13-15-16-7-4-18-4-31 0z"><text:p/></draw:path><draw:path draw:style-name="gr121" draw:text-style-name="P28" svg:width="0.0421in" svg:height="0.0362in" svg:x="3.0276in" svg:y="2.3693in" svg:viewBox="0 0 108 93" svg:d="M24 10l6 17c-6 2-11 7-13 11-3 6-3 12-1 19 2 8 5 13 9 16s9 4 13 3c4-2 7-4 8-8 0-3 1-10 1-19 0-13 0-22 1-27s3-10 7-14c3-3 7-6 12-7 4-1 9-1 13 0 4 0 8 2 11 5 3 2 6 5 8 9 3 5 5 9 6 14 2 8 3 15 2 21 0 7-2 12-5 16-4 4-9 7-15 10l-6-16c5-3 8-5 10-10 2-4 2-9 1-16-2-7-5-12-8-14-4-3-7-4-10-3s-5 2-6 4c-1 1-3 4-3 7 0 2 0 7 0 15 0 13-1 22-2 27-1 6-2 10-5 14s-8 7-13 8c-6 1-12 1-18 0-5-2-10-6-15-11-4-5-7-12-9-20-4-13-4-23 0-31 3-8 10-15 21-20z"><text:p/></draw:path></draw:g><draw:g draw:style-name="gr2"><draw:path draw:style-name="gr122" draw:text-style-name="P28" svg:width="0.4217in" svg:height="0.2106in" svg:x="3.2358in" svg:y="0.8437in" svg:viewBox="0 0 1072 536" svg:d="M0 536c0-179 0-357 0-536 357 0 715 0 1072 0 0 179 0 357 0 536-357 0-715 0-1072 0z"><text:p/></draw:path><draw:path draw:style-name="gr123" draw:text-style-name="P28" svg:width="0.0331in" svg:height="0.0555in" svg:x="3.265in" svg:y="0.9193in" svg:viewBox="0 0 85 142" svg:d="M0 142c0-47 0-95 0-142 6 0 12 0 18 0 0 27 0 53 0 80 13-14 27-27 40-41 8 0 16 0 23 0-13 12-26 25-39 38 14 21 29 43 43 65-7 0-14 0-21 0-11-18-22-35-34-53-4 4-8 8-12 12 0 14 0 28 0 41-6 0-12 0-18 0z"><text:p/></draw:path><draw:path draw:style-name="gr124" draw:text-style-name="P28" svg:width="0.0067in" svg:height="0.0555in" svg:x="3.3051in" svg:y="0.9193in" svg:viewBox="0 0 18 142" svg:d="M0 20c0-7 0-13 0-20 6 0 12 0 18 0 0 7 0 13 0 20-6 0-12 0-18 0zM0 142c0-34 0-69 0-103 6 0 12 0 18 0 0 34 0 69 0 103-6 0-12 0-18 0z"><text:p/></draw:path><draw:path draw:style-name="gr125" draw:text-style-name="P28" svg:width="0.0327in" svg:height="0.0409in" svg:x="3.3228in" svg:y="0.9339in" svg:viewBox="0 0 84 105" svg:d="M0 105v-103h16v15c8-11 18-17 33-17 6 0 12 1 16 4 6 2 10 4 12 8 3 3 5 8 6 13 1 3 1 9 1 17v63h-18v-63c0-7-1-12-2-15-1-4-3-7-7-9s-8-3-12-3c-8 0-14 2-20 7-5 5-7 14-7 27v56z"><text:p/></draw:path><draw:path draw:style-name="gr126" draw:text-style-name="P28" svg:width="0.0374in" svg:height="0.0421in" svg:x="3.3638in" svg:y="0.933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27" draw:text-style-name="P28" svg:width="0.0547in" svg:height="0.0409in" svg:x="3.4094in" svg:y="0.9339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128" draw:text-style-name="P28" svg:width="0.037in" svg:height="0.0421in" svg:x="3.474in" svg:y="0.9339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129" draw:text-style-name="P28" svg:width="0.0193in" svg:height="0.0551in" svg:x="3.5161in" svg:y="0.9205in" svg:viewBox="0 0 50 141" svg:d="M48 124l2 16c-5 1-9 1-13 1-7 0-12 0-15-2-3-3-6-5-7-9-2-3-2-10-2-20v-61h-13v-13h13v-25l17-11v36h18v13h-18v61c0 5 0 8 1 10 1 1 2 2 3 3 2 1 3 1 6 1 2 0 4 0 8 0z"><text:p/></draw:path><draw:path draw:style-name="gr130" draw:text-style-name="P28" svg:width="0.0067in" svg:height="0.0555in" svg:x="3.5421in" svg:y="0.9193in" svg:viewBox="0 0 18 142" svg:d="M0 20c0-7 0-13 0-20 6 0 12 0 18 0 0 7 0 13 0 20-6 0-12 0-18 0zM0 142c0-34 0-69 0-103 6 0 12 0 18 0 0 34 0 69 0 103-6 0-12 0-18 0z"><text:p/></draw:path><draw:path draw:style-name="gr131" draw:text-style-name="P28" svg:width="0.035in" svg:height="0.0421in" svg:x="3.5575in" svg:y="0.9339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132" draw:text-style-name="P28" svg:width="0.0327in" svg:height="0.0421in" svg:x="3.5972in" svg:y="0.933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/draw:g><draw:g draw:style-name="gr2"><draw:path draw:style-name="gr133" draw:text-style-name="P28" svg:width="0.4217in" svg:height="0in" svg:x="3.6583in" svg:y="0.9488in" svg:viewBox="0 0 1072 0" svg:d="M0 0c357 0 715 0 1072 0"><text:p/></draw:path><draw:path draw:style-name="gr134" draw:text-style-name="P28" svg:width="0.0547in" svg:height="0.0409in" svg:x="3.7224in" svg:y="0.8898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135" draw:text-style-name="P28" svg:width="0.0374in" svg:height="0.0421in" svg:x="3.7866in" svg:y="0.8898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136" draw:text-style-name="P28" svg:width="0.0193in" svg:height="0.0551in" svg:x="3.8291in" svg:y="0.8764in" svg:viewBox="0 0 50 141" svg:d="M48 124l2 16c-5 1-9 1-13 1-7 0-12 0-15-2-3-3-6-5-7-9-2-3-2-10-2-20v-61h-13v-13h13v-25l17-11v36h18v13h-18v61c0 5 0 8 1 10 1 1 2 2 3 3 2 1 3 1 6 1 2 0 4 0 8 0z"><text:p/></draw:path><draw:path draw:style-name="gr137" draw:text-style-name="P28" svg:width="0.0067in" svg:height="0.0555in" svg:x="3.8551in" svg:y="0.8752in" svg:viewBox="0 0 18 142" svg:d="M0 20c0-7 0-13 0-20 6 0 12 0 18 0 0 7 0 13 0 20-6 0-12 0-18 0zM0 142c0-34 0-69 0-103 6 0 12 0 18 0 0 34 0 69 0 103-6 0-12 0-18 0z"><text:p/></draw:path><draw:path draw:style-name="gr138" draw:text-style-name="P28" svg:width="0.0374in" svg:height="0.0421in" svg:x="3.8701in" svg:y="0.8898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139" draw:text-style-name="P28" svg:width="0.0327in" svg:height="0.0409in" svg:x="3.9161in" svg:y="0.8898in" svg:viewBox="0 0 84 105" svg:d="M0 105v-103h16v15c8-11 18-17 33-17 6 0 12 1 16 4 6 2 10 4 12 8 3 3 5 8 6 13 1 3 1 9 1 17v63h-18v-63c0-7-1-12-2-15-1-4-3-7-7-9s-8-3-12-3c-8 0-14 2-20 7-5 5-7 14-7 27v56z"><text:p/></draw:path><draw:path draw:style-name="gr140" draw:text-style-name="P28" svg:width="0.0327in" svg:height="0.0421in" svg:x="3.6563in" svg:y="0.97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141" draw:text-style-name="P28" svg:width="0.0374in" svg:height="0.0421in" svg:x="3.6961in" svg:y="0.97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42" draw:text-style-name="P28" svg:width="0.0354in" svg:height="0.0575in" svg:x="3.7394in" svg:y="0.978in" svg:viewBox="0 0 91 147" svg:d="M4 113l17 2c1 6 3 9 6 12 4 4 10 5 17 5 9 0 14-1 19-5 5-3 7-7 9-12 1-4 1-11 1-22-8 8-17 12-29 12-14 0-24-4-32-15-8-10-12-23-12-37 0-9 2-19 6-27 3-8 8-15 15-19 6-5 14-7 23-7 13 0 23 5 31 15v-13h16v89c0 16-2 28-5 34-4 7-9 12-16 16s-15 6-26 6c-12 0-22-3-29-8-8-6-11-15-11-26zM18 52c0 13 2 23 8 30 5 6 12 9 20 9s15-3 20-9c6-7 9-16 9-29s-3-22-9-28c-5-7-13-10-20-10-8 0-15 3-20 9-6 6-8 15-8 28z"><text:p/></draw:path><draw:path draw:style-name="gr143" draw:text-style-name="P28" svg:width="0.0547in" svg:height="0.0409in" svg:x="3.785in" svg:y="0.978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144" draw:text-style-name="P28" svg:width="0.0374in" svg:height="0.0421in" svg:x="3.8496in" svg:y="0.97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45" draw:text-style-name="P28" svg:width="0.0327in" svg:height="0.0409in" svg:x="3.8953in" svg:y="0.978in" svg:viewBox="0 0 84 105" svg:d="M0 105v-103h16v15c8-11 18-17 33-17 6 0 12 1 16 4 6 2 10 4 12 8 3 3 5 8 6 13 1 3 1 9 1 17v63h-18v-63c0-7-1-12-2-15-1-4-3-7-7-9s-8-3-12-3c-8 0-14 2-20 7-5 5-7 14-7 27v56z"><text:p/></draw:path><draw:path draw:style-name="gr146" draw:text-style-name="P28" svg:width="0.0193in" svg:height="0.0551in" svg:x="3.935in" svg:y="0.9646in" svg:viewBox="0 0 50 141" svg:d="M48 124l2 16c-5 1-9 1-13 1-7 0-12 0-15-2-3-3-6-5-7-9-2-3-2-10-2-20v-61h-13v-13h13v-25l17-11v36h18v13h-18v61c0 5 0 8 1 10 1 1 2 2 3 3 2 1 3 1 6 1 2 0 4 0 8 0z"><text:p/></draw:path><draw:path draw:style-name="gr147" draw:text-style-name="P28" svg:width="0.0327in" svg:height="0.0421in" svg:x="3.9587in" svg:y="0.97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/draw:g><draw:g draw:style-name="gr2"><draw:path draw:style-name="gr148" draw:text-style-name="P28" svg:width="0.4217in" svg:height="0.2106in" svg:x="4.0803in" svg:y="0.8437in" svg:viewBox="0 0 1072 536" svg:d="M0 536c0-179 0-357 0-536 357 0 715 0 1072 0 0 179 0 357 0 536-357 0-715 0-1072 0z"><text:p/></draw:path><draw:path draw:style-name="gr149" draw:text-style-name="P28" svg:width="0.0547in" svg:height="0.0409in" svg:x="4.178in" svg:y="0.8898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150" draw:text-style-name="P28" svg:width="0.0374in" svg:height="0.0421in" svg:x="4.2421in" svg:y="0.8898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151" draw:text-style-name="P28" svg:width="0.0193in" svg:height="0.0551in" svg:x="4.2846in" svg:y="0.8764in" svg:viewBox="0 0 50 141" svg:d="M48 124l2 16c-5 1-9 1-13 1-7 0-12 0-15-2-3-3-6-5-7-9-2-3-2-10-2-20v-61h-13v-13h13v-25l17-11v36h18v13h-18v61c0 5 0 8 1 10 1 1 2 2 3 3 2 1 3 1 6 1 2 0 4 0 8 0z"><text:p/></draw:path><draw:path draw:style-name="gr152" draw:text-style-name="P28" svg:width="0.0067in" svg:height="0.0555in" svg:x="4.3106in" svg:y="0.8752in" svg:viewBox="0 0 18 142" svg:d="M0 20c0-7 0-13 0-20 6 0 12 0 18 0 0 7 0 13 0 20-6 0-12 0-18 0zM0 142c0-34 0-69 0-103 6 0 12 0 18 0 0 34 0 69 0 103-6 0-12 0-18 0z"><text:p/></draw:path><draw:path draw:style-name="gr153" draw:text-style-name="P28" svg:width="0.0374in" svg:height="0.0421in" svg:x="4.3256in" svg:y="0.8898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154" draw:text-style-name="P28" svg:width="0.0327in" svg:height="0.0409in" svg:x="4.3717in" svg:y="0.8898in" svg:viewBox="0 0 84 105" svg:d="M0 105v-103h16v15c8-11 18-17 33-17 6 0 12 1 16 4 6 2 10 4 12 8 3 3 5 8 6 13 1 3 1 9 1 17v63h-18v-63c0-7-1-12-2-15-1-4-3-7-7-9s-8-3-12-3c-8 0-14 2-20 7-5 5-7 14-7 27v56z"><text:p/></draw:path><draw:path draw:style-name="gr155" draw:text-style-name="P28" svg:width="0.0346in" svg:height="0.0567in" svg:x="4.1661in" svg:y="0.97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156" draw:text-style-name="P28" svg:width="0.0067in" svg:height="0.0555in" svg:x="4.2094in" svg:y="0.9634in" svg:viewBox="0 0 18 142" svg:d="M0 142c0-47 0-95 0-142 6 0 12 0 18 0 0 47 0 95 0 142-6 0-12 0-18 0z"><text:p/></draw:path><draw:path draw:style-name="gr157" draw:text-style-name="P28" svg:width="0.037in" svg:height="0.0421in" svg:x="4.2252in" svg:y="0.97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158" draw:text-style-name="P28" svg:width="0.0327in" svg:height="0.0409in" svg:x="4.2709in" svg:y="0.978in" svg:viewBox="0 0 84 105" svg:d="M0 105v-103h16v15c8-11 18-17 33-17 6 0 12 1 16 4 6 2 10 4 12 8 3 3 5 8 6 13 1 3 1 9 1 17v63h-18v-63c0-7-1-12-2-15-1-4-3-7-7-9s-8-3-12-3c-8 0-14 2-20 7-5 5-7 14-7 27v56z"><text:p/></draw:path><draw:path draw:style-name="gr159" draw:text-style-name="P28" svg:width="0.0327in" svg:height="0.0409in" svg:x="4.3138in" svg:y="0.978in" svg:viewBox="0 0 84 105" svg:d="M0 105v-103h16v15c8-11 18-17 33-17 6 0 12 1 16 4 6 2 10 4 12 8 3 3 5 8 6 13 1 3 1 9 1 17v63h-18v-63c0-7-1-12-2-15-1-4-3-7-7-9s-8-3-12-3c-8 0-14 2-20 7-5 5-7 14-7 27v56z"><text:p/></draw:path><draw:path draw:style-name="gr160" draw:text-style-name="P28" svg:width="0.0374in" svg:height="0.0421in" svg:x="4.3551in" svg:y="0.97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61" draw:text-style-name="P28" svg:width="0.0213in" svg:height="0.0409in" svg:x="4.4008in" svg:y="0.978in" svg:viewBox="0 0 55 105" svg:d="M0 105v-103h15v16c5-7 8-12 11-14 4-3 7-4 11-4 6 0 12 2 18 6l-6 16c-4-2-8-4-12-4s-7 2-10 4-5 5-7 9c-2 6-2 13-2 20v54z"><text:p/></draw:path></draw:g><draw:path draw:style-name="gr162" draw:text-style-name="P28" svg:width="0.3161in" svg:height="0in" svg:x="4.5024in" svg:y="0.9488in" svg:viewBox="0 0 804 0" svg:d="M0 0c268 0 536 0 804 0"><text:p/></draw:path><draw:g draw:style-name="gr2"><draw:path draw:style-name="gr163" draw:text-style-name="P28" svg:width="0.4217in" svg:height="0.7728in" svg:x="4.8189in" svg:y="0.5622in" svg:viewBox="0 0 1072 1964" svg:d="M0 1964c0-654 0-1309 0-1964 357 0 715 0 1072 0 0 655 0 1310 0 1964-357 0-715 0-1072 0z"><text:p/></draw:path><draw:path draw:style-name="gr164" draw:text-style-name="P28" svg:width="0.0327in" svg:height="0.0421in" svg:x="4.9583in" svg:y="0.757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165" draw:text-style-name="P28" svg:width="0.0193in" svg:height="0.0551in" svg:x="4.9969in" svg:y="0.7445in" svg:viewBox="0 0 50 141" svg:d="M48 124l2 16c-5 1-9 1-13 1-7 0-12 0-15-2-3-3-6-5-7-9-2-3-2-10-2-20v-61h-13v-13h13v-25l17-11v36h18v13h-18v61c0 5 0 8 1 10 1 1 2 2 3 3 2 1 3 1 6 1 2 0 4 0 8 0z"><text:p/></draw:path><draw:path draw:style-name="gr166" draw:text-style-name="P28" svg:width="0.0374in" svg:height="0.0421in" svg:x="5.0201in" svg:y="0.757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67" draw:text-style-name="P28" svg:width="0.0346in" svg:height="0.0567in" svg:x="5.0661in" svg:y="0.7579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168" draw:text-style-name="P28" svg:width="0.0354in" svg:height="0.0575in" svg:x="4.865in" svg:y="0.8457in" svg:viewBox="0 0 91 147" svg:d="M4 113l17 2c1 6 3 9 6 12 4 4 10 5 17 5 9 0 14-1 19-5 5-3 7-7 9-12 1-4 1-11 1-22-8 8-17 12-29 12-14 0-24-4-32-15-8-10-12-23-12-37 0-9 2-19 6-27 3-8 8-15 15-19 6-5 14-7 23-7 13 0 23 5 31 15v-13h16v89c0 16-2 28-5 34-4 7-9 12-16 16s-15 6-26 6c-12 0-22-3-29-8-8-6-11-15-11-26zM18 52c0 13 2 23 8 30 5 6 12 9 20 9s15-3 20-9c6-7 9-16 9-29s-3-22-9-28c-5-7-13-10-20-10-8 0-15 3-20 9-6 6-8 15-8 28z"><text:p/></draw:path><draw:path draw:style-name="gr169" draw:text-style-name="P28" svg:width="0.0374in" svg:height="0.0421in" svg:x="4.9091in" svg:y="0.8457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70" draw:text-style-name="P28" svg:width="0.0327in" svg:height="0.0409in" svg:x="4.9547in" svg:y="0.8457in" svg:viewBox="0 0 84 105" svg:d="M0 105v-103h16v15c8-11 18-17 33-17 6 0 12 1 16 4 6 2 10 4 12 8 3 3 5 8 6 13 1 3 1 9 1 17v63h-18v-63c0-7-1-12-2-15-1-4-3-7-7-9s-8-3-12-3c-8 0-14 2-20 7-5 5-7 14-7 27v56z"><text:p/></draw:path><draw:path draw:style-name="gr171" draw:text-style-name="P28" svg:width="0.0374in" svg:height="0.0421in" svg:x="4.9957in" svg:y="0.8457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72" draw:text-style-name="P28" svg:width="0.0213in" svg:height="0.0409in" svg:x="5.0417in" svg:y="0.8457in" svg:viewBox="0 0 55 105" svg:d="M0 105v-103h15v16c5-7 8-12 11-14 4-3 7-4 11-4 6 0 12 2 18 6l-6 16c-4-2-8-4-12-4s-7 2-10 4-5 5-7 9c-2 6-2 13-2 20v54z"><text:p/></draw:path><draw:path draw:style-name="gr173" draw:text-style-name="P28" svg:width="0.037in" svg:height="0.0421in" svg:x="5.065in" svg:y="0.8457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174" draw:text-style-name="P28" svg:width="0.0193in" svg:height="0.0551in" svg:x="5.1067in" svg:y="0.8323in" svg:viewBox="0 0 50 141" svg:d="M48 124l2 16c-5 1-9 1-13 1-7 0-12 0-15-2-3-3-6-5-7-9-2-3-2-10-2-20v-61h-13v-13h13v-25l17-11v36h18v13h-18v61c0 5 0 8 1 10 1 1 2 2 3 3 2 1 3 1 6 1 2 0 4 0 8 0z"><text:p/></draw:path><draw:path draw:style-name="gr175" draw:text-style-name="P28" svg:width="0.0374in" svg:height="0.0421in" svg:x="5.1303in" svg:y="0.8457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176" draw:text-style-name="P28" svg:width="0.0213in" svg:height="0.0409in" svg:x="5.1764in" svg:y="0.8457in" svg:viewBox="0 0 55 105" svg:d="M0 105v-103h15v16c5-7 8-12 11-14 4-3 7-4 11-4 6 0 12 2 18 6l-6 16c-4-2-8-4-12-4s-7 2-10 4-5 5-7 9c-2 6-2 13-2 20v54z"><text:p/></draw:path></draw:g><draw:g draw:style-name="gr2"><draw:path draw:style-name="gr177" draw:text-style-name="P28" svg:width="0.3161in" svg:height="0in" svg:x="5.2409in" svg:y="0.9488in" svg:viewBox="0 0 804 0" svg:d="M0 0c268 0 536 0 804 0"><text:p/></draw:path><draw:path draw:style-name="gr178" draw:text-style-name="P28" svg:width="0.0327in" svg:height="0.0421in" svg:x="5.3051in" svg:y="0.889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179" draw:text-style-name="P28" svg:width="0.0193in" svg:height="0.0551in" svg:x="5.3437in" svg:y="0.8764in" svg:viewBox="0 0 50 141" svg:d="M48 124l2 16c-5 1-9 1-13 1-7 0-12 0-15-2-3-3-6-5-7-9-2-3-2-10-2-20v-61h-13v-13h13v-25l17-11v36h18v13h-18v61c0 5 0 8 1 10 1 1 2 2 3 3 2 1 3 1 6 1 2 0 4 0 8 0z"><text:p/></draw:path><draw:path draw:style-name="gr180" draw:text-style-name="P28" svg:width="0.0374in" svg:height="0.0421in" svg:x="5.3673in" svg:y="0.889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81" draw:text-style-name="P28" svg:width="0.0346in" svg:height="0.0567in" svg:x="5.413in" svg:y="0.889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182" draw:text-style-name="P28" svg:width="0.037in" svg:height="0.0421in" svg:x="5.2913in" svg:y="0.97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183" draw:text-style-name="P28" svg:width="0.0213in" svg:height="0.0409in" svg:x="5.337in" svg:y="0.978in" svg:viewBox="0 0 55 105" svg:d="M0 105v-103h15v16c5-7 8-12 11-14 4-3 7-4 11-4 6 0 12 2 18 6l-6 16c-4-2-8-4-12-4s-7 2-10 4-5 5-7 9c-2 6-2 13-2 20v54z"><text:p/></draw:path><draw:path draw:style-name="gr184" draw:text-style-name="P28" svg:width="0.0213in" svg:height="0.0409in" svg:x="5.363in" svg:y="0.978in" svg:viewBox="0 0 55 105" svg:d="M0 105v-103h15v16c5-7 8-12 11-14 4-3 7-4 11-4 6 0 12 2 18 6l-6 16c-4-2-8-4-12-4s-7 2-10 4-5 5-7 9c-2 6-2 13-2 20v54z"><text:p/></draw:path><draw:path draw:style-name="gr185" draw:text-style-name="P28" svg:width="0.037in" svg:height="0.0421in" svg:x="5.3862in" svg:y="0.97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186" draw:text-style-name="P28" svg:width="0.037in" svg:height="0.0567in" svg:x="5.428in" svg:y="0.9787in" svg:viewBox="0 0 95 145" svg:d="M10 143l-2-16c4 0 7 1 10 1 4 0 7-1 9-2 3-2 5-3 6-5s3-6 6-13c0-1 0-3 1-5l-40-103h19l22 59c3 7 5 16 8 23 2-7 4-14 7-22l21-60h18l-38 105c-4 12-8 19-10 24-3 5-7 10-11 12s-9 4-15 4c-3 0-7-1-11-2z"><text:p/></draw:path></draw:g><draw:g draw:style-name="gr2"><draw:path draw:style-name="gr187" draw:text-style-name="P32" svg:width="0.2811in" svg:height="0.2106in" svg:x="5.5575in" svg:y="0.8437in" svg:viewBox="0 0 715 536" svg:d="M0 536c0-179 0-357 0-536 238 0 476 0 715 0 0 179 0 357 0 536-239 0-477 0-715 0z"><text:p/></draw:path><draw:path draw:style-name="gr188" draw:text-style-name="P32" svg:width="0.0457in" svg:height="0.0555in" svg:x="5.6181in" svg:y="0.8752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189" draw:text-style-name="P32" svg:width="0.0535in" svg:height="0.0555in" svg:x="5.6732in" svg:y="0.8752in" svg:viewBox="0 0 137 142" svg:d="M0 142v-142h29l34 101c2 9 5 16 7 21 1-6 4-13 7-24l35-98h25v142h-19v-119l-41 119h-17l-41-120v120z"><text:p/></draw:path><draw:path draw:style-name="gr190" draw:text-style-name="P32" svg:width="0.0516in" svg:height="0.0555in" svg:x="5.7319in" svg:y="0.8752in" svg:viewBox="0 0 132 142" svg:d="M0 142l53-142h22l57 142h-21l-16-43h-60l-15 43zM40 84h49l-15-40c-4-12-8-22-10-29-2 9-5 18-8 27z"><text:p/></draw:path><draw:path draw:style-name="gr191" draw:text-style-name="P32" svg:width="0.0346in" svg:height="0.0563in" svg:x="5.6035in" svg:y="0.9634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192" draw:text-style-name="P32" svg:width="0.0327in" svg:height="0.0409in" svg:x="5.6469in" svg:y="0.9787in" svg:viewBox="0 0 84 105" svg:d="M69 103v-14c-8 11-19 16-33 16-6 0-12-1-18-3-5-2-9-5-12-8-2-4-4-9-5-14 0-3-1-9-1-16v-64h18v58c0 9 0 14 1 18 1 5 3 8 7 10 4 3 8 5 13 5s10-2 15-5c4-2 8-6 10-10 2-5 3-12 3-20v-56h17v103z"><text:p/></draw:path><draw:path draw:style-name="gr193" draw:text-style-name="P32" svg:width="0.0232in" svg:height="0.0563in" svg:x="5.6862in" svg:y="0.9626in" svg:viewBox="0 0 60 144" svg:d="M15 144v-90h-15v-13h15v-11c0-7 0-12 2-15 1-4 4-8 8-11 5-3 11-4 19-4 5 0 10 1 16 2l-3 16c-4-1-7-1-10-1-5 0-9 1-11 3s-4 6-4 12v9h20v13h-20v90z"><text:p/></draw:path><draw:path draw:style-name="gr194" draw:text-style-name="P32" svg:width="0.0232in" svg:height="0.0563in" svg:x="5.7071in" svg:y="0.9626in" svg:viewBox="0 0 60 144" svg:d="M15 144v-90h-15v-13h15v-11c0-7 0-12 2-15 1-4 4-8 8-11 5-3 11-4 19-4 5 0 10 1 16 2l-3 16c-4-1-7-1-10-1-5 0-9 1-11 3s-4 6-4 12v9h20v13h-20v90z"><text:p/></draw:path><draw:path draw:style-name="gr195" draw:text-style-name="P32" svg:width="0.0374in" svg:height="0.0421in" svg:x="5.7315in" svg:y="0.97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96" draw:text-style-name="P32" svg:width="0.0213in" svg:height="0.0409in" svg:x="5.7776in" svg:y="0.978in" svg:viewBox="0 0 55 105" svg:d="M0 105v-103h15v16c5-7 8-12 11-14 4-3 7-4 11-4 6 0 12 2 18 6l-6 16c-4-2-8-4-12-4s-7 2-10 4-5 5-7 9c-2 6-2 13-2 20v54z"><text:p/></draw:path></draw:g><draw:g draw:style-name="gr2"><draw:path draw:style-name="gr197" draw:text-style-name="P28" svg:width="0.3161in" svg:height="0in" svg:x="5.839in" svg:y="0.9488in" svg:viewBox="0 0 804 0" svg:d="M0 0c268 0 536 0 804 0"><text:p/></draw:path><draw:path draw:style-name="gr198" draw:text-style-name="P28" svg:width="0.0327in" svg:height="0.0421in" svg:x="5.9031in" svg:y="0.889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199" draw:text-style-name="P28" svg:width="0.0193in" svg:height="0.0551in" svg:x="5.9417in" svg:y="0.8764in" svg:viewBox="0 0 50 141" svg:d="M48 124l2 16c-5 1-9 1-13 1-7 0-12 0-15-2-3-3-6-5-7-9-2-3-2-10-2-20v-61h-13v-13h13v-25l17-11v36h18v13h-18v61c0 5 0 8 1 10 1 1 2 2 3 3 2 1 3 1 6 1 2 0 4 0 8 0z"><text:p/></draw:path><draw:path draw:style-name="gr200" draw:text-style-name="P28" svg:width="0.0374in" svg:height="0.0421in" svg:x="5.9654in" svg:y="0.889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201" draw:text-style-name="P28" svg:width="0.0346in" svg:height="0.0567in" svg:x="6.011in" svg:y="0.889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202" draw:text-style-name="P28" svg:width="0.0346in" svg:height="0.0563in" svg:x="5.8843in" svg:y="0.9634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203" draw:text-style-name="P28" svg:width="0.0374in" svg:height="0.0421in" svg:x="5.928in" svg:y="0.97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204" draw:text-style-name="P28" svg:width="0.0067in" svg:height="0.0555in" svg:x="5.9732in" svg:y="0.9634in" svg:viewBox="0 0 18 142" svg:d="M0 142c0-47 0-95 0-142 6 0 12 0 18 0 0 47 0 95 0 142-6 0-12 0-18 0z"><text:p/></draw:path><draw:path draw:style-name="gr205" draw:text-style-name="P28" svg:width="0.037in" svg:height="0.0421in" svg:x="5.989in" svg:y="0.97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206" draw:text-style-name="P28" svg:width="0.037in" svg:height="0.0567in" svg:x="6.0303in" svg:y="0.9787in" svg:viewBox="0 0 95 145" svg:d="M10 143l-2-16c4 0 7 1 10 1 4 0 7-1 9-2 3-2 5-3 6-5s3-6 6-13c0-1 0-3 1-5l-40-103h19l22 59c3 7 5 16 8 23 2-7 4-14 7-22l21-60h18l-38 105c-4 12-8 19-10 24-3 5-7 10-11 12s-9 4-15 4c-3 0-7-1-11-2z"><text:p/></draw:path></draw:g><draw:g draw:style-name="gr2"><draw:path draw:style-name="gr207" draw:text-style-name="P32" svg:width="0.2457in" svg:height="0.2106in" svg:x="6.1555in" svg:y="0.8437in" svg:viewBox="0 0 625 536" svg:d="M0 536c0-179 0-357 0-536 208 0 417 0 625 0 0 179 0 357 0 536-208 0-417 0-625 0z"><text:p/></draw:path><draw:path draw:style-name="gr208" draw:text-style-name="P32" svg:width="0.0531in" svg:height="0.0571in" svg:x="6.2236in" svg:y="0.9185in" svg:viewBox="0 0 136 146" svg:d="M0 75c0-24 6-42 19-55 13-14 29-20 49-20 13 0 25 3 35 9 11 6 19 16 24 26 6 11 9 24 9 38 0 15-3 28-9 39s-14 19-24 26c-12 5-23 8-35 8-13 0-25-3-36-10-10-6-19-14-24-26-5-11-8-23-8-35zM19 75c0 17 5 30 14 40 9 9 20 14 35 14 14 0 26-5 35-14 9-10 14-24 14-42 0-11-2-21-6-29-4-9-10-15-17-20-8-5-17-7-26-7-13 0-25 4-34 13-10 9-15 24-15 45z"><text:p/></draw:path><draw:path draw:style-name="gr209" draw:text-style-name="P32" svg:width="0.0496in" svg:height="0.0571in" svg:x="6.2846in" svg:y="0.9185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/draw:g><draw:g draw:style-name="gr2"><draw:path draw:style-name="gr210" draw:text-style-name="P28" svg:width="0.2811in" svg:height="0in" svg:x="6.402in" svg:y="0.9488in" svg:viewBox="0 0 715 0" svg:d="M0 0c238 0 476 0 715 0"><text:p/></draw:path><draw:path draw:style-name="gr211" draw:text-style-name="P28" svg:width="0.0346in" svg:height="0.0567in" svg:x="6.4315in" svg:y="0.889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212" draw:text-style-name="P28" svg:width="0.0327in" svg:height="0.0409in" svg:x="6.4748in" svg:y="0.8906in" svg:viewBox="0 0 84 105" svg:d="M69 103v-14c-8 11-19 16-33 16-6 0-12-1-18-3-5-2-9-5-12-8-2-4-4-9-5-14 0-3-1-9-1-16v-64h18v58c0 9 0 14 1 18 1 5 3 8 7 10 4 3 8 5 13 5s10-2 15-5c4-2 8-6 10-10 2-5 3-12 3-20v-56h17v103z"><text:p/></draw:path><draw:path draw:style-name="gr213" draw:text-style-name="P28" svg:width="0.0067in" svg:height="0.0555in" svg:x="6.5181in" svg:y="0.8752in" svg:viewBox="0 0 18 142" svg:d="M0 142c0-47 0-95 0-142 6 0 12 0 18 0 0 47 0 95 0 142-6 0-12 0-18 0z"><text:p/></draw:path><draw:path draw:style-name="gr214" draw:text-style-name="P28" svg:width="0.0327in" svg:height="0.0421in" svg:x="6.5335in" svg:y="0.889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15" draw:text-style-name="P28" svg:width="0.0374in" svg:height="0.0421in" svg:x="6.5736in" svg:y="0.889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216" draw:text-style-name="P32" svg:width="0.3161in" svg:height="0.2106in" svg:x="6.6831in" svg:y="0.8437in" svg:viewBox="0 0 804 536" svg:d="M0 536c0-179 0-357 0-536 268 0 536 0 804 0 0 179 0 357 0 536-268 0-536 0-804 0z"><text:p/></draw:path><draw:path draw:style-name="gr217" draw:text-style-name="P32" svg:width="0.0327in" svg:height="0.0421in" svg:x="6.7134in" svg:y="0.933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18" draw:text-style-name="P32" svg:width="0.0193in" svg:height="0.0551in" svg:x="6.752in" svg:y="0.9205in" svg:viewBox="0 0 50 141" svg:d="M48 124l2 16c-5 1-9 1-13 1-7 0-12 0-15-2-3-3-6-5-7-9-2-3-2-10-2-20v-61h-13v-13h13v-25l17-11v36h18v13h-18v61c0 5 0 8 1 10 1 1 2 2 3 3 2 1 3 1 6 1 2 0 4 0 8 0z"><text:p/></draw:path><draw:path draw:style-name="gr219" draw:text-style-name="P32" svg:width="0.0374in" svg:height="0.0421in" svg:x="6.7756in" svg:y="0.933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220" draw:text-style-name="P32" svg:width="0.0346in" svg:height="0.0567in" svg:x="6.8213in" svg:y="0.9339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221" draw:text-style-name="P32" svg:width="0.0346in" svg:height="0.0567in" svg:x="6.8646in" svg:y="0.9339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222" draw:text-style-name="P32" svg:width="0.0374in" svg:height="0.0421in" svg:x="6.9055in" svg:y="0.933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223" draw:text-style-name="P32" svg:width="0.0213in" svg:height="0.0409in" svg:x="6.9516in" svg:y="0.9339in" svg:viewBox="0 0 55 105" svg:d="M0 105v-103h15v16c5-7 8-12 11-14 4-3 7-4 11-4 6 0 12 2 18 6l-6 16c-4-2-8-4-12-4s-7 2-10 4-5 5-7 9c-2 6-2 13-2 20v54z"><text:p/></draw:path></draw:g><draw:g draw:style-name="gr2"><draw:path draw:style-name="gr224" draw:text-style-name="P28" svg:width="0.3866in" svg:height="0in" svg:x="3.1303in" svg:y="1.5114in" svg:viewBox="0 0 983 0" svg:d="M0 0c328 0 655 0 983 0"><text:p/></draw:path><draw:path draw:style-name="gr225" draw:text-style-name="P28" svg:width="0.0327in" svg:height="0.0421in" svg:x="3.1685in" svg:y="1.4524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26" draw:text-style-name="P28" svg:width="0.0374in" svg:height="0.0421in" svg:x="3.2083in" svg:y="1.4524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227" draw:text-style-name="P28" svg:width="0.0193in" svg:height="0.0551in" svg:x="3.2504in" svg:y="1.439in" svg:viewBox="0 0 50 141" svg:d="M48 124l2 16c-5 1-9 1-13 1-7 0-12 0-15-2-3-3-6-5-7-9-2-3-2-10-2-20v-61h-13v-13h13v-25l17-11v36h18v13h-18v61c0 5 0 8 1 10 1 1 2 2 3 3 2 1 3 1 6 1 2 0 4 0 8 0z"><text:p/></draw:path><draw:path draw:style-name="gr228" draw:text-style-name="P28" svg:width="0.0193in" svg:height="0.0551in" svg:x="3.2724in" svg:y="1.439in" svg:viewBox="0 0 50 141" svg:d="M48 124l2 16c-5 1-9 1-13 1-7 0-12 0-15-2-3-3-6-5-7-9-2-3-2-10-2-20v-61h-13v-13h13v-25l17-11v36h18v13h-18v61c0 5 0 8 1 10 1 1 2 2 3 3 2 1 3 1 6 1 2 0 4 0 8 0z"><text:p/></draw:path><draw:path draw:style-name="gr229" draw:text-style-name="P28" svg:width="0.0067in" svg:height="0.0555in" svg:x="3.2984in" svg:y="1.4378in" svg:viewBox="0 0 18 142" svg:d="M0 20c0-7 0-13 0-20 6 0 12 0 18 0 0 7 0 13 0 20-6 0-12 0-18 0zM0 142c0-34 0-69 0-103 6 0 12 0 18 0 0 34 0 69 0 103-6 0-12 0-18 0z"><text:p/></draw:path><draw:path draw:style-name="gr230" draw:text-style-name="P28" svg:width="0.0327in" svg:height="0.0409in" svg:x="3.3161in" svg:y="1.4524in" svg:viewBox="0 0 84 105" svg:d="M0 105v-103h16v15c8-11 18-17 33-17 6 0 12 1 16 4 6 2 10 4 12 8 3 3 5 8 6 13 1 3 1 9 1 17v63h-18v-63c0-7-1-12-2-15-1-4-3-7-7-9s-8-3-12-3c-8 0-14 2-20 7-5 5-7 14-7 27v56z"><text:p/></draw:path><draw:path draw:style-name="gr231" draw:text-style-name="P28" svg:width="0.0354in" svg:height="0.0575in" svg:x="3.3571in" svg:y="1.4524in" svg:viewBox="0 0 91 147" svg:d="M4 113l17 2c1 6 3 9 6 12 4 4 10 5 17 5 9 0 14-1 19-5 5-3 7-7 9-12 1-4 1-11 1-22-8 8-17 12-29 12-14 0-24-4-32-15-8-10-12-23-12-37 0-9 2-19 6-27 3-8 8-15 15-19 6-5 14-7 23-7 13 0 23 5 31 15v-13h16v89c0 16-2 28-5 34-4 7-9 12-16 16s-15 6-26 6c-12 0-22-3-29-8-8-6-11-15-11-26zM18 52c0 13 2 23 8 30 5 6 12 9 20 9s15-3 20-9c6-7 9-16 9-29s-3-22-9-28c-5-7-13-10-20-10-8 0-15 3-20 9-6 6-8 15-8 28z"><text:p/></draw:path><draw:path draw:style-name="gr232" draw:text-style-name="P28" svg:width="0.0327in" svg:height="0.0421in" svg:x="3.4004in" svg:y="1.4524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33" draw:text-style-name="P28" svg:width="0.035in" svg:height="0.0421in" svg:x="3.2098in" svg:y="1.5402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234" draw:text-style-name="P28" svg:width="0.0547in" svg:height="0.0409in" svg:x="3.2516in" svg:y="1.5402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235" draw:text-style-name="P28" svg:width="0.0346in" svg:height="0.0563in" svg:x="3.3161in" svg:y="1.526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236" draw:text-style-name="P28" svg:width="0.0327in" svg:height="0.0421in" svg:x="3.3594in" svg:y="1.5402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/draw:g><draw:g draw:style-name="gr2"><draw:path draw:style-name="gr237" draw:text-style-name="P28" svg:width="0.4571in" svg:height="0.3512in" svg:x="3.5173in" svg:y="1.3709in" svg:viewBox="0 0 1162 893" svg:d="M0 893c0-298 0-596 0-893 387 0 775 0 1162 0 0 297 0 595 0 893-387 0-775 0-1162 0z"><text:p/></draw:path><draw:path draw:style-name="gr238" draw:text-style-name="P28" svg:width="0.0327in" svg:height="0.0421in" svg:x="3.6126in" svg:y="1.4874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39" draw:text-style-name="P28" svg:width="0.0374in" svg:height="0.0421in" svg:x="3.6524in" svg:y="1.4874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240" draw:text-style-name="P28" svg:width="0.0193in" svg:height="0.0551in" svg:x="3.6945in" svg:y="1.474in" svg:viewBox="0 0 50 141" svg:d="M48 124l2 16c-5 1-9 1-13 1-7 0-12 0-15-2-3-3-6-5-7-9-2-3-2-10-2-20v-61h-13v-13h13v-25l17-11v36h18v13h-18v61c0 5 0 8 1 10 1 1 2 2 3 3 2 1 3 1 6 1 2 0 4 0 8 0z"><text:p/></draw:path><draw:path draw:style-name="gr241" draw:text-style-name="P28" svg:width="0.0193in" svg:height="0.0551in" svg:x="3.7169in" svg:y="1.474in" svg:viewBox="0 0 50 141" svg:d="M48 124l2 16c-5 1-9 1-13 1-7 0-12 0-15-2-3-3-6-5-7-9-2-3-2-10-2-20v-61h-13v-13h13v-25l17-11v36h18v13h-18v61c0 5 0 8 1 10 1 1 2 2 3 3 2 1 3 1 6 1 2 0 4 0 8 0z"><text:p/></draw:path><draw:path draw:style-name="gr242" draw:text-style-name="P28" svg:width="0.0067in" svg:height="0.0555in" svg:x="3.7429in" svg:y="1.4728in" svg:viewBox="0 0 18 142" svg:d="M0 20c0-7 0-13 0-20 6 0 12 0 18 0 0 7 0 13 0 20-6 0-12 0-18 0zM0 142c0-34 0-69 0-103 6 0 12 0 18 0 0 34 0 69 0 103-6 0-12 0-18 0z"><text:p/></draw:path><draw:path draw:style-name="gr243" draw:text-style-name="P28" svg:width="0.0327in" svg:height="0.0409in" svg:x="3.7606in" svg:y="1.4874in" svg:viewBox="0 0 84 105" svg:d="M0 105v-103h16v15c8-11 18-17 33-17 6 0 12 1 16 4 6 2 10 4 12 8 3 3 5 8 6 13 1 3 1 9 1 17v63h-18v-63c0-7-1-12-2-15-1-4-3-7-7-9s-8-3-12-3c-8 0-14 2-20 7-5 5-7 14-7 27v56z"><text:p/></draw:path><draw:path draw:style-name="gr244" draw:text-style-name="P28" svg:width="0.0354in" svg:height="0.0575in" svg:x="3.8012in" svg:y="1.4874in" svg:viewBox="0 0 91 147" svg:d="M4 113l17 2c1 6 3 9 6 12 4 4 10 5 17 5 9 0 14-1 19-5 5-3 7-7 9-12 1-4 1-11 1-22-8 8-17 12-29 12-14 0-24-4-32-15-8-10-12-23-12-37 0-9 2-19 6-27 3-8 8-15 15-19 6-5 14-7 23-7 13 0 23 5 31 15v-13h16v89c0 16-2 28-5 34-4 7-9 12-16 16s-15 6-26 6c-12 0-22-3-29-8-8-6-11-15-11-26zM18 52c0 13 2 23 8 30 5 6 12 9 20 9s15-3 20-9c6-7 9-16 9-29s-3-22-9-28c-5-7-13-10-20-10-8 0-15 3-20 9-6 6-8 15-8 28z"><text:p/></draw:path><draw:path draw:style-name="gr245" draw:text-style-name="P28" svg:width="0.0327in" svg:height="0.0421in" svg:x="3.8449in" svg:y="1.4874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46" draw:text-style-name="P28" svg:width="0.0346in" svg:height="0.0563in" svg:x="3.5874in" svg:y="1.561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247" draw:text-style-name="P28" svg:width="0.037in" svg:height="0.0421in" svg:x="3.6311in" svg:y="1.575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248" draw:text-style-name="P28" svg:width="0.0193in" svg:height="0.0551in" svg:x="3.6728in" svg:y="1.5622in" svg:viewBox="0 0 50 141" svg:d="M48 124l2 16c-5 1-9 1-13 1-7 0-12 0-15-2-3-3-6-5-7-9-2-3-2-10-2-20v-61h-13v-13h13v-25l17-11v36h18v13h-18v61c0 5 0 8 1 10 1 1 2 2 3 3 2 1 3 1 6 1 2 0 4 0 8 0z"><text:p/></draw:path><draw:path draw:style-name="gr249" draw:text-style-name="P28" svg:width="0.037in" svg:height="0.0421in" svg:x="3.6969in" svg:y="1.575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250" draw:text-style-name="P28" svg:width="0.0346in" svg:height="0.0563in" svg:x="3.7421in" svg:y="1.561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251" draw:text-style-name="P28" svg:width="0.037in" svg:height="0.0421in" svg:x="3.7835in" svg:y="1.575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252" draw:text-style-name="P28" svg:width="0.0327in" svg:height="0.0421in" svg:x="3.8268in" svg:y="1.5756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253" draw:text-style-name="P28" svg:width="0.0374in" svg:height="0.0421in" svg:x="3.8665in" svg:y="1.5756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254" draw:text-style-name="P28" svg:width="0.2457in" svg:height="0.3161in" svg:x="3.9043in" svg:y="1.0543in" svg:viewBox="0 0 625 804" svg:d="M0 804c208-268 417-536 625-804"><text:p/></draw:path><draw:path draw:style-name="gr255" draw:text-style-name="P28" svg:width="0.0484in" svg:height="0.0551in" svg:x="3.8972in" svg:y="1.2638in" svg:viewBox="0 0 124 141" svg:d="M113 141l-113-87 10-13 10 8c-1-6-2-12-1-17s4-11 8-16c5-7 12-12 19-14 7-3 16-3 24 0 9 2 17 7 25 12 8 7 15 14 19 23 4 7 6 16 6 24-2 9-5 16-10 22-3 5-7 8-12 11-4 2-9 2-14 2l40 31zM51 73c10 9 20 13 28 12 8 0 15-3 19-10 5-5 7-13 5-21-2-9-8-17-19-26-10-8-20-12-28-12-9 1-15 4-20 10-4 6-6 13-4 22s8 17 19 25z"><text:p/></draw:path><draw:path draw:style-name="gr256" draw:text-style-name="P28" svg:width="0.0642in" svg:height="0.0461in" svg:x="3.9122in" svg:y="1.2287in" svg:viewBox="0 0 164 118" svg:d="M112 118l-112-87 11-14 40 31c-2-12 0-23 7-33 5-6 10-10 17-12 5-3 11-4 16-2 6 1 13 5 21 11l52 40-11 14-52-40c-7-6-13-8-19-8-5 1-10 4-14 9-3 5-5 9-6 14 0 5 1 10 3 15 3 4 7 9 13 14l45 34z"><text:p/></draw:path><draw:path draw:style-name="gr257" draw:text-style-name="P28" svg:width="0.0524in" svg:height="0.0606in" svg:x="3.948in" svg:y="1.1902in" svg:viewBox="0 0 134 155" svg:d="M119 155l-14-9c3-2 5-5 7-7 3-3 4-5 4-8 1-3 1-6-1-9 0-1-2-5-7-12 0 0-1-2-2-3l-106-32 11-15 61 19c7 2 15 5 23 8-4-5-8-12-13-19l-34-54 10-14 60 95c7 10 10 17 12 22 3 5 4 11 4 16-1 5-3 10-7 14-2 3-5 5-8 8z"><text:p/></draw:path><draw:path draw:style-name="gr258" draw:text-style-name="P28" svg:width="0.0425in" svg:height="0.0394in" svg:x="3.9776in" svg:y="1.1673in" svg:viewBox="0 0 109 101" svg:d="M44 96l9-15c7 3 12 4 18 3s11-5 16-11c4-6 7-11 7-17-1-5-3-8-6-11-4-3-7-3-11-1-3 1-8 5-16 10-10 8-17 13-22 16-5 2-10 3-15 2-5 0-9-2-13-5s-7-7-8-10c-2-4-3-8-3-13 0-3 1-7 3-12 1-5 4-9 8-13 4-6 9-11 15-14 6-4 11-5 16-5s11 2 16 6l-9 14c-5-2-9-3-14-2-5 0-9 4-12 9-5 6-8 11-8 15s2 8 5 10c2 1 4 2 6 2s5-1 8-2c1-1 5-4 12-9 10-7 17-12 22-15s9-4 14-4c5 1 10 2 15 6 4 4 8 8 10 14s2 12 1 19c-2 7-5 13-10 19-9 11-17 17-26 19s-18 0-28-5z"><text:p/></draw:path><draw:path draw:style-name="gr259" draw:text-style-name="P28" svg:width="0.048in" svg:height="0.0394in" svg:x="3.987in" svg:y="1.1394in" svg:viewBox="0 0 123 101" svg:d="M16 27c-5-5-10-9-16-13 4-5 7-9 11-14 5 4 11 8 16 13-4 4-7 9-11 14zM112 101c-27-21-54-42-82-63 4-5 8-10 12-14 26 21 54 42 81 63-3 5-7 9-11 14z"><text:p/></draw:path><draw:path draw:style-name="gr260" draw:text-style-name="P28" svg:width="0.0409in" svg:height="0.0398in" svg:x="4.015in" svg:y="1.1205in" svg:viewBox="0 0 105 102" svg:d="M79 39l13-13c8 9 13 19 13 28 0 11-2 21-9 29-9 11-19 18-32 19s-26-4-40-15c-8-6-15-14-19-21-4-9-6-17-4-25 1-9 4-17 9-23 7-9 15-15 24-17s18-1 28 4l-9 16c-7-3-13-5-18-3-6 1-10 3-13 8-6 7-7 14-6 23 1 7 8 16 19 24 11 9 20 13 29 13 8-1 15-4 20-11 4-5 6-11 6-17-1-6-4-13-11-19z"><text:p/></draw:path><draw:path draw:style-name="gr261" draw:text-style-name="P28" svg:width="0.0488in" svg:height="0.0441in" svg:x="4.0386in" svg:y="1.087in" svg:viewBox="0 0 125 113" svg:d="M102 58c0 9-1 16-3 22-1 6-5 11-9 17-7 9-14 14-22 15-8 2-16 0-22-5-4-4-7-7-9-11-2-5-3-10-2-14 0-4 1-9 2-13 2-4 5-8 8-14 7-12 12-21 14-28-1-2-3-2-3-3-6-4-11-6-15-5-6 1-11 5-17 12-5 6-8 12-8 17s2 10 7 16l-13 13c-5-6-8-12-9-17-2-6-1-12 1-19s6-14 12-21c5-7 11-12 16-15s9-5 13-5 8 1 13 3c2 1 7 5 13 9l19 15c13 10 21 15 25 17s8 4 12 5l-10 14c-5-1-9-3-13-5zM70 35c-2 6-6 16-12 27-4 6-7 11-7 14-1 3-1 6 0 9s3 5 5 7c4 3 8 4 13 3 4-1 9-4 13-9 5-6 7-11 7-17 2-6 1-12-2-17-2-4-6-8-12-13z"><text:p/></draw:path><draw:path draw:style-name="gr262" draw:text-style-name="P28" svg:width="0.048in" svg:height="0.0394in" svg:x="4.0484in" svg:y="1.0598in" svg:viewBox="0 0 123 101" svg:d="M112 101c-37-29-75-58-112-87 4-5 7-9 11-14 37 29 75 58 112 87-3 5-7 9-11 14z"><text:p/></draw:path><draw:path draw:style-name="gr263" draw:text-style-name="P28" svg:width="0.048in" svg:height="0.0394in" svg:x="3.9858in" svg:y="1.2839in" svg:viewBox="0 0 123 101" svg:d="M112 101c-37-29-75-58-112-87 4-5 7-9 11-14 37 29 75 58 112 87-3 5-7 9-11 14z"><text:p/></draw:path><draw:path draw:style-name="gr264" draw:text-style-name="P28" svg:width="0.048in" svg:height="0.0394in" svg:x="3.9972in" svg:y="1.2697in" svg:viewBox="0 0 123 101" svg:d="M16 27c-5-5-10-9-16-13 4-5 7-9 11-14 5 4 11 8 16 13-4 4-7 9-11 14zM112 101c-27-21-54-42-82-63 4-5 8-10 12-14 26 21 54 42 81 63-3 5-7 9-11 14z"><text:p/></draw:path><draw:path draw:style-name="gr265" draw:text-style-name="P28" svg:width="0.0654in" svg:height="0.0642in" svg:x="4.0197in" svg:y="1.2315in" svg:viewBox="0 0 167 164" svg:d="M82 164l-82-64 10-12 11 9c-2-5-3-12-1-17 0-7 3-12 7-18 5-6 10-10 15-12 6-2 11-2 17 0-4-14-3-26 6-37 6-7 13-12 21-13s17 2 26 10l55 44-10 13-51-40c-6-4-10-7-14-8-3-1-6-1-10 0-3 1-5 4-8 7-4 6-6 12-6 18 2 7 6 14 14 21l48 36-11 14-53-41c-6-5-12-7-17-7-4-1-9 2-12 7-4 4-5 8-6 13 0 5 1 9 3 14 3 5 8 10 16 16l42 33z"><text:p/></draw:path><draw:path draw:style-name="gr266" draw:text-style-name="P28" svg:width="0.048in" svg:height="0.0394in" svg:x="4.0484in" svg:y="1.2035in" svg:viewBox="0 0 123 101" svg:d="M16 27c-5-5-10-9-16-13 4-5 7-9 11-14 5 4 11 8 16 13-4 4-7 9-11 14zM112 101c-27-21-54-42-82-63 4-5 8-10 12-14 26 21 54 42 81 63-3 5-7 9-11 14z"><text:p/></draw:path><draw:path draw:style-name="gr267" draw:text-style-name="P28" svg:width="0.0488in" svg:height="0.0362in" svg:x="4.0646in" svg:y="1.189in" svg:viewBox="0 0 125 93" svg:d="M112 63l13 7c-2 5-5 9-7 12-3 4-8 8-11 9-4 2-8 2-11 1-4-1-9-4-18-11l-47-37-8 10-10-8 7-10-20-16 3-20 28 22 11-14 10 8-10 14 47 37c5 4 7 5 9 6 1 0 3 0 4-1 2 0 4-1 5-3s3-4 5-6z"><text:p/></draw:path><draw:path draw:style-name="gr268" draw:text-style-name="P28" svg:width="0.0425in" svg:height="0.0394in" svg:x="4.0886in" svg:y="1.1681in" svg:viewBox="0 0 109 101" svg:d="M44 96l9-15c7 3 12 4 18 3s11-5 16-11c4-6 7-11 7-17-1-5-3-8-6-11-4-3-7-3-11-1-3 1-8 5-16 10-10 8-17 13-22 16-5 2-10 3-15 2-5 0-9-2-13-5s-7-7-8-10c-2-4-3-8-3-13 0-3 1-7 3-12 1-5 4-9 8-13 4-6 9-11 15-14 6-4 11-5 16-5s11 2 16 6l-9 14c-5-2-9-3-14-2-5 0-9 4-12 9-5 6-8 11-8 15s2 8 5 10c2 1 4 2 6 2s5-1 8-2c1-1 5-4 12-9 10-7 17-12 22-15s9-4 14-4c5 1 10 2 15 6 4 4 8 8 10 14s2 12 1 19c-2 7-5 13-10 19-9 11-17 17-26 19s-18 0-28-5z"><text:p/></draw:path></draw:g><draw:g draw:style-name="gr2"><draw:path draw:style-name="gr269" draw:text-style-name="P28" svg:width="0.1756in" svg:height="0.3161in" svg:x="3.4118in" svg:y="1.0543in" svg:viewBox="0 0 447 804" svg:d="M0 0c149 268 298 536 447 804"><text:p/></draw:path><draw:path draw:style-name="gr270" draw:text-style-name="P28" svg:width="0.0602in" svg:height="0.0437in" svg:x="3.4504in" svg:y="1.0917in" svg:viewBox="0 0 154 112" svg:d="M0 70l125-70 8 14-12 6c6 1 12 3 16 6 5 3 9 7 12 13 4 7 6 16 5 24-1 7-3 15-9 22s-13 13-21 18c-9 5-18 8-28 9-9 0-17-1-25-5-7-4-13-10-17-17-3-5-4-10-4-15s1-10 2-15l-44 24zM87 39c-12 7-19 14-22 21-3 8-3 15 1 22s10 12 18 13c9 1 19-1 31-8 12-6 19-13 22-21 4-8 3-15-1-22-3-7-9-11-19-12-9-2-19 0-30 7z"><text:p/></draw:path><draw:path draw:style-name="gr271" draw:text-style-name="P28" svg:width="0.0445in" svg:height="0.0252in" svg:x="3.485in" svg:y="1.1299in" svg:viewBox="0 0 114 65" svg:d="M0 50l91-50 7 13-14 8c8 0 14 1 18 3 4 1 6 4 8 8 3 5 5 11 4 18l-17 2c0-4-1-8-3-12-2-3-5-6-7-7-4-1-8-2-12-1-7 1-13 4-19 7l-48 26z"><text:p/></draw:path><draw:path draw:style-name="gr272" draw:text-style-name="P28" svg:width="0.052in" svg:height="0.0327in" svg:x="3.4976in" svg:y="1.1449in" svg:viewBox="0 0 133 84" svg:d="M106 10c7-4 12-6 19-10 2 5 5 11 8 15-6 4-12 7-18 10-3-5-6-10-9-15zM0 69c30-17 61-33 91-50 3 5 5 10 8 15-30 17-60 33-91 50-2-5-5-10-8-15z"><text:p/></draw:path><draw:path draw:style-name="gr273" draw:text-style-name="P28" svg:width="0.0472in" svg:height="0.048in" svg:x="3.5059in" svg:y="1.1677in" svg:viewBox="0 0 121 123" svg:d="M0 50l91-50 7 14-13 7c14 1 24 8 31 20 3 6 5 12 5 17 1 6 0 10-2 14-2 5-4 8-9 12-2 2-7 5-14 9l-55 30-9-15 55-31c7-3 11-6 14-10 2-2 3-6 3-9 0-5-1-9-3-13-3-6-9-11-15-13-7-2-16 0-28 6l-50 27z"><text:p/></draw:path><draw:path draw:style-name="gr274" draw:text-style-name="P28" svg:width="0.0488in" svg:height="0.0374in" svg:x="3.5299in" svg:y="1.2016in" svg:viewBox="0 0 125 96" svg:d="M25 86l-13 10c-3-5-6-8-8-12-3-5-4-9-4-14 0-4 1-7 4-10 2-3 7-7 16-12l53-29-6-11 12-7 6 12 22-13 18 11-31 16 8 16-12 7-8-16-53 30c-5 2-7 4-9 6 0 0-1 2-1 4 0 1 1 3 2 5s2 5 4 7z"><text:p/></draw:path><draw:path draw:style-name="gr275" draw:text-style-name="P28" svg:width="0.0417in" svg:height="0.0406in" svg:x="3.5425in" svg:y="1.2295in" svg:viewBox="0 0 107 104" svg:d="M52 86l6 16c-10 3-20 2-28-2-10-4-17-11-23-22-7-13-9-26-5-38 4-13 13-22 28-31 15-8 28-11 41-8s23 12 30 24 8 24 4 36c-4 13-13 23-28 31-1 1-2 2-4 2l-38-68c-10 6-16 13-18 22-2 8-1 16 3 24 3 5 7 10 12 12 5 3 12 3 20 2zM48 20l29 52c7-4 12-10 14-15 3-8 3-17-2-25-5-7-10-12-18-14-7-2-15-2-23 2z"><text:p/></draw:path><draw:path draw:style-name="gr276" draw:text-style-name="P28" svg:width="0.0445in" svg:height="0.0252in" svg:x="3.5591in" svg:y="1.263in" svg:viewBox="0 0 114 65" svg:d="M0 50l91-50 7 13-14 8c8 0 14 1 18 3 4 1 6 4 8 8 3 5 5 11 4 18l-17 2c0-4-1-8-3-12-2-3-5-6-7-7-4-1-8-2-12-1-7 1-13 4-19 7l-48 26z"><text:p/></draw:path><draw:path draw:style-name="gr277" draw:text-style-name="P28" svg:width="0.0417in" svg:height="0.0394in" svg:x="3.378in" svg:y="1.115in" svg:viewBox="0 0 107 101" svg:d="M16 23l11 14c-6 4-9 9-11 15-1 6 0 12 4 19 4 6 8 11 13 13 5 1 9 1 13-1 3-2 5-5 5-10 0-3 0-9-3-18-3-12-5-21-5-27-1-6 1-10 3-15 2-4 5-7 10-9 4-3 8-4 12-4 5 0 9 1 13 3 3 1 6 3 10 7 3 3 6 8 9 12 4 7 6 14 7 20 1 7 1 12-2 16-2 5-6 9-11 14l-10-15c4-3 7-7 7-11 2-5 0-10-2-16-5-7-8-11-12-12-4-2-7-2-11 0-2 1-3 2-4 4-2 3-2 5-2 8 1 2 2 7 4 16 3 12 4 20 5 26 1 5 0 10-2 14-2 5-6 9-11 12s-11 3-17 3-12-3-17-7c-6-4-11-10-14-17-7-11-9-21-7-30 1-9 6-17 15-24z"><text:p/></draw:path><draw:path draw:style-name="gr278" draw:text-style-name="P28" svg:width="0.0417in" svg:height="0.0406in" svg:x="3.3988in" svg:y="1.152in" svg:viewBox="0 0 107 104" svg:d="M52 86l6 16c-10 3-20 2-28-2-10-4-17-11-23-22-7-13-9-26-5-38 4-13 13-22 28-31 15-8 28-11 41-8s23 12 30 24 8 24 4 36c-4 13-13 23-28 31-1 1-2 2-4 2l-38-68c-10 6-16 13-18 22-2 8-1 16 3 24 3 5 7 10 12 12 5 3 12 3 20 2zM48 20l29 52c7-4 12-10 14-15 3-8 3-17-2-25-5-7-10-12-18-14-7-2-15-2-23 2z"><text:p/></draw:path><draw:path draw:style-name="gr279" draw:text-style-name="P28" svg:width="0.0488in" svg:height="0.0374in" svg:x="3.4181in" svg:y="1.1815in" svg:viewBox="0 0 125 96" svg:d="M25 86l-13 10c-3-5-6-8-8-12-3-5-4-9-4-14 0-4 1-7 4-10 2-3 7-7 16-12l53-29-6-11 12-7 6 12 22-13 18 11-31 16 8 16-12 7-8-16-53 30c-5 2-7 4-9 6 0 0-1 2-1 4 0 1 1 3 2 5s2 5 4 7z"><text:p/></draw:path><draw:path draw:style-name="gr280" draw:text-style-name="P28" svg:width="0.0488in" svg:height="0.0374in" svg:x="3.4287in" svg:y="1.2008in" svg:viewBox="0 0 125 96" svg:d="M25 86l-13 10c-3-5-6-8-8-12-3-5-4-9-4-14 0-4 1-7 4-10 2-3 7-7 16-12l53-29-6-11 12-7 6 12 22-13 18 11-31 16 8 16-12 7-8-16-53 30c-5 2-7 4-9 6 0 0-1 2-1 4 0 1 1 3 2 5s2 5 4 7z"><text:p/></draw:path><draw:path draw:style-name="gr281" draw:text-style-name="P28" svg:width="0.052in" svg:height="0.0327in" svg:x="3.4366in" svg:y="1.2169in" svg:viewBox="0 0 133 84" svg:d="M106 10c7-4 12-6 19-10 2 5 5 11 8 15-6 4-12 7-18 10-3-5-6-10-9-15zM0 69c30-17 61-33 91-50 3 5 5 10 8 15-30 17-60 33-91 50-2-5-5-10-8-15z"><text:p/></draw:path><draw:path draw:style-name="gr282" draw:text-style-name="P28" svg:width="0.0472in" svg:height="0.048in" svg:x="3.4453in" svg:y="1.2398in" svg:viewBox="0 0 121 123" svg:d="M0 50l91-50 7 14-13 7c14 1 24 8 31 20 3 6 5 12 5 17 1 6 0 10-2 14-2 5-4 8-9 12-2 2-7 5-14 9l-55 30-9-15 55-31c7-3 11-6 14-10 2-2 3-6 3-9 0-5-1-9-3-13-3-6-9-11-15-13-7-2-16 0-28 6l-50 27z"><text:p/></draw:path><draw:path draw:style-name="gr283" draw:text-style-name="P28" svg:width="0.0614in" svg:height="0.0465in" svg:x="3.4563in" svg:y="1.2819in" svg:viewBox="0 0 157 119" svg:d="M17 41l7 17c-4 3-7 6-8 10 0 6 1 12 5 18 4 7 8 12 13 14s10 3 15 1c4 0 10-4 20-9-11-3-20-9-25-19-7-12-8-24-2-36 5-12 14-21 26-28 9-5 17-7 26-9 10-1 17 1 25 4 7 5 13 10 17 18 6 11 7 22 2 34l11-7 8 14-78 44c-14 8-25 11-32 12s-15-1-22-6c-7-4-12-11-17-20-6-11-9-20-8-30 2-9 7-16 17-22zM78 24c-12 6-19 13-22 21s-2 16 2 23c3 7 10 11 17 13 9 1 18-1 30-7 11-6 18-13 20-21 3-9 2-16-1-23-4-7-10-11-18-12-8-2-18 0-28 6z"><text:p/></draw:path><draw:path draw:style-name="gr284" draw:text-style-name="P28" svg:width="0.0417in" svg:height="0.0394in" svg:x="3.4909in" svg:y="1.3181in" svg:viewBox="0 0 107 101" svg:d="M16 23l11 14c-6 4-9 9-11 15-1 6 0 12 4 19 4 6 8 11 13 13 5 1 9 1 13-1 3-2 5-5 5-10 0-3 0-9-3-18-3-12-5-21-5-27-1-6 1-10 3-15 2-4 5-7 10-9 4-3 8-4 12-4 5 0 9 1 13 3 3 1 6 3 10 7 3 3 6 8 9 12 4 7 6 14 7 20 1 7 1 12-2 16-2 5-6 9-11 14l-10-15c4-3 7-7 7-11 2-5 0-10-2-16-5-7-8-11-12-12-4-2-7-2-11 0-2 1-3 2-4 4-2 3-2 5-2 8 1 2 2 7 4 16 3 12 4 20 5 26 1 5 0 10-2 14-2 5-6 9-11 12s-11 3-17 3-12-3-17-7c-6-4-11-10-14-17-7-11-9-21-7-30 1-9 6-17 15-24z"><text:p/></draw:path></draw:g><draw:g draw:style-name="gr2"><draw:path draw:style-name="gr285" draw:text-style-name="P28" svg:width="0.8437in" svg:height="0.2106in" svg:x="3.9748in" svg:y="1.2654in" svg:viewBox="0 0 2144 536" svg:d="M0 536c715-179 1430-357 2144-536"><text:p/></draw:path><draw:path draw:style-name="gr286" draw:text-style-name="P28" svg:width="0.0358in" svg:height="0.0421in" svg:x="4.2614in" svg:y="1.3398in" svg:viewBox="0 0 92 108" svg:d="M10 83l16-6c3 7 6 11 12 14 5 3 11 3 19 1 7-2 12-5 15-9s4-8 3-13c-1-4-3-7-8-7-3-2-9-2-19-3-12 0-21 0-26-1-6-1-11-3-14-7-4-3-6-7-7-12s-1-9 0-13 2-8 6-12c2-2 5-5 9-7 4-3 9-4 14-6 8-2 15-3 21-1 7 0 12 3 16 5 3 4 7 9 10 15l-17 6c-2-5-5-9-10-11-4-2-9-2-15-1-8 2-13 5-15 8-3 4-3 7-3 11 1 2 2 4 4 5 1 2 4 3 7 3 2 0 7 1 15 1 13 1 22 1 27 1 5 2 10 3 14 7 4 3 6 7 7 13 2 6 2 11 0 17-3 6-6 11-12 15-5 5-12 7-19 9-13 4-24 3-31 0-9-4-15-11-19-22z"><text:p/></draw:path><draw:path draw:style-name="gr287" draw:text-style-name="P28" svg:width="0.0287in" svg:height="0.0535in" svg:x="4.2957in" svg:y="1.3193in" svg:viewBox="0 0 74 137" svg:d="M68 117l6 14c-5 2-9 3-13 5-6 1-11 1-15 0s-7-3-9-6-5-9-7-20l-15-58-11 3-4-13 12-3-6-25 14-14 10 35 16-5 4 14-18 4 15 59c2 5 3 8 4 9 0 1 2 2 3 3 2 0 4 0 7-1 2 0 4-1 7-1z"><text:p/></draw:path><draw:path draw:style-name="gr288" draw:text-style-name="P28" svg:width="0.039in" svg:height="0.0421in" svg:x="4.3224in" svg:y="1.324in" svg:viewBox="0 0 100 108" svg:d="M82 65l18-2c-1 11-4 20-10 27-6 8-15 13-27 15-15 5-27 3-39-4-10-7-18-18-21-35-5-16-4-31 2-42 7-11 17-19 31-23 14-2 26-1 36 6 12 7 19 19 23 35 1 2 1 3 1 5l-76 19c4 11 9 18 16 23 7 4 15 5 24 3 7-1 12-5 15-9 4-4 6-11 7-18zM17 52l59-15c-4-8-7-14-12-17-7-5-16-7-24-5-8 3-14 7-18 13-5 7-6 15-5 24z"><text:p/></draw:path><draw:path draw:style-name="gr289" draw:text-style-name="P28" svg:width="0.0394in" svg:height="0.0598in" svg:x="4.363in" svg:y="1.3134in" svg:viewBox="0 0 101 153" svg:d="M34 153l-34-138 15-4 4 12c2-5 6-10 9-14 4-3 9-6 16-7 9-3 17-3 24 0 8 3 14 8 19 16 6 7 9 15 12 24 2 11 3 20 2 29-3 9-6 17-12 23s-12 10-20 12c-6 2-11 2-16 0-5 0-9-3-14-5l12 48zM27 61c4 14 9 23 16 27 6 5 14 7 21 5 8-2 13-7 18-15 3-8 3-18 0-32-3-12-8-21-15-26s-14-7-21-5c-8 2-14 7-17 15-4 8-4 19-2 31z"><text:p/></draw:path><draw:path draw:style-name="gr290" draw:text-style-name="P28" svg:width="0.0394in" svg:height="0.0598in" svg:x="4.4051in" svg:y="1.3028in" svg:viewBox="0 0 101 153" svg:d="M34 153l-34-138 15-4 4 12c2-5 6-10 9-14 4-3 9-6 16-7 9-3 17-3 24 0 8 3 14 8 19 16 6 7 9 15 12 24 2 11 3 20 2 29-3 9-6 17-12 23s-12 10-20 12c-6 2-11 2-16 0-5 0-9-3-14-5l12 48zM27 61c4 14 9 23 16 27 6 5 14 7 21 5 8-2 13-7 18-15 3-8 3-18 0-32-3-12-8-21-15-26s-14-7-21-5c-8 2-14 7-17 15-4 8-4 19-2 31z"><text:p/></draw:path><draw:path draw:style-name="gr291" draw:text-style-name="P28" svg:width="0.039in" svg:height="0.0421in" svg:x="4.4488in" svg:y="1.2925in" svg:viewBox="0 0 100 108" svg:d="M82 65l18-2c-1 11-4 20-10 27-6 8-15 13-27 15-15 5-27 3-39-4-10-7-18-18-21-35-5-16-4-31 2-42 7-11 17-19 31-23 14-2 26-1 36 6 12 7 19 19 23 35 1 2 1 3 1 5l-76 19c4 11 9 18 16 23 7 4 15 5 24 3 7-1 12-5 15-9 4-4 6-11 7-18zM17 52l59-15c-4-8-7-14-12-17-7-5-16-7-24-5-8 3-14 7-18 13-5 7-6 15-5 24z"><text:p/></draw:path><draw:path draw:style-name="gr292" draw:text-style-name="P28" svg:width="0.0209in" svg:height="0.0441in" svg:x="4.4894in" svg:y="1.2827in" svg:viewBox="0 0 54 113" svg:d="M25 113l-25-101 15-4 4 16c2-9 4-14 7-17s6-5 10-6c6-2 11-1 18 1l-2 17c-4-1-8-1-13 0-3 1-6 3-8 6-3 2-4 6-4 10 0 7 0 14 2 21l13 52z"><text:p/></draw:path><draw:path draw:style-name="gr293" draw:text-style-name="P28" svg:width="0.0358in" svg:height="0.0421in" svg:x="4.2776in" svg:y="1.4264in" svg:viewBox="0 0 92 108" svg:d="M10 83l16-6c3 7 6 11 12 14 5 3 11 3 19 1 7-2 12-5 15-9s4-8 3-13c-1-4-3-7-8-7-3-2-9-2-19-3-12 0-21 0-26-1-6-1-11-3-14-7-4-3-6-7-7-12s-1-9 0-13 2-8 6-12c2-2 5-5 9-7 4-3 9-4 14-6 8-2 15-3 21-1 7 0 12 3 16 5 3 4 7 9 10 15l-17 6c-2-5-5-9-10-11-4-2-9-2-15-1-8 2-13 5-15 8-3 4-3 7-3 11 1 2 2 4 4 5 1 2 4 3 7 3 2 0 7 1 15 1 13 1 22 1 27 1 5 2 10 3 14 7 4 3 6 7 7 13 2 6 2 11 0 17-3 6-6 11-12 15-5 5-12 7-19 9-13 4-24 3-31 0-9-4-15-11-19-22z"><text:p/></draw:path><draw:path draw:style-name="gr294" draw:text-style-name="P28" svg:width="0.039in" svg:height="0.0421in" svg:x="4.3173in" svg:y="1.4161in" svg:viewBox="0 0 100 108" svg:d="M82 65l18-2c-1 11-4 20-10 27-6 8-15 13-27 15-15 5-27 3-39-4-10-7-18-18-21-35-5-16-4-31 2-42 7-11 17-19 31-23 14-2 26-1 36 6 12 7 19 19 23 35 1 2 1 3 1 5l-76 19c4 11 9 18 16 23 7 4 15 5 24 3 7-1 12-5 15-9 4-4 6-11 7-18zM17 52l59-15c-4-8-7-14-12-17-7-5-16-7-24-5-8 3-14 7-18 13-5 7-6 15-5 24z"><text:p/></draw:path><draw:path draw:style-name="gr295" draw:text-style-name="P28" svg:width="0.0287in" svg:height="0.0535in" svg:x="4.3539in" svg:y="1.3957in" svg:viewBox="0 0 74 137" svg:d="M68 117l6 14c-5 2-9 3-13 5-6 1-11 1-15 0s-7-3-9-6-5-9-7-20l-15-58-11 3-4-13 12-3-6-25 14-14 10 35 16-5 4 14-18 4 15 59c2 5 3 8 4 9 0 1 2 2 3 3 2 0 4 0 7-1 2 0 4-1 7-1z"><text:p/></draw:path><draw:path draw:style-name="gr296" draw:text-style-name="P28" svg:width="0.0287in" svg:height="0.0535in" svg:x="4.3756in" svg:y="1.3898in" svg:viewBox="0 0 74 137" svg:d="M68 117l6 14c-5 2-9 3-13 5-6 1-11 1-15 0s-7-3-9-6-5-9-7-20l-15-58-11 3-4-13 12-3-6-25 14-14 10 35 16-5 4 14-18 4 15 59c2 5 3 8 4 9 0 1 2 2 3 3 2 0 4 0 7-1 2 0 4-1 7-1z"><text:p/></draw:path><draw:path draw:style-name="gr297" draw:text-style-name="P28" svg:width="0.0197in" svg:height="0.0555in" svg:x="4.3972in" svg:y="1.3839in" svg:viewBox="0 0 51 142" svg:d="M5 24c-1-6-4-13-5-20 6-1 11-3 17-4 2 6 3 13 5 20-6 1-11 2-17 4zM34 142c-8-34-16-67-25-101 6-1 12-2 18-4 7 34 16 67 24 101-5 1-11 3-17 4z"><text:p/></draw:path><draw:path draw:style-name="gr298" draw:text-style-name="P28" svg:width="0.0413in" svg:height="0.0449in" svg:x="4.4181in" svg:y="1.3898in" svg:viewBox="0 0 106 115" svg:d="M25 115l-25-99 15-5 4 14c5-12 14-20 27-24 7-1 12-2 18 0 6 0 10 3 13 5 4 3 7 7 9 12 1 2 3 8 5 16l15 61-17 5-15-61c-2-7-4-12-6-16-2-3-5-5-9-6s-8-1-13 0c-7 1-12 6-16 11-5 7-5 16-2 28l14 55z"><text:p/></draw:path><draw:path draw:style-name="gr299" draw:text-style-name="P28" svg:width="0.0406in" svg:height="0.0602in" svg:x="4.4614in" svg:y="1.3776in" svg:viewBox="0 0 104 154" svg:d="M20 129l18-2c2 4 5 8 8 10 5 2 12 2 19 0 7-1 13-5 17-8 3-5 5-9 5-16 0-3-1-10-4-21-6 10-14 17-25 20-14 3-26 0-35-7-10-9-17-19-21-33-2-10-3-19-1-28 1-9 5-17 10-22 6-7 13-11 21-13 12-3 23-1 33 7l-3-12 16-4 21 86c4 16 6 27 4 35-2 7-5 13-12 19-5 6-13 9-23 12-12 3-22 3-31-1s-14-11-17-22zM19 66c4 13 8 22 15 27s14 5 22 4c8-2 14-7 17-14 4-7 4-18 2-30-4-12-9-21-16-26s-14-6-22-4c-7 2-13 7-17 14s-4 17-1 29z"><text:p/></draw:path><draw:path draw:style-name="gr300" draw:text-style-name="P28" svg:width="0.0358in" svg:height="0.0421in" svg:x="4.5028in" svg:y="1.3705in" svg:viewBox="0 0 92 108" svg:d="M10 83l16-6c3 7 6 11 12 14 5 3 11 3 19 1 7-2 12-5 15-9s4-8 3-13c-1-4-3-7-8-7-3-2-9-2-19-3-12 0-21 0-26-1-6-1-11-3-14-7-4-3-6-7-7-12s-1-9 0-13 2-8 6-12c2-2 5-5 9-7 4-3 9-4 14-6 8-2 15-3 21-1 7 0 12 3 16 5 3 4 7 9 10 15l-17 6c-2-5-5-9-10-11-4-2-9-2-15-1-8 2-13 5-15 8-3 4-3 7-3 11 1 2 2 4 4 5 1 2 4 3 7 3 2 0 7 1 15 1 13 1 22 1 27 1 5 2 10 3 14 7 4 3 6 7 7 13 2 6 2 11 0 17-3 6-6 11-12 15-5 5-12 7-19 9-13 4-24 3-31 0-9-4-15-11-19-22z"><text:p/></draw:path></draw:g><draw:g draw:style-name="gr2"><draw:path draw:style-name="gr301" draw:text-style-name="P32" svg:width="0.2811in" svg:height="0.2106in" svg:x="5.5575in" svg:y="0.5622in" svg:viewBox="0 0 715 536" svg:d="M0 536c0-179 0-357 0-536 238 0 476 0 715 0 0 179 0 357 0 536-239 0-477 0-715 0z"><text:p/></draw:path><draw:path draw:style-name="gr302" draw:text-style-name="P32" svg:width="0.0457in" svg:height="0.0555in" svg:x="5.6181in" svg:y="0.5941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303" draw:text-style-name="P32" svg:width="0.0535in" svg:height="0.0555in" svg:x="5.6732in" svg:y="0.5941in" svg:viewBox="0 0 137 142" svg:d="M0 142v-142h29l34 101c2 9 5 16 7 21 1-6 4-13 7-24l35-98h25v142h-19v-119l-41 119h-17l-41-120v120z"><text:p/></draw:path><draw:path draw:style-name="gr304" draw:text-style-name="P32" svg:width="0.0516in" svg:height="0.0555in" svg:x="5.7319in" svg:y="0.5941in" svg:viewBox="0 0 132 142" svg:d="M0 142l53-142h22l57 142h-21l-16-43h-60l-15 43zM40 84h49l-15-40c-4-12-8-22-10-29-2 9-5 18-8 27z"><text:p/></draw:path><draw:path draw:style-name="gr305" draw:text-style-name="P32" svg:width="0.0346in" svg:height="0.0563in" svg:x="5.6035in" svg:y="0.6823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306" draw:text-style-name="P32" svg:width="0.0327in" svg:height="0.0409in" svg:x="5.6469in" svg:y="0.6972in" svg:viewBox="0 0 84 105" svg:d="M69 103v-14c-8 11-19 16-33 16-6 0-12-1-18-3-5-2-9-5-12-8-2-4-4-9-5-14 0-3-1-9-1-16v-64h18v58c0 9 0 14 1 18 1 5 3 8 7 10 4 3 8 5 13 5s10-2 15-5c4-2 8-6 10-10 2-5 3-12 3-20v-56h17v103z"><text:p/></draw:path><draw:path draw:style-name="gr307" draw:text-style-name="P32" svg:width="0.0232in" svg:height="0.0563in" svg:x="5.6862in" svg:y="0.6815in" svg:viewBox="0 0 60 144" svg:d="M15 144v-90h-15v-13h15v-11c0-7 0-12 2-15 1-4 4-8 8-11 5-3 11-4 19-4 5 0 10 1 16 2l-3 16c-4-1-7-1-10-1-5 0-9 1-11 3s-4 6-4 12v9h20v13h-20v90z"><text:p/></draw:path><draw:path draw:style-name="gr308" draw:text-style-name="P32" svg:width="0.0232in" svg:height="0.0563in" svg:x="5.7071in" svg:y="0.6815in" svg:viewBox="0 0 60 144" svg:d="M15 144v-90h-15v-13h15v-11c0-7 0-12 2-15 1-4 4-8 8-11 5-3 11-4 19-4 5 0 10 1 16 2l-3 16c-4-1-7-1-10-1-5 0-9 1-11 3s-4 6-4 12v9h20v13h-20v90z"><text:p/></draw:path><draw:path draw:style-name="gr309" draw:text-style-name="P32" svg:width="0.0374in" svg:height="0.0421in" svg:x="5.7315in" svg:y="0.696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10" draw:text-style-name="P32" svg:width="0.0213in" svg:height="0.0409in" svg:x="5.7776in" svg:y="0.6965in" svg:viewBox="0 0 55 105" svg:d="M0 105v-103h15v16c5-7 8-12 11-14 4-3 7-4 11-4 6 0 12 2 18 6l-6 16c-4-2-8-4-12-4s-7 2-10 4-5 5-7 9c-2 6-2 13-2 20v54z"><text:p/></draw:path></draw:g><draw:g draw:style-name="gr2"><draw:path draw:style-name="gr311" draw:text-style-name="P28" svg:width="0.3161in" svg:height="0in" svg:x="5.839in" svg:y="0.6677in" svg:viewBox="0 0 804 0" svg:d="M0 0c268 0 536 0 804 0"><text:p/></draw:path><draw:path draw:style-name="gr312" draw:text-style-name="P28" svg:width="0.0327in" svg:height="0.0421in" svg:x="5.9031in" svg:y="0.6087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13" draw:text-style-name="P28" svg:width="0.0193in" svg:height="0.0551in" svg:x="5.9417in" svg:y="0.5953in" svg:viewBox="0 0 50 141" svg:d="M48 124l2 16c-5 1-9 1-13 1-7 0-12 0-15-2-3-3-6-5-7-9-2-3-2-10-2-20v-61h-13v-13h13v-25l17-11v36h18v13h-18v61c0 5 0 8 1 10 1 1 2 2 3 3 2 1 3 1 6 1 2 0 4 0 8 0z"><text:p/></draw:path><draw:path draw:style-name="gr314" draw:text-style-name="P28" svg:width="0.0374in" svg:height="0.0421in" svg:x="5.9654in" svg:y="0.6087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15" draw:text-style-name="P28" svg:width="0.0346in" svg:height="0.0567in" svg:x="6.011in" svg:y="0.6087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16" draw:text-style-name="P28" svg:width="0.0346in" svg:height="0.0563in" svg:x="5.8843in" svg:y="0.6823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317" draw:text-style-name="P28" svg:width="0.0374in" svg:height="0.0421in" svg:x="5.928in" svg:y="0.696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18" draw:text-style-name="P28" svg:width="0.0067in" svg:height="0.0555in" svg:x="5.9732in" svg:y="0.6823in" svg:viewBox="0 0 18 142" svg:d="M0 142c0-47 0-95 0-142 6 0 12 0 18 0 0 47 0 95 0 142-6 0-12 0-18 0z"><text:p/></draw:path><draw:path draw:style-name="gr319" draw:text-style-name="P28" svg:width="0.037in" svg:height="0.0421in" svg:x="5.989in" svg:y="0.6965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320" draw:text-style-name="P28" svg:width="0.037in" svg:height="0.0567in" svg:x="6.0303in" svg:y="0.6972in" svg:viewBox="0 0 95 145" svg:d="M10 143l-2-16c4 0 7 1 10 1 4 0 7-1 9-2 3-2 5-3 6-5s3-6 6-13c0-1 0-3 1-5l-40-103h19l22 59c3 7 5 16 8 23 2-7 4-14 7-22l21-60h18l-38 105c-4 12-8 19-10 24-3 5-7 10-11 12s-9 4-15 4c-3 0-7-1-11-2z"><text:p/></draw:path></draw:g><draw:g draw:style-name="gr2"><draw:path draw:style-name="gr321" draw:text-style-name="P32" svg:width="0.2457in" svg:height="0.2106in" svg:x="6.1555in" svg:y="0.5622in" svg:viewBox="0 0 625 536" svg:d="M0 536c0-179 0-357 0-536 208 0 417 0 625 0 0 179 0 357 0 536-208 0-417 0-625 0z"><text:p/></draw:path><draw:path draw:style-name="gr322" draw:text-style-name="P32" svg:width="0.0531in" svg:height="0.0571in" svg:x="6.2236in" svg:y="0.6374in" svg:viewBox="0 0 136 146" svg:d="M0 75c0-24 6-42 19-55 13-14 29-20 49-20 13 0 25 3 35 9 11 6 19 16 24 26 6 11 9 24 9 38 0 15-3 28-9 39s-14 19-24 26c-12 5-23 8-35 8-13 0-25-3-36-10-10-6-19-14-24-26-5-11-8-23-8-35zM19 75c0 17 5 30 14 40 9 9 20 14 35 14 14 0 26-5 35-14 9-10 14-24 14-42 0-11-2-21-6-29-4-9-10-15-17-20-8-5-17-7-26-7-13 0-25 4-34 13-10 9-15 24-15 45z"><text:p/></draw:path><draw:path draw:style-name="gr323" draw:text-style-name="P32" svg:width="0.0496in" svg:height="0.0571in" svg:x="6.2846in" svg:y="0.6374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/draw:g><draw:g draw:style-name="gr2"><draw:path draw:style-name="gr324" draw:text-style-name="P28" svg:width="0.2811in" svg:height="0in" svg:x="6.402in" svg:y="0.6677in" svg:viewBox="0 0 715 0" svg:d="M0 0c238 0 476 0 715 0"><text:p/></draw:path><draw:path draw:style-name="gr325" draw:text-style-name="P28" svg:width="0.0346in" svg:height="0.0567in" svg:x="6.4315in" svg:y="0.6087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26" draw:text-style-name="P28" svg:width="0.0327in" svg:height="0.0409in" svg:x="6.4748in" svg:y="0.6094in" svg:viewBox="0 0 84 105" svg:d="M69 103v-14c-8 11-19 16-33 16-6 0-12-1-18-3-5-2-9-5-12-8-2-4-4-9-5-14 0-3-1-9-1-16v-64h18v58c0 9 0 14 1 18 1 5 3 8 7 10 4 3 8 5 13 5s10-2 15-5c4-2 8-6 10-10 2-5 3-12 3-20v-56h17v103z"><text:p/></draw:path><draw:path draw:style-name="gr327" draw:text-style-name="P28" svg:width="0.0067in" svg:height="0.0555in" svg:x="6.5181in" svg:y="0.5941in" svg:viewBox="0 0 18 142" svg:d="M0 142c0-47 0-95 0-142 6 0 12 0 18 0 0 47 0 95 0 142-6 0-12 0-18 0z"><text:p/></draw:path><draw:path draw:style-name="gr328" draw:text-style-name="P28" svg:width="0.0327in" svg:height="0.0421in" svg:x="6.5335in" svg:y="0.6087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29" draw:text-style-name="P28" svg:width="0.0374in" svg:height="0.0421in" svg:x="6.5736in" svg:y="0.6087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330" draw:text-style-name="P32" svg:width="0.3161in" svg:height="0.2106in" svg:x="6.6831in" svg:y="0.5622in" svg:viewBox="0 0 804 536" svg:d="M0 536c0-179 0-357 0-536 268 0 536 0 804 0 0 179 0 357 0 536-268 0-536 0-804 0z"><text:p/></draw:path><draw:path draw:style-name="gr331" draw:text-style-name="P32" svg:width="0.0327in" svg:height="0.0421in" svg:x="6.7134in" svg:y="0.652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32" draw:text-style-name="P32" svg:width="0.0193in" svg:height="0.0551in" svg:x="6.752in" svg:y="0.6394in" svg:viewBox="0 0 50 141" svg:d="M48 124l2 16c-5 1-9 1-13 1-7 0-12 0-15-2-3-3-6-5-7-9-2-3-2-10-2-20v-61h-13v-13h13v-25l17-11v36h18v13h-18v61c0 5 0 8 1 10 1 1 2 2 3 3 2 1 3 1 6 1 2 0 4 0 8 0z"><text:p/></draw:path><draw:path draw:style-name="gr333" draw:text-style-name="P32" svg:width="0.0374in" svg:height="0.0421in" svg:x="6.7756in" svg:y="0.652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34" draw:text-style-name="P32" svg:width="0.0346in" svg:height="0.0567in" svg:x="6.8213in" svg:y="0.652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35" draw:text-style-name="P32" svg:width="0.0346in" svg:height="0.0567in" svg:x="6.8646in" svg:y="0.652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36" draw:text-style-name="P32" svg:width="0.0374in" svg:height="0.0421in" svg:x="6.9055in" svg:y="0.652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37" draw:text-style-name="P32" svg:width="0.0213in" svg:height="0.0409in" svg:x="6.9516in" svg:y="0.6528in" svg:viewBox="0 0 55 105" svg:d="M0 105v-103h15v16c5-7 8-12 11-14 4-3 7-4 11-4 6 0 12 2 18 6l-6 16c-4-2-8-4-12-4s-7 2-10 4-5 5-7 9c-2 6-2 13-2 20v54z"><text:p/></draw:path></draw:g><draw:g draw:style-name="gr2"><draw:path draw:style-name="gr338" draw:text-style-name="P32" svg:width="0.2811in" svg:height="0.2106in" svg:x="5.5575in" svg:y="1.1248in" svg:viewBox="0 0 715 536" svg:d="M0 536c0-179 0-357 0-536 238 0 476 0 715 0 0 179 0 357 0 536-239 0-477 0-715 0z"><text:p/></draw:path><draw:path draw:style-name="gr339" draw:text-style-name="P32" svg:width="0.0457in" svg:height="0.0555in" svg:x="5.6181in" svg:y="1.1567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340" draw:text-style-name="P32" svg:width="0.0535in" svg:height="0.0555in" svg:x="5.6732in" svg:y="1.1567in" svg:viewBox="0 0 137 142" svg:d="M0 142v-142h29l34 101c2 9 5 16 7 21 1-6 4-13 7-24l35-98h25v142h-19v-119l-41 119h-17l-41-120v120z"><text:p/></draw:path><draw:path draw:style-name="gr341" draw:text-style-name="P32" svg:width="0.0516in" svg:height="0.0555in" svg:x="5.7319in" svg:y="1.1567in" svg:viewBox="0 0 132 142" svg:d="M0 142l53-142h22l57 142h-21l-16-43h-60l-15 43zM40 84h49l-15-40c-4-12-8-22-10-29-2 9-5 18-8 27z"><text:p/></draw:path><draw:path draw:style-name="gr342" draw:text-style-name="P32" svg:width="0.0346in" svg:height="0.0563in" svg:x="5.6035in" svg:y="1.2445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343" draw:text-style-name="P32" svg:width="0.0327in" svg:height="0.0409in" svg:x="5.6469in" svg:y="1.2598in" svg:viewBox="0 0 84 105" svg:d="M69 103v-14c-8 11-19 16-33 16-6 0-12-1-18-3-5-2-9-5-12-8-2-4-4-9-5-14 0-3-1-9-1-16v-64h18v58c0 9 0 14 1 18 1 5 3 8 7 10 4 3 8 5 13 5s10-2 15-5c4-2 8-6 10-10 2-5 3-12 3-20v-56h17v103z"><text:p/></draw:path><draw:path draw:style-name="gr344" draw:text-style-name="P32" svg:width="0.0232in" svg:height="0.0563in" svg:x="5.6862in" svg:y="1.2437in" svg:viewBox="0 0 60 144" svg:d="M15 144v-90h-15v-13h15v-11c0-7 0-12 2-15 1-4 4-8 8-11 5-3 11-4 19-4 5 0 10 1 16 2l-3 16c-4-1-7-1-10-1-5 0-9 1-11 3s-4 6-4 12v9h20v13h-20v90z"><text:p/></draw:path><draw:path draw:style-name="gr345" draw:text-style-name="P32" svg:width="0.0232in" svg:height="0.0563in" svg:x="5.7071in" svg:y="1.2437in" svg:viewBox="0 0 60 144" svg:d="M15 144v-90h-15v-13h15v-11c0-7 0-12 2-15 1-4 4-8 8-11 5-3 11-4 19-4 5 0 10 1 16 2l-3 16c-4-1-7-1-10-1-5 0-9 1-11 3s-4 6-4 12v9h20v13h-20v90z"><text:p/></draw:path><draw:path draw:style-name="gr346" draw:text-style-name="P32" svg:width="0.0374in" svg:height="0.0421in" svg:x="5.7315in" svg:y="1.2591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47" draw:text-style-name="P32" svg:width="0.0213in" svg:height="0.0409in" svg:x="5.7776in" svg:y="1.2591in" svg:viewBox="0 0 55 105" svg:d="M0 105v-103h15v16c5-7 8-12 11-14 4-3 7-4 11-4 6 0 12 2 18 6l-6 16c-4-2-8-4-12-4s-7 2-10 4-5 5-7 9c-2 6-2 13-2 20v54z"><text:p/></draw:path></draw:g><draw:g draw:style-name="gr2"><draw:path draw:style-name="gr348" draw:text-style-name="P28" svg:width="0.3161in" svg:height="0in" svg:x="5.839in" svg:y="1.2303in" svg:viewBox="0 0 804 0" svg:d="M0 0c268 0 536 0 804 0"><text:p/></draw:path><draw:path draw:style-name="gr349" draw:text-style-name="P28" svg:width="0.0327in" svg:height="0.0421in" svg:x="5.9031in" svg:y="1.170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50" draw:text-style-name="P28" svg:width="0.0193in" svg:height="0.0551in" svg:x="5.9417in" svg:y="1.1579in" svg:viewBox="0 0 50 141" svg:d="M48 124l2 16c-5 1-9 1-13 1-7 0-12 0-15-2-3-3-6-5-7-9-2-3-2-10-2-20v-61h-13v-13h13v-25l17-11v36h18v13h-18v61c0 5 0 8 1 10 1 1 2 2 3 3 2 1 3 1 6 1 2 0 4 0 8 0z"><text:p/></draw:path><draw:path draw:style-name="gr351" draw:text-style-name="P28" svg:width="0.0374in" svg:height="0.0421in" svg:x="5.9654in" svg:y="1.170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52" draw:text-style-name="P28" svg:width="0.0346in" svg:height="0.0567in" svg:x="6.011in" svg:y="1.1709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53" draw:text-style-name="P28" svg:width="0.0346in" svg:height="0.0563in" svg:x="5.8843in" svg:y="1.2445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354" draw:text-style-name="P28" svg:width="0.0374in" svg:height="0.0421in" svg:x="5.928in" svg:y="1.2591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55" draw:text-style-name="P28" svg:width="0.0067in" svg:height="0.0555in" svg:x="5.9732in" svg:y="1.2445in" svg:viewBox="0 0 18 142" svg:d="M0 142c0-47 0-95 0-142 6 0 12 0 18 0 0 47 0 95 0 142-6 0-12 0-18 0z"><text:p/></draw:path><draw:path draw:style-name="gr356" draw:text-style-name="P28" svg:width="0.037in" svg:height="0.0421in" svg:x="5.989in" svg:y="1.2591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357" draw:text-style-name="P28" svg:width="0.037in" svg:height="0.0567in" svg:x="6.0303in" svg:y="1.2598in" svg:viewBox="0 0 95 145" svg:d="M10 143l-2-16c4 0 7 1 10 1 4 0 7-1 9-2 3-2 5-3 6-5s3-6 6-13c0-1 0-3 1-5l-40-103h19l22 59c3 7 5 16 8 23 2-7 4-14 7-22l21-60h18l-38 105c-4 12-8 19-10 24-3 5-7 10-11 12s-9 4-15 4c-3 0-7-1-11-2z"><text:p/></draw:path></draw:g><draw:g draw:style-name="gr2"><draw:path draw:style-name="gr358" draw:text-style-name="P32" svg:width="0.2457in" svg:height="0.2106in" svg:x="6.1555in" svg:y="1.1248in" svg:viewBox="0 0 625 536" svg:d="M0 536c0-179 0-357 0-536 208 0 417 0 625 0 0 179 0 357 0 536-208 0-417 0-625 0z"><text:p/></draw:path><draw:path draw:style-name="gr359" draw:text-style-name="P32" svg:width="0.0531in" svg:height="0.0571in" svg:x="6.2236in" svg:y="1.1996in" svg:viewBox="0 0 136 146" svg:d="M0 75c0-24 6-42 19-55 13-14 29-20 49-20 13 0 25 3 35 9 11 6 19 16 24 26 6 11 9 24 9 38 0 15-3 28-9 39s-14 19-24 26c-12 5-23 8-35 8-13 0-25-3-36-10-10-6-19-14-24-26-5-11-8-23-8-35zM19 75c0 17 5 30 14 40 9 9 20 14 35 14 14 0 26-5 35-14 9-10 14-24 14-42 0-11-2-21-6-29-4-9-10-15-17-20-8-5-17-7-26-7-13 0-25 4-34 13-10 9-15 24-15 45z"><text:p/></draw:path><draw:path draw:style-name="gr360" draw:text-style-name="P32" svg:width="0.0496in" svg:height="0.0571in" svg:x="6.2846in" svg:y="1.1996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/draw:g><draw:g draw:style-name="gr2"><draw:path draw:style-name="gr361" draw:text-style-name="P28" svg:width="0.2811in" svg:height="0in" svg:x="6.402in" svg:y="1.2303in" svg:viewBox="0 0 715 0" svg:d="M0 0c238 0 476 0 715 0"><text:p/></draw:path><draw:path draw:style-name="gr362" draw:text-style-name="P28" svg:width="0.0346in" svg:height="0.0567in" svg:x="6.4315in" svg:y="1.1709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63" draw:text-style-name="P28" svg:width="0.0327in" svg:height="0.0409in" svg:x="6.4748in" svg:y="1.1717in" svg:viewBox="0 0 84 105" svg:d="M69 103v-14c-8 11-19 16-33 16-6 0-12-1-18-3-5-2-9-5-12-8-2-4-4-9-5-14 0-3-1-9-1-16v-64h18v58c0 9 0 14 1 18 1 5 3 8 7 10 4 3 8 5 13 5s10-2 15-5c4-2 8-6 10-10 2-5 3-12 3-20v-56h17v103z"><text:p/></draw:path><draw:path draw:style-name="gr364" draw:text-style-name="P28" svg:width="0.0067in" svg:height="0.0555in" svg:x="6.5181in" svg:y="1.1567in" svg:viewBox="0 0 18 142" svg:d="M0 142c0-47 0-95 0-142 6 0 12 0 18 0 0 47 0 95 0 142-6 0-12 0-18 0z"><text:p/></draw:path><draw:path draw:style-name="gr365" draw:text-style-name="P28" svg:width="0.0327in" svg:height="0.0421in" svg:x="6.5335in" svg:y="1.170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66" draw:text-style-name="P28" svg:width="0.0374in" svg:height="0.0421in" svg:x="6.5736in" svg:y="1.170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367" draw:text-style-name="P32" svg:width="0.3161in" svg:height="0.2106in" svg:x="6.6831in" svg:y="1.1248in" svg:viewBox="0 0 804 536" svg:d="M0 536c0-179 0-357 0-536 268 0 536 0 804 0 0 179 0 357 0 536-268 0-536 0-804 0z"><text:p/></draw:path><draw:path draw:style-name="gr368" draw:text-style-name="P32" svg:width="0.0327in" svg:height="0.0421in" svg:x="6.7134in" svg:y="1.215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69" draw:text-style-name="P32" svg:width="0.0193in" svg:height="0.0551in" svg:x="6.752in" svg:y="1.2016in" svg:viewBox="0 0 50 141" svg:d="M48 124l2 16c-5 1-9 1-13 1-7 0-12 0-15-2-3-3-6-5-7-9-2-3-2-10-2-20v-61h-13v-13h13v-25l17-11v36h18v13h-18v61c0 5 0 8 1 10 1 1 2 2 3 3 2 1 3 1 6 1 2 0 4 0 8 0z"><text:p/></draw:path><draw:path draw:style-name="gr370" draw:text-style-name="P32" svg:width="0.0374in" svg:height="0.0421in" svg:x="6.7756in" svg:y="1.21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71" draw:text-style-name="P32" svg:width="0.0346in" svg:height="0.0567in" svg:x="6.8213in" svg:y="1.215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72" draw:text-style-name="P32" svg:width="0.0346in" svg:height="0.0567in" svg:x="6.8646in" svg:y="1.215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73" draw:text-style-name="P32" svg:width="0.0374in" svg:height="0.0421in" svg:x="6.9055in" svg:y="1.21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74" draw:text-style-name="P32" svg:width="0.0213in" svg:height="0.0409in" svg:x="6.9516in" svg:y="1.215in" svg:viewBox="0 0 55 105" svg:d="M0 105v-103h15v16c5-7 8-12 11-14 4-3 7-4 11-4 6 0 12 2 18 6l-6 16c-4-2-8-4-12-4s-7 2-10 4-5 5-7 9c-2 6-2 13-2 20v54z"><text:p/></draw:path></draw:g><draw:g draw:style-name="gr2"><draw:path draw:style-name="gr375" draw:text-style-name="P28" svg:width="0.3161in" svg:height="0in" svg:x="5.2409in" svg:y="1.2303in" svg:viewBox="0 0 804 0" svg:d="M0 0c268 0 536 0 804 0"><text:p/></draw:path><draw:path draw:style-name="gr376" draw:text-style-name="P28" svg:width="0.0327in" svg:height="0.0421in" svg:x="5.3051in" svg:y="1.170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77" draw:text-style-name="P28" svg:width="0.0193in" svg:height="0.0551in" svg:x="5.3437in" svg:y="1.1579in" svg:viewBox="0 0 50 141" svg:d="M48 124l2 16c-5 1-9 1-13 1-7 0-12 0-15-2-3-3-6-5-7-9-2-3-2-10-2-20v-61h-13v-13h13v-25l17-11v36h18v13h-18v61c0 5 0 8 1 10 1 1 2 2 3 3 2 1 3 1 6 1 2 0 4 0 8 0z"><text:p/></draw:path><draw:path draw:style-name="gr378" draw:text-style-name="P28" svg:width="0.0374in" svg:height="0.0421in" svg:x="5.3673in" svg:y="1.170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79" draw:text-style-name="P28" svg:width="0.0346in" svg:height="0.0567in" svg:x="5.413in" svg:y="1.1709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80" draw:text-style-name="P28" svg:width="0.037in" svg:height="0.0421in" svg:x="5.2913in" svg:y="1.2591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381" draw:text-style-name="P28" svg:width="0.0213in" svg:height="0.0409in" svg:x="5.337in" svg:y="1.2591in" svg:viewBox="0 0 55 105" svg:d="M0 105v-103h15v16c5-7 8-12 11-14 4-3 7-4 11-4 6 0 12 2 18 6l-6 16c-4-2-8-4-12-4s-7 2-10 4-5 5-7 9c-2 6-2 13-2 20v54z"><text:p/></draw:path><draw:path draw:style-name="gr382" draw:text-style-name="P28" svg:width="0.0213in" svg:height="0.0409in" svg:x="5.363in" svg:y="1.2591in" svg:viewBox="0 0 55 105" svg:d="M0 105v-103h15v16c5-7 8-12 11-14 4-3 7-4 11-4 6 0 12 2 18 6l-6 16c-4-2-8-4-12-4s-7 2-10 4-5 5-7 9c-2 6-2 13-2 20v54z"><text:p/></draw:path><draw:path draw:style-name="gr383" draw:text-style-name="P28" svg:width="0.037in" svg:height="0.0421in" svg:x="5.3862in" svg:y="1.2591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384" draw:text-style-name="P28" svg:width="0.037in" svg:height="0.0567in" svg:x="5.428in" svg:y="1.2598in" svg:viewBox="0 0 95 145" svg:d="M10 143l-2-16c4 0 7 1 10 1 4 0 7-1 9-2 3-2 5-3 6-5s3-6 6-13c0-1 0-3 1-5l-40-103h19l22 59c3 7 5 16 8 23 2-7 4-14 7-22l21-60h18l-38 105c-4 12-8 19-10 24-3 5-7 10-11 12s-9 4-15 4c-3 0-7-1-11-2z"><text:p/></draw:path></draw:g><draw:g draw:style-name="gr2"><draw:path draw:style-name="gr385" draw:text-style-name="P28" svg:width="0.3161in" svg:height="0in" svg:x="5.2409in" svg:y="0.6677in" svg:viewBox="0 0 804 0" svg:d="M0 0c268 0 536 0 804 0"><text:p/></draw:path><draw:path draw:style-name="gr386" draw:text-style-name="P28" svg:width="0.0327in" svg:height="0.0421in" svg:x="5.3051in" svg:y="0.6087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387" draw:text-style-name="P28" svg:width="0.0193in" svg:height="0.0551in" svg:x="5.3437in" svg:y="0.5953in" svg:viewBox="0 0 50 141" svg:d="M48 124l2 16c-5 1-9 1-13 1-7 0-12 0-15-2-3-3-6-5-7-9-2-3-2-10-2-20v-61h-13v-13h13v-25l17-11v36h18v13h-18v61c0 5 0 8 1 10 1 1 2 2 3 3 2 1 3 1 6 1 2 0 4 0 8 0z"><text:p/></draw:path><draw:path draw:style-name="gr388" draw:text-style-name="P28" svg:width="0.0374in" svg:height="0.0421in" svg:x="5.3673in" svg:y="0.6087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389" draw:text-style-name="P28" svg:width="0.0346in" svg:height="0.0567in" svg:x="5.413in" svg:y="0.6087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390" draw:text-style-name="P28" svg:width="0.037in" svg:height="0.0421in" svg:x="5.2913in" svg:y="0.6965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391" draw:text-style-name="P28" svg:width="0.0213in" svg:height="0.0409in" svg:x="5.337in" svg:y="0.6965in" svg:viewBox="0 0 55 105" svg:d="M0 105v-103h15v16c5-7 8-12 11-14 4-3 7-4 11-4 6 0 12 2 18 6l-6 16c-4-2-8-4-12-4s-7 2-10 4-5 5-7 9c-2 6-2 13-2 20v54z"><text:p/></draw:path><draw:path draw:style-name="gr392" draw:text-style-name="P28" svg:width="0.0213in" svg:height="0.0409in" svg:x="5.363in" svg:y="0.6965in" svg:viewBox="0 0 55 105" svg:d="M0 105v-103h15v16c5-7 8-12 11-14 4-3 7-4 11-4 6 0 12 2 18 6l-6 16c-4-2-8-4-12-4s-7 2-10 4-5 5-7 9c-2 6-2 13-2 20v54z"><text:p/></draw:path><draw:path draw:style-name="gr393" draw:text-style-name="P28" svg:width="0.037in" svg:height="0.0421in" svg:x="5.3862in" svg:y="0.6965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394" draw:text-style-name="P28" svg:width="0.037in" svg:height="0.0567in" svg:x="5.428in" svg:y="0.6972in" svg:viewBox="0 0 95 145" svg:d="M10 143l-2-16c4 0 7 1 10 1 4 0 7-1 9-2 3-2 5-3 6-5s3-6 6-13c0-1 0-3 1-5l-40-103h19l22 59c3 7 5 16 8 23 2-7 4-14 7-22l21-60h18l-38 105c-4 12-8 19-10 24-3 5-7 10-11 12s-9 4-15 4c-3 0-7-1-11-2z"><text:p/></draw:path></draw:g><draw:g draw:style-name="gr2"><draw:path draw:style-name="gr395" draw:text-style-name="P33" svg:width="0.1646in" svg:height="0.0213in" svg:x="5.6291in" svg:y="1.4429in" svg:viewBox="0 0 419 55" svg:d="M0 55c0-18 0-37 0-55 18 0 37 0 55 0 0 18 0 37 0 55-18 0-37 0-55 0zM182 55c0-18 0-37 0-55 19 0 37 0 55 0 0 18 0 37 0 55-18 0-36 0-55 0zM364 55c0-18 0-37 0-55 19 0 37 0 55 0 0 18 0 37 0 55-18 0-36 0-55 0z"><text:p/></draw:path><draw:path draw:style-name="gr396" draw:text-style-name="P33" svg:width="0.1646in" svg:height="0.0213in" svg:x="6.2024in" svg:y="1.4429in" svg:viewBox="0 0 419 55" svg:d="M0 55c0-18 0-37 0-55 18 0 37 0 55 0 0 18 0 37 0 55-18 0-37 0-55 0zM182 55c0-18 0-37 0-55 19 0 37 0 55 0 0 18 0 37 0 55-18 0-36 0-55 0zM364 55c0-18 0-37 0-55 19 0 37 0 55 0 0 18 0 37 0 55-18 0-36 0-55 0z"><text:p/></draw:path><draw:path draw:style-name="gr397" draw:text-style-name="P33" svg:width="0.0213in" svg:height="0.0213in" svg:x="6.7701in" svg:y="1.4429in" svg:viewBox="0 0 55 55" svg:d="M0 55c0-18 0-37 0-55 18 0 37 0 55 0 0 18 0 37 0 55-18 0-37 0-55 0z"><text:p/></draw:path><draw:path draw:style-name="gr398" draw:text-style-name="P33" svg:width="0.0213in" svg:height="0.0213in" svg:x="6.8299in" svg:y="1.4429in" svg:viewBox="0 0 55 55" svg:d="M0 55c0-18 0-37 0-55 18 0 37 0 55 0 0 18 0 37 0 55-18 0-37 0-55 0z"><text:p/></draw:path><draw:path draw:style-name="gr399" draw:text-style-name="P33" svg:width="0.0213in" svg:height="0.0213in" svg:x="6.8894in" svg:y="1.4429in" svg:viewBox="0 0 55 55" svg:d="M0 55c0-18 0-37 0-55 18 0 37 0 55 0 0 18 0 37 0 55-18 0-37 0-55 0z"><text:p/></draw:path></draw:g><draw:path draw:style-name="gr400" draw:text-style-name="P31" svg:width="0.3512in" svg:height="0.2457in" svg:x="1.4067in" svg:y="1.5465in" svg:viewBox="0 0 893 625" svg:d="M0 625c298-208 596-417 893-625"><text:p/></draw:path><draw:path draw:style-name="gr401" draw:text-style-name="P31" svg:width="0.3512in" svg:height="0in" svg:x="2.3567in" svg:y="0.2106in" svg:viewBox="0 0 893 0" svg:d="M0 0c298 0 596 0 893 0"><text:p/></draw:path><draw:g draw:style-name="gr2"><draw:path draw:style-name="gr402" draw:text-style-name="P28" svg:width="0.4217in" svg:height="0.2807in" svg:x="2.7083in" svg:y="1.4413in" svg:viewBox="0 0 1072 714" svg:d="M0 714c0-238 0-476 0-714 357 0 715 0 1072 0 0 238 0 476 0 714-357 0-715 0-1072 0z"><text:p/></draw:path><draw:path draw:style-name="gr403" draw:text-style-name="P28" svg:width="0.035in" svg:height="0.0421in" svg:x="2.7492in" svg:y="1.5224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404" draw:text-style-name="P28" svg:width="0.0374in" svg:height="0.0421in" svg:x="2.7882in" svg:y="1.5224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405" draw:text-style-name="P28" svg:width="0.0547in" svg:height="0.0409in" svg:x="2.8343in" svg:y="1.5224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406" draw:text-style-name="P28" svg:width="0.0547in" svg:height="0.0409in" svg:x="2.9012in" svg:y="1.5224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407" draw:text-style-name="P28" svg:width="0.037in" svg:height="0.0421in" svg:x="2.9657in" svg:y="1.5224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408" draw:text-style-name="P28" svg:width="0.0327in" svg:height="0.0409in" svg:x="3.0118in" svg:y="1.5224in" svg:viewBox="0 0 84 105" svg:d="M0 105v-103h16v15c8-11 18-17 33-17 6 0 12 1 16 4 6 2 10 4 12 8 3 3 5 8 6 13 1 3 1 9 1 17v63h-18v-63c0-7-1-12-2-15-1-4-3-7-7-9s-8-3-12-3c-8 0-14 2-20 7-5 5-7 14-7 27v56z"><text:p/></draw:path><draw:path draw:style-name="gr409" draw:text-style-name="P28" svg:width="0.0346in" svg:height="0.0563in" svg:x="3.0524in" svg:y="1.5083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410" draw:text-style-name="P28" svg:width="0.0346in" svg:height="0.0563in" svg:x="2.7409in" svg:y="1.5961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411" draw:text-style-name="P28" svg:width="0.0067in" svg:height="0.0555in" svg:x="2.787in" svg:y="1.5961in" svg:viewBox="0 0 18 142" svg:d="M0 20c0-7 0-13 0-20 6 0 12 0 18 0 0 7 0 13 0 20-6 0-12 0-18 0zM0 142c0-34 0-69 0-103 6 0 12 0 18 0 0 34 0 69 0 103-6 0-12 0-18 0z"><text:p/></draw:path><draw:path draw:style-name="gr412" draw:text-style-name="P28" svg:width="0.0327in" svg:height="0.0421in" svg:x="2.802in" svg:y="1.6106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413" draw:text-style-name="P28" svg:width="0.0346in" svg:height="0.0567in" svg:x="2.8441in" svg:y="1.6106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414" draw:text-style-name="P28" svg:width="0.037in" svg:height="0.0421in" svg:x="2.8854in" svg:y="1.610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415" draw:text-style-name="P28" svg:width="0.0193in" svg:height="0.0551in" svg:x="2.9272in" svg:y="1.5972in" svg:viewBox="0 0 50 141" svg:d="M48 124l2 16c-5 1-9 1-13 1-7 0-12 0-15-2-3-3-6-5-7-9-2-3-2-10-2-20v-61h-13v-13h13v-25l17-11v36h18v13h-18v61c0 5 0 8 1 10 1 1 2 2 3 3 2 1 3 1 6 1 2 0 4 0 8 0z"><text:p/></draw:path><draw:path draw:style-name="gr416" draw:text-style-name="P28" svg:width="0.035in" svg:height="0.0421in" svg:x="2.9512in" svg:y="1.6106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417" draw:text-style-name="P28" svg:width="0.0327in" svg:height="0.0555in" svg:x="2.9933in" svg:y="1.5961in" svg:viewBox="0 0 84 142" svg:d="M0 142v-142h18v51c8-10 18-14 31-14 7 0 14 1 19 4 6 3 9 8 12 12 2 6 4 14 4 24v65h-18v-65c0-10-2-16-5-19-4-5-10-7-17-7-5 0-10 2-14 5-5 2-7 6-10 10-2 5-2 11-2 20v56z"><text:p/></draw:path><draw:path draw:style-name="gr418" draw:text-style-name="P28" svg:width="0.0374in" svg:height="0.0421in" svg:x="3.0339in" svg:y="1.6106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19" draw:text-style-name="P28" svg:width="0.0213in" svg:height="0.0409in" svg:x="3.0799in" svg:y="1.6106in" svg:viewBox="0 0 55 105" svg:d="M0 105v-103h15v16c5-7 8-12 11-14 4-3 7-4 11-4 6 0 12 2 18 6l-6 16c-4-2-8-4-12-4s-7 2-10 4-5 5-7 9c-2 6-2 13-2 20v54z"><text:p/></draw:path></draw:g><draw:g draw:style-name="gr2"><draw:path draw:style-name="gr420" draw:text-style-name="P28" svg:width="0.4217in" svg:height="1.3705in" svg:x="3.2358in" svg:y="2.8472in" svg:viewBox="0 0 1072 3482" svg:d="M0 3482c0-1160 0-2321 0-3482 357 0 715 0 1072 0 0 1161 0 2322 0 3482-357 0-715 0-1072 0z"><text:p/></draw:path><draw:path draw:style-name="gr421" draw:text-style-name="P28" svg:width="0.0327in" svg:height="0.0555in" svg:x="3.3413in" svg:y="3.4594in" svg:viewBox="0 0 84 142" svg:d="M0 142v-142h18v51c8-10 18-14 31-14 7 0 14 1 19 4 6 3 9 8 12 12 2 6 4 14 4 24v65h-18v-65c0-10-2-16-5-19-4-5-10-7-17-7-5 0-10 2-14 5-5 2-7 6-10 10-2 5-2 11-2 20v56z"><text:p/></draw:path><draw:path draw:style-name="gr422" draw:text-style-name="P28" svg:width="0.0374in" svg:height="0.0421in" svg:x="3.3827in" svg:y="3.4736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23" draw:text-style-name="P28" svg:width="0.037in" svg:height="0.0421in" svg:x="3.426in" svg:y="3.473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424" draw:text-style-name="P28" svg:width="0.0193in" svg:height="0.0551in" svg:x="3.4677in" svg:y="3.4602in" svg:viewBox="0 0 50 141" svg:d="M48 124l2 16c-5 1-9 1-13 1-7 0-12 0-15-2-3-3-6-5-7-9-2-3-2-10-2-20v-61h-13v-13h13v-25l17-11v36h18v13h-18v61c0 5 0 8 1 10 1 1 2 2 3 3 2 1 3 1 6 1 2 0 4 0 8 0z"><text:p/></draw:path><draw:path draw:style-name="gr425" draw:text-style-name="P28" svg:width="0.0374in" svg:height="0.0421in" svg:x="3.4913in" svg:y="3.4736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26" draw:text-style-name="P28" svg:width="0.0213in" svg:height="0.0409in" svg:x="3.5374in" svg:y="3.4736in" svg:viewBox="0 0 55 105" svg:d="M0 105v-103h15v16c5-7 8-12 11-14 4-3 7-4 11-4 6 0 12 2 18 6l-6 16c-4-2-8-4-12-4s-7 2-10 4-5 5-7 9c-2 6-2 13-2 20v54z"><text:p/></draw:path><draw:path draw:style-name="gr427" draw:text-style-name="P28" svg:width="0.0547in" svg:height="0.0409in" svg:x="3.2972in" svg:y="3.5618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428" draw:text-style-name="P28" svg:width="0.037in" svg:height="0.0421in" svg:x="3.3618in" svg:y="3.561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429" draw:text-style-name="P28" svg:width="0.0327in" svg:height="0.0409in" svg:x="3.4079in" svg:y="3.5618in" svg:viewBox="0 0 84 105" svg:d="M0 105v-103h16v15c8-11 18-17 33-17 6 0 12 1 16 4 6 2 10 4 12 8 3 3 5 8 6 13 1 3 1 9 1 17v63h-18v-63c0-7-1-12-2-15-1-4-3-7-7-9s-8-3-12-3c-8 0-14 2-20 7-5 5-7 14-7 27v56z"><text:p/></draw:path><draw:path draw:style-name="gr430" draw:text-style-name="P28" svg:width="0.037in" svg:height="0.0421in" svg:x="3.4488in" svg:y="3.561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431" draw:text-style-name="P28" svg:width="0.0354in" svg:height="0.0575in" svg:x="3.4917in" svg:y="3.5618in" svg:viewBox="0 0 91 147" svg:d="M4 113l17 2c1 6 3 9 6 12 4 4 10 5 17 5 9 0 14-1 19-5 5-3 7-7 9-12 1-4 1-11 1-22-8 8-17 12-29 12-14 0-24-4-32-15-8-10-12-23-12-37 0-9 2-19 6-27 3-8 8-15 15-19 6-5 14-7 23-7 13 0 23 5 31 15v-13h16v89c0 16-2 28-5 34-4 7-9 12-16 16s-15 6-26 6c-12 0-22-3-29-8-8-6-11-15-11-26zM18 52c0 13 2 23 8 30 5 6 12 9 20 9s15-3 20-9c6-7 9-16 9-29s-3-22-9-28c-5-7-13-10-20-10-8 0-15 3-20 9-6 6-8 15-8 28z"><text:p/></draw:path><draw:path draw:style-name="gr432" draw:text-style-name="P28" svg:width="0.0374in" svg:height="0.0421in" svg:x="3.5354in" svg:y="3.561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33" draw:text-style-name="P28" svg:width="0.0213in" svg:height="0.0409in" svg:x="3.5811in" svg:y="3.5618in" svg:viewBox="0 0 55 105" svg:d="M0 105v-103h15v16c5-7 8-12 11-14 4-3 7-4 11-4 6 0 12 2 18 6l-6 16c-4-2-8-4-12-4s-7 2-10 4-5 5-7 9c-2 6-2 13-2 20v54z"><text:p/></draw:path></draw:g><draw:path draw:style-name="gr434" draw:text-style-name="P28" svg:width="0.1756in" svg:height="0in" svg:x="3.6583in" svg:y="2.9528in" svg:viewBox="0 0 447 0" svg:d="M0 0c149 0 298 0 447 0"><text:p/></draw:path><draw:g draw:style-name="gr2"><draw:path draw:style-name="gr435" draw:text-style-name="P32" svg:width="0.3866in" svg:height="0.2106in" svg:x="4.2559in" svg:y="2.8472in" svg:viewBox="0 0 983 536" svg:d="M0 536c0-179 0-357 0-536 328 0 655 0 983 0 0 179 0 357 0 536-328 0-655 0-983 0z"><text:p/></draw:path><draw:path draw:style-name="gr436" draw:text-style-name="P32" svg:width="0.0193in" svg:height="0.0551in" svg:x="4.2756in" svg:y="2.9244in" svg:viewBox="0 0 50 141" svg:d="M48 124l2 16c-5 1-9 1-13 1-7 0-12 0-15-2-3-3-6-5-7-9-2-3-2-10-2-20v-61h-13v-13h13v-25l17-11v36h18v13h-18v61c0 5 0 8 1 10 1 1 2 2 3 3 2 1 3 1 6 1 2 0 4 0 8 0z"><text:p/></draw:path><draw:path draw:style-name="gr437" draw:text-style-name="P32" svg:width="0.0327in" svg:height="0.0555in" svg:x="4.3016in" svg:y="2.9232in" svg:viewBox="0 0 84 142" svg:d="M0 142v-142h18v51c8-10 18-14 31-14 7 0 14 1 19 4 6 3 9 8 12 12 2 6 4 14 4 24v65h-18v-65c0-10-2-16-5-19-4-5-10-7-17-7-5 0-10 2-14 5-5 2-7 6-10 10-2 5-2 11-2 20v56z"><text:p/></draw:path><draw:path draw:style-name="gr438" draw:text-style-name="P32" svg:width="0.0374in" svg:height="0.0421in" svg:x="4.3425in" svg:y="2.9374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39" draw:text-style-name="P32" svg:width="0.0213in" svg:height="0.0409in" svg:x="4.3886in" svg:y="2.9374in" svg:viewBox="0 0 55 105" svg:d="M0 105v-103h15v16c5-7 8-12 11-14 4-3 7-4 11-4 6 0 12 2 18 6l-6 16c-4-2-8-4-12-4s-7 2-10 4-5 5-7 9c-2 6-2 13-2 20v54z"><text:p/></draw:path><draw:path draw:style-name="gr440" draw:text-style-name="P32" svg:width="0.0547in" svg:height="0.0409in" svg:x="4.4142in" svg:y="2.9374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441" draw:text-style-name="P32" svg:width="0.0067in" svg:height="0.0555in" svg:x="4.4811in" svg:y="2.9232in" svg:viewBox="0 0 18 142" svg:d="M0 20c0-7 0-13 0-20 6 0 12 0 18 0 0 7 0 13 0 20-6 0-12 0-18 0zM0 142c0-34 0-69 0-103 6 0 12 0 18 0 0 34 0 69 0 103-6 0-12 0-18 0z"><text:p/></draw:path><draw:path draw:style-name="gr442" draw:text-style-name="P32" svg:width="0.0327in" svg:height="0.0421in" svg:x="4.4961in" svg:y="2.9374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443" draw:text-style-name="P32" svg:width="0.0193in" svg:height="0.0551in" svg:x="4.5346in" svg:y="2.9244in" svg:viewBox="0 0 50 141" svg:d="M48 124l2 16c-5 1-9 1-13 1-7 0-12 0-15-2-3-3-6-5-7-9-2-3-2-10-2-20v-61h-13v-13h13v-25l17-11v36h18v13h-18v61c0 5 0 8 1 10 1 1 2 2 3 3 2 1 3 1 6 1 2 0 4 0 8 0z"><text:p/></draw:path><draw:path draw:style-name="gr444" draw:text-style-name="P32" svg:width="0.0374in" svg:height="0.0421in" svg:x="4.5579in" svg:y="2.9374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445" draw:text-style-name="P32" svg:width="0.0213in" svg:height="0.0409in" svg:x="4.6043in" svg:y="2.9374in" svg:viewBox="0 0 55 105" svg:d="M0 105v-103h15v16c5-7 8-12 11-14 4-3 7-4 11-4 6 0 12 2 18 6l-6 16c-4-2-8-4-12-4s-7 2-10 4-5 5-7 9c-2 6-2 13-2 20v54z"><text:p/></draw:path></draw:g><draw:g draw:style-name="gr2"><draw:path draw:style-name="gr446" draw:text-style-name="P32" svg:width="0.2457in" svg:height="0.2106in" svg:x="3.8339in" svg:y="2.8472in" svg:viewBox="0 0 625 536" svg:d="M0 536c0-179 0-357 0-536 208 0 417 0 625 0 0 179 0 357 0 536-208 0-417 0-625 0z"><text:p/></draw:path><draw:path draw:style-name="gr447" draw:text-style-name="P32" svg:width="0.0516in" svg:height="0.0555in" svg:x="3.874in" svg:y="2.9232in" svg:viewBox="0 0 132 142" svg:d="M0 142l53-142h22l57 142h-21l-16-43h-60l-15 43zM40 84h49l-15-40c-4-12-8-22-10-29-2 9-5 18-8 27z"><text:p/></draw:path><draw:path draw:style-name="gr448" draw:text-style-name="P32" svg:width="0.0457in" svg:height="0.0555in" svg:x="3.9339in" svg:y="2.9232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449" draw:text-style-name="P32" svg:width="0.0496in" svg:height="0.0571in" svg:x="3.987in" svg:y="2.9224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/draw:g><draw:path draw:style-name="gr450" draw:text-style-name="P28" svg:width="0.1756in" svg:height="0in" svg:x="4.0803in" svg:y="2.9528in" svg:viewBox="0 0 447 0" svg:d="M0 0c149 0 298 0 447 0"><text:p/></draw:path><draw:g draw:style-name="gr2"><draw:path draw:style-name="gr451" draw:text-style-name="P32" svg:width="0.3866in" svg:height="0.2106in" svg:x="4.2559in" svg:y="3.1283in" svg:viewBox="0 0 983 536" svg:d="M0 536c0-179 0-357 0-536 328 0 655 0 983 0 0 179 0 357 0 536-328 0-655 0-983 0z"><text:p/></draw:path><draw:path draw:style-name="gr452" draw:text-style-name="P32" svg:width="0.0346in" svg:height="0.0563in" svg:x="4.3681in" svg:y="3.2043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453" draw:text-style-name="P32" svg:width="0.0213in" svg:height="0.0409in" svg:x="4.4138in" svg:y="3.2189in" svg:viewBox="0 0 55 105" svg:d="M0 105v-103h15v16c5-7 8-12 11-14 4-3 7-4 11-4 6 0 12 2 18 6l-6 16c-4-2-8-4-12-4s-7 2-10 4-5 5-7 9c-2 6-2 13-2 20v54z"><text:p/></draw:path><draw:path draw:style-name="gr454" draw:text-style-name="P32" svg:width="0.0067in" svg:height="0.0555in" svg:x="4.4398in" svg:y="3.2043in" svg:viewBox="0 0 18 142" svg:d="M0 20c0-7 0-13 0-20 6 0 12 0 18 0 0 7 0 13 0 20-6 0-12 0-18 0zM0 142c0-34 0-69 0-103 6 0 12 0 18 0 0 34 0 69 0 103-6 0-12 0-18 0z"><text:p/></draw:path><draw:path draw:style-name="gr455" draw:text-style-name="P32" svg:width="0.037in" svg:height="0.0402in" svg:x="4.4528in" svg:y="3.2197in" svg:viewBox="0 0 95 103" svg:d="M39 103l-39-103h19l22 62c2 7 5 13 7 21 1-6 3-12 6-20l22-63h19l-38 103z"><text:p/></draw:path><draw:path draw:style-name="gr456" draw:text-style-name="P32" svg:width="0.0374in" svg:height="0.0421in" svg:x="4.4933in" svg:y="3.218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457" draw:text-style-name="P32" svg:width="0.2457in" svg:height="0.2106in" svg:x="3.8339in" svg:y="3.1283in" svg:viewBox="0 0 625 536" svg:d="M0 536c0-179 0-357 0-536 208 0 417 0 625 0 0 179 0 357 0 536-208 0-417 0-625 0z"><text:p/></draw:path><draw:path draw:style-name="gr458" draw:text-style-name="P32" svg:width="0.0441in" svg:height="0.0571in" svg:x="3.8957in" svg:y="3.1594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459" draw:text-style-name="P32" svg:width="0.0713in" svg:height="0.0555in" svg:x="3.9457in" svg:y="3.1602in" svg:viewBox="0 0 182 142" svg:d="M37 142l-37-142h20l20 94c3 9 5 18 7 28 4-15 6-24 6-26l27-96h24l19 72c5 18 9 35 11 50 2-9 5-19 7-31l22-91h19l-37 142h-21l-28-108c-3-9-5-15-5-17-2 7-3 12-4 17l-30 108z"><text:p/></draw:path><draw:path draw:style-name="gr460" draw:text-style-name="P32" svg:width="0.0417in" svg:height="0.0555in" svg:x="3.8661in" svg:y="3.2484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461" draw:text-style-name="P32" svg:width="0.0713in" svg:height="0.0555in" svg:x="3.9134in" svg:y="3.2484in" svg:viewBox="0 0 182 142" svg:d="M37 142l-37-142h20l20 94c3 9 5 18 7 28 4-15 6-24 6-26l27-96h24l19 72c5 18 9 35 11 50 2-9 5-19 7-31l22-91h19l-37 142h-21l-28-108c-3-9-5-15-5-17-2 7-3 12-4 17l-30 108z"><text:p/></draw:path><draw:path draw:style-name="gr462" draw:text-style-name="P32" svg:width="0.0535in" svg:height="0.0555in" svg:x="3.9953in" svg:y="3.2484in" svg:viewBox="0 0 137 142" svg:d="M0 142v-142h29l34 101c2 9 5 16 7 21 1-6 4-13 7-24l35-98h25v142h-19v-119l-41 119h-17l-41-120v120z"><text:p/></draw:path></draw:g><draw:path draw:style-name="gr463" draw:text-style-name="P30" svg:width="0.1756in" svg:height="0in" svg:x="3.6583in" svg:y="3.2339in" svg:viewBox="0 0 447 0" svg:d="M0 0c149 0 298 0 447 0"><text:p/></draw:path><draw:path draw:style-name="gr464" draw:text-style-name="P30" svg:width="0.1756in" svg:height="0in" svg:x="4.0803in" svg:y="3.2339in" svg:viewBox="0 0 447 0" svg:d="M0 0c149 0 298 0 447 0"><text:p/></draw:path><draw:path draw:style-name="gr465" draw:text-style-name="P28" svg:width="0.1756in" svg:height="0in" svg:x="4.6429in" svg:y="2.9528in" svg:viewBox="0 0 447 0" svg:d="M0 0c149 0 298 0 447 0"><text:p/></draw:path><draw:path draw:style-name="gr466" draw:text-style-name="P30" svg:width="0.1756in" svg:height="0in" svg:x="4.6429in" svg:y="3.2339in" svg:viewBox="0 0 447 0" svg:d="M0 0c149 0 298 0 447 0"><text:p/></draw:path><draw:g draw:style-name="gr2"><draw:path draw:style-name="gr467" draw:text-style-name="P32" svg:width="0.4571in" svg:height="0.4917in" svg:x="4.8189in" svg:y="2.8472in" svg:viewBox="0 0 1162 1250" svg:d="M0 1250c0-417 0-833 0-1250 387 0 775 0 1162 0 0 417 0 833 0 1250-387 0-775 0-1162 0z"><text:p/></draw:path><draw:path draw:style-name="gr468" draw:text-style-name="P32" svg:width="0.0327in" svg:height="0.0555in" svg:x="4.9335in" svg:y="3.0197in" svg:viewBox="0 0 84 142" svg:d="M0 142v-142h18v51c8-10 18-14 31-14 7 0 14 1 19 4 6 3 9 8 12 12 2 6 4 14 4 24v65h-18v-65c0-10-2-16-5-19-4-5-10-7-17-7-5 0-10 2-14 5-5 2-7 6-10 10-2 5-2 11-2 20v56z"><text:p/></draw:path><draw:path draw:style-name="gr469" draw:text-style-name="P32" svg:width="0.0374in" svg:height="0.0421in" svg:x="4.9744in" svg:y="3.0343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70" draw:text-style-name="P32" svg:width="0.037in" svg:height="0.0421in" svg:x="5.0177in" svg:y="3.0343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471" draw:text-style-name="P32" svg:width="0.0193in" svg:height="0.0551in" svg:x="5.0594in" svg:y="3.0209in" svg:viewBox="0 0 50 141" svg:d="M48 124l2 16c-5 1-9 1-13 1-7 0-12 0-15-2-3-3-6-5-7-9-2-3-2-10-2-20v-61h-13v-13h13v-25l17-11v36h18v13h-18v61c0 5 0 8 1 10 1 1 2 2 3 3 2 1 3 1 6 1 2 0 4 0 8 0z"><text:p/></draw:path><draw:path draw:style-name="gr472" draw:text-style-name="P32" svg:width="0.0374in" svg:height="0.0421in" svg:x="5.0831in" svg:y="3.0343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73" draw:text-style-name="P32" svg:width="0.0346in" svg:height="0.0563in" svg:x="5.1268in" svg:y="3.0197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474" draw:text-style-name="P32" svg:width="0.0346in" svg:height="0.0563in" svg:x="4.9874in" svg:y="3.1079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475" draw:text-style-name="P32" svg:width="0.0374in" svg:height="0.0421in" svg:x="5.0287in" svg:y="3.12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76" draw:text-style-name="P32" svg:width="0.0346in" svg:height="0.0563in" svg:x="5.072in" svg:y="3.1079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/draw:g><draw:g draw:style-name="gr2"><draw:path draw:style-name="gr477" draw:text-style-name="P28" svg:width="0.1756in" svg:height="0.5972in" svg:x="3.6583in" svg:y="2.2496in" svg:viewBox="0 0 447 1518" svg:d="M0 1518c149-506 298-1012 447-1518"><text:p/></draw:path><draw:path draw:style-name="gr478" draw:text-style-name="P28" svg:width="0.0626in" svg:height="0.0398in" svg:x="3.6457in" svg:y="2.6047in" svg:viewBox="0 0 160 102" svg:d="M136 102l-136-40 5-17 48 14c-6-10-8-21-4-33 2-7 5-13 9-17 5-5 10-7 16-9 5-1 13 1 23 4l63 18-5 17-63-18c-8-3-15-3-20 0-4 2-8 7-10 13-1 5-1 10 0 15s3 9 8 12c3 3 9 6 17 8l54 16z"><text:p/></draw:path><draw:path draw:style-name="gr479" draw:text-style-name="P28" svg:width="0.0421in" svg:height="0.0382in" svg:x="3.6752in" svg:y="2.5626in" svg:viewBox="0 0 108 98" svg:d="M80 25l7-15c9 5 16 12 19 21 3 10 3 20-1 31-4 15-11 26-23 31-11 6-25 7-41 2s-28-13-35-24-7-24-4-38c4-13 12-23 23-28 12-6 26-7 42-2 1 0 3 1 5 2l-22 74c10 3 20 2 27-2 8-4 13-10 15-19 2-6 2-12 0-17-1-6-6-11-12-16zM37 74l16-57c-9-2-16-1-21 1-8 4-14 10-16 19-3 8-2 16 2 23s9 11 19 14z"><text:p/></draw:path><draw:path draw:style-name="gr480" draw:text-style-name="P28" svg:width="0.0457in" svg:height="0.0398in" svg:x="3.6874in" svg:y="2.5213in" svg:viewBox="0 0 117 102" svg:d="M99 34c4 8 5 15 6 22 1 6 0 12-2 19-4 11-9 19-16 23s-15 5-22 3c-5-2-9-4-13-7-3-4-6-8-7-12-1-5-2-9-2-14 1-3 1-8 2-15 2-14 4-25 3-32-2-1-4-1-4-1-7-2-12-2-16 0-5 3-9 10-11 18s-3 14-2 18c2 5 6 9 12 13l-7 16c-6-3-11-8-14-12-4-5-5-10-6-18 0-7 1-15 4-23 2-9 5-16 9-21 3-4 7-7 10-9 4-1 9-2 14-2 2 1 7 1 15 4l23 7c15 4 25 7 29 7s9 0 13-1l-4 17c-5 1-9 1-14 0zM61 25c1 7 0 16-2 29-1 7-1 13-1 16s2 6 4 8 4 4 7 5c5 1 9 1 13-2 4-2 7-7 9-14 2-6 2-12 0-18-1-6-4-11-8-15-3-2-8-5-16-7z"><text:p/></draw:path><draw:path draw:style-name="gr481" draw:text-style-name="P28" svg:width="0.0547in" svg:height="0.0228in" svg:x="3.6854in" svg:y="2.4941in" svg:viewBox="0 0 140 59" svg:d="M125 25l15 2c-1 5-1 10-2 13-2 6-4 11-8 13-3 3-5 5-9 5-4 1-11 0-21-4l-58-17-3 13-13-4 4-12-25-7-5-20 34 10 5-17 13 4-5 16 59 18c4 1 8 2 9 1 2 0 3 0 5-1 0-1 2-3 2-6 1-2 2-4 3-7z"><text:p/></draw:path><draw:path draw:style-name="gr482" draw:text-style-name="P28" svg:width="0.0421in" svg:height="0.0382in" svg:x="3.7059in" svg:y="2.4583in" svg:viewBox="0 0 108 98" svg:d="M80 25l7-15c9 5 16 12 19 21 3 10 3 20-1 31-4 15-11 26-23 31-11 6-25 7-41 2s-28-13-35-24-7-24-4-38c4-13 12-23 23-28 12-6 26-7 42-2 1 0 3 1 5 2l-22 74c10 3 20 2 27-2 8-4 13-10 15-19 2-6 2-12 0-17-1-6-6-11-12-16zM37 74l16-57c-9-2-16-1-21 1-8 4-14 10-16 19-3 8-2 16 2 23s9 11 19 14z"><text:p/></draw:path><draw:path draw:style-name="gr483" draw:text-style-name="P28" svg:width="0.0406in" svg:height="0.0315in" svg:x="3.7154in" svg:y="2.4252in" svg:viewBox="0 0 104 81" svg:d="M99 81l-99-30 4-14 16 4c-6-6-10-10-11-14s-2-8-1-12c2-5 5-10 11-15l13 11c-3 2-5 6-6 10s-1 7 0 11c1 3 4 6 8 8 5 4 12 6 19 9l51 15z"><text:p/></draw:path><draw:path draw:style-name="gr484" draw:text-style-name="P28" svg:width="0.0425in" svg:height="0.035in" svg:x="3.7394in" svg:y="2.6575in" svg:viewBox="0 0 109 90" svg:d="M62 90l3-18c7 2 13 0 17-2 5-4 9-9 11-17 2-7 3-13 1-18-3-4-6-7-10-8-4-2-8 0-11 3-2 2-5 7-10 15-7 11-12 18-16 23-3 4-8 6-13 7-4 2-9 2-14 0-5-1-8-3-12-6-2-4-4-7-6-11-1-3-2-7-2-12s1-10 2-15c2-8 6-14 9-19 4-6 9-8 14-11 5-1 10-2 17 0l-3 17c-5-1-10 0-14 2-4 3-7 7-9 14s-3 12-1 17c2 3 5 6 8 7 2 0 4 0 7 0 2-1 4-2 6-5 1-2 4-6 8-13 7-10 12-17 15-22 4-4 8-7 12-9 5-1 10-1 16 0 5 2 10 5 14 10 5 4 7 10 7 17 2 7 1 14-2 22-3 12-9 22-16 26-8 5-17 7-28 6z"><text:p/></draw:path><draw:path draw:style-name="gr485" draw:text-style-name="P28" svg:width="0.0421in" svg:height="0.0382in" svg:x="3.7516in" svg:y="2.615in" svg:viewBox="0 0 108 98" svg:d="M80 25l7-15c9 5 16 12 19 21 3 10 3 20-1 31-4 15-11 26-23 31-11 6-25 7-41 2s-28-13-35-24-7-24-4-38c4-13 12-23 23-28 12-6 26-7 42-2 1 0 3 1 5 2l-22 74c10 3 20 2 27-2 8-4 13-10 15-19 2-6 2-12 0-17-1-6-6-11-12-16zM37 74l16-57c-9-2-16-1-21 1-8 4-14 10-16 19-3 8-2 16 2 23s9 11 19 14z"><text:p/></draw:path><draw:path draw:style-name="gr486" draw:text-style-name="P28" svg:width="0.0547in" svg:height="0.0228in" svg:x="3.7496in" svg:y="2.5878in" svg:viewBox="0 0 140 59" svg:d="M125 25l15 2c-1 5-1 10-2 13-2 6-4 11-8 13-3 3-5 5-9 5-4 1-11 0-21-4l-58-17-3 13-13-4 4-12-25-7-5-20 34 10 5-17 13 4-5 16 59 18c4 1 8 2 9 1 2 0 3 0 5-1 0-1 2-3 2-6 1-2 2-4 3-7z"><text:p/></draw:path><draw:path draw:style-name="gr487" draw:text-style-name="P28" svg:width="0.0547in" svg:height="0.0228in" svg:x="3.7563in" svg:y="2.5669in" svg:viewBox="0 0 140 59" svg:d="M125 25l15 2c-1 5-1 10-2 13-2 6-4 11-8 13-3 3-5 5-9 5-4 1-11 0-21-4l-58-17-3 13-13-4 4-12-25-7-5-20 34 10 5-17 13 4-5 16 59 18c4 1 8 2 9 1 2 0 3 0 5-1 0-1 2-3 2-6 1-2 2-4 3-7z"><text:p/></draw:path><draw:path draw:style-name="gr488" draw:text-style-name="P28" svg:width="0.0551in" svg:height="0.022in" svg:x="3.7591in" svg:y="2.5488in" svg:viewBox="0 0 141 57" svg:d="M20 22c-7-2-14-3-20-5 1-6 4-11 5-17 6 2 13 4 20 6-2 5-4 11-5 16zM136 57c-33-10-66-20-99-29 2-6 3-11 5-17 33 9 66 19 99 29-2 6-3 11-5 17z"><text:p/></draw:path><draw:path draw:style-name="gr489" draw:text-style-name="P28" svg:width="0.048in" svg:height="0.0398in" svg:x="3.7787in" svg:y="2.5142in" svg:viewBox="0 0 123 102" svg:d="M99 102l-99-29 4-15 14 4c-8-11-10-23-6-36 1-6 4-11 8-15 3-5 7-8 12-10 4-1 8-1 14-1 3 1 8 1 16 4l61 18-5 17-60-18c-7-2-13-3-16-3-4 1-8 2-11 5-3 2-5 7-6 11-2 7-2 14 1 20 4 6 11 11 24 16l54 15z"><text:p/></draw:path><draw:path draw:style-name="gr490" draw:text-style-name="P28" svg:width="0.0571in" svg:height="0.0457in" svg:x="3.7937in" svg:y="2.4693in" svg:viewBox="0 0 146 117" svg:d="M99 115l7-17c5 2 10 1 13-2 5-2 8-8 10-15 2-8 3-14 0-19-1-5-4-9-9-12-3-2-10-4-21-8 6 10 7 21 4 31-4 14-12 23-24 28-11 4-25 4-38 0-10-3-18-7-25-12-7-6-12-13-14-21-3-8-3-15 0-24 4-12 11-20 23-25l-12-4 4-15 86 25c15 5 25 9 31 14 5 5 9 12 11 20 1 8 1 16-2 27-4 11-9 20-16 26-8 5-17 6-28 3zM44 84c13 4 24 4 31 1s12-9 14-17 2-15-2-22c-5-7-13-12-26-16-12-4-22-4-29 0-8 4-13 9-16 16-2 8-1 15 4 22s12 13 24 16z"><text:p/></draw:path><draw:path draw:style-name="gr491" draw:text-style-name="P28" svg:width="0.0425in" svg:height="0.035in" svg:x="3.8051in" svg:y="2.435in" svg:viewBox="0 0 109 90" svg:d="M62 90l3-18c7 2 13 0 17-2 5-4 9-9 11-17 2-7 3-13 1-18-3-4-6-7-10-8-4-2-8 0-11 3-2 2-5 7-10 15-7 11-12 18-16 23-3 4-8 6-13 7-4 2-9 2-14 0-5-1-8-3-12-6-2-4-4-7-6-11-1-3-2-7-2-12s1-10 2-15c2-8 6-14 9-19 4-6 9-8 14-11 5-1 10-2 17 0l-3 17c-5-1-10 0-14 2-4 3-7 7-9 14s-3 12-1 17c2 3 5 6 8 7 2 0 4 0 7 0 2-1 4-2 6-5 1-2 4-6 8-13 7-10 12-17 15-22 4-4 8-7 12-9 5-1 10-1 16 0 5 2 10 5 14 10 5 4 7 10 7 17 2 7 1 14-2 22-3 12-9 22-16 26-8 5-17 7-28 6z"><text:p/></draw:path></draw:g><draw:path draw:style-name="gr492" draw:text-style-name="P28" svg:width="0.1756in" svg:height="0in" svg:x="3.6583in" svg:y="3.5154in" svg:viewBox="0 0 447 0" svg:d="M0 0c149 0 298 0 447 0"><text:p/></draw:path><draw:g draw:style-name="gr2"><draw:path draw:style-name="gr493" draw:text-style-name="P32" svg:width="0.3866in" svg:height="0.2106in" svg:x="4.2559in" svg:y="3.4098in" svg:viewBox="0 0 983 536" svg:d="M0 536c0-179 0-357 0-536 328 0 655 0 983 0 0 179 0 357 0 536-328 0-655 0-983 0z"><text:p/></draw:path><draw:path draw:style-name="gr494" draw:text-style-name="P32" svg:width="0.0193in" svg:height="0.0551in" svg:x="4.2756in" svg:y="3.4866in" svg:viewBox="0 0 50 141" svg:d="M48 124l2 16c-5 1-9 1-13 1-7 0-12 0-15-2-3-3-6-5-7-9-2-3-2-10-2-20v-61h-13v-13h13v-25l17-11v36h18v13h-18v61c0 5 0 8 1 10 1 1 2 2 3 3 2 1 3 1 6 1 2 0 4 0 8 0z"><text:p/></draw:path><draw:path draw:style-name="gr495" draw:text-style-name="P32" svg:width="0.0327in" svg:height="0.0555in" svg:x="4.3016in" svg:y="3.4854in" svg:viewBox="0 0 84 142" svg:d="M0 142v-142h18v51c8-10 18-14 31-14 7 0 14 1 19 4 6 3 9 8 12 12 2 6 4 14 4 24v65h-18v-65c0-10-2-16-5-19-4-5-10-7-17-7-5 0-10 2-14 5-5 2-7 6-10 10-2 5-2 11-2 20v56z"><text:p/></draw:path><draw:path draw:style-name="gr496" draw:text-style-name="P32" svg:width="0.0374in" svg:height="0.0421in" svg:x="4.3425in" svg:y="3.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497" draw:text-style-name="P32" svg:width="0.0213in" svg:height="0.0409in" svg:x="4.3886in" svg:y="3.5in" svg:viewBox="0 0 55 105" svg:d="M0 105v-103h15v16c5-7 8-12 11-14 4-3 7-4 11-4 6 0 12 2 18 6l-6 16c-4-2-8-4-12-4s-7 2-10 4-5 5-7 9c-2 6-2 13-2 20v54z"><text:p/></draw:path><draw:path draw:style-name="gr498" draw:text-style-name="P32" svg:width="0.0547in" svg:height="0.0409in" svg:x="4.4142in" svg:y="3.5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499" draw:text-style-name="P32" svg:width="0.0067in" svg:height="0.0555in" svg:x="4.4811in" svg:y="3.4854in" svg:viewBox="0 0 18 142" svg:d="M0 20c0-7 0-13 0-20 6 0 12 0 18 0 0 7 0 13 0 20-6 0-12 0-18 0zM0 142c0-34 0-69 0-103 6 0 12 0 18 0 0 34 0 69 0 103-6 0-12 0-18 0z"><text:p/></draw:path><draw:path draw:style-name="gr500" draw:text-style-name="P32" svg:width="0.0327in" svg:height="0.0421in" svg:x="4.4961in" svg:y="3.5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501" draw:text-style-name="P32" svg:width="0.0193in" svg:height="0.0551in" svg:x="4.5346in" svg:y="3.4866in" svg:viewBox="0 0 50 141" svg:d="M48 124l2 16c-5 1-9 1-13 1-7 0-12 0-15-2-3-3-6-5-7-9-2-3-2-10-2-20v-61h-13v-13h13v-25l17-11v36h18v13h-18v61c0 5 0 8 1 10 1 1 2 2 3 3 2 1 3 1 6 1 2 0 4 0 8 0z"><text:p/></draw:path><draw:path draw:style-name="gr502" draw:text-style-name="P32" svg:width="0.0374in" svg:height="0.0421in" svg:x="4.5579in" svg:y="3.5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503" draw:text-style-name="P32" svg:width="0.0213in" svg:height="0.0409in" svg:x="4.6043in" svg:y="3.5in" svg:viewBox="0 0 55 105" svg:d="M0 105v-103h15v16c5-7 8-12 11-14 4-3 7-4 11-4 6 0 12 2 18 6l-6 16c-4-2-8-4-12-4s-7 2-10 4-5 5-7 9c-2 6-2 13-2 20v54z"><text:p/></draw:path></draw:g><draw:g draw:style-name="gr2"><draw:path draw:style-name="gr504" draw:text-style-name="P32" svg:width="0.2457in" svg:height="0.2106in" svg:x="3.8339in" svg:y="3.4098in" svg:viewBox="0 0 625 536" svg:d="M0 536c0-179 0-357 0-536 208 0 417 0 625 0 0 179 0 357 0 536-208 0-417 0-625 0z"><text:p/></draw:path><draw:path draw:style-name="gr505" draw:text-style-name="P32" svg:width="0.0516in" svg:height="0.0555in" svg:x="3.874in" svg:y="3.4854in" svg:viewBox="0 0 132 142" svg:d="M0 142l53-142h22l57 142h-21l-16-43h-60l-15 43zM40 84h49l-15-40c-4-12-8-22-10-29-2 9-5 18-8 27z"><text:p/></draw:path><draw:path draw:style-name="gr506" draw:text-style-name="P32" svg:width="0.0457in" svg:height="0.0555in" svg:x="3.9339in" svg:y="3.4854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507" draw:text-style-name="P32" svg:width="0.0496in" svg:height="0.0571in" svg:x="3.987in" svg:y="3.4846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/draw:g><draw:path draw:style-name="gr508" draw:text-style-name="P28" svg:width="0.1756in" svg:height="0in" svg:x="4.0803in" svg:y="3.5154in" svg:viewBox="0 0 447 0" svg:d="M0 0c149 0 298 0 447 0"><text:p/></draw:path><draw:g draw:style-name="gr2"><draw:path draw:style-name="gr509" draw:text-style-name="P32" svg:width="0.3866in" svg:height="0.2106in" svg:x="4.2559in" svg:y="3.6909in" svg:viewBox="0 0 983 536" svg:d="M0 536c0-179 0-357 0-536 328 0 655 0 983 0 0 179 0 357 0 536-328 0-655 0-983 0z"><text:p/></draw:path><draw:path draw:style-name="gr510" draw:text-style-name="P32" svg:width="0.0346in" svg:height="0.0563in" svg:x="4.3681in" svg:y="3.7669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511" draw:text-style-name="P32" svg:width="0.0213in" svg:height="0.0409in" svg:x="4.4138in" svg:y="3.7811in" svg:viewBox="0 0 55 105" svg:d="M0 105v-103h15v16c5-7 8-12 11-14 4-3 7-4 11-4 6 0 12 2 18 6l-6 16c-4-2-8-4-12-4s-7 2-10 4-5 5-7 9c-2 6-2 13-2 20v54z"><text:p/></draw:path><draw:path draw:style-name="gr512" draw:text-style-name="P32" svg:width="0.0067in" svg:height="0.0555in" svg:x="4.4398in" svg:y="3.7669in" svg:viewBox="0 0 18 142" svg:d="M0 20c0-7 0-13 0-20 6 0 12 0 18 0 0 7 0 13 0 20-6 0-12 0-18 0zM0 142c0-34 0-69 0-103 6 0 12 0 18 0 0 34 0 69 0 103-6 0-12 0-18 0z"><text:p/></draw:path><draw:path draw:style-name="gr513" draw:text-style-name="P32" svg:width="0.037in" svg:height="0.0402in" svg:x="4.4528in" svg:y="3.7819in" svg:viewBox="0 0 95 103" svg:d="M39 103l-39-103h19l22 62c2 7 5 13 7 21 1-6 3-12 6-20l22-63h19l-38 103z"><text:p/></draw:path><draw:path draw:style-name="gr514" draw:text-style-name="P32" svg:width="0.0374in" svg:height="0.0421in" svg:x="4.4933in" svg:y="3.7811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515" draw:text-style-name="P32" svg:width="0.2457in" svg:height="0.2106in" svg:x="3.8339in" svg:y="3.6909in" svg:viewBox="0 0 625 536" svg:d="M0 536c0-179 0-357 0-536 208 0 417 0 625 0 0 179 0 357 0 536-208 0-417 0-625 0z"><text:p/></draw:path><draw:path draw:style-name="gr516" draw:text-style-name="P32" svg:width="0.0441in" svg:height="0.0571in" svg:x="3.8957in" svg:y="3.722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517" draw:text-style-name="P32" svg:width="0.0713in" svg:height="0.0555in" svg:x="3.9457in" svg:y="3.7228in" svg:viewBox="0 0 182 142" svg:d="M37 142l-37-142h20l20 94c3 9 5 18 7 28 4-15 6-24 6-26l27-96h24l19 72c5 18 9 35 11 50 2-9 5-19 7-31l22-91h19l-37 142h-21l-28-108c-3-9-5-15-5-17-2 7-3 12-4 17l-30 108z"><text:p/></draw:path><draw:path draw:style-name="gr518" draw:text-style-name="P32" svg:width="0.0417in" svg:height="0.0555in" svg:x="3.8661in" svg:y="3.8106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519" draw:text-style-name="P32" svg:width="0.0713in" svg:height="0.0555in" svg:x="3.9134in" svg:y="3.8106in" svg:viewBox="0 0 182 142" svg:d="M37 142l-37-142h20l20 94c3 9 5 18 7 28 4-15 6-24 6-26l27-96h24l19 72c5 18 9 35 11 50 2-9 5-19 7-31l22-91h19l-37 142h-21l-28-108c-3-9-5-15-5-17-2 7-3 12-4 17l-30 108z"><text:p/></draw:path><draw:path draw:style-name="gr520" draw:text-style-name="P32" svg:width="0.0535in" svg:height="0.0555in" svg:x="3.9953in" svg:y="3.8106in" svg:viewBox="0 0 137 142" svg:d="M0 142v-142h29l34 101c2 9 5 16 7 21 1-6 4-13 7-24l35-98h25v142h-19v-119l-41 119h-17l-41-120v120z"><text:p/></draw:path></draw:g><draw:path draw:style-name="gr521" draw:text-style-name="P30" svg:width="0.1756in" svg:height="0in" svg:x="3.6583in" svg:y="3.7965in" svg:viewBox="0 0 447 0" svg:d="M0 0c149 0 298 0 447 0"><text:p/></draw:path><draw:path draw:style-name="gr522" draw:text-style-name="P30" svg:width="0.1756in" svg:height="0in" svg:x="4.0803in" svg:y="3.7965in" svg:viewBox="0 0 447 0" svg:d="M0 0c149 0 298 0 447 0"><text:p/></draw:path><draw:path draw:style-name="gr523" draw:text-style-name="P28" svg:width="0.1756in" svg:height="0in" svg:x="4.6429in" svg:y="3.5154in" svg:viewBox="0 0 447 0" svg:d="M0 0c149 0 298 0 447 0"><text:p/></draw:path><draw:path draw:style-name="gr524" draw:text-style-name="P30" svg:width="0.1756in" svg:height="0in" svg:x="4.6429in" svg:y="3.7965in" svg:viewBox="0 0 447 0" svg:d="M0 0c149 0 298 0 447 0"><text:p/></draw:path><draw:g draw:style-name="gr2"><draw:path draw:style-name="gr525" draw:text-style-name="P32" svg:width="0.4571in" svg:height="0.4917in" svg:x="4.8189in" svg:y="3.4098in" svg:viewBox="0 0 1162 1250" svg:d="M0 1250c0-417 0-833 0-1250 387 0 775 0 1162 0 0 417 0 833 0 1250-387 0-775 0-1162 0z"><text:p/></draw:path><draw:path draw:style-name="gr526" draw:text-style-name="P32" svg:width="0.0327in" svg:height="0.0555in" svg:x="4.9984in" svg:y="3.5823in" svg:viewBox="0 0 84 142" svg:d="M0 142v-142h18v51c8-10 18-14 31-14 7 0 14 1 19 4 6 3 9 8 12 12 2 6 4 14 4 24v65h-18v-65c0-10-2-16-5-19-4-5-10-7-17-7-5 0-10 2-14 5-5 2-7 6-10 10-2 5-2 11-2 20v56z"><text:p/></draw:path><draw:path draw:style-name="gr527" draw:text-style-name="P32" svg:width="0.0374in" svg:height="0.0421in" svg:x="5.039in" svg:y="3.5965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528" draw:text-style-name="P32" svg:width="0.0193in" svg:height="0.0551in" svg:x="5.0811in" svg:y="3.5835in" svg:viewBox="0 0 50 141" svg:d="M48 124l2 16c-5 1-9 1-13 1-7 0-12 0-15-2-3-3-6-5-7-9-2-3-2-10-2-20v-61h-13v-13h13v-25l17-11v36h18v13h-18v61c0 5 0 8 1 10 1 1 2 2 3 3 2 1 3 1 6 1 2 0 4 0 8 0z"><text:p/></draw:path><draw:path draw:style-name="gr529" draw:text-style-name="P32" svg:width="0.0374in" svg:height="0.0421in" svg:x="4.9854in" svg:y="3.6846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530" draw:text-style-name="P32" svg:width="0.0327in" svg:height="0.0409in" svg:x="5.0315in" svg:y="3.6846in" svg:viewBox="0 0 84 105" svg:d="M0 105v-103h16v15c8-11 18-17 33-17 6 0 12 1 16 4 6 2 10 4 12 8 3 3 5 8 6 13 1 3 1 9 1 17v63h-18v-63c0-7-1-12-2-15-1-4-3-7-7-9s-8-3-12-3c-8 0-14 2-20 7-5 5-7 14-7 27v56z"><text:p/></draw:path><draw:path draw:style-name="gr531" draw:text-style-name="P32" svg:width="0.0346in" svg:height="0.0563in" svg:x="5.072in" svg:y="3.6701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/draw:g><draw:g draw:style-name="gr2"><draw:path draw:style-name="gr532" draw:text-style-name="P33" svg:width="0.1646in" svg:height="0.0213in" svg:x="3.8665in" svg:y="4.0445in" svg:viewBox="0 0 419 55" svg:d="M0 55c0-18 0-37 0-55 18 0 37 0 55 0 0 18 0 37 0 55-18 0-37 0-55 0zM182 55c0-18 0-37 0-55 19 0 37 0 55 0 0 18 0 37 0 55-18 0-36 0-55 0zM364 55c0-18 0-37 0-55 19 0 37 0 55 0 0 18 0 37 0 55-18 0-36 0-55 0z"><text:p/></draw:path><draw:path draw:style-name="gr533" draw:text-style-name="P33" svg:width="0.1646in" svg:height="0.0213in" svg:x="4.3803in" svg:y="4.0445in" svg:viewBox="0 0 419 55" svg:d="M0 55c0-18 0-37 0-55 18 0 37 0 55 0 0 18 0 37 0 55-18 0-37 0-55 0zM182 55c0-18 0-37 0-55 19 0 37 0 55 0 0 18 0 37 0 55-18 0-36 0-55 0zM364 55c0-18 0-37 0-55 19 0 37 0 55 0 0 18 0 37 0 55-18 0-36 0-55 0z"><text:p/></draw:path><draw:path draw:style-name="gr534" draw:text-style-name="P33" svg:width="0.0213in" svg:height="0.0213in" svg:x="4.9476in" svg:y="4.0445in" svg:viewBox="0 0 55 55" svg:d="M0 55c0-18 0-37 0-55 18 0 37 0 55 0 0 18 0 37 0 55-18 0-37 0-55 0z"><text:p/></draw:path><draw:path draw:style-name="gr535" draw:text-style-name="P33" svg:width="0.0213in" svg:height="0.0213in" svg:x="5.0075in" svg:y="4.0445in" svg:viewBox="0 0 55 55" svg:d="M0 55c0-18 0-37 0-55 18 0 37 0 55 0 0 18 0 37 0 55-18 0-37 0-55 0z"><text:p/></draw:path><draw:path draw:style-name="gr536" draw:text-style-name="P33" svg:width="0.0213in" svg:height="0.0213in" svg:x="5.0673in" svg:y="4.0445in" svg:viewBox="0 0 55 55" svg:d="M0 55c0-18 0-37 0-55 18 0 37 0 55 0 0 18 0 37 0 55-18 0-37 0-55 0z"><text:p/></draw:path></draw:g><draw:g draw:style-name="gr2"><draw:path draw:style-name="gr537" draw:text-style-name="P28" svg:width="0.4571in" svg:height="0.3512in" svg:x="3.2358in" svg:y="2.2146in" svg:viewBox="0 0 1162 893" svg:d="M0 893c0-298 0-596 0-893 387 0 775 0 1162 0 0 297 0 595 0 893-387 0-775 0-1162 0z"><text:p/></draw:path><draw:path draw:style-name="gr538" draw:text-style-name="P28" svg:width="0.0232in" svg:height="0.0563in" svg:x="3.411in" svg:y="2.3157in" svg:viewBox="0 0 60 144" svg:d="M15 144v-90h-15v-13h15v-11c0-7 0-12 2-15 1-4 4-8 8-11 5-3 11-4 19-4 5 0 10 1 16 2l-3 16c-4-1-7-1-10-1-5 0-9 1-11 3s-4 6-4 12v9h20v13h-20v90z"><text:p/></draw:path><draw:path draw:style-name="gr539" draw:text-style-name="P28" svg:width="0.037in" svg:height="0.0421in" svg:x="3.435in" svg:y="2.3311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540" draw:text-style-name="P28" svg:width="0.0327in" svg:height="0.0409in" svg:x="3.4807in" svg:y="2.3311in" svg:viewBox="0 0 84 105" svg:d="M0 105v-103h16v15c8-11 18-17 33-17 6 0 12 1 16 4 6 2 10 4 12 8 3 3 5 8 6 13 1 3 1 9 1 17v63h-18v-63c0-7-1-12-2-15-1-4-3-7-7-9s-8-3-12-3c-8 0-14 2-20 7-5 5-7 14-7 27v56z"><text:p/></draw:path><draw:path draw:style-name="gr541" draw:text-style-name="P28" svg:width="0.035in" svg:height="0.0421in" svg:x="3.3063in" svg:y="2.4189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542" draw:text-style-name="P28" svg:width="0.0374in" svg:height="0.0421in" svg:x="3.3457in" svg:y="2.4189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543" draw:text-style-name="P28" svg:width="0.0327in" svg:height="0.0409in" svg:x="3.3917in" svg:y="2.4189in" svg:viewBox="0 0 84 105" svg:d="M0 105v-103h16v15c8-11 18-17 33-17 6 0 12 1 16 4 6 2 10 4 12 8 3 3 5 8 6 13 1 3 1 9 1 17v63h-18v-63c0-7-1-12-2-15-1-4-3-7-7-9s-8-3-12-3c-8 0-14 2-20 7-5 5-7 14-7 27v56z"><text:p/></draw:path><draw:path draw:style-name="gr544" draw:text-style-name="P28" svg:width="0.0193in" svg:height="0.0551in" svg:x="3.4311in" svg:y="2.4059in" svg:viewBox="0 0 50 141" svg:d="M48 124l2 16c-5 1-9 1-13 1-7 0-12 0-15-2-3-3-6-5-7-9-2-3-2-10-2-20v-61h-13v-13h13v-25l17-11v36h18v13h-18v61c0 5 0 8 1 10 1 1 2 2 3 3 2 1 3 1 6 1 2 0 4 0 8 0z"><text:p/></draw:path><draw:path draw:style-name="gr545" draw:text-style-name="P28" svg:width="0.0213in" svg:height="0.0409in" svg:x="3.4575in" svg:y="2.4189in" svg:viewBox="0 0 55 105" svg:d="M0 105v-103h15v16c5-7 8-12 11-14 4-3 7-4 11-4 6 0 12 2 18 6l-6 16c-4-2-8-4-12-4s-7 2-10 4-5 5-7 9c-2 6-2 13-2 20v54z"><text:p/></draw:path><draw:path draw:style-name="gr546" draw:text-style-name="P28" svg:width="0.0374in" svg:height="0.0421in" svg:x="3.4807in" svg:y="2.4189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547" draw:text-style-name="P28" svg:width="0.0067in" svg:height="0.0555in" svg:x="3.5264in" svg:y="2.4047in" svg:viewBox="0 0 18 142" svg:d="M0 142c0-47 0-95 0-142 6 0 12 0 18 0 0 47 0 95 0 142-6 0-12 0-18 0z"><text:p/></draw:path><draw:path draw:style-name="gr548" draw:text-style-name="P28" svg:width="0.0067in" svg:height="0.0555in" svg:x="3.5441in" svg:y="2.4047in" svg:viewBox="0 0 18 142" svg:d="M0 142c0-47 0-95 0-142 6 0 12 0 18 0 0 47 0 95 0 142-6 0-12 0-18 0z"><text:p/></draw:path><draw:path draw:style-name="gr549" draw:text-style-name="P28" svg:width="0.0374in" svg:height="0.0421in" svg:x="3.5591in" svg:y="2.418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550" draw:text-style-name="P28" svg:width="0.0213in" svg:height="0.0409in" svg:x="3.6051in" svg:y="2.4189in" svg:viewBox="0 0 55 105" svg:d="M0 105v-103h15v16c5-7 8-12 11-14 4-3 7-4 11-4 6 0 12 2 18 6l-6 16c-4-2-8-4-12-4s-7 2-10 4-5 5-7 9c-2 6-2 13-2 20v54z"><text:p/></draw:path></draw:g><draw:path draw:style-name="gr551" draw:text-style-name="P30" svg:width="0.0701in" svg:height="0.5268in" svg:x="3.7638in" svg:y="1.7224in" svg:viewBox="0 0 179 1339" svg:d="M179 1339c-60-446-119-893-179-1339"><text:p/></draw:path><draw:path draw:style-name="gr552" draw:text-style-name="P28" svg:width="0.2811in" svg:height="0.1752in" svg:x="3.6933in" svg:y="2.1441in" svg:viewBox="0 0 715 446" svg:d="M0 446c238-149 476-297 715-446"><text:p/></draw:path><draw:g draw:style-name="gr2"><draw:path draw:style-name="gr553" draw:text-style-name="P32" svg:width="0.3866in" svg:height="0.2106in" svg:x="4.3969in" svg:y="2.0386in" svg:viewBox="0 0 983 536" svg:d="M0 536c0-179 0-357 0-536 328 0 655 0 983 0 0 179 0 357 0 536-328 0-655 0-983 0z"><text:p/></draw:path><draw:path draw:style-name="gr554" draw:text-style-name="P32" svg:width="0.0484in" svg:height="0.0555in" svg:x="4.5098in" svg:y="2.0705in" svg:viewBox="0 0 124 142" svg:d="M0 142v-142h63c12 0 22 1 28 4 7 2 12 7 17 14 3 6 5 13 5 21 0 10-3 18-10 25-6 7-16 11-30 13 5 3 9 5 11 7 5 6 11 12 15 19l25 39h-23l-19-30c-5-8-10-14-13-19-4-4-6-8-9-10-3-1-6-3-9-4-2 0-5 0-10 0h-22v63zM19 62h40c9 0 16-1 20-3 5-1 9-4 12-8 2-4 3-8 3-13 0-6-2-12-7-16s-12-7-23-7h-45z"><text:p/></draw:path><draw:path draw:style-name="gr555" draw:text-style-name="P32" svg:width="0.0417in" svg:height="0.0555in" svg:x="4.5661in" svg:y="2.0705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556" draw:text-style-name="P32" svg:width="0.0535in" svg:height="0.0555in" svg:x="4.6181in" svg:y="2.0705in" svg:viewBox="0 0 137 142" svg:d="M0 142v-142h29l34 101c2 9 5 16 7 21 1-6 4-13 7-24l35-98h25v142h-19v-119l-41 119h-17l-41-120v120z"><text:p/></draw:path><draw:path draw:style-name="gr557" draw:text-style-name="P32" svg:width="0.0327in" svg:height="0.0421in" svg:x="4.4752in" svg:y="2.172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558" draw:text-style-name="P32" svg:width="0.0374in" svg:height="0.0421in" svg:x="4.515in" svg:y="2.1728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559" draw:text-style-name="P32" svg:width="0.0327in" svg:height="0.0409in" svg:x="4.561in" svg:y="2.1728in" svg:viewBox="0 0 84 105" svg:d="M0 105v-103h16v15c8-11 18-17 33-17 6 0 12 1 16 4 6 2 10 4 12 8 3 3 5 8 6 13 1 3 1 9 1 17v63h-18v-63c0-7-1-12-2-15-1-4-3-7-7-9s-8-3-12-3c-8 0-14 2-20 7-5 5-7 14-7 27v56z"><text:p/></draw:path><draw:path draw:style-name="gr560" draw:text-style-name="P32" svg:width="0.0327in" svg:height="0.0421in" svg:x="4.6016in" svg:y="2.1728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561" draw:text-style-name="P32" svg:width="0.0374in" svg:height="0.0421in" svg:x="4.6413in" svg:y="2.1728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562" draw:text-style-name="P32" svg:width="0.0213in" svg:height="0.0409in" svg:x="4.6874in" svg:y="2.1728in" svg:viewBox="0 0 55 105" svg:d="M0 105v-103h15v16c5-7 8-12 11-14 4-3 7-4 11-4 6 0 12 2 18 6l-6 16c-4-2-8-4-12-4s-7 2-10 4-5 5-7 9c-2 6-2 13-2 20v54z"><text:p/></draw:path></draw:g><draw:g draw:style-name="gr2"><draw:path draw:style-name="gr563" draw:text-style-name="P32" svg:width="0.2457in" svg:height="0.2106in" svg:x="3.9748in" svg:y="2.0386in" svg:viewBox="0 0 625 536" svg:d="M0 536c0-179 0-357 0-536 208 0 417 0 625 0 0 179 0 357 0 536-208 0-417 0-625 0z"><text:p/></draw:path><draw:path draw:style-name="gr564" draw:text-style-name="P32" svg:width="0.0496in" svg:height="0.0571in" svg:x="4.0228in" svg:y="2.0697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draw:path draw:style-name="gr565" draw:text-style-name="P32" svg:width="0.0433in" svg:height="0.0555in" svg:x="4.0819in" svg:y="2.0705in" svg:viewBox="0 0 111 142" svg:d="M0 142c0-47 0-95 0-142 7 0 13 0 20 0 24 37 48 72 72 109 0-37 0-72 0-109 6 0 13 0 19 0 0 47 0 95 0 142-7 0-13 0-20 0-24-37-48-72-72-109 0 37 0 72 0 109-6 0-13 0-19 0z"><text:p/></draw:path><draw:path draw:style-name="gr566" draw:text-style-name="P32" svg:width="0.0217in" svg:height="0.0571in" svg:x="4.1543in" svg:y="2.0697in" svg:viewBox="0 0 56 146" svg:d="M0 146c14-48 27-97 42-146 4 0 9 0 14 0-14 49-28 98-42 146-5 0-9 0-14 0z"><text:p/></draw:path><draw:path draw:style-name="gr567" draw:text-style-name="P32" svg:width="0.0512in" svg:height="0.0571in" svg:x="4.0035in" svg:y="2.1579in" svg:viewBox="0 0 131 146" svg:d="M71 89v-17h60v52c-9 7-19 13-28 17-10 3-21 5-31 5-14 0-26-3-38-9-11-6-19-14-26-25-5-11-8-24-8-38s3-27 8-39c6-12 15-20 26-27 10-5 23-8 37-8 10 0 19 1 27 5 9 3 15 8 20 14 4 6 8 14 11 23l-18 5c-2-7-5-13-8-17s-7-7-13-10c-6-2-13-3-20-3-8 0-15 1-21 4-7 2-12 6-16 10-3 4-6 9-8 14-4 8-6 18-6 28 0 13 2 23 6 32 5 8 11 14 19 18 9 4 17 6 27 6 8 0 16-1 23-5 8-2 14-6 18-9v-26z"><text:p/></draw:path><draw:path draw:style-name="gr568" draw:text-style-name="P32" svg:width="0.0417in" svg:height="0.0555in" svg:x="4.0665in" svg:y="2.1587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569" draw:text-style-name="P32" svg:width="0.0071in" svg:height="0.0555in" svg:x="4.1201in" svg:y="2.1587in" svg:viewBox="0 0 19 142" svg:d="M0 142c0-47 0-95 0-142 6 0 13 0 19 0 0 47 0 95 0 142-6 0-13 0-19 0z"><text:p/></draw:path><draw:path draw:style-name="gr570" draw:text-style-name="P32" svg:width="0.0531in" svg:height="0.0571in" svg:x="4.139in" svg:y="2.1579in" svg:viewBox="0 0 136 146" svg:d="M0 75c0-24 6-42 19-55 13-14 29-20 49-20 13 0 25 3 35 9 11 6 19 16 24 26 6 11 9 24 9 38 0 15-3 28-9 39s-14 19-24 26c-12 5-23 8-35 8-13 0-25-3-36-10-10-6-19-14-24-26-5-11-8-23-8-35zM19 75c0 17 5 30 14 40 9 9 20 14 35 14 14 0 26-5 35-14 9-10 14-24 14-42 0-11-2-21-6-29-4-9-10-15-17-20-8-5-17-7-26-7-13 0-25 4-34 13-10 9-15 24-15 45z"><text:p/></draw:path></draw:g><draw:path draw:style-name="gr571" draw:text-style-name="P28" svg:width="0.1756in" svg:height="0in" svg:x="4.2209in" svg:y="2.1441in" svg:viewBox="0 0 447 0" svg:d="M0 0c149 0 298 0 447 0"><text:p/></draw:path><draw:g draw:style-name="gr2"><draw:path draw:style-name="gr572" draw:text-style-name="P32" svg:width="0.3866in" svg:height="0.2106in" svg:x="4.3969in" svg:y="2.3201in" svg:viewBox="0 0 983 536" svg:d="M0 536c0-179 0-357 0-536 328 0 655 0 983 0 0 179 0 357 0 536-328 0-655 0-983 0z"><text:p/></draw:path><draw:path draw:style-name="gr573" draw:text-style-name="P32" svg:width="0.0346in" svg:height="0.0563in" svg:x="4.5087in" svg:y="2.3957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574" draw:text-style-name="P32" svg:width="0.0213in" svg:height="0.0409in" svg:x="4.5547in" svg:y="2.4102in" svg:viewBox="0 0 55 105" svg:d="M0 105v-103h15v16c5-7 8-12 11-14 4-3 7-4 11-4 6 0 12 2 18 6l-6 16c-4-2-8-4-12-4s-7 2-10 4-5 5-7 9c-2 6-2 13-2 20v54z"><text:p/></draw:path><draw:path draw:style-name="gr575" draw:text-style-name="P32" svg:width="0.0067in" svg:height="0.0555in" svg:x="4.5803in" svg:y="2.3957in" svg:viewBox="0 0 18 142" svg:d="M0 20c0-7 0-13 0-20 6 0 12 0 18 0 0 7 0 13 0 20-6 0-12 0-18 0zM0 142c0-34 0-69 0-103 6 0 12 0 18 0 0 34 0 69 0 103-6 0-12 0-18 0z"><text:p/></draw:path><draw:path draw:style-name="gr576" draw:text-style-name="P32" svg:width="0.037in" svg:height="0.0402in" svg:x="4.5933in" svg:y="2.411in" svg:viewBox="0 0 95 103" svg:d="M39 103l-39-103h19l22 62c2 7 5 13 7 21 1-6 3-12 6-20l22-63h19l-38 103z"><text:p/></draw:path><draw:path draw:style-name="gr577" draw:text-style-name="P32" svg:width="0.0374in" svg:height="0.0421in" svg:x="4.6343in" svg:y="2.410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578" draw:text-style-name="P32" svg:width="0.2457in" svg:height="0.2106in" svg:x="3.9748in" svg:y="2.3201in" svg:viewBox="0 0 625 536" svg:d="M0 536c0-179 0-357 0-536 208 0 417 0 625 0 0 179 0 357 0 536-208 0-417 0-625 0z"><text:p/></draw:path><draw:path draw:style-name="gr579" draw:text-style-name="P32" svg:width="0.0531in" svg:height="0.0571in" svg:x="4.0429in" svg:y="2.3512in" svg:viewBox="0 0 136 146" svg:d="M0 75c0-24 6-42 19-55 13-14 29-20 49-20 13 0 25 3 35 9 11 6 19 16 24 26 6 11 9 24 9 38 0 15-3 28-9 39s-14 19-24 26c-12 5-23 8-35 8-13 0-25-3-36-10-10-6-19-14-24-26-5-11-8-23-8-35zM19 75c0 17 5 30 14 40 9 9 20 14 35 14 14 0 26-5 35-14 9-10 14-24 14-42 0-11-2-21-6-29-4-9-10-15-17-20-8-5-17-7-26-7-13 0-25 4-34 13-10 9-15 24-15 45z"><text:p/></draw:path><draw:path draw:style-name="gr580" draw:text-style-name="P32" svg:width="0.0496in" svg:height="0.0571in" svg:x="4.1035in" svg:y="2.3512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draw:path draw:style-name="gr581" draw:text-style-name="P32" svg:width="0.0417in" svg:height="0.0555in" svg:x="4.0067in" svg:y="2.4398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582" draw:text-style-name="P32" svg:width="0.0713in" svg:height="0.0555in" svg:x="4.0543in" svg:y="2.4398in" svg:viewBox="0 0 182 142" svg:d="M37 142l-37-142h20l20 94c3 9 5 18 7 28 4-15 6-24 6-26l27-96h24l19 72c5 18 9 35 11 50 2-9 5-19 7-31l22-91h19l-37 142h-21l-28-108c-3-9-5-15-5-17-2 7-3 12-4 17l-30 108z"><text:p/></draw:path><draw:path draw:style-name="gr583" draw:text-style-name="P32" svg:width="0.0535in" svg:height="0.0555in" svg:x="4.1362in" svg:y="2.4398in" svg:viewBox="0 0 137 142" svg:d="M0 142v-142h29l34 101c2 9 5 16 7 21 1-6 4-13 7-24l35-98h25v142h-19v-119l-41 119h-17l-41-120v120z"><text:p/></draw:path></draw:g><draw:path draw:style-name="gr584" draw:text-style-name="P30" svg:width="0.2811in" svg:height="0in" svg:x="3.6933in" svg:y="2.4256in" svg:viewBox="0 0 715 0" svg:d="M0 0c238 0 476 0 715 0"><text:p/></draw:path><draw:path draw:style-name="gr585" draw:text-style-name="P30" svg:width="0.1756in" svg:height="0in" svg:x="4.2209in" svg:y="2.4256in" svg:viewBox="0 0 447 0" svg:d="M0 0c149 0 298 0 447 0"><text:p/></draw:path><draw:path draw:style-name="gr586" draw:text-style-name="P28" svg:width="0.1756in" svg:height="0in" svg:x="4.7839in" svg:y="2.1441in" svg:viewBox="0 0 447 0" svg:d="M0 0c149 0 298 0 447 0"><text:p/></draw:path><draw:path draw:style-name="gr587" draw:text-style-name="P30" svg:width="0.1756in" svg:height="0in" svg:x="4.7839in" svg:y="2.4256in" svg:viewBox="0 0 447 0" svg:d="M0 0c149 0 298 0 447 0"><text:p/></draw:path><draw:g draw:style-name="gr2"><draw:path draw:style-name="gr588" draw:text-style-name="P32" svg:width="0.4571in" svg:height="0.4917in" svg:x="4.9594in" svg:y="2.0386in" svg:viewBox="0 0 1162 1250" svg:d="M0 1250c0-417 0-833 0-1250 387 0 775 0 1162 0 0 417 0 833 0 1250-387 0-775 0-1162 0z"><text:p/></draw:path><draw:path draw:style-name="gr589" draw:text-style-name="P32" svg:width="0.0232in" svg:height="0.0563in" svg:x="5.1346in" svg:y="2.2543in" svg:viewBox="0 0 60 144" svg:d="M15 144v-90h-15v-13h15v-11c0-7 0-12 2-15 1-4 4-8 8-11 5-3 11-4 19-4 5 0 10 1 16 2l-3 16c-4-1-7-1-10-1-5 0-9 1-11 3s-4 6-4 12v9h20v13h-20v90z"><text:p/></draw:path><draw:path draw:style-name="gr590" draw:text-style-name="P32" svg:width="0.037in" svg:height="0.0421in" svg:x="5.1591in" svg:y="2.2697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591" draw:text-style-name="P32" svg:width="0.0327in" svg:height="0.0409in" svg:x="5.2047in" svg:y="2.2697in" svg:viewBox="0 0 84 105" svg:d="M0 105v-103h16v15c8-11 18-17 33-17 6 0 12 1 16 4 6 2 10 4 12 8 3 3 5 8 6 13 1 3 1 9 1 17v63h-18v-63c0-7-1-12-2-15-1-4-3-7-7-9s-8-3-12-3c-8 0-14 2-20 7-5 5-7 14-7 27v56z"><text:p/></draw:path></draw:g><draw:g draw:style-name="gr2"><draw:path draw:style-name="gr592" draw:text-style-name="P33" svg:width="0.1646in" svg:height="0.0213in" svg:x="4.011in" svg:y="2.6307in" svg:viewBox="0 0 419 55" svg:d="M0 55c0-18 0-37 0-55 18 0 37 0 55 0 0 18 0 37 0 55-18 0-37 0-55 0zM182 55c0-18 0-37 0-55 19 0 37 0 55 0 0 18 0 37 0 55-18 0-36 0-55 0zM364 55c0-18 0-37 0-55 19 0 37 0 55 0 0 18 0 37 0 55-18 0-36 0-55 0z"><text:p/></draw:path><draw:path draw:style-name="gr593" draw:text-style-name="P33" svg:width="0.1646in" svg:height="0.0213in" svg:x="4.5244in" svg:y="2.6307in" svg:viewBox="0 0 419 55" svg:d="M0 55c0-18 0-37 0-55 18 0 37 0 55 0 0 18 0 37 0 55-18 0-37 0-55 0zM182 55c0-18 0-37 0-55 19 0 37 0 55 0 0 18 0 37 0 55-18 0-36 0-55 0zM364 55c0-18 0-37 0-55 19 0 37 0 55 0 0 18 0 37 0 55-18 0-36 0-55 0z"><text:p/></draw:path><draw:path draw:style-name="gr594" draw:text-style-name="P33" svg:width="0.0213in" svg:height="0.0213in" svg:x="5.0921in" svg:y="2.6307in" svg:viewBox="0 0 55 55" svg:d="M0 55c0-18 0-37 0-55 18 0 37 0 55 0 0 18 0 37 0 55-18 0-37 0-55 0z"><text:p/></draw:path><draw:path draw:style-name="gr595" draw:text-style-name="P33" svg:width="0.0213in" svg:height="0.0213in" svg:x="5.152in" svg:y="2.6307in" svg:viewBox="0 0 55 55" svg:d="M0 55c0-18 0-37 0-55 18 0 37 0 55 0 0 18 0 37 0 55-18 0-37 0-55 0z"><text:p/></draw:path><draw:path draw:style-name="gr596" draw:text-style-name="P33" svg:width="0.0213in" svg:height="0.0213in" svg:x="5.2118in" svg:y="2.6307in" svg:viewBox="0 0 55 55" svg:d="M0 55c0-18 0-37 0-55 18 0 37 0 55 0 0 18 0 37 0 55-18 0-37 0-55 0z"><text:p/></draw:path></draw:g><draw:path draw:style-name="gr597" draw:text-style-name="P30" svg:width="0.1756in" svg:height="0in" svg:x="0.8791in" svg:y="0.6677in" svg:viewBox="0 0 447 0" svg:d="M0 0c149 0 298 0 447 0"><text:p/></draw:path><draw:g draw:style-name="gr2"><draw:path draw:style-name="gr598" draw:text-style-name="P32" svg:width="0.2811in" svg:height="0.2106in" svg:x="1.0551in" svg:y="0.5622in" svg:viewBox="0 0 715 536" svg:d="M0 536c0-179 0-357 0-536 238 0 476 0 715 0 0 179 0 357 0 536-239 0-477 0-715 0z"><text:p/></draw:path><draw:path draw:style-name="gr599" draw:text-style-name="P32" svg:width="0.0433in" svg:height="0.0563in" svg:x="1.0961in" svg:y="0.6382in" svg:viewBox="0 0 111 144" svg:d="M92 0h19v82c0 14-1 26-5 34-3 8-9 15-17 20-9 5-19 8-33 8-13 0-24-2-33-7-8-4-14-11-17-20-4-8-6-20-6-35v-82h19v82c0 12 1 21 4 26 2 6 6 11 11 14s12 5 20 5c14 0 23-3 30-10 5-6 8-18 8-35z"><text:p/></draw:path><draw:path draw:style-name="gr600" draw:text-style-name="P32" svg:width="0.0516in" svg:height="0.0555in" svg:x="1.1457in" svg:y="0.6382in" svg:viewBox="0 0 132 142" svg:d="M0 142l53-142h22l57 142h-21l-16-43h-60l-15 43zM40 84h49l-15-40c-4-12-8-22-10-29-2 9-5 18-8 27z"><text:p/></draw:path><draw:path draw:style-name="gr601" draw:text-style-name="P32" svg:width="0.0484in" svg:height="0.0555in" svg:x="1.2051in" svg:y="0.6382in" svg:viewBox="0 0 124 142" svg:d="M0 142v-142h63c12 0 22 1 28 4 7 2 12 7 17 14 3 6 5 13 5 21 0 10-3 18-10 25-6 7-16 11-30 13 5 3 9 5 11 7 5 6 11 12 15 19l25 39h-23l-19-30c-5-8-10-14-13-19-4-4-6-8-9-10-3-1-6-3-9-4-2 0-5 0-10 0h-22v63zM19 62h40c9 0 16-1 20-3 5-1 9-4 12-8 2-4 3-8 3-13 0-6-2-12-7-16s-12-7-23-7h-45z"><text:p/></draw:path><draw:path draw:style-name="gr602" draw:text-style-name="P32" svg:width="0.0441in" svg:height="0.0555in" svg:x="1.2555in" svg:y="0.6382in" svg:viewBox="0 0 113 142" svg:d="M47 142c0-41 0-84 0-125-15 0-32 0-47 0 0-6 0-11 0-17 38 0 75 0 113 0 0 6 0 11 0 17-15 0-31 0-47 0 0 41 0 84 0 125-6 0-13 0-19 0z"><text:p/></draw:path></draw:g><draw:g draw:style-name="gr2"><draw:path draw:style-name="gr603" draw:text-style-name="P32" svg:width="0.3512in" svg:height="0.2106in" svg:x="-0.0004in" svg:y="0.5622in" svg:viewBox="0 0 893 536" svg:d="M0 536c0-179 0-357 0-536 298 0 596 0 893 0 0 179 0 357 0 536-297 0-595 0-893 0z"><text:p/></draw:path><draw:path draw:style-name="gr604" draw:text-style-name="P32" svg:width="0.0433in" svg:height="0.0563in" svg:x="0.1012in" svg:y="0.5941in" svg:viewBox="0 0 111 144" svg:d="M92 0h19v82c0 14-1 26-5 34-3 8-9 15-17 20-9 5-19 8-33 8-13 0-24-2-33-7-8-4-14-11-17-20-4-8-6-20-6-35v-82h19v82c0 12 1 21 4 26 2 6 6 11 11 14s12 5 20 5c14 0 23-3 30-10 5-6 8-18 8-35z"><text:p/></draw:path><draw:path draw:style-name="gr605" draw:text-style-name="P32" svg:width="0.0441in" svg:height="0.0571in" svg:x="0.1547in" svg:y="0.5933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606" draw:text-style-name="P32" svg:width="0.0417in" svg:height="0.0555in" svg:x="0.2098in" svg:y="0.5941in" svg:viewBox="0 0 107 142" svg:d="M0 142v-142h53c11 0 19 1 26 4s12 8 15 14c4 6 6 12 6 19 0 6-2 12-5 16-4 6-8 10-16 14 10 3 16 7 21 12 5 7 7 14 7 22 0 7-1 13-4 19-3 5-7 9-11 13-4 3-9 5-15 7-7 1-14 2-23 2zM19 60h30c8 0 14-1 18-2 5-1 8-4 10-7s4-7 4-12-2-9-4-13-5-6-9-7-11-2-21-2h-28zM19 125h35c7 0 11 0 13-1 5 0 8-2 11-3 3-2 5-5 7-9 2-2 3-7 3-11 0-5-1-10-5-14-3-4-6-6-11-8s-12-2-21-2h-32z"><text:p/></draw:path><draw:path draw:style-name="gr607" draw:text-style-name="P32" svg:width="0.0457in" svg:height="0.0555in" svg:x="0.0622in" svg:y="0.6823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608" draw:text-style-name="P32" svg:width="0.0374in" svg:height="0.0421in" svg:x="0.115in" svg:y="0.696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609" draw:text-style-name="P32" svg:width="0.037in" svg:height="0.0402in" svg:x="0.1567in" svg:y="0.6972in" svg:viewBox="0 0 95 103" svg:d="M39 103l-39-103h19l22 62c2 7 5 13 7 21 1-6 3-12 6-20l22-63h19l-38 103z"><text:p/></draw:path><draw:path draw:style-name="gr610" draw:text-style-name="P32" svg:width="0.0067in" svg:height="0.0555in" svg:x="0.1996in" svg:y="0.6823in" svg:viewBox="0 0 18 142" svg:d="M0 20c0-7 0-13 0-20 6 0 12 0 18 0 0 7 0 13 0 20-6 0-12 0-18 0zM0 142c0-34 0-69 0-103 6 0 12 0 18 0 0 34 0 69 0 103-6 0-12 0-18 0z"><text:p/></draw:path><draw:path draw:style-name="gr611" draw:text-style-name="P32" svg:width="0.035in" svg:height="0.0421in" svg:x="0.215in" svg:y="0.6965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612" draw:text-style-name="P32" svg:width="0.0374in" svg:height="0.0421in" svg:x="0.2547in" svg:y="0.696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path draw:style-name="gr613" draw:text-style-name="P30" svg:width="0.1756in" svg:height="0in" svg:x="0.3516in" svg:y="0.6677in" svg:viewBox="0 0 447 0" svg:d="M0 0c149 0 298 0 447 0"><text:p/></draw:path><draw:g draw:style-name="gr2"><draw:path draw:style-name="gr614" draw:text-style-name="P31" svg:width="0.3512in" svg:height="0.2106in" svg:x="0.5276in" svg:y="2.074in" svg:viewBox="0 0 893 536" svg:d="M0 536c0-179 0-357 0-536 298 0 596 0 893 0 0 179 0 357 0 536-297 0-595 0-893 0z"><text:p/></draw:path><draw:path draw:style-name="gr615" draw:text-style-name="P31" svg:width="0.0413in" svg:height="0.0555in" svg:x="0.561in" svg:y="2.1059in" svg:viewBox="0 0 106 142" svg:d="M0 142c0-47 0-95 0-142 34 0 68 0 102 0 0 6 0 11 0 17-27 0-56 0-83 0 0 14 0 29 0 43 26 0 51 0 77 0 0 5 0 11 0 17-26 0-51 0-77 0 0 16 0 32 0 48 29 0 58 0 87 0 0 6 0 11 0 17-36 0-71 0-106 0z"><text:p/></draw:path><draw:path draw:style-name="gr616" draw:text-style-name="P31" svg:width="0.0193in" svg:height="0.0551in" svg:x="0.6091in" svg:y="2.1067in" svg:viewBox="0 0 50 141" svg:d="M48 124l2 16c-5 1-9 1-13 1-7 0-12 0-15-2-3-3-6-5-7-9-2-3-2-10-2-20v-61h-13v-13h13v-25l17-11v36h18v13h-18v61c0 5 0 8 1 10 1 1 2 2 3 3 2 1 3 1 6 1 2 0 4 0 8 0z"><text:p/></draw:path><draw:path draw:style-name="gr617" draw:text-style-name="P31" svg:width="0.0327in" svg:height="0.0555in" svg:x="0.635in" svg:y="2.1059in" svg:viewBox="0 0 84 142" svg:d="M0 142v-142h18v51c8-10 18-14 31-14 7 0 14 1 19 4 6 3 9 8 12 12 2 6 4 14 4 24v65h-18v-65c0-10-2-16-5-19-4-5-10-7-17-7-5 0-10 2-14 5-5 2-7 6-10 10-2 5-2 11-2 20v56z"><text:p/></draw:path><draw:path draw:style-name="gr618" draw:text-style-name="P31" svg:width="0.0374in" svg:height="0.0421in" svg:x="0.676in" svg:y="2.1201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619" draw:text-style-name="P31" svg:width="0.0213in" svg:height="0.0409in" svg:x="0.722in" svg:y="2.1201in" svg:viewBox="0 0 55 105" svg:d="M0 105v-103h15v16c5-7 8-12 11-14 4-3 7-4 11-4 6 0 12 2 18 6l-6 16c-4-2-8-4-12-4s-7 2-10 4-5 5-7 9c-2 6-2 13-2 20v54z"><text:p/></draw:path><draw:path draw:style-name="gr620" draw:text-style-name="P31" svg:width="0.0327in" svg:height="0.0409in" svg:x="0.7476in" svg:y="2.1201in" svg:viewBox="0 0 84 105" svg:d="M0 105v-103h16v15c8-11 18-17 33-17 6 0 12 1 16 4 6 2 10 4 12 8 3 3 5 8 6 13 1 3 1 9 1 17v63h-18v-63c0-7-1-12-2-15-1-4-3-7-7-9s-8-3-12-3c-8 0-14 2-20 7-5 5-7 14-7 27v56z"><text:p/></draw:path><draw:path draw:style-name="gr621" draw:text-style-name="P31" svg:width="0.0374in" svg:height="0.0421in" svg:x="0.7886in" svg:y="2.1201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622" draw:text-style-name="P31" svg:width="0.0193in" svg:height="0.0551in" svg:x="0.8307in" svg:y="2.1067in" svg:viewBox="0 0 50 141" svg:d="M48 124l2 16c-5 1-9 1-13 1-7 0-12 0-15-2-3-3-6-5-7-9-2-3-2-10-2-20v-61h-13v-13h13v-25l17-11v36h18v13h-18v61c0 5 0 8 1 10 1 1 2 2 3 3 2 1 3 1 6 1 2 0 4 0 8 0z"><text:p/></draw:path><draw:path draw:style-name="gr623" draw:text-style-name="P31" svg:width="0.0346in" svg:height="0.0563in" svg:x="0.6087in" svg:y="2.1937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624" draw:text-style-name="P31" svg:width="0.0213in" svg:height="0.0409in" svg:x="0.6547in" svg:y="2.2083in" svg:viewBox="0 0 55 105" svg:d="M0 105v-103h15v16c5-7 8-12 11-14 4-3 7-4 11-4 6 0 12 2 18 6l-6 16c-4-2-8-4-12-4s-7 2-10 4-5 5-7 9c-2 6-2 13-2 20v54z"><text:p/></draw:path><draw:path draw:style-name="gr625" draw:text-style-name="P31" svg:width="0.0067in" svg:height="0.0555in" svg:x="0.6803in" svg:y="2.1937in" svg:viewBox="0 0 18 142" svg:d="M0 20c0-7 0-13 0-20 6 0 12 0 18 0 0 7 0 13 0 20-6 0-12 0-18 0zM0 142c0-34 0-69 0-103 6 0 12 0 18 0 0 34 0 69 0 103-6 0-12 0-18 0z"><text:p/></draw:path><draw:path draw:style-name="gr626" draw:text-style-name="P31" svg:width="0.037in" svg:height="0.0402in" svg:x="0.6933in" svg:y="2.2091in" svg:viewBox="0 0 95 103" svg:d="M39 103l-39-103h19l22 62c2 7 5 13 7 21 1-6 3-12 6-20l22-63h19l-38 103z"><text:p/></draw:path><draw:path draw:style-name="gr627" draw:text-style-name="P31" svg:width="0.0374in" svg:height="0.0421in" svg:x="0.7339in" svg:y="2.2083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628" draw:text-style-name="P31" svg:width="0.0213in" svg:height="0.0409in" svg:x="0.7799in" svg:y="2.2083in" svg:viewBox="0 0 55 105" svg:d="M0 105v-103h15v16c5-7 8-12 11-14 4-3 7-4 11-4 6 0 12 2 18 6l-6 16c-4-2-8-4-12-4s-7 2-10 4-5 5-7 9c-2 6-2 13-2 20v54z"><text:p/></draw:path></draw:g><draw:path draw:style-name="gr629" draw:text-style-name="P30" svg:width="0.1756in" svg:height="0in" svg:x="0.8791in" svg:y="2.1795in" svg:viewBox="0 0 447 0" svg:d="M0 0c149 0 298 0 447 0"><text:p/></draw:path><draw:g draw:style-name="gr2"><draw:path draw:style-name="gr630" draw:text-style-name="P31" svg:width="0.3512in" svg:height="0.2106in" svg:x="1.0551in" svg:y="2.074in" svg:viewBox="0 0 893 536" svg:d="M0 536c0-179 0-357 0-536 298 0 596 0 893 0 0 179 0 357 0 536-297 0-595 0-893 0z"><text:p/></draw:path><draw:path draw:style-name="gr631" draw:text-style-name="P31" svg:width="0.0441in" svg:height="0.0555in" svg:x="1.1051in" svg:y="2.1496in" svg:viewBox="0 0 113 142" svg:d="M47 142c0-41 0-84 0-125-15 0-32 0-47 0 0-6 0-11 0-17 38 0 75 0 113 0 0 6 0 11 0 17-15 0-31 0-47 0 0 41 0 84 0 125-6 0-13 0-19 0z"><text:p/></draw:path><draw:path draw:style-name="gr632" draw:text-style-name="P31" svg:width="0.0496in" svg:height="0.0571in" svg:x="1.1555in" svg:y="2.1488in" svg:viewBox="0 0 127 146" svg:d="M108 94l19 4c-5 16-12 28-21 36-11 8-24 12-38 12-16 0-29-3-38-9-10-6-17-15-22-27s-8-24-8-38 3-28 8-38c6-12 15-20 24-26 11-5 22-8 35-8 14 0 26 4 36 11s17 17 20 30l-19 5c-3-10-8-18-14-22-6-5-14-7-24-7s-20 3-27 8-12 12-16 20c-3 9-4 18-4 27 0 12 2 22 6 31 3 9 9 15 16 20 8 4 16 6 24 6 11 0 20-2 28-9 7-5 12-15 15-26z"><text:p/></draw:path><draw:path draw:style-name="gr633" draw:text-style-name="P31" svg:width="0.0417in" svg:height="0.0555in" svg:x="1.2142in" svg:y="2.1496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634" draw:text-style-name="P31" svg:width="0.0217in" svg:height="0.0571in" svg:x="1.2606in" svg:y="2.1488in" svg:viewBox="0 0 56 146" svg:d="M0 146c14-48 27-97 42-146 4 0 9 0 14 0-14 49-28 98-42 146-5 0-9 0-14 0z"><text:p/></draw:path><draw:path draw:style-name="gr635" draw:text-style-name="P31" svg:width="0.0071in" svg:height="0.0555in" svg:x="1.2898in" svg:y="2.1496in" svg:viewBox="0 0 19 142" svg:d="M0 142c0-47 0-95 0-142 6 0 13 0 19 0 0 47 0 95 0 142-6 0-13 0-19 0z"><text:p/></draw:path><draw:path draw:style-name="gr636" draw:text-style-name="P31" svg:width="0.0417in" svg:height="0.0555in" svg:x="1.3114in" svg:y="2.1496in" svg:viewBox="0 0 107 142" svg:d="M0 142v-142h53c9 0 16 1 21 1 7 2 13 4 17 7 5 3 9 8 12 14 3 5 4 12 4 19 0 12-4 22-11 31-8 8-21 12-41 12h-36v58zM19 67h36c12 0 20-2 25-7 5-4 8-10 8-19 0-5-1-10-4-14-3-5-7-7-12-9-3 0-9-1-17-1h-36z"><text:p/></draw:path></draw:g><draw:g draw:style-name="gr2"><draw:path draw:style-name="gr637" draw:text-style-name="P32" svg:width="0.3512in" svg:height="0.2106in" svg:x="-0.0004in" svg:y="2.074in" svg:viewBox="0 0 893 536" svg:d="M0 536c0-179 0-357 0-536 298 0 596 0 893 0 0 179 0 357 0 536-297 0-595 0-893 0z"><text:p/></draw:path><draw:path draw:style-name="gr638" draw:text-style-name="P32" svg:width="0.0413in" svg:height="0.0555in" svg:x="0.0335in" svg:y="2.1496in" svg:viewBox="0 0 106 142" svg:d="M0 142c0-47 0-95 0-142 34 0 68 0 102 0 0 6 0 11 0 17-27 0-56 0-83 0 0 14 0 29 0 43 26 0 51 0 77 0 0 5 0 11 0 17-26 0-51 0-77 0 0 16 0 32 0 48 29 0 58 0 87 0 0 6 0 11 0 17-36 0-71 0-106 0z"><text:p/></draw:path><draw:path draw:style-name="gr639" draw:text-style-name="P32" svg:width="0.0193in" svg:height="0.0551in" svg:x="0.0815in" svg:y="2.1508in" svg:viewBox="0 0 50 141" svg:d="M48 124l2 16c-5 1-9 1-13 1-7 0-12 0-15-2-3-3-6-5-7-9-2-3-2-10-2-20v-61h-13v-13h13v-25l17-11v36h18v13h-18v61c0 5 0 8 1 10 1 1 2 2 3 3 2 1 3 1 6 1 2 0 4 0 8 0z"><text:p/></draw:path><draw:path draw:style-name="gr640" draw:text-style-name="P32" svg:width="0.0327in" svg:height="0.0555in" svg:x="0.1075in" svg:y="2.1496in" svg:viewBox="0 0 84 142" svg:d="M0 142v-142h18v51c8-10 18-14 31-14 7 0 14 1 19 4 6 3 9 8 12 12 2 6 4 14 4 24v65h-18v-65c0-10-2-16-5-19-4-5-10-7-17-7-5 0-10 2-14 5-5 2-7 6-10 10-2 5-2 11-2 20v56z"><text:p/></draw:path><draw:path draw:style-name="gr641" draw:text-style-name="P32" svg:width="0.0374in" svg:height="0.0421in" svg:x="0.1484in" svg:y="2.164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642" draw:text-style-name="P32" svg:width="0.0213in" svg:height="0.0409in" svg:x="0.1941in" svg:y="2.1642in" svg:viewBox="0 0 55 105" svg:d="M0 105v-103h15v16c5-7 8-12 11-14 4-3 7-4 11-4 6 0 12 2 18 6l-6 16c-4-2-8-4-12-4s-7 2-10 4-5 5-7 9c-2 6-2 13-2 20v54z"><text:p/></draw:path><draw:path draw:style-name="gr643" draw:text-style-name="P32" svg:width="0.0327in" svg:height="0.0409in" svg:x="0.2201in" svg:y="2.1642in" svg:viewBox="0 0 84 105" svg:d="M0 105v-103h16v15c8-11 18-17 33-17 6 0 12 1 16 4 6 2 10 4 12 8 3 3 5 8 6 13 1 3 1 9 1 17v63h-18v-63c0-7-1-12-2-15-1-4-3-7-7-9s-8-3-12-3c-8 0-14 2-20 7-5 5-7 14-7 27v56z"><text:p/></draw:path><draw:path draw:style-name="gr644" draw:text-style-name="P32" svg:width="0.0374in" svg:height="0.0421in" svg:x="0.261in" svg:y="2.164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645" draw:text-style-name="P32" svg:width="0.0193in" svg:height="0.0551in" svg:x="0.3031in" svg:y="2.1508in" svg:viewBox="0 0 50 141" svg:d="M48 124l2 16c-5 1-9 1-13 1-7 0-12 0-15-2-3-3-6-5-7-9-2-3-2-10-2-20v-61h-13v-13h13v-25l17-11v36h18v13h-18v61c0 5 0 8 1 10 1 1 2 2 3 3 2 1 3 1 6 1 2 0 4 0 8 0z"><text:p/></draw:path></draw:g><draw:path draw:style-name="gr646" draw:text-style-name="P30" svg:width="0.1756in" svg:height="0in" svg:x="0.3516in" svg:y="2.1795in" svg:viewBox="0 0 447 0" svg:d="M0 0c149 0 298 0 447 0"><text:p/></draw:path><draw:g draw:style-name="gr2"><draw:path draw:style-name="gr647" draw:text-style-name="P31" svg:width="0.3512in" svg:height="0.2106in" svg:x="0.5276in" svg:y="2.3551in" svg:viewBox="0 0 893 536" svg:d="M0 536c0-179 0-357 0-536 298 0 596 0 893 0 0 179 0 357 0 536-297 0-595 0-893 0z"><text:p/></draw:path><draw:path draw:style-name="gr648" draw:text-style-name="P31" svg:width="0.0441in" svg:height="0.0571in" svg:x="0.6433in" svg:y="2.4303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649" draw:text-style-name="P31" svg:width="0.0417in" svg:height="0.0555in" svg:x="0.6988in" svg:y="2.4311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650" draw:text-style-name="P31" svg:width="0.0071in" svg:height="0.0555in" svg:x="0.752in" svg:y="2.4311in" svg:viewBox="0 0 19 142" svg:d="M0 142c0-47 0-95 0-142 6 0 13 0 19 0 0 47 0 95 0 142-6 0-13 0-19 0z"><text:p/></draw:path></draw:g><draw:g draw:style-name="gr2"><draw:path draw:style-name="gr651" draw:text-style-name="P32" svg:width="0.3512in" svg:height="0.2106in" svg:x="-0.0004in" svg:y="2.3551in" svg:viewBox="0 0 893 536" svg:d="M0 536c0-179 0-357 0-536 298 0 596 0 893 0 0 179 0 357 0 536-297 0-595 0-893 0z"><text:p/></draw:path><draw:path draw:style-name="gr652" draw:text-style-name="P32" svg:width="0.0713in" svg:height="0.0555in" svg:x="0.0961in" svg:y="2.4311in" svg:viewBox="0 0 182 142" svg:d="M37 142l-37-142h20l20 94c3 9 5 18 7 28 4-15 6-24 6-26l27-96h24l19 72c5 18 9 35 11 50 2-9 5-19 7-31l22-91h19l-37 142h-21l-28-108c-3-9-5-15-5-17-2 7-3 12-4 17l-30 108z"><text:p/></draw:path><draw:path draw:style-name="gr653" draw:text-style-name="P32" svg:width="0.0067in" svg:height="0.0555in" svg:x="0.178in" svg:y="2.4311in" svg:viewBox="0 0 18 142" svg:d="M0 20c0-7 0-13 0-20 6 0 12 0 18 0 0 7 0 13 0 20-6 0-12 0-18 0zM0 142c0-34 0-69 0-103 6 0 12 0 18 0 0 34 0 69 0 103-6 0-12 0-18 0z"><text:p/></draw:path><draw:path draw:style-name="gr654" draw:text-style-name="P32" svg:width="0.0374in" svg:height="0.0555in" svg:x="0.1969in" svg:y="2.4311in" svg:viewBox="0 0 96 142" svg:d="M0 142c0-47 0-95 0-142 32 0 64 0 96 0 0 6 0 11 0 17-26 0-52 0-77 0 0 15 0 29 0 43 22 0 44 0 66 0 0 6 0 12 0 17-22 0-44 0-66 0 0 22 0 43 0 65-6 0-13 0-19 0z"><text:p/></draw:path><draw:path draw:style-name="gr655" draw:text-style-name="P32" svg:width="0.0067in" svg:height="0.0555in" svg:x="0.2437in" svg:y="2.4311in" svg:viewBox="0 0 18 142" svg:d="M0 20c0-7 0-13 0-20 6 0 12 0 18 0 0 7 0 13 0 20-6 0-12 0-18 0zM0 142c0-34 0-69 0-103 6 0 12 0 18 0 0 34 0 69 0 103-6 0-12 0-18 0z"><text:p/></draw:path></draw:g><draw:path draw:style-name="gr656" draw:text-style-name="P30" svg:width="0.1756in" svg:height="0in" svg:x="0.3516in" svg:y="2.4606in" svg:viewBox="0 0 447 0" svg:d="M0 0c149 0 298 0 447 0"><text:p/></draw:path><draw:g draw:style-name="gr2"><draw:path draw:style-name="gr657" draw:text-style-name="P32" svg:width="0.3512in" svg:height="0.2106in" svg:x="0.5276in" svg:y="0.5622in" svg:viewBox="0 0 893 536" svg:d="M0 536c0-179 0-357 0-536 298 0 596 0 893 0 0 179 0 357 0 536-297 0-595 0-893 0z"><text:p/></draw:path><draw:path draw:style-name="gr658" draw:text-style-name="P32" svg:width="0.0374in" svg:height="0.0555in" svg:x="0.6224in" svg:y="0.6382in" svg:viewBox="0 0 96 142" svg:d="M0 142c0-47 0-95 0-142 32 0 64 0 96 0 0 6 0 11 0 17-26 0-52 0-77 0 0 15 0 29 0 43 22 0 44 0 66 0 0 6 0 12 0 17-22 0-44 0-66 0 0 22 0 43 0 65-6 0-13 0-19 0z"><text:p/></draw:path><draw:path draw:style-name="gr659" draw:text-style-name="P32" svg:width="0.0441in" svg:height="0.0555in" svg:x="0.6657in" svg:y="0.6382in" svg:viewBox="0 0 113 142" svg:d="M47 142c0-41 0-84 0-125-15 0-32 0-47 0 0-6 0-11 0-17 38 0 75 0 113 0 0 6 0 11 0 17-15 0-31 0-47 0 0 41 0 84 0 125-6 0-13 0-19 0z"><text:p/></draw:path><draw:path draw:style-name="gr660" draw:text-style-name="P32" svg:width="0.0457in" svg:height="0.0555in" svg:x="0.7185in" svg:y="0.6382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661" draw:text-style-name="P32" svg:width="0.0071in" svg:height="0.0555in" svg:x="0.7752in" svg:y="0.6382in" svg:viewBox="0 0 19 142" svg:d="M0 142c0-47 0-95 0-142 6 0 13 0 19 0 0 47 0 95 0 142-6 0-13 0-19 0z"><text:p/></draw:path></draw:g><draw:path draw:style-name="gr662" draw:text-style-name="P28" svg:width="0.1402in" svg:height="0.3862in" svg:x="1.6177in" svg:y="0.7732in" svg:viewBox="0 0 357 982" svg:d="M0 0c119 328 238 655 357 982"><text:p/></draw:path><draw:path draw:style-name="gr663" draw:text-style-name="P30" svg:width="0.1756in" svg:height="0.1752in" svg:x="0.8791in" svg:y="2.2846in" svg:viewBox="0 0 447 446" svg:d="M0 446c149-149 298-297 447-446"><text:p/></draw:path><draw:path draw:style-name="gr664" draw:text-style-name="P31" svg:width="0.3512in" svg:height="0.3512in" svg:x="1.4067in" svg:y="1.7224in" svg:viewBox="0 0 893 893" svg:d="M0 893c298-298 596-596 893-893"><text:p/></draw:path><draw:g draw:style-name="gr2"><draw:path draw:style-name="gr665" draw:text-style-name="P31" svg:width="0.3512in" svg:height="0.2106in" svg:x="0.5276in" svg:y="1.2654in" svg:viewBox="0 0 893 536" svg:d="M0 536c0-179 0-357 0-536 298 0 596 0 893 0 0 179 0 357 0 536-297 0-595 0-893 0z"><text:p/></draw:path><draw:path draw:style-name="gr666" draw:text-style-name="P31" svg:width="0.0433in" svg:height="0.0563in" svg:x="0.5366in" svg:y="1.2972in" svg:viewBox="0 0 111 144" svg:d="M92 0h19v82c0 14-1 26-5 34-3 8-9 15-17 20-9 5-19 8-33 8-13 0-24-2-33-7-8-4-14-11-17-20-4-8-6-20-6-35v-82h19v82c0 12 1 21 4 26 2 6 6 11 11 14s12 5 20 5c14 0 23-3 30-10 5-6 8-18 8-35z"><text:p/></draw:path><draw:path draw:style-name="gr667" draw:text-style-name="P31" svg:width="0.0441in" svg:height="0.0571in" svg:x="0.5902in" svg:y="1.2965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668" draw:text-style-name="P31" svg:width="0.0417in" svg:height="0.0555in" svg:x="0.6453in" svg:y="1.2972in" svg:viewBox="0 0 107 142" svg:d="M0 142v-142h53c11 0 19 1 26 4s12 8 15 14c4 6 6 12 6 19 0 6-2 12-5 16-4 6-8 10-16 14 10 3 16 7 21 12 5 7 7 14 7 22 0 7-1 13-4 19-3 5-7 9-11 13-4 3-9 5-15 7-7 1-14 2-23 2zM19 60h30c8 0 14-1 18-2 5-1 8-4 10-7s4-7 4-12-2-9-4-13-5-6-9-7-11-2-21-2h-28zM19 125h35c7 0 11 0 13-1 5 0 8-2 11-3 3-2 5-5 7-9 2-2 3-7 3-11 0-5-1-10-5-14-3-4-6-6-11-8s-12-2-21-2h-32z"><text:p/></draw:path><draw:path draw:style-name="gr669" draw:text-style-name="P31" svg:width="0.0433in" svg:height="0.0555in" svg:x="0.7209in" svg:y="1.2972in" svg:viewBox="0 0 111 142" svg:d="M0 142c0-47 0-95 0-142 6 0 13 0 19 0 0 20 0 39 0 58 25 0 49 0 73 0 0-19 0-38 0-58 6 0 13 0 19 0 0 47 0 95 0 142-6 0-13 0-19 0 0-22 0-44 0-67-24 0-48 0-73 0 0 23 0 45 0 67-6 0-13 0-19 0z"><text:p/></draw:path><draw:path draw:style-name="gr670" draw:text-style-name="P31" svg:width="0.0374in" svg:height="0.0421in" svg:x="0.7732in" svg:y="1.3114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671" draw:text-style-name="P31" svg:width="0.0327in" svg:height="0.0421in" svg:x="0.8165in" svg:y="1.3114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672" draw:text-style-name="P31" svg:width="0.0193in" svg:height="0.0551in" svg:x="0.8551in" svg:y="1.2984in" svg:viewBox="0 0 50 141" svg:d="M48 124l2 16c-5 1-9 1-13 1-7 0-12 0-15-2-3-3-6-5-7-9-2-3-2-10-2-20v-61h-13v-13h13v-25l17-11v36h18v13h-18v61c0 5 0 8 1 10 1 1 2 2 3 3 2 1 3 1 6 1 2 0 4 0 8 0z"><text:p/></draw:path><draw:path draw:style-name="gr673" draw:text-style-name="P31" svg:width="0.0327in" svg:height="0.0421in" svg:x="0.6134in" svg:y="1.3996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674" draw:text-style-name="P31" svg:width="0.0193in" svg:height="0.0551in" svg:x="0.652in" svg:y="1.3862in" svg:viewBox="0 0 50 141" svg:d="M48 124l2 16c-5 1-9 1-13 1-7 0-12 0-15-2-3-3-6-5-7-9-2-3-2-10-2-20v-61h-13v-13h13v-25l17-11v36h18v13h-18v61c0 5 0 8 1 10 1 1 2 2 3 3 2 1 3 1 6 1 2 0 4 0 8 0z"><text:p/></draw:path><draw:path draw:style-name="gr675" draw:text-style-name="P31" svg:width="0.037in" svg:height="0.0421in" svg:x="0.6756in" svg:y="1.399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676" draw:text-style-name="P31" svg:width="0.035in" svg:height="0.0421in" svg:x="0.7189in" svg:y="1.3996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677" draw:text-style-name="P31" svg:width="0.0331in" svg:height="0.0555in" svg:x="0.761in" svg:y="1.3854in" svg:viewBox="0 0 85 142" svg:d="M0 142c0-47 0-95 0-142 6 0 12 0 18 0 0 27 0 53 0 80 13-14 27-27 40-41 8 0 16 0 23 0-13 12-26 25-39 38 14 21 29 43 43 65-7 0-14 0-21 0-11-18-22-35-34-53-4 4-8 8-12 12 0 14 0 28 0 41-6 0-12 0-18 0z"><text:p/></draw:path></draw:g><draw:path draw:style-name="gr678" draw:text-style-name="P30" svg:width="0.1756in" svg:height="0.0701in" svg:x="0.8791in" svg:y="1.2303in" svg:viewBox="0 0 447 179" svg:d="M0 179c149-60 298-119 447-179"><text:p/></draw:path><draw:g draw:style-name="gr2"><draw:path draw:style-name="gr679" draw:text-style-name="P31" svg:width="0.3512in" svg:height="0.2106in" svg:x="1.0551in" svg:y="1.1248in" svg:viewBox="0 0 893 536" svg:d="M0 536c0-179 0-357 0-536 298 0 596 0 893 0 0 179 0 357 0 536-297 0-595 0-893 0z"><text:p/></draw:path><draw:path draw:style-name="gr680" draw:text-style-name="P31" svg:width="0.0516in" svg:height="0.0555in" svg:x="1.0957in" svg:y="1.2008in" svg:viewBox="0 0 132 142" svg:d="M0 142l53-142h22l57 142h-21l-16-43h-60l-15 43zM40 84h49l-15-40c-4-12-8-22-10-29-2 9-5 18-8 27z"><text:p/></draw:path><draw:path draw:style-name="gr681" draw:text-style-name="P31" svg:width="0.0327in" svg:height="0.0409in" svg:x="1.1543in" svg:y="1.215in" svg:viewBox="0 0 84 105" svg:d="M0 105v-103h16v15c8-11 18-17 33-17 6 0 12 1 16 4 6 2 10 4 12 8 3 3 5 8 6 13 1 3 1 9 1 17v63h-18v-63c0-7-1-12-2-15-1-4-3-7-7-9s-8-3-12-3c-8 0-14 2-20 7-5 5-7 14-7 27v56z"><text:p/></draw:path><draw:path draw:style-name="gr682" draw:text-style-name="P31" svg:width="0.0346in" svg:height="0.0563in" svg:x="1.1949in" svg:y="1.2008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683" draw:text-style-name="P31" svg:width="0.0213in" svg:height="0.0409in" svg:x="1.2409in" svg:y="1.215in" svg:viewBox="0 0 55 105" svg:d="M0 105v-103h15v16c5-7 8-12 11-14 4-3 7-4 11-4 6 0 12 2 18 6l-6 16c-4-2-8-4-12-4s-7 2-10 4-5 5-7 9c-2 6-2 13-2 20v54z"><text:p/></draw:path><draw:path draw:style-name="gr684" draw:text-style-name="P31" svg:width="0.0374in" svg:height="0.0421in" svg:x="1.2638in" svg:y="1.215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685" draw:text-style-name="P31" svg:width="0.0067in" svg:height="0.0555in" svg:x="1.3102in" svg:y="1.2008in" svg:viewBox="0 0 18 142" svg:d="M0 20c0-7 0-13 0-20 6 0 12 0 18 0 0 7 0 13 0 20-6 0-12 0-18 0zM0 142c0-34 0-69 0-103 6 0 12 0 18 0 0 34 0 69 0 103-6 0-12 0-18 0z"><text:p/></draw:path><draw:path draw:style-name="gr686" draw:text-style-name="P31" svg:width="0.0346in" svg:height="0.0563in" svg:x="1.3252in" svg:y="1.2008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/draw:g><draw:g draw:style-name="gr2"><draw:path draw:style-name="gr687" draw:text-style-name="P32" svg:width="0.3512in" svg:height="0.2106in" svg:x="-0.0004in" svg:y="1.2654in" svg:viewBox="0 0 893 536" svg:d="M0 536c0-179 0-357 0-536 298 0 596 0 893 0 0 179 0 357 0 536-297 0-595 0-893 0z"><text:p/></draw:path><draw:path draw:style-name="gr688" draw:text-style-name="P32" svg:width="0.0433in" svg:height="0.0563in" svg:x="0.1012in" svg:y="1.2972in" svg:viewBox="0 0 111 144" svg:d="M92 0h19v82c0 14-1 26-5 34-3 8-9 15-17 20-9 5-19 8-33 8-13 0-24-2-33-7-8-4-14-11-17-20-4-8-6-20-6-35v-82h19v82c0 12 1 21 4 26 2 6 6 11 11 14s12 5 20 5c14 0 23-3 30-10 5-6 8-18 8-35z"><text:p/></draw:path><draw:path draw:style-name="gr689" draw:text-style-name="P32" svg:width="0.0441in" svg:height="0.0571in" svg:x="0.1547in" svg:y="1.2965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690" draw:text-style-name="P32" svg:width="0.0417in" svg:height="0.0555in" svg:x="0.2098in" svg:y="1.2972in" svg:viewBox="0 0 107 142" svg:d="M0 142v-142h53c11 0 19 1 26 4s12 8 15 14c4 6 6 12 6 19 0 6-2 12-5 16-4 6-8 10-16 14 10 3 16 7 21 12 5 7 7 14 7 22 0 7-1 13-4 19-3 5-7 9-11 13-4 3-9 5-15 7-7 1-14 2-23 2zM19 60h30c8 0 14-1 18-2 5-1 8-4 10-7s4-7 4-12-2-9-4-13-5-6-9-7-11-2-21-2h-28zM19 125h35c7 0 11 0 13-1 5 0 8-2 11-3 3-2 5-5 7-9 2-2 3-7 3-11 0-5-1-10-5-14-3-4-6-6-11-8s-12-2-21-2h-32z"><text:p/></draw:path><draw:path draw:style-name="gr691" draw:text-style-name="P32" svg:width="0.0433in" svg:height="0.0555in" svg:x="0.1012in" svg:y="1.3854in" svg:viewBox="0 0 111 142" svg:d="M0 142c0-47 0-95 0-142 6 0 13 0 19 0 0 20 0 39 0 58 25 0 49 0 73 0 0-19 0-38 0-58 6 0 13 0 19 0 0 47 0 95 0 142-6 0-13 0-19 0 0-22 0-44 0-67-24 0-48 0-73 0 0 23 0 45 0 67-6 0-13 0-19 0z"><text:p/></draw:path><draw:path draw:style-name="gr692" draw:text-style-name="P32" svg:width="0.0374in" svg:height="0.0421in" svg:x="0.1535in" svg:y="1.3996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693" draw:text-style-name="P32" svg:width="0.0327in" svg:height="0.0421in" svg:x="0.1972in" svg:y="1.3996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694" draw:text-style-name="P32" svg:width="0.0193in" svg:height="0.0551in" svg:x="0.2358in" svg:y="1.3862in" svg:viewBox="0 0 50 141" svg:d="M48 124l2 16c-5 1-9 1-13 1-7 0-12 0-15-2-3-3-6-5-7-9-2-3-2-10-2-20v-61h-13v-13h13v-25l17-11v36h18v13h-18v61c0 5 0 8 1 10 1 1 2 2 3 3 2 1 3 1 6 1 2 0 4 0 8 0z"><text:p/></draw:path></draw:g><draw:path draw:style-name="gr695" draw:text-style-name="P30" svg:width="0.1756in" svg:height="0in" svg:x="0.3516in" svg:y="1.3709in" svg:viewBox="0 0 447 0" svg:d="M0 0c149 0 298 0 447 0"><text:p/></draw:path><draw:path draw:style-name="gr696" draw:text-style-name="P30" svg:width="0.1756in" svg:height="0.0701in" svg:x="0.8791in" svg:y="1.4413in" svg:viewBox="0 0 447 179" svg:d="M0 0c149 60 298 119 447 179"><text:p/></draw:path><draw:g draw:style-name="gr2"><draw:path draw:style-name="gr697" draw:text-style-name="P31" svg:width="0.3512in" svg:height="0.2106in" svg:x="1.0551in" svg:y="1.4059in" svg:viewBox="0 0 893 536" svg:d="M0 536c0-179 0-357 0-536 298 0 596 0 893 0 0 179 0 357 0 536-297 0-595 0-893 0z"><text:p/></draw:path><draw:path draw:style-name="gr698" draw:text-style-name="P31" svg:width="0.0535in" svg:height="0.0555in" svg:x="1.1496in" svg:y="1.4819in" svg:viewBox="0 0 137 142" svg:d="M0 142v-142h29l34 101c2 9 5 16 7 21 1-6 4-13 7-24l35-98h25v142h-19v-119l-41 119h-17l-41-120v120z"><text:p/></draw:path><draw:path draw:style-name="gr699" draw:text-style-name="P31" svg:width="0.0441in" svg:height="0.0571in" svg:x="1.2122in" svg:y="1.4811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700" draw:text-style-name="P31" svg:width="0.0457in" svg:height="0.0555in" svg:x="1.2677in" svg:y="1.4819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/draw:g><draw:path draw:style-name="gr701" draw:text-style-name="P30" svg:width="0.0346in" svg:height="0.1752in" svg:x="1.2311in" svg:y="1.6169in" svg:viewBox="0 0 89 446" svg:d="M0 0c30 149 60 297 89 446"><text:p/></draw:path><draw:path draw:style-name="gr702" draw:text-style-name="P31" svg:width="0.3512in" svg:height="0.1402in" svg:x="1.4067in" svg:y="1.2654in" svg:viewBox="0 0 893 357" svg:d="M0 0c298 119 596 238 893 357"><text:p/></draw:path><draw:g draw:style-name="gr2"><draw:path draw:style-name="gr703" draw:text-style-name="P34" svg:width="0.072in" svg:height="0.0441in" svg:x="1.5831in" svg:y="1.5335in" svg:viewBox="0 0 184 113" svg:d="M142 109l3-22c7-1 12-3 15-8 4-4 6-12 6-21 0-10-2-18-6-24-4-5-9-9-16-11-5-1-14-1-28-1 11 10 16 21 16 36 0 17-6 31-19 40-12 10-28 15-46 15-12 0-23-2-34-6-10-4-19-11-25-20-5-8-8-18-8-29 0-16 6-28 19-38h-16v-19l111-1c20 0 34 2 43 6 8 4 15 10 20 19s7 20 7 33c0 15-3 28-10 37-7 10-18 14-32 14zM65 91c17 0 30-3 38-9 7-7 11-16 11-26s-4-19-12-26-20-10-36-10-28 3-36 11c-7 7-12 15-12 25s5 19 12 26c8 6 20 9 35 9z"><text:p/></draw:path><draw:path draw:style-name="gr704" draw:text-style-name="P34" svg:width="0.0083in" svg:height="0.0264in" svg:x="1.6051in" svg:y="1.4976in" svg:viewBox="0 0 22 68" svg:d="M22 68c-7 0-14 0-22 0 0-22 0-46 0-68 7 0 15 0 22 0 0 22 0 46 0 68z"><text:p/></draw:path><draw:path draw:style-name="gr705" draw:text-style-name="P34" svg:width="0.0528in" svg:height="0.0441in" svg:x="1.5827in" svg:y="1.4465in" svg:viewBox="0 0 135 113" svg:d="M85 22l3-22c15 2 26 8 34 18 9 10 13 22 13 36 0 18-6 32-17 43-12 11-28 16-50 16-14 0-26-2-36-7-11-4-19-11-24-20-5-10-8-20-8-31 0-14 4-26 11-35s17-14 31-17l2 22c-8 2-15 5-19 11-5 5-7 11-7 18 0 11 5 21 12 28 8 6 21 9 38 9s29-3 37-10c8-6 12-16 12-26 0-9-3-16-8-22-6-6-13-10-24-11z"><text:p/></draw:path><draw:path draw:style-name="gr706" draw:text-style-name="P34" svg:width="0.0528in" svg:height="0.0469in" svg:x="1.5823in" svg:y="1.3953in" svg:viewBox="0 0 135 120" svg:d="M68 120c-24 0-42-7-53-20-10-11-15-24-15-40 0-18 6-32 18-43 11-11 27-17 47-17 17 0 30 2 40 7s17 12 22 22c5 9 8 20 8 31 0 17-6 32-18 43-11 11-28 17-49 17zM68 98c16 0 28-4 37-12 8-7 12-16 12-26 0-11-4-21-13-28-8-7-20-10-37-10-16 0-28 3-37 11-7 7-12 16-12 27s5 20 13 27 20 11 37 11z"><text:p/></draw:path><draw:path draw:style-name="gr707" draw:text-style-name="P34" svg:width="0.0709in" svg:height="0.0437in" svg:x="1.5642in" svg:y="1.3441in" svg:viewBox="0 0 181 112" svg:d="M178 20h-17c13 9 20 21 20 36 0 11-3 20-9 28-5 10-13 16-23 21s-22 7-35 7-25-2-35-7c-11-4-19-10-25-19-5-8-8-18-8-28 0-8 2-15 5-21s7-11 13-15h-64v-21l178-1zM114 90c16 0 28-4 37-11 8-7 12-15 12-24 0-10-4-18-12-25s-20-10-36-10c-17 0-31 3-38 10-9 7-13 16-13 26 0 9 4 18 12 24 8 7 20 10 38 10z"><text:p/></draw:path><draw:path draw:style-name="gr708" draw:text-style-name="P34" svg:width="0.0528in" svg:height="0.0465in" svg:x="1.5823in" svg:y="1.2874in" svg:viewBox="0 0 135 119" svg:d="M91 23l3-22c12 3 23 10 30 19 8 10 11 22 11 37 0 19-6 34-18 45-11 11-27 17-48 17-22 0-39-6-51-17s-18-25-18-43 6-32 18-42c12-11 28-17 49-17 1 0 3 0 6 0v97c14-1 25-5 33-12 7-8 11-17 11-27 0-9-2-15-7-21-4-6-10-10-19-14zM55 96v-73c-11 2-19 4-24 9-8 7-13 16-13 27s4 19 10 26c7 7 16 11 27 11z"><text:p/></draw:path><draw:path draw:style-name="gr709" draw:text-style-name="P34" svg:width="0.0689in" svg:height="0.0248in" svg:x="1.5654in" svg:y="1.2303in" svg:viewBox="0 0 176 64" svg:d="M155 3l19-3c1 6 2 12 2 17 0 8-2 14-4 18s-6 8-9 9c-5 2-14 3-27 3l-74 1v16h-17v-16h-32l-13-22h45v-22h17v22l75-1c7 0 10 0 12-1s3-2 4-4 2-4 2-7c0-2 0-6 0-10z"><text:p/></draw:path><draw:path draw:style-name="gr710" draw:text-style-name="P34" svg:width="0.0528in" svg:height="0.0465in" svg:x="1.5819in" svg:y="1.1799in" svg:viewBox="0 0 135 119" svg:d="M91 23l3-22c12 3 23 10 30 19 8 10 11 22 11 37 0 19-6 34-18 45-11 11-27 17-48 17-22 0-39-6-51-17s-18-25-18-43 6-32 18-42c12-11 28-17 49-17 1 0 3 0 6 0v97c14-1 25-5 33-12 7-8 11-17 11-27 0-9-2-15-7-21-4-6-10-10-19-14zM55 96v-73c-11 2-19 4-24 9-8 7-13 16-13 27s4 19 10 26c7 7 16 11 27 11z"><text:p/></draw:path><draw:path draw:style-name="gr711" draw:text-style-name="P34" svg:width="0.0508in" svg:height="0.0465in" svg:x="1.5827in" svg:y="1.1287in" svg:viewBox="0 0 130 119" svg:d="M130 119l-67-47-62 45-1-27 32-21c5-4 10-6 13-9-6-4-11-7-14-9l-31-21v-27l63 43 66-46v26l-38 27-10 5 48 34z"><text:p/></draw:path><draw:path draw:style-name="gr712" draw:text-style-name="P34" svg:width="0.0689in" svg:height="0.0248in" svg:x="1.565in" svg:y="1.1in" svg:viewBox="0 0 176 64" svg:d="M155 3l19-3c1 6 2 12 2 17 0 8-2 14-4 18s-6 8-9 9c-5 2-14 3-27 3l-74 1v16h-17v-16h-32l-13-22h45v-22h17v22l75-1c7 0 10 0 12-1s3-2 4-4 2-4 2-7c0-2 0-6 0-10z"><text:p/></draw:path></draw:g><draw:g draw:style-name="gr2"><draw:path draw:style-name="gr713" draw:text-style-name="P31" svg:width="0.4571in" svg:height="0.3512in" svg:x="4.9594in" svg:y="1.5819in" svg:viewBox="0 0 1162 893" svg:d="M0 893c0-298 0-596 0-893 387 0 775 0 1162 0 0 297 0 595 0 893-387 0-775 0-1162 0z"><text:p/></draw:path><draw:path draw:style-name="gr714" draw:text-style-name="P31" svg:width="0.0374in" svg:height="0.0421in" svg:x="5.0134in" svg:y="1.6543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715" draw:text-style-name="P31" svg:width="0.037in" svg:height="0.0402in" svg:x="5.0547in" svg:y="1.6551in" svg:viewBox="0 0 95 103" svg:d="M0 103l37-53-35-50h21l17 25c3 5 5 8 7 11 3-4 6-9 8-11l17-25h21l-35 50 37 53h-21l-21-31-5-7-27 38z"><text:p/></draw:path><draw:path draw:style-name="gr716" draw:text-style-name="P31" svg:width="0.0346in" svg:height="0.0567in" svg:x="5.0965in" svg:y="1.6543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717" draw:text-style-name="P31" svg:width="0.037in" svg:height="0.0421in" svg:x="5.1378in" svg:y="1.6543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718" draw:text-style-name="P31" svg:width="0.0327in" svg:height="0.0409in" svg:x="5.1835in" svg:y="1.6543in" svg:viewBox="0 0 84 105" svg:d="M0 105v-103h16v15c8-11 18-17 33-17 6 0 12 1 16 4 6 2 10 4 12 8 3 3 5 8 6 13 1 3 1 9 1 17v63h-18v-63c0-7-1-12-2-15-1-4-3-7-7-9s-8-3-12-3c-8 0-14 2-20 7-5 5-7 14-7 27v56z"><text:p/></draw:path><draw:path draw:style-name="gr719" draw:text-style-name="P31" svg:width="0.0327in" svg:height="0.0421in" svg:x="5.2244in" svg:y="1.6543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720" draw:text-style-name="P31" svg:width="0.0067in" svg:height="0.0555in" svg:x="5.2669in" svg:y="1.6398in" svg:viewBox="0 0 18 142" svg:d="M0 20c0-7 0-13 0-20 6 0 12 0 18 0 0 7 0 13 0 20-6 0-12 0-18 0zM0 142c0-34 0-69 0-103 6 0 12 0 18 0 0 34 0 69 0 103-6 0-12 0-18 0z"><text:p/></draw:path><draw:path draw:style-name="gr721" draw:text-style-name="P31" svg:width="0.0374in" svg:height="0.0421in" svg:x="5.2815in" svg:y="1.6543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722" draw:text-style-name="P31" svg:width="0.0327in" svg:height="0.0409in" svg:x="5.3276in" svg:y="1.6543in" svg:viewBox="0 0 84 105" svg:d="M0 105v-103h16v15c8-11 18-17 33-17 6 0 12 1 16 4 6 2 10 4 12 8 3 3 5 8 6 13 1 3 1 9 1 17v63h-18v-63c0-7-1-12-2-15-1-4-3-7-7-9s-8-3-12-3c-8 0-14 2-20 7-5 5-7 14-7 27v56z"><text:p/></draw:path><draw:path draw:style-name="gr723" draw:text-style-name="P31" svg:width="0.0346in" svg:height="0.0563in" svg:x="5.1299in" svg:y="1.728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724" draw:text-style-name="P31" svg:width="0.0327in" svg:height="0.0409in" svg:x="5.1732in" svg:y="1.7433in" svg:viewBox="0 0 84 105" svg:d="M69 103v-14c-8 11-19 16-33 16-6 0-12-1-18-3-5-2-9-5-12-8-2-4-4-9-5-14 0-3-1-9-1-16v-64h18v58c0 9 0 14 1 18 1 5 3 8 7 10 4 3 8 5 13 5s10-2 15-5c4-2 8-6 10-10 2-5 3-12 3-20v-56h17v103z"><text:p/></draw:path><draw:path draw:style-name="gr725" draw:text-style-name="P31" svg:width="0.0327in" svg:height="0.0421in" svg:x="5.2146in" svg:y="1.7421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726" draw:text-style-name="P31" svg:width="0.0346in" svg:height="0.0563in" svg:x="5.0098in" svg:y="1.8157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727" draw:text-style-name="P31" svg:width="0.0067in" svg:height="0.0555in" svg:x="5.0555in" svg:y="1.8157in" svg:viewBox="0 0 18 142" svg:d="M0 20c0-7 0-13 0-20 6 0 12 0 18 0 0 7 0 13 0 20-6 0-12 0-18 0zM0 142c0-34 0-69 0-103 6 0 12 0 18 0 0 34 0 69 0 103-6 0-12 0-18 0z"><text:p/></draw:path><draw:path draw:style-name="gr728" draw:text-style-name="P31" svg:width="0.0327in" svg:height="0.0421in" svg:x="5.0705in" svg:y="1.8303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729" draw:text-style-name="P31" svg:width="0.0346in" svg:height="0.0567in" svg:x="5.1126in" svg:y="1.8303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730" draw:text-style-name="P31" svg:width="0.037in" svg:height="0.0421in" svg:x="5.1543in" svg:y="1.8303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731" draw:text-style-name="P31" svg:width="0.0193in" svg:height="0.0551in" svg:x="5.1957in" svg:y="1.8169in" svg:viewBox="0 0 50 141" svg:d="M48 124l2 16c-5 1-9 1-13 1-7 0-12 0-15-2-3-3-6-5-7-9-2-3-2-10-2-20v-61h-13v-13h13v-25l17-11v36h18v13h-18v61c0 5 0 8 1 10 1 1 2 2 3 3 2 1 3 1 6 1 2 0 4 0 8 0z"><text:p/></draw:path><draw:path draw:style-name="gr732" draw:text-style-name="P31" svg:width="0.035in" svg:height="0.0421in" svg:x="5.2201in" svg:y="1.8303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733" draw:text-style-name="P31" svg:width="0.0327in" svg:height="0.0555in" svg:x="5.2622in" svg:y="1.8157in" svg:viewBox="0 0 84 142" svg:d="M0 142v-142h18v51c8-10 18-14 31-14 7 0 14 1 19 4 6 3 9 8 12 12 2 6 4 14 4 24v65h-18v-65c0-10-2-16-5-19-4-5-10-7-17-7-5 0-10 2-14 5-5 2-7 6-10 10-2 5-2 11-2 20v56z"><text:p/></draw:path><draw:path draw:style-name="gr734" draw:text-style-name="P31" svg:width="0.0374in" svg:height="0.0421in" svg:x="5.3028in" svg:y="1.8303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735" draw:text-style-name="P31" svg:width="0.0213in" svg:height="0.0409in" svg:x="5.3488in" svg:y="1.8303in" svg:viewBox="0 0 55 105" svg:d="M0 105v-103h15v16c5-7 8-12 11-14 4-3 7-4 11-4 6 0 12 2 18 6l-6 16c-4-2-8-4-12-4s-7 2-10 4-5 5-7 9c-2 6-2 13-2 20v54z"><text:p/></draw:path></draw:g><draw:g draw:style-name="gr2"><draw:path draw:style-name="gr736" draw:text-style-name="P31" svg:width="0.5976in" svg:height="0.5268in" svg:x="4.3614in" svg:y="1.0543in" svg:viewBox="0 0 1519 1339" svg:d="M0 0c507 446 1012 893 1519 1339"><text:p/></draw:path><draw:path draw:style-name="gr737" draw:text-style-name="P31" svg:width="0.0402in" svg:height="0.0421in" svg:x="4.5996in" svg:y="1.2106in" svg:viewBox="0 0 103 108" svg:d="M7 41l15 10c-5 6-6 12-5 17 0 6 4 11 9 16 7 6 12 9 17 9s9-2 12-5c2-4 3-7 2-11-1-3-4-9-9-17-7-10-12-18-15-23-2-5-2-10-2-15 1-4 3-9 7-13 3-3 6-5 10-7s9-2 14-2c2 1 7 1 11 4 4 2 8 4 13 8 6 6 10 10 13 17 3 5 4 11 3 16 0 5-2 10-6 16l-14-10c3-5 4-10 4-14-1-5-4-10-9-14-6-5-10-8-15-8-4 0-7 2-10 5-1 1-2 3-2 5s0 5 2 8c0 1 3 6 8 13 7 10 11 18 13 23 3 5 3 10 3 15s-2 10-7 14c-3 4-8 7-14 9-6 1-12 1-19-1s-13-5-19-11c-10-9-15-18-17-26-1-9 1-18 7-28z"><text:p/></draw:path><draw:path draw:style-name="gr738" draw:text-style-name="P31" svg:width="0.0563in" svg:height="0.0465in" svg:x="4.6157in" svg:y="1.2335in" svg:viewBox="0 0 144 119" svg:d="M0 107l94-107 13 11-9 9c6-1 12-1 17 0 5 2 10 5 15 9 7 5 11 12 14 20 1 8 1 16-2 25-3 8-8 16-14 23-7 8-15 14-23 18-9 4-17 5-26 4-8-2-15-5-21-11-5-3-7-7-9-12s-3-10-3-15l-33 38zM72 49c-9 11-14 20-14 28s3 15 8 20c6 6 13 7 22 6 8-1 18-7 27-17 8-10 13-20 13-28 1-9-2-15-8-21-5-5-13-6-22-5-9 2-18 7-26 17z"><text:p/></draw:path><draw:path draw:style-name="gr739" draw:text-style-name="P31" svg:width="0.0409in" svg:height="0.0417in" svg:x="4.6642in" svg:y="1.2677in" svg:viewBox="0 0 105 107" svg:d="M63 87l11 12c-9 7-18 9-28 8-9-1-19-5-28-13-12-10-17-21-18-34s5-26 16-38c11-13 23-21 37-22 12-1 24 3 36 13 10 9 15 20 16 33 0 12-6 25-17 38-1 1-1 2-3 3l-58-51c-7 9-11 18-10 26 0 8 4 16 10 22 5 4 11 7 17 7 5 0 12-1 19-4zM37 26l45 39c5-7 7-13 7-19 0-9-2-16-9-23-7-5-14-7-22-7s-15 4-21 10z"><text:p/></draw:path><draw:path draw:style-name="gr740" draw:text-style-name="P31" svg:width="0.0409in" svg:height="0.0417in" svg:x="4.6965in" svg:y="1.2965in" svg:viewBox="0 0 105 107" svg:d="M63 87l11 12c-9 7-18 9-28 8-9-1-19-5-28-13-12-10-17-21-18-34s5-26 16-38c11-13 23-21 37-22 12-1 24 3 36 13 10 9 15 20 16 33 0 12-6 25-17 38-1 1-1 2-3 3l-58-51c-7 9-11 18-10 26 0 8 4 16 10 22 5 4 11 7 17 7 5 0 12-1 19-4zM37 26l45 39c5-7 7-13 7-19 0-9-2-16-9-23-7-5-14-7-22-7s-15 4-21 10z"><text:p/></draw:path><draw:path draw:style-name="gr741" draw:text-style-name="P31" svg:width="0.0563in" svg:height="0.0469in" svg:x="4.7287in" svg:y="1.3248in" svg:viewBox="0 0 144 120" svg:d="M37 109l9-9c-12 2-23 0-32-8-6-6-10-13-12-20-3-8-3-17 0-25 2-9 7-17 14-25 7-7 14-14 23-17 8-4 16-6 24-4 8 0 15 4 22 9 4 5 7 9 9 14s3 11 2 16l34-38 14 11-95 107zM30 34c-10 10-14 19-14 28 0 8 3 15 9 20 5 5 12 7 21 6 8-1 16-6 24-16 10-10 15-20 15-29 0-8-3-15-9-21-6-5-13-7-21-5-8 1-17 7-25 17z"><text:p/></draw:path><draw:path draw:style-name="gr742" draw:text-style-name="P31" svg:width="0.0563in" svg:height="0.0465in" svg:x="4.5276in" svg:y="1.2732in" svg:viewBox="0 0 144 119" svg:d="M0 107l94-107 13 11-9 9c6-1 12-1 17 0 5 2 10 5 15 9 7 5 11 12 14 20 1 8 1 16-2 25-3 8-8 16-14 23-7 8-15 14-23 18-9 4-17 5-26 4-8-2-15-5-21-11-5-3-7-7-9-12s-3-10-3-15l-33 38zM72 49c-9 11-14 20-14 28s3 15 8 20c6 6 13 7 22 6 8-1 18-7 27-17 8-10 13-20 13-28 1-9-2-15-8-21-5-5-13-6-22-5-9 2-18 7-26 17z"><text:p/></draw:path><draw:path draw:style-name="gr743" draw:text-style-name="P31" svg:width="0.0421in" svg:height="0.0346in" svg:x="4.5709in" svg:y="1.302in" svg:viewBox="0 0 108 89" svg:d="M0 77l68-77 12 11-10 11c7-3 13-4 17-4 4 1 8 2 11 5 4 4 8 9 10 16l-16 8c-1-4-4-8-7-10-3-3-6-5-10-5-3 0-7 1-10 3-6 4-12 8-16 14l-36 40z"><text:p/></draw:path><draw:path draw:style-name="gr744" draw:text-style-name="P31" svg:width="0.0409in" svg:height="0.0413in" svg:x="4.5949in" svg:y="1.324in" svg:viewBox="0 0 105 106" svg:d="M16 21c13-14 26-21 40-21 12 0 23 4 32 13 11 9 16 20 17 33s-4 26-15 38c-9 10-17 17-25 19-9 3-16 4-25 2-8-2-16-6-23-11-11-10-16-21-17-34s5-26 16-39zM30 33c-10 10-14 19-14 28s4 16 10 22c7 6 15 8 23 7 9-1 18-7 27-17 8-10 13-19 13-27-1-9-4-16-10-22-7-6-15-9-23-7-9 1-18 6-26 16z"><text:p/></draw:path><draw:path draw:style-name="gr745" draw:text-style-name="P31" svg:width="0.05in" svg:height="0.0429in" svg:x="4.6236in" svg:y="1.3406in" svg:viewBox="0 0 128 110" svg:d="M0 99l60-68-11-10 9-10 10 10 7-8c5-5 9-9 12-11 4-2 9-2 14-2 5 2 10 4 16 9 3 3 8 7 11 12l-13 11c-2-3-5-6-7-8-4-3-7-5-10-5s-7 2-11 7l-5 7 14 12-9 11-15-14-59 68z"><text:p/></draw:path><draw:path draw:style-name="gr746" draw:text-style-name="P31" svg:width="0.0417in" svg:height="0.0461in" svg:x="4.639in" svg:y="1.3512in" svg:viewBox="0 0 107 118" svg:d="M80 15c5-5 9-10 14-15 4 4 9 8 13 12-4 5-9 10-13 15-5-4-9-8-14-12zM0 106c23-25 46-51 68-77 5 4 9 8 14 12-23 26-46 51-69 77-5-4-9-8-13-12z"><text:p/></draw:path><draw:path draw:style-name="gr747" draw:text-style-name="P31" svg:width="0.0417in" svg:height="0.0461in" svg:x="4.652in" svg:y="1.3626in" svg:viewBox="0 0 107 118" svg:d="M0 106c32-35 63-71 94-106 4 4 9 8 13 12-31 35-63 71-94 106-5-4-9-8-13-12z"><text:p/></draw:path><draw:path draw:style-name="gr748" draw:text-style-name="P31" svg:width="0.0409in" svg:height="0.0417in" svg:x="4.6709in" svg:y="1.3909in" svg:viewBox="0 0 105 107" svg:d="M63 87l11 12c-9 7-18 9-28 8-9-1-19-5-28-13-12-10-17-21-18-34s5-26 16-38c11-13 23-21 37-22 12-1 24 3 36 13 10 9 15 20 16 33 0 12-6 25-17 38-1 1-1 2-3 3l-58-51c-7 9-11 18-10 26 0 8 4 16 10 22 5 4 11 7 17 7 5 0 12-1 19-4zM37 26l45 39c5-7 7-13 7-19 0-9-2-16-9-23-7-5-14-7-22-7s-15 4-21 10z"><text:p/></draw:path></draw:g><draw:g draw:style-name="gr2"><draw:path draw:style-name="gr749" draw:text-style-name="P31" svg:width="1.4772in" svg:height="0.0701in" svg:x="3.4823in" svg:y="1.7925in" svg:viewBox="0 0 3753 179" svg:d="M0 179c1251-60 2502-119 3753-179"><text:p/></draw:path><draw:path draw:style-name="gr750" draw:text-style-name="P31" svg:width="0.0224in" svg:height="0.0571in" svg:x="4.0933in" svg:y="1.7587in" svg:viewBox="0 0 58 146" svg:d="M20 146l-5-90h-14l-1-13 15-1-1-10c0-7 0-12 1-16 2-4 5-8 9-11s10-4 18-5c4 0 10 0 16 1l-2 16c-4 0-7 0-10 0-6 0-9 1-12 3-2 2-2 7-2 12v9l20-1 1 13-20 2 4 90z"><text:p/></draw:path><draw:path draw:style-name="gr751" draw:text-style-name="P31" svg:width="0.0374in" svg:height="0.0421in" svg:x="4.1193in" svg:y="1.7724in" svg:viewBox="0 0 96 108" svg:d="M74 91c-6 7-13 10-18 13-6 2-12 4-19 4-12 1-20-2-26-7-7-5-10-12-11-20 0-6 1-10 3-14s5-8 8-11c4-3 8-5 13-6 3-1 8-2 15-4 14-2 24-5 31-7 0-2 0-4 0-5 0-7-2-12-6-14-5-4-11-5-20-5-8 0-14 2-18 5s-7 8-8 15l-18-1c1-7 4-14 7-18 4-5 8-8 15-11s15-4 24-5c8 0 15 1 21 2 6 2 10 4 12 7 3 4 5 7 7 12 1 3 1 9 1 16l2 23c0 17 1 27 2 31 1 5 3 8 5 12l-17 1c-2-3-4-8-5-13zM70 53c-6 3-15 5-28 7-7 2-12 3-15 5-3 1-5 3-7 6-1 2-2 5-2 8 0 5 2 9 6 12s9 4 16 4c6-1 13-2 18-6 5-3 9-7 11-12 1-5 2-10 2-18z"><text:p/></draw:path><draw:path draw:style-name="gr752" draw:text-style-name="P31" svg:width="0.0346in" svg:height="0.0421in" svg:x="4.1634in" svg:y="1.7701in" svg:viewBox="0 0 89 108" svg:d="M5 108l-5-104h16l1 14c7-11 17-17 32-18 6 0 12 1 16 3 6 2 10 4 13 8 2 3 4 7 6 12 0 4 1 9 2 17l3 64-18 1-3-64c0-7-1-11-3-15s-4-6-7-8c-4-3-8-3-13-3-7 0-13 3-18 8-6 5-8 14-7 28l3 56z"><text:p/></draw:path><draw:path draw:style-name="gr753" draw:text-style-name="P31" svg:width="0.0354in" svg:height="0.0421in" svg:x="4.228in" svg:y="1.7673in" svg:viewBox="0 0 91 108" svg:d="M73 66l18 2c-1 12-6 21-13 28s-17 11-28 12c-15 0-26-4-35-12-9-9-14-22-15-40-1-11 1-20 4-29 4-9 9-15 17-19 7-5 14-7 23-8 12-1 21 2 29 7 7 6 12 13 14 24l-17 3c-2-6-5-12-9-15-5-3-10-5-16-5-8 1-15 4-20 11-6 6-8 17-7 30 0 14 4 24 9 30 6 7 13 9 22 9 7 0 12-3 17-7 4-5 7-12 7-21z"><text:p/></draw:path><draw:path draw:style-name="gr754" draw:text-style-name="P31" svg:width="0.0567in" svg:height="0.0429in" svg:x="4.2689in" svg:y="1.7642in" svg:viewBox="0 0 145 110" svg:d="M5 110l-5-103 15-1 1 15c3-5 7-9 13-12 5-4 11-5 17-6 8 0 15 1 19 4 6 3 10 7 12 12 7-12 18-18 31-19 10-1 18 2 24 8 6 5 9 13 9 25l4 71-18 1-3-66c0-7-1-11-2-14-2-3-4-6-7-7-3-2-7-3-10-3-8 1-14 3-18 8-5 5-7 13-6 24l3 60-18 1-3-68c0-8-2-13-5-17s-8-5-14-5c-5 0-10 2-14 5-4 2-7 6-8 12-2 4-2 12-2 21l3 54z"><text:p/></draw:path><draw:path draw:style-name="gr755" draw:text-style-name="P31" svg:width="0.0358in" svg:height="0.0571in" svg:x="4.3339in" svg:y="1.7469in" svg:viewBox="0 0 92 146" svg:d="M76 143l-1-13c-6 10-15 16-28 16-8 0-16-1-23-5-7-5-13-11-17-19-4-7-6-17-7-27-1-11 1-20 4-29 3-8 8-15 14-20 7-5 15-7 23-7 6 0 12 0 17 3 5 2 9 6 12 10l-2-51 17-1 7 142zM18 94c0 13 4 23 10 29s12 9 20 9c8-1 14-4 20-10 5-7 7-17 6-29-1-14-3-24-10-30-5-7-12-10-20-10s-15 4-20 11c-5 6-7 16-6 30z"><text:p/></draw:path><draw:path draw:style-name="gr756" draw:text-style-name="P31" svg:width="0.0327in" svg:height="0.0421in" svg:x="4.378in" svg:y="1.7602in" svg:viewBox="0 0 84 108" svg:d="M0 76l18-3c1 6 4 12 8 16 5 3 11 5 18 5 9-1 14-3 18-7 3-3 5-7 5-11s-2-7-6-9c-3-2-9-4-18-6-13-3-21-5-26-7-6-2-9-5-12-9s-5-8-5-13 1-10 3-14c1-3 4-7 8-10 2-2 6-4 10-5 5-2 10-3 15-3 8 0 15 1 22 3 5 2 10 5 13 9 4 3 6 9 7 15l-17 4c-1-6-4-10-8-13-3-3-8-4-15-4-8 1-13 2-16 5s-4 6-4 10c0 2 0 4 2 5 1 3 3 4 7 5 1 0 6 2 15 4 11 3 20 5 25 7 5 1 10 4 12 8 3 4 5 9 5 15s-1 11-4 16c-3 6-8 10-14 13s-13 5-21 6c-13 0-23-3-30-7-8-6-12-15-15-25z"><text:p/></draw:path><draw:path draw:style-name="gr757" draw:text-style-name="P31" svg:width="0.0189in" svg:height="0.0583in" svg:x="4.4378in" svg:y="1.7421in" svg:viewBox="0 0 49 149" svg:d="M0 149c11-50 23-99 34-148 5 0 10-1 15-1-12 49-24 98-35 148-5 0-9 0-14 1z"><text:p/></draw:path><draw:path draw:style-name="gr758" draw:text-style-name="P31" svg:width="0.0358in" svg:height="0.0571in" svg:x="4.4839in" svg:y="1.7402in" svg:viewBox="0 0 92 146" svg:d="M76 143l-1-13c-6 10-15 16-28 16-8 0-16-1-23-5-7-5-13-11-17-19-4-7-6-17-7-27-1-11 1-20 4-29 3-8 8-15 14-20 7-5 15-7 23-7 6 0 12 0 17 3 5 2 9 6 12 10l-2-51 17-1 7 142zM18 94c0 13 4 23 10 29s12 9 20 9c8-1 14-4 20-10 5-7 7-17 6-29-1-14-3-24-10-30-5-7-12-10-20-10s-15 4-20 11c-5 6-7 16-6 30z"><text:p/></draw:path><draw:path draw:style-name="gr759" draw:text-style-name="P31" svg:width="0.0374in" svg:height="0.0421in" svg:x="4.528in" svg:y="1.7531in" svg:viewBox="0 0 96 108" svg:d="M74 91c-6 7-13 10-18 13-6 2-12 4-19 4-12 1-20-2-26-7-7-5-10-12-11-20 0-6 1-10 3-14s5-8 8-11c4-3 8-5 13-6 3-1 8-2 15-4 14-2 24-5 31-7 0-2 0-4 0-5 0-7-2-12-6-14-5-4-11-5-20-5-8 0-14 2-18 5s-7 8-8 15l-18-1c1-7 4-14 7-18 4-5 8-8 15-11s15-4 24-5c8 0 15 1 21 2 6 2 10 4 12 7 3 4 5 7 7 12 1 3 1 9 1 16l2 23c0 17 1 27 2 31 1 5 3 8 5 12l-17 1c-2-3-4-8-5-13zM70 53c-6 3-15 5-28 7-7 2-12 3-15 5-3 1-5 3-7 6-1 2-2 5-2 8 0 5 2 9 6 12s9 4 16 4c6-1 13-2 18-6 5-3 9-7 11-12 1-5 2-10 2-18z"><text:p/></draw:path><draw:path draw:style-name="gr760" draw:text-style-name="P31" svg:width="0.0213in" svg:height="0.0551in" svg:x="4.5685in" svg:y="1.7382in" svg:viewBox="0 0 55 141" svg:d="M52 124l3 15c-5 1-9 2-13 2-7 0-12 0-15-2-4-3-6-5-8-8-1-3-2-10-3-21l-3-60-12 1-1-14h13l-2-26 18-11 1 36 18-1 1 14h-18l3 61c0 5 0 8 1 10 1 1 2 2 3 3s4 1 6 1 5 0 8 0z"><text:p/></draw:path><draw:path draw:style-name="gr761" draw:text-style-name="P31" svg:width="0.0374in" svg:height="0.0421in" svg:x="4.5937in" svg:y="1.7496in" svg:viewBox="0 0 96 108" svg:d="M74 91c-6 7-13 10-18 13-6 2-12 4-19 4-12 1-20-2-26-7-7-5-10-12-11-20 0-6 1-10 3-14s5-8 8-11c4-3 8-5 13-6 3-1 8-2 15-4 14-2 24-5 31-7 0-2 0-4 0-5 0-7-2-12-6-14-5-4-11-5-20-5-8 0-14 2-18 5s-7 8-8 15l-18-1c1-7 4-14 7-18 4-5 8-8 15-11s15-4 24-5c8 0 15 1 21 2 6 2 10 4 12 7 3 4 5 7 7 12 1 3 1 9 1 16l2 23c0 17 1 27 2 31 1 5 3 8 5 12l-17 1c-2-3-4-8-5-13zM70 53c-6 3-15 5-28 7-7 2-12 3-15 5-3 1-5 3-7 6-1 2-2 5-2 8 0 5 2 9 6 12s9 4 16 4c6-1 13-2 18-6 5-3 9-7 11-12 1-5 2-10 2-18z"><text:p/></draw:path></draw:g><draw:g draw:style-name="gr2"><draw:path draw:style-name="gr762" draw:text-style-name="P31" svg:width="1.4772in" svg:height="0.0346in" svg:x="3.4823in" svg:y="1.898in" svg:viewBox="0 0 3753 89" svg:d="M0 89c1251-29 2502-59 3753-89"><text:p/></draw:path><draw:path draw:style-name="gr763" draw:text-style-name="P31" svg:width="0.0339in" svg:height="0.0559in" svg:x="4.0425in" svg:y="1.8461in" svg:viewBox="0 0 87 143" svg:d="M4 143l-4-142 18-1 1 51c8-10 18-15 30-15 8 0 14 1 20 4s10 7 13 12c2 6 3 13 4 23l1 66h-17l-2-66c0-8-3-15-6-19-4-4-9-5-16-5-5 0-10 1-14 4-5 3-8 7-10 11-2 5-2 11-2 19l1 57z"><text:p/></draw:path><draw:path draw:style-name="gr764" draw:text-style-name="P31" svg:width="0.0374in" svg:height="0.0421in" svg:x="4.0843in" svg:y="1.8594in" svg:viewBox="0 0 96 108" svg:d="M78 72l18 1c-3 11-8 19-16 25-7 6-17 10-29 10-15 0-28-5-37-14-9-8-13-22-14-38-1-17 4-31 13-41 8-9 20-14 34-15 14 0 26 4 35 13s13 23 14 40c0 0 0 2 0 4l-78 2c0 11 4 20 10 26 7 6 14 9 23 9 7 0 12-3 17-6 5-4 8-9 10-16zM18 45l60-1c-1-10-3-16-8-20-5-7-13-10-22-10s-16 3-21 8c-6 6-9 14-9 23z"><text:p/></draw:path><draw:path draw:style-name="gr765" draw:text-style-name="P31" svg:width="0.0374in" svg:height="0.0421in" svg:x="4.128in" svg:y="1.8583in" svg:viewBox="0 0 96 108" svg:d="M73 92c-6 6-12 10-18 12s-12 4-19 4c-11 0-21-3-26-7-6-6-10-13-10-22 0-4 1-9 3-14 3-4 5-7 9-9 3-3 8-5 13-7 2 0 8-2 15-3 13-2 24-4 31-7 0-2 0-3 0-4-1-7-2-12-6-15-4-4-11-5-20-5-8 0-14 2-18 5-4 2-7 7-8 14l-18-1c1-8 4-13 7-18 4-4 9-8 16-11 6-3 14-4 23-4s16 1 22 3c6 1 10 4 13 7 2 3 4 7 5 12 1 3 1 8 2 16v23c0 16 1 27 2 31 0 4 3 9 5 12l-18 1c-2-4-3-8-5-13zM71 53c-6 3-15 5-28 7-8 1-13 3-16 4-2 1-5 3-7 6-1 2-2 5-2 9s2 8 6 11c3 4 9 5 15 4 7 0 13-1 19-5 5-3 8-7 11-12 1-4 2-10 2-18z"><text:p/></draw:path><draw:path draw:style-name="gr766" draw:text-style-name="P31" svg:width="0.0201in" svg:height="0.0551in" svg:x="4.1693in" svg:y="1.8441in" svg:viewBox="0 0 52 141" svg:d="M50 124l2 15c-4 2-9 2-13 2-6 0-11 0-14-2-4-3-7-5-8-8-2-4-2-11-3-21l-1-60h-13v-13h13l-1-26 18-11v36l18-1v14h-18l2 61c0 5 0 8 1 10 1 1 2 2 4 3 1 1 2 1 5 1 2 0 4 0 8 0z"><text:p/></draw:path><draw:path draw:style-name="gr767" draw:text-style-name="P31" svg:width="0.0374in" svg:height="0.0421in" svg:x="4.1933in" svg:y="1.8567in" svg:viewBox="0 0 96 108" svg:d="M78 72l18 1c-3 11-8 19-16 25-7 6-17 10-29 10-15 0-28-5-37-14-9-8-13-22-14-38-1-17 4-31 13-41 8-9 20-14 34-15 14 0 26 4 35 13s13 23 14 40c0 0 0 2 0 4l-78 2c0 11 4 20 10 26 7 6 14 9 23 9 7 0 12-3 17-6 5-4 8-9 10-16zM18 45l60-1c-1-10-3-16-8-20-5-7-13-10-22-10s-16 3-21 8c-6 6-9 14-9 23z"><text:p/></draw:path><draw:path draw:style-name="gr768" draw:text-style-name="P31" svg:width="0.0213in" svg:height="0.0413in" svg:x="4.2386in" svg:y="1.8559in" svg:viewBox="0 0 55 106" svg:d="M2 106l-2-103h15l1 16c4-8 7-13 10-15 4-3 7-4 11-4 6 0 12 1 18 5l-6 16c-4-2-8-3-12-3s-7 2-10 4c-2 3-4 5-6 10-1 6-3 13-2 20l1 54z"><text:p/></draw:path><draw:path draw:style-name="gr769" draw:text-style-name="P31" svg:width="0.0354in" svg:height="0.0421in" svg:x="4.285in" svg:y="1.8543in" svg:viewBox="0 0 91 108" svg:d="M72 67l19 2c-2 11-7 21-14 28-8 6-17 11-28 11-15 0-26-5-35-14-9-8-13-22-14-38 0-12 1-22 5-30 3-8 9-15 16-19 8-4 16-7 25-7 11 0 20 2 27 8 7 5 12 14 14 24l-17 2c-2-7-5-12-9-15-4-4-9-5-15-5-9 0-16 4-21 10s-7 17-7 30c0 14 3 24 8 30 6 7 13 10 21 10 7 0 13-3 18-8 4-4 7-10 7-19z"><text:p/></draw:path><draw:path draw:style-name="gr770" draw:text-style-name="P31" svg:width="0.0555in" svg:height="0.0421in" svg:x="4.3264in" svg:y="1.8531in" svg:viewBox="0 0 142 108" svg:d="M2 108l-2-103 15-1v15c4-6 8-9 13-13 6-2 12-5 18-5 8 0 15 2 19 5 5 2 10 7 12 12 7-12 18-18 31-18 10 0 18 2 24 8 5 5 9 14 9 26l1 71h-17l-2-65c0-7-1-12-2-15s-3-6-6-7c-3-3-7-3-11-3-7 0-13 3-17 7-5 5-8 13-8 24l2 60-18 1-1-68c0-7-1-13-4-17-4-4-8-6-14-6-5 0-10 2-14 4-4 3-7 7-9 12s-3 12-2 22l1 54z"><text:p/></draw:path><draw:path draw:style-name="gr771" draw:text-style-name="P31" svg:width="0.0354in" svg:height="0.0567in" svg:x="4.3913in" svg:y="1.8374in" svg:viewBox="0 0 91 145" svg:d="M75 142l-1-13c-6 11-16 16-28 16-9 1-16-2-23-6-7-5-12-10-17-19-4-8-6-17-6-27 0-11 1-20 4-28 4-9 9-16 16-20 6-5 14-7 22-7 7-1 12 1 17 3 5 3 9 6 12 10l-1-50 17-1 4 142zM18 92c0 13 3 23 9 30 5 6 12 9 20 9s14-4 19-10c6-6 8-16 8-28 0-14-4-25-9-31-6-6-13-10-21-10-7 1-14 4-19 11-5 6-7 16-7 29z"><text:p/></draw:path><draw:path draw:style-name="gr772" draw:text-style-name="P31" svg:width="0.0327in" svg:height="0.0421in" svg:x="4.435in" svg:y="1.8512in" svg:viewBox="0 0 84 108" svg:d="M0 75l18-3c1 7 3 12 8 16 4 4 11 6 18 6 8 0 14-3 17-6 4-4 6-7 6-12 0-4-2-7-6-9-3-2-9-4-18-6-12-3-21-5-26-8-5-2-9-4-11-9-3-4-5-8-5-14 0-4 1-8 3-12s4-7 8-10c3-2 6-4 11-6 4-1 9-2 15-2 8 0 15 1 21 3 6 3 11 5 13 10 4 3 6 9 7 16l-17 2c-1-6-4-10-7-13-4-3-9-4-16-4s-12 1-16 4c-3 3-5 7-5 10 1 2 2 4 3 6 2 2 4 3 6 5 2 0 7 2 15 4 12 3 21 6 26 8 4 1 9 5 11 8 4 4 5 9 5 15s-1 11-5 17c-2 5-7 9-14 12-6 2-13 5-21 5-13 0-23-3-30-8-7-6-12-14-14-25z"><text:p/></draw:path><draw:path draw:style-name="gr773" draw:text-style-name="P31" svg:width="0.0201in" svg:height="0.0579in" svg:x="4.4949in" svg:y="1.8343in" svg:viewBox="0 0 52 148" svg:d="M0 148c13-50 25-99 38-148 5 0 9 0 14 0-13 49-25 98-38 147-5 1-9 1-14 1z"><text:p/></draw:path><draw:path draw:style-name="gr774" draw:text-style-name="P31" svg:width="0.0354in" svg:height="0.0567in" svg:x="4.5417in" svg:y="1.8335in" svg:viewBox="0 0 91 145" svg:d="M75 142l-1-13c-6 11-16 16-28 16-9 1-16-2-23-6-7-5-12-10-17-19-4-8-6-17-6-27 0-11 1-20 4-28 4-9 9-16 16-20 6-5 14-7 22-7 7-1 12 1 17 3 5 3 9 6 12 10l-1-50 17-1 4 142zM18 92c0 13 3 23 9 30 5 6 12 9 20 9s14-4 19-10c6-6 8-16 8-28 0-14-4-25-9-31-6-6-13-10-21-10-7 1-14 4-19 11-5 6-7 16-7 29z"><text:p/></draw:path><draw:path draw:style-name="gr775" draw:text-style-name="P31" svg:width="0.0374in" svg:height="0.0421in" svg:x="4.5854in" svg:y="1.8472in" svg:viewBox="0 0 96 108" svg:d="M73 92c-6 6-12 10-18 12s-12 4-19 4c-11 0-21-3-26-7-6-6-10-13-10-22 0-4 1-9 3-14 3-4 5-7 9-9 3-3 8-5 13-7 2 0 8-2 15-3 13-2 24-4 31-7 0-2 0-3 0-4-1-7-2-12-6-15-4-4-11-5-20-5-8 0-14 2-18 5-4 2-7 7-8 14l-18-1c1-8 4-13 7-18 4-4 9-8 16-11 6-3 14-4 23-4s16 1 22 3c6 1 10 4 13 7 2 3 4 7 5 12 1 3 1 8 2 16v23c0 16 1 27 2 31 0 4 3 9 5 12l-18 1c-2-4-3-8-5-13zM71 53c-6 3-15 5-28 7-8 1-13 3-16 4-2 1-5 3-7 6-1 2-2 5-2 9s2 8 6 11c3 4 9 5 15 4 7 0 13-1 19-5 5-3 8-7 11-12 1-4 2-10 2-18z"><text:p/></draw:path><draw:path draw:style-name="gr776" draw:text-style-name="P31" svg:width="0.0201in" svg:height="0.0551in" svg:x="4.6264in" svg:y="1.8331in" svg:viewBox="0 0 52 141" svg:d="M50 124l2 15c-4 2-9 2-13 2-6 0-11 0-14-2-4-3-7-5-8-8-2-4-2-11-3-21l-1-60h-13v-13h13l-1-26 18-11v36l18-1v14h-18l2 61c0 5 0 8 1 10 1 1 2 2 4 3 1 1 2 1 5 1 2 0 4 0 8 0z"><text:p/></draw:path><draw:path draw:style-name="gr777" draw:text-style-name="P31" svg:width="0.0374in" svg:height="0.0421in" svg:x="4.6512in" svg:y="1.8457in" svg:viewBox="0 0 96 108" svg:d="M73 92c-6 6-12 10-18 12s-12 4-19 4c-11 0-21-3-26-7-6-6-10-13-10-22 0-4 1-9 3-14 3-4 5-7 9-9 3-3 8-5 13-7 2 0 8-2 15-3 13-2 24-4 31-7 0-2 0-3 0-4-1-7-2-12-6-15-4-4-11-5-20-5-8 0-14 2-18 5-4 2-7 7-8 14l-18-1c1-8 4-13 7-18 4-4 9-8 16-11 6-3 14-4 23-4s16 1 22 3c6 1 10 4 13 7 2 3 4 7 5 12 1 3 1 8 2 16v23c0 16 1 27 2 31 0 4 3 9 5 12l-18 1c-2-4-3-8-5-13zM71 53c-6 3-15 5-28 7-8 1-13 3-16 4-2 1-5 3-7 6-1 2-2 5-2 9s2 8 6 11c3 4 9 5 15 4 7 0 13-1 19-5 5-3 8-7 11-12 1-4 2-10 2-18z"><text:p/></draw:path></draw:g><draw:g draw:style-name="gr2"><draw:path draw:style-name="gr778" draw:text-style-name="P31" svg:width="1.4772in" svg:height="0.1051in" svg:x="3.4823in" svg:y="1.6874in" svg:viewBox="0 0 3753 268" svg:d="M0 268c1251-89 2502-179 3753-268"><text:p/></draw:path><draw:path draw:style-name="gr779" draw:text-style-name="P31" svg:width="0.0382in" svg:height="0.0425in" svg:x="3.939in" svg:y="1.6992in" svg:viewBox="0 0 98 109" svg:d="M75 92c-6 5-12 10-17 12-7 2-13 5-19 5-12 1-21-1-27-7-6-5-10-12-11-20 0-5 0-10 3-14 2-4 4-8 8-11 3-3 8-5 12-6 3-2 8-3 15-4 14-2 24-5 31-8 0-2 0-4 0-4-1-7-2-12-6-15-5-4-12-5-20-4-9 0-15 2-19 5-3 3-6 8-7 15l-18-1c1-7 4-13 6-18 4-5 9-8 15-11 7-3 15-5 23-6 9 0 17 0 22 2 6 2 11 4 13 7 3 3 5 7 7 12 1 2 1 8 1 16l2 23c1 16 2 26 4 30 1 4 3 9 5 12l-18 2c-2-4-4-8-5-12zM71 52c-6 3-15 6-28 9-7 1-12 3-16 5-2 1-4 3-6 6-1 2-2 5-1 8 0 5 2 9 5 12 5 2 9 4 17 3 6-1 12-2 17-5 5-4 9-8 11-14 2-3 2-10 1-17z"><text:p/></draw:path><draw:path draw:style-name="gr780" draw:text-style-name="P31" svg:width="0.0354in" svg:height="0.0425in" svg:x="3.9827in" svg:y="1.6961in" svg:viewBox="0 0 91 109" svg:d="M76 104l-1-15c-7 12-18 19-32 20-6 0-12-1-17-3-6-1-10-4-13-8-2-3-5-7-6-12-1-4-2-9-3-16l-4-64 18-1 4 57c1 9 1 15 2 18 1 5 4 9 8 11s8 3 14 3c5 0 10-3 14-5 5-3 8-7 9-12 2-5 2-12 1-21l-3-55 17-1 7 103z"><text:p/></draw:path><draw:path draw:style-name="gr781" draw:text-style-name="P31" svg:width="0.039in" svg:height="0.0429in" svg:x="4.022in" svg:y="1.6929in" svg:viewBox="0 0 100 110" svg:d="M5 110l33-56-38-48 21-1 19 23c3 5 6 9 7 11 3-5 5-9 7-12l16-26 21-1-31 53 40 50-21 2-23-30-5-7-24 40z"><text:p/></draw:path><draw:path draw:style-name="gr782" draw:text-style-name="P31" svg:width="0.0374in" svg:height="0.0421in" svg:x="4.0846in" svg:y="1.689in" svg:viewBox="0 0 96 108" svg:d="M80 70l16 1c-2 11-6 19-14 25-7 7-16 11-28 12-16 0-28-3-38-12-9-9-15-21-16-38s3-30 11-41c8-10 19-16 34-17 13-1 25 3 35 12 9 8 14 21 16 39 0 0 0 2 0 4l-78 6c2 11 5 19 12 25 6 5 14 8 23 8 6-1 12-3 16-7 5-3 8-9 11-17zM18 46l59-4c-1-8-4-15-8-19-6-7-14-10-23-9-8 1-15 4-21 10-5 6-7 13-7 22z"><text:p/></draw:path><draw:path draw:style-name="gr783" draw:text-style-name="P31" svg:width="0.0374in" svg:height="0.0559in" svg:x="4.128in" svg:y="1.6854in" svg:viewBox="0 0 96 143" svg:d="M78 143l-3-49c-2 4-6 7-11 9-5 3-10 5-15 5-12 1-23-3-33-12-9-9-14-22-16-39-1-11 1-20 4-28 3-9 7-15 14-20 6-5 14-8 22-8 12-1 23 4 31 14l-1-14 16-1 10 142zM18 57c1 13 5 22 10 29 7 6 14 9 21 8 7 0 14-4 19-10 5-7 7-17 5-30 0-13-4-24-10-30-7-6-13-9-21-9-7 0-14 4-18 11-5 7-7 17-6 31z"><text:p/></draw:path><draw:path draw:style-name="gr784" draw:text-style-name="P31" svg:width="0.0354in" svg:height="0.0425in" svg:x="4.172in" svg:y="1.6827in" svg:viewBox="0 0 91 109" svg:d="M76 104l-1-15c-7 12-18 19-32 20-6 0-12-1-17-3-6-1-10-4-13-8-2-3-5-7-6-12-1-4-2-9-3-16l-4-64 18-1 4 57c1 9 1 15 2 18 1 5 4 9 8 11s8 3 14 3c5 0 10-3 14-5 5-3 8-7 9-12 2-5 2-12 1-21l-3-55 17-1 7 103z"><text:p/></draw:path><draw:path draw:style-name="gr785" draw:text-style-name="P31" svg:width="0.0102in" svg:height="0.0559in" svg:x="4.2146in" svg:y="1.6661in" svg:viewBox="0 0 27 143" svg:d="M1 22c0-7 0-14-1-21 6 0 12 0 18-1 0 7 0 13 1 20-6 1-12 1-18 2zM10 143c-2-35-5-68-7-103 5-1 12-1 17-1 3 34 5 69 7 102-5 1-11 2-17 2z"><text:p/></draw:path><draw:path draw:style-name="gr786" draw:text-style-name="P31" svg:width="0.0362in" svg:height="0.0579in" svg:x="4.2327in" svg:y="1.6783in" svg:viewBox="0 0 93 148" svg:d="M10 148l-10-142 16-2 1 14c3-6 8-10 12-13s10-4 17-5c8-1 16 2 23 5 7 4 13 11 17 18 4 8 6 17 7 27 1 11-1 20-4 29-3 8-8 15-15 20-6 5-14 8-22 9-6 0-11-1-16-3-4-2-9-4-12-8l3 50zM19 56c1 14 4 24 11 30 5 6 12 8 20 8 8-1 14-5 19-12s7-17 6-31c0-13-4-23-10-29s-13-9-20-9c-8 1-14 5-20 12-5 8-7 18-6 31z"><text:p/></draw:path><draw:path draw:style-name="gr787" draw:text-style-name="P31" svg:width="0.0575in" svg:height="0.0441in" svg:x="4.2764in" svg:y="1.6736in" svg:viewBox="0 0 147 113" svg:d="M7 113l-7-103 15-1 1 14c3-5 7-10 13-12 5-4 10-6 17-7 8 0 15 1 19 4 6 3 10 7 12 13 7-13 17-19 31-21 10-1 18 2 24 7s9 14 10 25l5 71-18 1-4-64c0-8-2-12-3-16-1-3-4-5-7-7-2-1-6-2-10-1-7 0-14 2-18 8-4 5-6 13-5 23l4 61-18 1-5-67c0-8-2-14-5-17-3-4-8-6-14-5-5 0-10 2-14 5-3 3-6 6-7 12-2 5-3 12-2 21l4 54z"><text:p/></draw:path><draw:path draw:style-name="gr788" draw:text-style-name="P31" svg:width="0.0374in" svg:height="0.0421in" svg:x="4.3421in" svg:y="1.6705in" svg:viewBox="0 0 96 108" svg:d="M80 70l16 1c-2 11-6 19-14 25-7 7-16 11-28 12-16 0-28-3-38-12-9-9-15-21-16-38s3-30 11-41c8-10 19-16 34-17 13-1 25 3 35 12 9 8 14 21 16 39 0 0 0 2 0 4l-78 6c2 11 5 19 12 25 6 5 14 8 23 8 6-1 12-3 16-7 5-3 8-9 11-17zM18 46l59-4c-1-8-4-15-8-19-6-7-14-10-23-9-8 1-15 4-21 10-5 6-7 13-7 22z"><text:p/></draw:path><draw:path draw:style-name="gr789" draw:text-style-name="P31" svg:width="0.0354in" svg:height="0.0425in" svg:x="4.3862in" svg:y="1.6673in" svg:viewBox="0 0 91 109" svg:d="M7 109l-7-103 16-2 1 15c7-11 17-18 32-19 6 0 12 1 16 2 6 2 10 5 13 9 3 2 5 7 6 11s2 10 3 17l4 64-18 1-4-63c-1-7-1-12-4-16-1-3-4-6-7-7-4-3-8-3-12-3-8 0-14 3-19 9-5 5-7 14-6 27l4 57z"><text:p/></draw:path><draw:path draw:style-name="gr790" draw:text-style-name="P31" svg:width="0.022in" svg:height="0.0551in" svg:x="4.426in" svg:y="1.652in" svg:viewBox="0 0 57 141" svg:d="M54 123l3 15c-4 1-9 3-13 3-6 0-11 0-14-2-4-2-7-5-8-8-2-3-4-10-4-21l-5-59h-12l-1-13 13-1-2-25 16-12 3 36 18-2 1 14-18 1 4 61c1 5 2 8 2 10 1 1 2 2 3 2 2 1 4 2 6 2 3-1 5-1 8-1z"><text:p/></draw:path><draw:path draw:style-name="gr791" draw:text-style-name="P31" svg:width="0.0358in" svg:height="0.0421in" svg:x="4.4732in" svg:y="1.661in" svg:viewBox="0 0 92 108" svg:d="M73 66l19 1c-2 12-6 21-13 29-7 7-17 11-28 12-14 0-25-3-35-12-9-9-14-21-16-38-1-11 1-21 4-30 3-8 8-15 15-19 7-5 16-8 24-9 11-1 20 2 28 7s13 13 16 23l-18 4c-2-7-5-12-10-16-4-2-9-4-14-4-9 1-16 4-21 11s-7 17-6 31 4 24 10 30 13 8 21 8c7-1 13-3 17-8 5-4 7-11 7-20z"><text:p/></draw:path><draw:path draw:style-name="gr792" draw:text-style-name="P31" svg:width="0.0575in" svg:height="0.0441in" svg:x="4.5138in" svg:y="1.6567in" svg:viewBox="0 0 147 113" svg:d="M7 113l-7-103 15-1 1 14c3-5 7-10 13-12 5-4 10-6 17-7 8 0 15 1 19 4 6 3 10 7 12 13 7-13 17-19 31-21 10-1 18 2 24 7s9 14 10 25l5 71-18 1-4-64c0-8-2-12-3-16-1-3-4-5-7-7-2-1-6-2-10-1-7 0-14 2-18 8-4 5-6 13-5 23l4 61-18 1-5-67c0-8-2-14-5-17-3-4-8-6-14-5-5 0-10 2-14 5-3 3-6 6-7 12-2 5-3 12-2 21l4 54z"><text:p/></draw:path><draw:path draw:style-name="gr793" draw:text-style-name="P31" svg:width="0.0362in" svg:height="0.0575in" svg:x="4.5791in" svg:y="1.6382in" svg:viewBox="0 0 93 147" svg:d="M77 143l-1-13c-5 11-15 16-27 17-9 1-16-1-23-5-8-4-14-10-18-18s-7-17-8-28c-1-10 1-19 4-28 3-8 7-15 14-20 6-5 13-8 22-8 6-1 12 0 16 3 5 2 10 5 13 9l-3-51 17-1 10 141zM18 96c1 13 5 22 10 28 7 7 14 10 21 9 8-1 14-4 19-11s7-16 6-29c-1-14-4-24-11-30-5-7-12-10-21-9-7 1-14 4-19 11-4 7-6 17-5 31z"><text:p/></draw:path><draw:path draw:style-name="gr794" draw:text-style-name="P31" svg:width="0.0331in" svg:height="0.0421in" svg:x="4.6228in" svg:y="1.6508in" svg:viewBox="0 0 85 108" svg:d="M1 77l17-4c2 7 5 13 9 16 5 3 11 5 19 5 8-1 14-3 17-7 4-3 5-7 5-12 0-4-3-7-6-9-3-1-9-2-18-5-13-2-21-4-27-6-5-2-9-5-12-9s-4-8-5-13c0-5 1-10 2-13 2-4 5-8 8-11 3-2 6-4 10-5 5-2 10-3 15-4 9 0 16 0 22 2s11 5 14 10c3 3 6 9 7 15l-17 3c-2-5-4-9-8-12s-9-4-15-4c-8 1-13 2-16 5-4 4-5 7-4 10 0 3 0 4 2 6 1 2 4 4 7 5 1 0 6 1 15 3 11 2 21 4 26 6 4 2 9 5 12 9 3 3 5 8 5 14 1 6-1 11-3 17-3 5-8 10-14 13s-13 5-21 6c-13 1-24-2-31-7s-12-13-15-24z"><text:p/></draw:path><draw:path draw:style-name="gr795" draw:text-style-name="P31" svg:width="0.0173in" svg:height="0.0587in" svg:x="4.6835in" svg:y="1.6311in" svg:viewBox="0 0 45 150" svg:d="M0 150c11-49 20-99 31-149 5 0 9-1 14-1-11 50-20 99-31 149-5 0-9 1-14 1z"><text:p/></draw:path><draw:path draw:style-name="gr796" draw:text-style-name="P31" svg:width="0.0362in" svg:height="0.0575in" svg:x="4.7291in" svg:y="1.6276in" svg:viewBox="0 0 93 147" svg:d="M77 143l-1-13c-5 11-15 16-27 17-9 1-16-1-23-5-8-4-14-10-18-18s-7-17-8-28c-1-10 1-19 4-28 3-8 7-15 14-20 6-5 13-8 22-8 6-1 12 0 16 3 5 2 10 5 13 9l-3-51 17-1 10 141zM18 96c1 13 5 22 10 28 7 7 14 10 21 9 8-1 14-4 19-11s7-16 6-29c-1-14-4-24-11-30-5-7-12-10-21-9-7 1-14 4-19 11-4 7-6 17-5 31z"><text:p/></draw:path><draw:path draw:style-name="gr797" draw:text-style-name="P31" svg:width="0.0382in" svg:height="0.0425in" svg:x="4.7724in" svg:y="1.6398in" svg:viewBox="0 0 98 109" svg:d="M75 92c-6 5-12 10-17 12-7 2-13 5-19 5-12 1-21-1-27-7-6-5-10-12-11-20 0-5 0-10 3-14 2-4 4-8 8-11 3-3 8-5 12-6 3-2 8-3 15-4 14-2 24-5 31-8 0-2 0-4 0-4-1-7-2-12-6-15-5-4-12-5-20-4-9 0-15 2-19 5-3 3-6 8-7 15l-18-1c1-7 4-13 6-18 4-5 9-8 15-11 7-3 15-5 23-6 9 0 17 0 22 2 6 2 11 4 13 7 3 3 5 7 7 12 1 2 1 8 1 16l2 23c1 16 2 26 4 30 1 4 3 9 5 12l-18 2c-2-4-4-8-5-12zM71 52c-6 3-15 6-28 9-7 1-12 3-16 5-2 1-4 3-6 6-1 2-2 5-1 8 0 5 2 9 5 12 5 2 9 4 17 3 6-1 12-2 17-5 5-4 9-8 11-14 2-3 2-10 1-17z"><text:p/></draw:path><draw:path draw:style-name="gr798" draw:text-style-name="P31" svg:width="0.022in" svg:height="0.0551in" svg:x="4.8126in" svg:y="1.624in" svg:viewBox="0 0 57 141" svg:d="M54 123l3 15c-4 1-9 3-13 3-6 0-11 0-14-2-4-2-7-5-8-8-2-3-4-10-4-21l-5-59h-12l-1-13 13-1-2-25 16-12 3 36 18-2 1 14-18 1 4 61c1 5 2 8 2 10 1 1 2 2 3 2 2 1 4 2 6 2 3-1 5-1 8-1z"><text:p/></draw:path><draw:path draw:style-name="gr799" draw:text-style-name="P31" svg:width="0.0382in" svg:height="0.0425in" svg:x="4.8382in" svg:y="1.635in" svg:viewBox="0 0 98 109" svg:d="M75 92c-6 5-12 10-17 12-7 2-13 5-19 5-12 1-21-1-27-7-6-5-10-12-11-20 0-5 0-10 3-14 2-4 4-8 8-11 3-3 8-5 12-6 3-2 8-3 15-4 14-2 24-5 31-8 0-2 0-4 0-4-1-7-2-12-6-15-5-4-12-5-20-4-9 0-15 2-19 5-3 3-6 8-7 15l-18-1c1-7 4-13 6-18 4-5 9-8 15-11 7-3 15-5 23-6 9 0 17 0 22 2 6 2 11 4 13 7 3 3 5 7 7 12 1 2 1 8 1 16l2 23c1 16 2 26 4 30 1 4 3 9 5 12l-18 2c-2-4-4-8-5-12zM71 52c-6 3-15 6-28 9-7 1-12 3-16 5-2 1-4 3-6 6-1 2-2 5-1 8 0 5 2 9 5 12 5 2 9 4 17 3 6-1 12-2 17-5 5-4 9-8 11-14 2-3 2-10 1-17z"><text:p/></draw:path></draw:g><draw:path draw:style-name="gr800" draw:text-style-name="P30" svg:width="0.3512in" svg:height="0.2106in" svg:x="3.1303in" svg:y="1.7224in" svg:viewBox="0 0 893 536" svg:d="M0 0c298 179 596 357 893 536"><text:p/></draw:path><draw:g draw:style-name="gr2"><draw:path draw:style-name="gr801" draw:text-style-name="P31" svg:width="0.3512in" svg:height="0.2106in" svg:x="5.628in" svg:y="1.652in" svg:viewBox="0 0 893 536" svg:d="M0 536c0-179 0-357 0-536 298 0 596 0 893 0 0 179 0 357 0 536-297 0-595 0-893 0z"><text:p/></draw:path><draw:path draw:style-name="gr802" draw:text-style-name="P31" svg:width="0.0433in" svg:height="0.0563in" svg:x="5.7039in" svg:y="1.728in" svg:viewBox="0 0 111 144" svg:d="M92 0h19v82c0 14-1 26-5 34-3 8-9 15-17 20-9 5-19 8-33 8-13 0-24-2-33-7-8-4-14-11-17-20-4-8-6-20-6-35v-82h19v82c0 12 1 21 4 26 2 6 6 11 11 14s12 5 20 5c14 0 23-3 30-10 5-6 8-18 8-35z"><text:p/></draw:path><draw:path draw:style-name="gr803" draw:text-style-name="P31" svg:width="0.0516in" svg:height="0.0555in" svg:x="5.7535in" svg:y="1.728in" svg:viewBox="0 0 132 142" svg:d="M0 142l53-142h22l57 142h-21l-16-43h-60l-15 43zM40 84h49l-15-40c-4-12-8-22-10-29-2 9-5 18-8 27z"><text:p/></draw:path><draw:path draw:style-name="gr804" draw:text-style-name="P31" svg:width="0.0484in" svg:height="0.0555in" svg:x="5.8134in" svg:y="1.728in" svg:viewBox="0 0 124 142" svg:d="M0 142v-142h63c12 0 22 1 28 4 7 2 12 7 17 14 3 6 5 13 5 21 0 10-3 18-10 25-6 7-16 11-30 13 5 3 9 5 11 7 5 6 11 12 15 19l25 39h-23l-19-30c-5-8-10-14-13-19-4-4-6-8-9-10-3-1-6-3-9-4-2 0-5 0-10 0h-22v63zM19 62h40c9 0 16-1 20-3 5-1 9-4 12-8 2-4 3-8 3-13 0-6-2-12-7-16s-12-7-23-7h-45z"><text:p/></draw:path><draw:path draw:style-name="gr805" draw:text-style-name="P31" svg:width="0.0441in" svg:height="0.0555in" svg:x="5.8638in" svg:y="1.728in" svg:viewBox="0 0 113 142" svg:d="M47 142c0-41 0-84 0-125-15 0-32 0-47 0 0-6 0-11 0-17 38 0 75 0 113 0 0 6 0 11 0 17-15 0-31 0-47 0 0 41 0 84 0 125-6 0-13 0-19 0z"><text:p/></draw:path></draw:g><draw:path draw:style-name="gr806" draw:text-style-name="P30" svg:width="0.2106in" svg:height="0in" svg:x="5.4169in" svg:y="1.7575in" svg:viewBox="0 0 536 0" svg:d="M0 0c179 0 357 0 536 0"><text:p/></draw:path><draw:path draw:style-name="gr807" draw:text-style-name="P30" svg:width="0.3512in" svg:height="0.2106in" svg:x="3.1303in" svg:y="1.652in" svg:viewBox="0 0 893 536" svg:d="M0 0c298 179 596 357 893 536"><text:p/></draw:path><draw:path draw:style-name="gr808" draw:text-style-name="P30" svg:width="0.3512in" svg:height="0.2106in" svg:x="3.1303in" svg:y="1.5819in" svg:viewBox="0 0 893 536" svg:d="M0 0c298 179 596 357 893 536"><text:p/></draw:path><draw:g draw:style-name="gr2"><draw:path draw:style-name="gr809" draw:text-style-name="P31" svg:width="0.7031in" svg:height="0.4213in" svg:x="2.7083in" svg:y="0in" svg:viewBox="0 0 1787 1071" svg:d="M0 1071c0-357 0-714 0-1071 596 0 1191 0 1787 0 0 357 0 714 0 1071-596 0-1191 0-1787 0z"><text:p/></draw:path><draw:path draw:style-name="gr810" draw:text-style-name="P31" svg:width="0.0547in" svg:height="0.0409in" svg:x="2.9795in" svg:y="0.1516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811" draw:text-style-name="P31" svg:width="0.037in" svg:height="0.0421in" svg:x="3.0445in" svg:y="0.1516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812" draw:text-style-name="P31" svg:width="0.0067in" svg:height="0.0555in" svg:x="3.0902in" svg:y="0.137in" svg:viewBox="0 0 18 142" svg:d="M0 20c0-7 0-13 0-20 6 0 12 0 18 0 0 7 0 13 0 20-6 0-12 0-18 0zM0 142c0-34 0-69 0-103 6 0 12 0 18 0 0 34 0 69 0 103-6 0-12 0-18 0z"><text:p/></draw:path><draw:path draw:style-name="gr813" draw:text-style-name="P31" svg:width="0.0327in" svg:height="0.0409in" svg:x="3.1075in" svg:y="0.1516in" svg:viewBox="0 0 84 105" svg:d="M0 105v-103h16v15c8-11 18-17 33-17 6 0 12 1 16 4 6 2 10 4 12 8 3 3 5 8 6 13 1 3 1 9 1 17v63h-18v-63c0-7-1-12-2-15-1-4-3-7-7-9s-8-3-12-3c-8 0-14 2-20 7-5 5-7 14-7 27v56z"><text:p/></draw:path><draw:path draw:style-name="gr814" draw:text-style-name="P31" svg:width="0.037in" svg:height="0.0421in" svg:x="2.8756in" svg:y="0.239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815" draw:text-style-name="P31" svg:width="0.0346in" svg:height="0.0567in" svg:x="2.9209in" svg:y="0.239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816" draw:text-style-name="P31" svg:width="0.0346in" svg:height="0.0567in" svg:x="2.9642in" svg:y="0.2398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817" draw:text-style-name="P31" svg:width="0.0067in" svg:height="0.0555in" svg:x="3.0079in" svg:y="0.2252in" svg:viewBox="0 0 18 142" svg:d="M0 142c0-47 0-95 0-142 6 0 12 0 18 0 0 47 0 95 0 142-6 0-12 0-18 0z"><text:p/></draw:path><draw:path draw:style-name="gr818" draw:text-style-name="P31" svg:width="0.0067in" svg:height="0.0555in" svg:x="3.0256in" svg:y="0.2252in" svg:viewBox="0 0 18 142" svg:d="M0 20c0-7 0-13 0-20 6 0 12 0 18 0 0 7 0 13 0 20-6 0-12 0-18 0zM0 142c0-34 0-69 0-103 6 0 12 0 18 0 0 34 0 69 0 103-6 0-12 0-18 0z"><text:p/></draw:path><draw:path draw:style-name="gr819" draw:text-style-name="P31" svg:width="0.035in" svg:height="0.0421in" svg:x="3.0409in" svg:y="0.2398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820" draw:text-style-name="P31" svg:width="0.037in" svg:height="0.0421in" svg:x="3.0807in" svg:y="0.2398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821" draw:text-style-name="P31" svg:width="0.0193in" svg:height="0.0551in" svg:x="3.1224in" svg:y="0.2264in" svg:viewBox="0 0 50 141" svg:d="M48 124l2 16c-5 1-9 1-13 1-7 0-12 0-15-2-3-3-6-5-7-9-2-3-2-10-2-20v-61h-13v-13h13v-25l17-11v36h18v13h-18v61c0 5 0 8 1 10 1 1 2 2 3 3 2 1 3 1 6 1 2 0 4 0 8 0z"><text:p/></draw:path><draw:path draw:style-name="gr822" draw:text-style-name="P31" svg:width="0.0067in" svg:height="0.0555in" svg:x="3.1488in" svg:y="0.2252in" svg:viewBox="0 0 18 142" svg:d="M0 20c0-7 0-13 0-20 6 0 12 0 18 0 0 7 0 13 0 20-6 0-12 0-18 0zM0 142c0-34 0-69 0-103 6 0 12 0 18 0 0 34 0 69 0 103-6 0-12 0-18 0z"><text:p/></draw:path><draw:path draw:style-name="gr823" draw:text-style-name="P31" svg:width="0.0374in" svg:height="0.0421in" svg:x="3.1634in" svg:y="0.2398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824" draw:text-style-name="P31" svg:width="0.0327in" svg:height="0.0409in" svg:x="3.2098in" svg:y="0.2398in" svg:viewBox="0 0 84 105" svg:d="M0 105v-103h16v15c8-11 18-17 33-17 6 0 12 1 16 4 6 2 10 4 12 8 3 3 5 8 6 13 1 3 1 9 1 17v63h-18v-63c0-7-1-12-2-15-1-4-3-7-7-9s-8-3-12-3c-8 0-14 2-20 7-5 5-7 14-7 27v56z"><text:p/></draw:path></draw:g><draw:path draw:style-name="gr825" draw:text-style-name="P28" svg:width="0.1402in" svg:height="1.0189in" svg:x="2.8138in" svg:y="0.4217in" svg:viewBox="0 0 357 2589" svg:d="M357 0c-119 863-238 1726-357 2589"><text:p/></draw:path><draw:path draw:style-name="gr826" draw:text-style-name="P30" svg:width="0.2106in" svg:height="0in" svg:x="5.9795in" svg:y="1.7575in" svg:viewBox="0 0 536 0" svg:d="M0 0c179 0 357 0 536 0"><text:p/></draw:path><draw:g draw:style-name="gr2"><draw:path draw:style-name="gr827" draw:text-style-name="P32" svg:width="0.3161in" svg:height="0.2106in" svg:x="6.1906in" svg:y="1.652in" svg:viewBox="0 0 804 536" svg:d="M0 536c0-179 0-357 0-536 268 0 536 0 804 0 0 179 0 357 0 536-268 0-536 0-804 0z"><text:p/></draw:path><draw:path draw:style-name="gr828" draw:text-style-name="P32" svg:width="0.0346in" svg:height="0.0563in" svg:x="6.2906in" svg:y="1.6839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829" draw:text-style-name="P32" svg:width="0.0327in" svg:height="0.0409in" svg:x="6.3343in" svg:y="1.6992in" svg:viewBox="0 0 84 105" svg:d="M69 103v-14c-8 11-19 16-33 16-6 0-12-1-18-3-5-2-9-5-12-8-2-4-4-9-5-14 0-3-1-9-1-16v-64h18v58c0 9 0 14 1 18 1 5 3 8 7 10 4 3 8 5 13 5s10-2 15-5c4-2 8-6 10-10 2-5 3-12 3-20v-56h17v103z"><text:p/></draw:path><draw:path draw:style-name="gr830" draw:text-style-name="P32" svg:width="0.0327in" svg:height="0.0421in" svg:x="6.3752in" svg:y="1.6984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831" draw:text-style-name="P32" svg:width="0.0346in" svg:height="0.0563in" svg:x="6.2543in" svg:y="1.772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draw:path draw:style-name="gr832" draw:text-style-name="P32" svg:width="0.0213in" svg:height="0.0409in" svg:x="6.3004in" svg:y="1.7862in" svg:viewBox="0 0 55 105" svg:d="M0 105v-103h15v16c5-7 8-12 11-14 4-3 7-4 11-4 6 0 12 2 18 6l-6 16c-4-2-8-4-12-4s-7 2-10 4-5 5-7 9c-2 6-2 13-2 20v54z"><text:p/></draw:path><draw:path draw:style-name="gr833" draw:text-style-name="P32" svg:width="0.0067in" svg:height="0.0555in" svg:x="6.3264in" svg:y="1.772in" svg:viewBox="0 0 18 142" svg:d="M0 20c0-7 0-13 0-20 6 0 12 0 18 0 0 7 0 13 0 20-6 0-12 0-18 0zM0 142c0-34 0-69 0-103 6 0 12 0 18 0 0 34 0 69 0 103-6 0-12 0-18 0z"><text:p/></draw:path><draw:path draw:style-name="gr834" draw:text-style-name="P32" svg:width="0.037in" svg:height="0.0402in" svg:x="6.3394in" svg:y="1.787in" svg:viewBox="0 0 95 103" svg:d="M39 103l-39-103h19l22 62c2 7 5 13 7 21 1-6 3-12 6-20l22-63h19l-38 103z"><text:p/></draw:path><draw:path draw:style-name="gr835" draw:text-style-name="P32" svg:width="0.0374in" svg:height="0.0421in" svg:x="6.3799in" svg:y="1.786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836" draw:text-style-name="P32" svg:width="0.0213in" svg:height="0.0409in" svg:x="6.426in" svg:y="1.7862in" svg:viewBox="0 0 55 105" svg:d="M0 105v-103h15v16c5-7 8-12 11-14 4-3 7-4 11-4 6 0 12 2 18 6l-6 16c-4-2-8-4-12-4s-7 2-10 4-5 5-7 9c-2 6-2 13-2 20v54z"><text:p/></draw:path></draw:g><draw:g draw:style-name="gr2"><draw:path draw:style-name="gr837" draw:text-style-name="P34" svg:width="0.0441in" svg:height="0.0528in" svg:x="2.324in" svg:y="0.5965in" svg:viewBox="0 0 113 135" svg:d="M91 85l22 3c-2 15-8 26-18 34-10 9-22 13-36 13-17 0-32-6-43-18-10-11-16-28-16-49 0-14 2-26 7-36 4-11 11-19 21-24 9-5 20-8 31-8 14 0 25 4 35 11 8 7 14 17 16 30l-21 3c-2-8-6-15-11-19-6-5-12-7-19-7-11 0-20 4-27 12s-10 21-10 37c0 17 3 30 10 38 7 7 16 12 26 12 9 0 17-3 22-8 6-5 10-13 11-24z"><text:p/></draw:path><draw:path draw:style-name="gr838" draw:text-style-name="P34" svg:width="0.0469in" svg:height="0.0528in" svg:x="2.3728in" svg:y="0.5965in" svg:viewBox="0 0 120 135" svg:d="M0 67c0-23 6-41 20-53 11-9 24-14 40-14 17 0 31 6 43 18 11 11 17 27 17 47 0 17-3 31-8 40-5 10-12 17-21 22s-20 8-31 8c-18 0-33-6-44-18-10-11-16-28-16-50zM22 67c0 17 3 29 10 38 8 7 17 12 28 12s19-5 27-13c7-8 11-20 11-37 0-16-4-28-11-37-8-8-17-12-27-12-11 0-20 4-28 12-7 9-10 21-10 37z"><text:p/></draw:path><draw:path draw:style-name="gr839" draw:text-style-name="P34" svg:width="0.0685in" svg:height="0.0516in" svg:x="2.4299in" svg:y="0.5965in" svg:viewBox="0 0 175 132" svg:d="M0 132v-129h20v18c4-6 9-11 16-15 6-4 14-6 22-6 10 0 18 2 24 6s11 9 13 16c11-14 24-22 40-22 13 0 23 4 30 11s10 18 10 33v88h-22v-81c0-9 0-15-2-19-1-4-4-7-7-10-4-2-9-3-14-3-9 0-17 3-22 9-7 6-10 16-10 29v75h-21v-83c0-10-2-18-6-23-3-5-9-7-18-7-5 0-11 1-16 5-5 3-10 8-12 14s-3 15-3 27v67z"><text:p/></draw:path><draw:path draw:style-name="gr840" draw:text-style-name="P34" svg:width="0.0685in" svg:height="0.0516in" svg:x="2.513in" svg:y="0.5965in" svg:viewBox="0 0 175 132" svg:d="M0 132v-129h20v18c4-6 9-11 16-15 6-4 14-6 22-6 10 0 18 2 24 6s11 9 13 16c11-14 24-22 40-22 13 0 23 4 30 11s10 18 10 33v88h-22v-81c0-9 0-15-2-19-1-4-4-7-7-10-4-2-9-3-14-3-9 0-17 3-22 9-7 6-10 16-10 29v75h-21v-83c0-10-2-18-6-23-3-5-9-7-18-7-5 0-11 1-16 5-5 3-10 8-12 14s-3 15-3 27v67z"><text:p/></draw:path><draw:path draw:style-name="gr841" draw:text-style-name="P34" svg:width="0.0465in" svg:height="0.0528in" svg:x="2.5937in" svg:y="0.5965in" svg:viewBox="0 0 119 135" svg:d="M92 116c-8 7-15 12-23 15s-16 4-25 4c-14 0-25-4-33-11-7-7-11-15-11-26 0-7 1-12 4-17 3-6 7-10 11-13 5-3 11-5 17-8 4 0 10-2 19-2 18-2 31-5 40-8 0-3 0-5 0-6 0-9-2-14-7-19s-14-7-25-7c-10 0-18 2-23 5-5 4-9 10-11 19l-22-3c2-9 5-16 10-21 4-6 11-10 19-14 9-3 19-4 30-4s20 1 27 4c7 2 12 6 16 9 3 5 5 9 6 15 1 4 2 11 2 21v29c0 20 0 33 1 39 1 5 2 10 5 15h-22c-3-5-4-10-5-16zM91 67c-8 3-21 6-37 8-9 2-15 3-19 4-4 3-7 5-9 8s-3 7-3 11c0 5 2 10 7 14 4 4 11 6 19 6 9 0 16-2 23-6 7-3 12-9 15-15 2-5 4-12 4-22z"><text:p/></draw:path><draw:path draw:style-name="gr842" draw:text-style-name="P34" svg:width="0.0406in" svg:height="0.0516in" svg:x="2.6504in" svg:y="0.5965in" svg:viewBox="0 0 104 132" svg:d="M0 132v-129h20v18c9-14 23-21 41-21 7 0 14 1 21 4 6 3 11 7 14 11 3 5 5 10 7 17 0 3 1 11 1 21v79h-22v-79c0-9 0-15-3-19-1-5-4-9-8-11-4-3-10-4-15-4-10 0-17 3-24 9s-10 17-10 34v70z"><text:p/></draw:path><draw:path draw:style-name="gr843" draw:text-style-name="P34" svg:width="0.0437in" svg:height="0.0709in" svg:x="2.7012in" svg:y="0.5783in" svg:viewBox="0 0 112 181" svg:d="M91 178v-17c-8 13-20 20-35 20-11 0-20-3-29-9-9-5-15-13-20-24-5-9-7-21-7-35 0-12 2-24 6-35 5-11 11-18 20-24 8-5 18-8 28-8 8 0 15 1 21 5 7 3 12 7 15 12v-63h22v178zM22 113c0 17 3 29 10 37s16 12 26 12c9 0 17-4 24-12 7-7 10-19 10-35 0-17-3-31-10-38-7-9-16-13-26-13s-18 4-24 12c-7 8-10 20-10 37z"><text:p/></draw:path><draw:path draw:style-name="gr844" draw:text-style-name="P34" svg:width="0.0417in" svg:height="0.0528in" svg:x="2.7551in" svg:y="0.5965in" svg:viewBox="0 0 107 135" svg:d="M0 93l22-3c1 8 5 15 10 20s13 7 24 7c9 0 17-2 22-7 5-3 7-8 7-14 0-5-2-8-7-11-3-2-10-5-22-8-17-4-28-7-34-10-7-3-11-7-14-12-4-6-5-11-5-18 0-5 1-11 4-16 2-5 6-9 11-12 3-3 7-5 14-6 5-2 12-3 19-3 10 0 19 1 26 4 8 3 14 7 17 12 4 5 7 11 8 20l-22 3c-1-7-3-12-8-15-4-4-11-6-20-6-10 0-17 2-21 5-4 4-6 7-6 11 0 3 0 6 2 8 2 3 5 4 9 6 2 1 8 3 19 5 15 5 26 8 32 11 6 2 11 6 14 11 4 5 6 11 6 19 0 7-2 14-6 21-5 6-11 11-19 14-8 4-17 6-27 6-17 0-30-4-38-11-9-7-15-17-17-31z"><text:p/></draw:path><draw:path draw:style-name="gr845" draw:text-style-name="P34" svg:width="0.0268in" svg:height="0.0717in" svg:x="2.828in" svg:y="0.5772in" svg:viewBox="0 0 69 183" svg:d="M0 183c17-61 34-122 51-183 6 0 12 0 18 0-17 61-35 122-51 183-6 0-12 0-18 0z"><text:p/></draw:path><draw:path draw:style-name="gr846" draw:text-style-name="P34" svg:width="0.0465in" svg:height="0.0528in" svg:x="2.8854in" svg:y="0.5965in" svg:viewBox="0 0 119 135" svg:d="M96 91l22 3c-3 13-10 23-20 30-9 7-21 11-37 11-18 0-34-6-44-18-11-11-17-28-17-48 0-22 6-39 17-51s25-18 44-18c16 0 30 6 42 18 10 12 16 28 16 49 0 2 0 3 0 6h-97c1 14 5 25 12 32 8 8 16 12 27 12 8 0 15-2 21-7 5-4 10-10 14-19zM23 55h73c-1-11-4-19-9-24-7-9-16-13-27-13s-19 4-26 10c-7 7-11 16-11 27z"><text:p/></draw:path><draw:path draw:style-name="gr847" draw:text-style-name="P34" svg:width="0.0465in" svg:height="0.0504in" svg:x="2.937in" svg:y="0.5976in" svg:viewBox="0 0 119 129" svg:d="M49 129l-49-129h23l28 77c3 9 6 17 9 26 1-6 4-14 8-24l28-79h23l-47 129z"><text:p/></draw:path><draw:path draw:style-name="gr848" draw:text-style-name="P34" svg:width="0.0465in" svg:height="0.0528in" svg:x="2.9874in" svg:y="0.5965in" svg:viewBox="0 0 119 135" svg:d="M96 91l22 3c-3 13-10 23-20 30-9 7-21 11-37 11-18 0-34-6-44-18-11-11-17-28-17-48 0-22 6-39 17-51s25-18 44-18c16 0 30 6 42 18 10 12 16 28 16 49 0 2 0 3 0 6h-97c1 14 5 25 12 32 8 8 16 12 27 12 8 0 15-2 21-7 5-4 10-10 14-19zM23 55h73c-1-11-4-19-9-24-7-9-16-13-27-13s-19 4-26 10c-7 7-11 16-11 27z"><text:p/></draw:path><draw:path draw:style-name="gr849" draw:text-style-name="P34" svg:width="0.0406in" svg:height="0.0516in" svg:x="3.0445in" svg:y="0.5965in" svg:viewBox="0 0 104 132" svg:d="M0 132v-129h20v18c9-14 23-21 41-21 7 0 14 1 21 4 6 3 11 7 14 11 3 5 5 10 7 17 0 3 1 11 1 21v79h-22v-79c0-9 0-15-3-19-1-5-4-9-8-11-4-3-10-4-15-4-10 0-17 3-24 9s-10 17-10 34v70z"><text:p/></draw:path><draw:path draw:style-name="gr850" draw:text-style-name="P34" svg:width="0.0244in" svg:height="0.0689in" svg:x="3.0937in" svg:y="0.5799in" svg:viewBox="0 0 63 176" svg:d="M61 155l2 19c-6 1-12 2-17 2-7 0-14-2-18-4-4-3-8-6-9-10-2-4-3-13-3-26v-74h-16v-17h16v-32l22-13v45h23v17h-23v75c0 6 1 10 1 12 1 1 3 3 4 4 2 1 4 2 8 2 2 0 5 0 10 0z"><text:p/></draw:path><draw:path draw:style-name="gr851" draw:text-style-name="P34" svg:width="0.0417in" svg:height="0.0528in" svg:x="3.122in" svg:y="0.5965in" svg:viewBox="0 0 107 135" svg:d="M0 93l22-3c1 8 5 15 10 20s13 7 24 7c9 0 17-2 22-7 5-3 7-8 7-14 0-5-2-8-7-11-3-2-10-5-22-8-17-4-28-7-34-10-7-3-11-7-14-12-4-6-5-11-5-18 0-5 1-11 4-16 2-5 6-9 11-12 3-3 7-5 14-6 5-2 12-3 19-3 10 0 19 1 26 4 8 3 14 7 17 12 4 5 7 11 8 20l-22 3c-1-7-3-12-8-15-4-4-11-6-20-6-10 0-17 2-21 5-4 4-6 7-6 11 0 3 0 6 2 8 2 3 5 4 9 6 2 1 8 3 19 5 15 5 26 8 32 11 6 2 11 6 14 11 4 5 6 11 6 19 0 7-2 14-6 21-5 6-11 11-19 14-8 4-17 6-27 6-17 0-30-4-38-11-9-7-15-17-17-31z"><text:p/></draw:path><draw:path draw:style-name="gr852" draw:text-style-name="P34" svg:width="0.0268in" svg:height="0.0717in" svg:x="3.1949in" svg:y="0.5772in" svg:viewBox="0 0 69 183" svg:d="M0 183c17-61 34-122 51-183 6 0 12 0 18 0-17 61-35 122-51 183-6 0-12 0-18 0z"><text:p/></draw:path><draw:path draw:style-name="gr853" draw:text-style-name="P34" svg:width="0.0437in" svg:height="0.0709in" svg:x="3.2524in" svg:y="0.5783in" svg:viewBox="0 0 112 181" svg:d="M91 178v-17c-8 13-20 20-35 20-11 0-20-3-29-9-9-5-15-13-20-24-5-9-7-21-7-35 0-12 2-24 6-35 5-11 11-18 20-24 8-5 18-8 28-8 8 0 15 1 21 5 7 3 12 7 15 12v-63h22v178zM22 113c0 17 3 29 10 37s16 12 26 12c9 0 17-4 24-12 7-7 10-19 10-35 0-17-3-31-10-38-7-9-16-13-26-13s-18 4-24 12c-7 8-10 20-10 37z"><text:p/></draw:path><draw:path draw:style-name="gr854" draw:text-style-name="P34" svg:width="0.0465in" svg:height="0.0528in" svg:x="3.3067in" svg:y="0.5965in" svg:viewBox="0 0 119 135" svg:d="M92 116c-8 7-15 12-23 15s-16 4-25 4c-14 0-25-4-33-11-7-7-11-15-11-26 0-7 1-12 4-17 3-6 7-10 11-13 5-3 11-5 17-8 4 0 10-2 19-2 18-2 31-5 40-8 0-3 0-5 0-6 0-9-2-14-7-19s-14-7-25-7c-10 0-18 2-23 5-5 4-9 10-11 19l-22-3c2-9 5-16 10-21 4-6 11-10 19-14 9-3 19-4 30-4s20 1 27 4c7 2 12 6 16 9 3 5 5 9 6 15 1 4 2 11 2 21v29c0 20 0 33 1 39 1 5 2 10 5 15h-22c-3-5-4-10-5-16zM91 67c-8 3-21 6-37 8-9 2-15 3-19 4-4 3-7 5-9 8s-3 7-3 11c0 5 2 10 7 14 4 4 11 6 19 6 9 0 16-2 23-6 7-3 12-9 15-15 2-5 4-12 4-22z"><text:p/></draw:path><draw:path draw:style-name="gr855" draw:text-style-name="P34" svg:width="0.0244in" svg:height="0.0689in" svg:x="3.3583in" svg:y="0.5799in" svg:viewBox="0 0 63 176" svg:d="M61 155l2 19c-6 1-12 2-17 2-7 0-14-2-18-4-4-3-8-6-9-10-2-4-3-13-3-26v-74h-16v-17h16v-32l22-13v45h23v17h-23v75c0 6 1 10 1 12 1 1 3 3 4 4 2 1 4 2 8 2 2 0 5 0 10 0z"><text:p/></draw:path><draw:path draw:style-name="gr856" draw:text-style-name="P34" svg:width="0.0465in" svg:height="0.0528in" svg:x="3.3874in" svg:y="0.5965in" svg:viewBox="0 0 119 135" svg:d="M92 116c-8 7-15 12-23 15s-16 4-25 4c-14 0-25-4-33-11-7-7-11-15-11-26 0-7 1-12 4-17 3-6 7-10 11-13 5-3 11-5 17-8 4 0 10-2 19-2 18-2 31-5 40-8 0-3 0-5 0-6 0-9-2-14-7-19s-14-7-25-7c-10 0-18 2-23 5-5 4-9 10-11 19l-22-3c2-9 5-16 10-21 4-6 11-10 19-14 9-3 19-4 30-4s20 1 27 4c7 2 12 6 16 9 3 5 5 9 6 15 1 4 2 11 2 21v29c0 20 0 33 1 39 1 5 2 10 5 15h-22c-3-5-4-10-5-16zM91 67c-8 3-21 6-37 8-9 2-15 3-19 4-4 3-7 5-9 8s-3 7-3 11c0 5 2 10 7 14 4 4 11 6 19 6 9 0 16-2 23-6 7-3 12-9 15-15 2-5 4-12 4-22z"><text:p/></draw:path></draw:g><draw:g draw:style-name="gr2"><draw:g draw:style-name="gr2"><draw:path draw:style-name="gr857" draw:text-style-name="P32" svg:width="0.3512in" svg:height="0.2106in" svg:x="0.0165in" svg:y="3.163in" svg:viewBox="0 0 893 536" svg:d="M0 536c0-179 0-357 0-536 298 0 596 0 893 0 0 179 0 357 0 536-297 0-595 0-893 0z"><text:p/></draw:path><draw:path draw:style-name="gr858" draw:text-style-name="P32" svg:width="0.0433in" svg:height="0.0563in" svg:x="0.1181in" svg:y="3.1945in" svg:viewBox="0 0 111 144" svg:d="M92 0h19v82c0 14-1 26-5 34-3 8-9 15-17 20-9 5-19 8-33 8-13 0-24-2-33-7-8-4-14-11-17-20-4-8-6-20-6-35v-82h19v82c0 12 1 21 4 26 2 6 6 11 11 14s12 5 20 5c14 0 23-3 30-10 5-6 8-18 8-35z"><text:p/></draw:path><draw:path draw:style-name="gr859" draw:text-style-name="P32" svg:width="0.0441in" svg:height="0.0571in" svg:x="0.1717in" svg:y="3.1937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860" draw:text-style-name="P32" svg:width="0.0417in" svg:height="0.0555in" svg:x="0.2268in" svg:y="3.1945in" svg:viewBox="0 0 107 142" svg:d="M0 142v-142h53c11 0 19 1 26 4s12 8 15 14c4 6 6 12 6 19 0 6-2 12-5 16-4 6-8 10-16 14 10 3 16 7 21 12 5 7 7 14 7 22 0 7-1 13-4 19-3 5-7 9-11 13-4 3-9 5-15 7-7 1-14 2-23 2zM19 60h30c8 0 14-1 18-2 5-1 8-4 10-7s4-7 4-12-2-9-4-13-5-6-9-7-11-2-21-2h-28zM19 125h35c7 0 11 0 13-1 5 0 8-2 11-3 3-2 5-5 7-9 2-2 3-7 3-11 0-5-1-10-5-14-3-4-6-6-11-8s-12-2-21-2h-32z"><text:p/></draw:path><draw:path draw:style-name="gr861" draw:text-style-name="P32" svg:width="0.0457in" svg:height="0.0555in" svg:x="0.0791in" svg:y="3.2827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862" draw:text-style-name="P32" svg:width="0.0374in" svg:height="0.0421in" svg:x="0.1319in" svg:y="3.297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863" draw:text-style-name="P32" svg:width="0.037in" svg:height="0.0402in" svg:x="0.1736in" svg:y="3.298in" svg:viewBox="0 0 95 103" svg:d="M39 103l-39-103h19l22 62c2 7 5 13 7 21 1-6 3-12 6-20l22-63h19l-38 103z"><text:p/></draw:path><draw:path draw:style-name="gr864" draw:text-style-name="P32" svg:width="0.0067in" svg:height="0.0555in" svg:x="0.2165in" svg:y="3.2827in" svg:viewBox="0 0 18 142" svg:d="M0 20c0-7 0-13 0-20 6 0 12 0 18 0 0 7 0 13 0 20-6 0-12 0-18 0zM0 142c0-34 0-69 0-103 6 0 12 0 18 0 0 34 0 69 0 103-6 0-12 0-18 0z"><text:p/></draw:path><draw:path draw:style-name="gr865" draw:text-style-name="P32" svg:width="0.035in" svg:height="0.0421in" svg:x="0.2319in" svg:y="3.2972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866" draw:text-style-name="P32" svg:width="0.0374in" svg:height="0.0421in" svg:x="0.2717in" svg:y="3.297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/draw:g><draw:g draw:style-name="gr2"><draw:path draw:style-name="gr867" draw:text-style-name="P32" svg:width="0.3512in" svg:height="0.2106in" svg:x="0.0165in" svg:y="3.4441in" svg:viewBox="0 0 893 536" svg:d="M0 536c0-179 0-357 0-536 298 0 596 0 893 0 0 179 0 357 0 536-297 0-595 0-893 0z"><text:p/></draw:path><draw:path draw:style-name="gr868" draw:text-style-name="P32" svg:width="0.0433in" svg:height="0.0563in" svg:x="0.0929in" svg:y="3.5201in" svg:viewBox="0 0 111 144" svg:d="M92 0h19v82c0 14-1 26-5 34-3 8-9 15-17 20-9 5-19 8-33 8-13 0-24-2-33-7-8-4-14-11-17-20-4-8-6-20-6-35v-82h19v82c0 12 1 21 4 26 2 6 6 11 11 14s12 5 20 5c14 0 23-3 30-10 5-6 8-18 8-35z"><text:p/></draw:path><draw:path draw:style-name="gr869" draw:text-style-name="P32" svg:width="0.0516in" svg:height="0.0555in" svg:x="0.1425in" svg:y="3.5201in" svg:viewBox="0 0 132 142" svg:d="M0 142l53-142h22l57 142h-21l-16-43h-60l-15 43zM40 84h49l-15-40c-4-12-8-22-10-29-2 9-5 18-8 27z"><text:p/></draw:path><draw:path draw:style-name="gr870" draw:text-style-name="P32" svg:width="0.0484in" svg:height="0.0555in" svg:x="0.202in" svg:y="3.5201in" svg:viewBox="0 0 124 142" svg:d="M0 142v-142h63c12 0 22 1 28 4 7 2 12 7 17 14 3 6 5 13 5 21 0 10-3 18-10 25-6 7-16 11-30 13 5 3 9 5 11 7 5 6 11 12 15 19l25 39h-23l-19-30c-5-8-10-14-13-19-4-4-6-8-9-10-3-1-6-3-9-4-2 0-5 0-10 0h-22v63zM19 62h40c9 0 16-1 20-3 5-1 9-4 12-8 2-4 3-8 3-13 0-6-2-12-7-16s-12-7-23-7h-45z"><text:p/></draw:path><draw:path draw:style-name="gr871" draw:text-style-name="P32" svg:width="0.0441in" svg:height="0.0555in" svg:x="0.2524in" svg:y="3.5201in" svg:viewBox="0 0 113 142" svg:d="M47 142c0-41 0-84 0-125-15 0-32 0-47 0 0-6 0-11 0-17 38 0 75 0 113 0 0 6 0 11 0 17-15 0-31 0-47 0 0 41 0 84 0 125-6 0-13 0-19 0z"><text:p/></draw:path></draw:g><draw:g draw:style-name="gr2"><draw:path draw:style-name="gr872" draw:text-style-name="P28" svg:width="0.4217in" svg:height="0.2106in" svg:x="0.0165in" svg:y="3.7252in" svg:viewBox="0 0 1072 536" svg:d="M0 536c0-179 0-357 0-536 357 0 715 0 1072 0 0 179 0 357 0 536-357 0-715 0-1072 0z"><text:p/></draw:path><draw:path draw:style-name="gr873" draw:text-style-name="P28" svg:width="0.0547in" svg:height="0.0409in" svg:x="0.1146in" svg:y="3.7717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874" draw:text-style-name="P28" svg:width="0.0374in" svg:height="0.0421in" svg:x="0.1787in" svg:y="3.7717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875" draw:text-style-name="P28" svg:width="0.0193in" svg:height="0.0551in" svg:x="0.2213in" svg:y="3.7583in" svg:viewBox="0 0 50 141" svg:d="M48 124l2 16c-5 1-9 1-13 1-7 0-12 0-15-2-3-3-6-5-7-9-2-3-2-10-2-20v-61h-13v-13h13v-25l17-11v36h18v13h-18v61c0 5 0 8 1 10 1 1 2 2 3 3 2 1 3 1 6 1 2 0 4 0 8 0z"><text:p/></draw:path><draw:path draw:style-name="gr876" draw:text-style-name="P28" svg:width="0.0067in" svg:height="0.0555in" svg:x="0.2472in" svg:y="3.7571in" svg:viewBox="0 0 18 142" svg:d="M0 20c0-7 0-13 0-20 6 0 12 0 18 0 0 7 0 13 0 20-6 0-12 0-18 0zM0 142c0-34 0-69 0-103 6 0 12 0 18 0 0 34 0 69 0 103-6 0-12 0-18 0z"><text:p/></draw:path><draw:path draw:style-name="gr877" draw:text-style-name="P28" svg:width="0.0374in" svg:height="0.0421in" svg:x="0.2622in" svg:y="3.7717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878" draw:text-style-name="P28" svg:width="0.0327in" svg:height="0.0409in" svg:x="0.3083in" svg:y="3.7717in" svg:viewBox="0 0 84 105" svg:d="M0 105v-103h16v15c8-11 18-17 33-17 6 0 12 1 16 4 6 2 10 4 12 8 3 3 5 8 6 13 1 3 1 9 1 17v63h-18v-63c0-7-1-12-2-15-1-4-3-7-7-9s-8-3-12-3c-8 0-14 2-20 7-5 5-7 14-7 27v56z"><text:p/></draw:path><draw:path draw:style-name="gr879" draw:text-style-name="P28" svg:width="0.0346in" svg:height="0.0567in" svg:x="0.1024in" svg:y="3.8594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880" draw:text-style-name="P28" svg:width="0.0067in" svg:height="0.0555in" svg:x="0.1461in" svg:y="3.8453in" svg:viewBox="0 0 18 142" svg:d="M0 142c0-47 0-95 0-142 6 0 12 0 18 0 0 47 0 95 0 142-6 0-12 0-18 0z"><text:p/></draw:path><draw:path draw:style-name="gr881" draw:text-style-name="P28" svg:width="0.037in" svg:height="0.0421in" svg:x="0.1614in" svg:y="3.8594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882" draw:text-style-name="P28" svg:width="0.0327in" svg:height="0.0409in" svg:x="0.2071in" svg:y="3.8594in" svg:viewBox="0 0 84 105" svg:d="M0 105v-103h16v15c8-11 18-17 33-17 6 0 12 1 16 4 6 2 10 4 12 8 3 3 5 8 6 13 1 3 1 9 1 17v63h-18v-63c0-7-1-12-2-15-1-4-3-7-7-9s-8-3-12-3c-8 0-14 2-20 7-5 5-7 14-7 27v56z"><text:p/></draw:path><draw:path draw:style-name="gr883" draw:text-style-name="P28" svg:width="0.0327in" svg:height="0.0409in" svg:x="0.2504in" svg:y="3.8594in" svg:viewBox="0 0 84 105" svg:d="M0 105v-103h16v15c8-11 18-17 33-17 6 0 12 1 16 4 6 2 10 4 12 8 3 3 5 8 6 13 1 3 1 9 1 17v63h-18v-63c0-7-1-12-2-15-1-4-3-7-7-9s-8-3-12-3c-8 0-14 2-20 7-5 5-7 14-7 27v56z"><text:p/></draw:path><draw:path draw:style-name="gr884" draw:text-style-name="P28" svg:width="0.0374in" svg:height="0.0421in" svg:x="0.2913in" svg:y="3.8594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885" draw:text-style-name="P28" svg:width="0.0213in" svg:height="0.0409in" svg:x="0.3374in" svg:y="3.8594in" svg:viewBox="0 0 55 105" svg:d="M0 105v-103h15v16c5-7 8-12 11-14 4-3 7-4 11-4 6 0 12 2 18 6l-6 16c-4-2-8-4-12-4s-7 2-10 4-5 5-7 9c-2 6-2 13-2 20v54z"><text:p/></draw:path></draw:g><draw:g draw:style-name="gr2"><draw:path draw:style-name="gr886" draw:text-style-name="P28" svg:width="0.4217in" svg:height="0.2106in" svg:x="0.0165in" svg:y="4.0067in" svg:viewBox="0 0 1072 536" svg:d="M0 536c0-179 0-357 0-536 357 0 715 0 1072 0 0 179 0 357 0 536-357 0-715 0-1072 0z"><text:p/></draw:path><draw:path draw:style-name="gr887" draw:text-style-name="P28" svg:width="0.0331in" svg:height="0.0555in" svg:x="0.0457in" svg:y="4.0823in" svg:viewBox="0 0 85 142" svg:d="M0 142c0-47 0-95 0-142 6 0 12 0 18 0 0 27 0 53 0 80 13-14 27-27 40-41 8 0 16 0 23 0-13 12-26 25-39 38 14 21 29 43 43 65-7 0-14 0-21 0-11-18-22-35-34-53-4 4-8 8-12 12 0 14 0 28 0 41-6 0-12 0-18 0z"><text:p/></draw:path><draw:path draw:style-name="gr888" draw:text-style-name="P28" svg:width="0.0067in" svg:height="0.0555in" svg:x="0.0858in" svg:y="4.0823in" svg:viewBox="0 0 18 142" svg:d="M0 20c0-7 0-13 0-20 6 0 12 0 18 0 0 7 0 13 0 20-6 0-12 0-18 0zM0 142c0-34 0-69 0-103 6 0 12 0 18 0 0 34 0 69 0 103-6 0-12 0-18 0z"><text:p/></draw:path><draw:path draw:style-name="gr889" draw:text-style-name="P28" svg:width="0.0327in" svg:height="0.0409in" svg:x="0.1035in" svg:y="4.0969in" svg:viewBox="0 0 84 105" svg:d="M0 105v-103h16v15c8-11 18-17 33-17 6 0 12 1 16 4 6 2 10 4 12 8 3 3 5 8 6 13 1 3 1 9 1 17v63h-18v-63c0-7-1-12-2-15-1-4-3-7-7-9s-8-3-12-3c-8 0-14 2-20 7-5 5-7 14-7 27v56z"><text:p/></draw:path><draw:path draw:style-name="gr890" draw:text-style-name="P28" svg:width="0.0374in" svg:height="0.0421in" svg:x="0.1445in" svg:y="4.096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891" draw:text-style-name="P28" svg:width="0.0547in" svg:height="0.0409in" svg:x="0.1902in" svg:y="4.0969in" svg:viewBox="0 0 140 105" svg:d="M0 105v-103h15v14c4-5 8-8 13-12 6-3 12-4 19-4s14 1 18 5c5 3 9 7 11 13 8-12 19-18 32-18 10 0 18 3 24 8 5 6 8 15 8 26v71h-18v-65c0-7 0-12-1-15s-4-5-6-7c-3-3-7-3-11-3-7 0-13 2-18 7s-7 12-7 23v60h-18v-67c0-8-1-13-4-18-3-3-8-5-14-5-5 0-9 1-13 4-5 2-7 6-10 11-2 5-2 12-2 22v53z"><text:p/></draw:path><draw:path draw:style-name="gr892" draw:text-style-name="P28" svg:width="0.037in" svg:height="0.0421in" svg:x="0.2547in" svg:y="4.0969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893" draw:text-style-name="P28" svg:width="0.0193in" svg:height="0.0551in" svg:x="0.2969in" svg:y="4.0835in" svg:viewBox="0 0 50 141" svg:d="M48 124l2 16c-5 1-9 1-13 1-7 0-12 0-15-2-3-3-6-5-7-9-2-3-2-10-2-20v-61h-13v-13h13v-25l17-11v36h18v13h-18v61c0 5 0 8 1 10 1 1 2 2 3 3 2 1 3 1 6 1 2 0 4 0 8 0z"><text:p/></draw:path><draw:path draw:style-name="gr894" draw:text-style-name="P28" svg:width="0.0067in" svg:height="0.0555in" svg:x="0.3228in" svg:y="4.0823in" svg:viewBox="0 0 18 142" svg:d="M0 20c0-7 0-13 0-20 6 0 12 0 18 0 0 7 0 13 0 20-6 0-12 0-18 0zM0 142c0-34 0-69 0-103 6 0 12 0 18 0 0 34 0 69 0 103-6 0-12 0-18 0z"><text:p/></draw:path><draw:path draw:style-name="gr895" draw:text-style-name="P28" svg:width="0.035in" svg:height="0.0421in" svg:x="0.3382in" svg:y="4.0969in" svg:viewBox="0 0 90 108" svg:d="M72 67l18 3c-2 12-7 21-15 28-7 6-17 10-28 10-14 0-25-5-34-14-9-10-13-23-13-40 0-11 2-21 6-29 3-8 9-14 17-19 7-4 15-6 24-6 11 0 21 3 28 8 7 6 11 14 13 25l-18 2c-1-7-4-12-8-15-4-4-9-6-15-6-9 0-16 4-21 10-6 6-8 16-8 29 0 14 2 25 7 31 6 7 13 10 21 10 7 0 13-3 18-7 4-4 7-10 8-20z"><text:p/></draw:path><draw:path draw:style-name="gr896" draw:text-style-name="P28" svg:width="0.0327in" svg:height="0.0421in" svg:x="0.378in" svg:y="4.096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/draw:g><draw:g draw:style-name="gr2"><draw:path draw:style-name="gr897" draw:text-style-name="P28" svg:width="0.3512in" svg:height="0.2106in" svg:x="0.0165in" svg:y="4.2878in" svg:viewBox="0 0 893 536" svg:d="M0 536c0-179 0-357 0-536 298 0 596 0 893 0 0 179 0 357 0 536-297 0-595 0-893 0z"><text:p/></draw:path><draw:path draw:style-name="gr898" draw:text-style-name="P28" svg:width="0.0327in" svg:height="0.0421in" svg:x="0.1209in" svg:y="4.3339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899" draw:text-style-name="P28" svg:width="0.0193in" svg:height="0.0551in" svg:x="0.1594in" svg:y="4.3209in" svg:viewBox="0 0 50 141" svg:d="M48 124l2 16c-5 1-9 1-13 1-7 0-12 0-15-2-3-3-6-5-7-9-2-3-2-10-2-20v-61h-13v-13h13v-25l17-11v36h18v13h-18v61c0 5 0 8 1 10 1 1 2 2 3 3 2 1 3 1 6 1 2 0 4 0 8 0z"><text:p/></draw:path><draw:path draw:style-name="gr900" draw:text-style-name="P28" svg:width="0.0374in" svg:height="0.0421in" svg:x="0.1827in" svg:y="4.3339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901" draw:text-style-name="P28" svg:width="0.0346in" svg:height="0.0567in" svg:x="0.2287in" svg:y="4.3339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902" draw:text-style-name="P28" svg:width="0.0354in" svg:height="0.0575in" svg:x="0.028in" svg:y="4.422in" svg:viewBox="0 0 91 147" svg:d="M4 113l17 2c1 6 3 9 6 12 4 4 10 5 17 5 9 0 14-1 19-5 5-3 7-7 9-12 1-4 1-11 1-22-8 8-17 12-29 12-14 0-24-4-32-15-8-10-12-23-12-37 0-9 2-19 6-27 3-8 8-15 15-19 6-5 14-7 23-7 13 0 23 5 31 15v-13h16v89c0 16-2 28-5 34-4 7-9 12-16 16s-15 6-26 6c-12 0-22-3-29-8-8-6-11-15-11-26zM18 52c0 13 2 23 8 30 5 6 12 9 20 9s15-3 20-9c6-7 9-16 9-29s-3-22-9-28c-5-7-13-10-20-10-8 0-15 3-20 9-6 6-8 15-8 28z"><text:p/></draw:path><draw:path draw:style-name="gr903" draw:text-style-name="P28" svg:width="0.0374in" svg:height="0.0421in" svg:x="0.0717in" svg:y="4.42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904" draw:text-style-name="P28" svg:width="0.0327in" svg:height="0.0409in" svg:x="0.1173in" svg:y="4.422in" svg:viewBox="0 0 84 105" svg:d="M0 105v-103h16v15c8-11 18-17 33-17 6 0 12 1 16 4 6 2 10 4 12 8 3 3 5 8 6 13 1 3 1 9 1 17v63h-18v-63c0-7-1-12-2-15-1-4-3-7-7-9s-8-3-12-3c-8 0-14 2-20 7-5 5-7 14-7 27v56z"><text:p/></draw:path><draw:path draw:style-name="gr905" draw:text-style-name="P28" svg:width="0.0374in" svg:height="0.0421in" svg:x="0.1583in" svg:y="4.422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906" draw:text-style-name="P28" svg:width="0.0213in" svg:height="0.0409in" svg:x="0.2043in" svg:y="4.422in" svg:viewBox="0 0 55 105" svg:d="M0 105v-103h15v16c5-7 8-12 11-14 4-3 7-4 11-4 6 0 12 2 18 6l-6 16c-4-2-8-4-12-4s-7 2-10 4-5 5-7 9c-2 6-2 13-2 20v54z"><text:p/></draw:path><draw:path draw:style-name="gr907" draw:text-style-name="P28" svg:width="0.037in" svg:height="0.0421in" svg:x="0.2276in" svg:y="4.422in" svg:viewBox="0 0 95 108" svg:d="M73 93c-6 5-12 9-19 11-5 2-12 4-19 4-11 0-20-3-26-9-6-5-9-13-9-21 0-5 1-9 4-13 2-5 4-8 9-11 3-2 7-4 12-5 3-1 9-2 16-3 14-2 24-4 31-6 0-2 0-4 0-4 0-7-2-13-5-16-4-3-11-5-21-5-7 0-14 1-18 4-3 3-6 8-8 15l-18-2c2-7 4-14 8-18 3-4 9-8 15-10 7-3 15-4 24-4s16 1 22 3c5 2 9 5 12 8s4 7 6 11c0 4 0 9 0 17v24c0 16 1 26 2 30 0 5 2 8 4 12h-18c-2-3-3-7-4-12zM72 53c-7 3-16 5-29 7-7 1-12 3-16 4-2 1-4 3-7 6-1 2-2 5-2 8 0 4 2 8 6 11 3 4 8 5 15 5s13-1 18-4c6-4 9-7 12-13 2-3 3-10 3-17z"><text:p/></draw:path><draw:path draw:style-name="gr908" draw:text-style-name="P28" svg:width="0.0193in" svg:height="0.0551in" svg:x="0.2693in" svg:y="4.4087in" svg:viewBox="0 0 50 141" svg:d="M48 124l2 16c-5 1-9 1-13 1-7 0-12 0-15-2-3-3-6-5-7-9-2-3-2-10-2-20v-61h-13v-13h13v-25l17-11v36h18v13h-18v61c0 5 0 8 1 10 1 1 2 2 3 3 2 1 3 1 6 1 2 0 4 0 8 0z"><text:p/></draw:path><draw:path draw:style-name="gr909" draw:text-style-name="P28" svg:width="0.0374in" svg:height="0.0421in" svg:x="0.2929in" svg:y="4.422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910" draw:text-style-name="P28" svg:width="0.0213in" svg:height="0.0409in" svg:x="0.339in" svg:y="4.422in" svg:viewBox="0 0 55 105" svg:d="M0 105v-103h15v16c5-7 8-12 11-14 4-3 7-4 11-4 6 0 12 2 18 6l-6 16c-4-2-8-4-12-4s-7 2-10 4-5 5-7 9c-2 6-2 13-2 20v54z"><text:p/></draw:path></draw:g><draw:g draw:style-name="gr2"><draw:path draw:style-name="gr911" draw:text-style-name="P31" svg:width="0.3512in" svg:height="0.2106in" svg:x="0.0165in" svg:y="4.5689in" svg:viewBox="0 0 893 536" svg:d="M0 536c0-179 0-357 0-536 298 0 596 0 893 0 0 179 0 357 0 536-297 0-595 0-893 0z"><text:p/></draw:path><draw:path draw:style-name="gr912" draw:text-style-name="P31" svg:width="0.0441in" svg:height="0.0571in" svg:x="0.1323in" svg:y="4.6441in" svg:viewBox="0 0 113 146" svg:d="M0 98l18-2c0 7 2 14 5 18 3 5 8 8 14 11 7 3 14 4 22 4 7 0 13-1 18-3 6-2 10-5 12-9 3-4 5-7 5-12 0-4-2-8-4-11-3-3-7-6-13-8-3-2-12-4-24-7-13-3-21-7-27-9-7-4-12-8-15-13-4-6-5-11-5-18s2-14 6-20c3-6 10-11 18-14 7-4 16-5 26-5 9 0 19 1 27 5 8 3 14 8 18 15 5 7 7 14 7 22l-19 1c0-9-4-15-9-20-5-4-13-6-24-6s-19 2-24 6-7 9-7 15c0 5 2 9 5 13 4 2 12 6 27 9 15 4 25 7 31 10 8 3 15 8 18 14 4 6 7 12 7 20s-3 15-7 21c-4 7-10 12-19 16-8 3-17 5-26 5-13 0-24-2-33-5-8-4-15-10-20-17-5-8-8-16-8-26z"><text:p/></draw:path><draw:path draw:style-name="gr913" draw:text-style-name="P31" svg:width="0.0417in" svg:height="0.0555in" svg:x="0.1882in" svg:y="4.6449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914" draw:text-style-name="P31" svg:width="0.0071in" svg:height="0.0555in" svg:x="0.2413in" svg:y="4.6449in" svg:viewBox="0 0 19 142" svg:d="M0 142c0-47 0-95 0-142 6 0 13 0 19 0 0 47 0 95 0 142-6 0-13 0-19 0z"><text:p/></draw:path></draw:g><draw:g draw:style-name="gr2"><draw:path draw:style-name="gr915" draw:text-style-name="P35" svg:width="0.0563in" svg:height="0.0906in" svg:x="0.5173in" svg:y="2.9047in" svg:viewBox="0 0 144 231" svg:d="M0 231c0-77 0-154 0-231 10 0 20 0 30 0 0 68 0 136 0 204 38 0 76 0 114 0 0 9 0 18 0 27-48 0-96 0-144 0z"><text:p/></draw:path><draw:path draw:style-name="gr916" draw:text-style-name="P35" svg:width="0.0606in" svg:height="0.0685in" svg:x="0.5831in" svg:y="2.928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17" draw:text-style-name="P35" svg:width="0.0579in" svg:height="0.0937in" svg:x="0.6528in" svg:y="2.928in" svg:viewBox="0 0 148 239" svg:d="M6 185l28 3c1 10 4 16 10 19 7 6 17 9 28 9 14 0 24-3 31-8 7-6 12-13 14-22 2-6 3-18 3-36-13 15-29 22-47 22-23 0-41-9-54-25-13-17-19-37-19-61 0-15 3-30 8-44 7-13 15-24 26-31s24-11 39-11c20 0 37 8 49 25v-21h26v144c0 26-3 45-8 56-6 10-14 20-25 26-12 6-26 9-43 9-20 0-36-4-49-13-12-9-18-23-17-41zM29 84c0 23 4 39 13 49s20 15 33 15c14 0 24-5 33-15s14-25 14-47c0-21-5-37-14-47-10-11-20-16-33-16s-24 5-33 16c-9 10-13 26-13 45z"><text:p/></draw:path><draw:path draw:style-name="gr918" draw:text-style-name="P35" svg:width="0.0606in" svg:height="0.0685in" svg:x="0.7236in" svg:y="2.928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19" draw:text-style-name="P35" svg:width="0.0531in" svg:height="0.0673in" svg:x="0.7976in" svg:y="2.928in" svg:viewBox="0 0 136 172" svg:d="M0 172v-168h25v23c12-18 31-27 54-27 10 0 19 2 27 6 9 3 15 8 19 14 4 5 7 12 9 21 1 5 2 15 2 27v104h-29v-102c0-12-1-21-4-26-2-6-5-11-11-14-5-4-13-5-20-5-11 0-22 3-30 11-10 8-14 22-14 44v92z"><text:p/></draw:path><draw:path draw:style-name="gr920" draw:text-style-name="P35" svg:width="0.0571in" svg:height="0.0921in" svg:x="0.8638in" svg:y="2.9047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921" draw:text-style-name="P35" svg:width="0.0122in" svg:height="0.0657in" svg:x="0.9413in" svg:y="2.9295in" svg:viewBox="0 0 32 168" svg:d="M0 32c0-10 0-21 0-32 11 0 22 0 32 0 0 11 0 22 0 32-10 0-21 0-32 0zM0 168c0-11 0-22 0-32 11 0 22 0 32 0 0 10 0 21 0 32-10 0-21 0-32 0z"><text:p/></draw:path><draw:path draw:style-name="gr922" draw:text-style-name="P35" svg:width="0.0343in" svg:height="0.011in" svg:x="0.5118in" svg:y="3.2382in" svg:viewBox="0 0 88 29" svg:d="M0 29c0-10 0-19 0-29 30 0 58 0 88 0 0 10 0 19 0 29-30 0-58 0-88 0z"><text:p/></draw:path><draw:path draw:style-name="gr923" draw:text-style-name="P35" svg:width="0.0531in" svg:height="0.0906in" svg:x="0.5937in" svg:y="3.1858in" svg:viewBox="0 0 136 231" svg:d="M0 231v-231h28v83c14-16 30-23 50-23 13 0 23 2 32 7 10 5 16 12 20 20 4 9 6 21 6 38v106h-28v-106c0-14-3-24-10-31-6-6-14-10-26-10-8 0-16 2-23 7s-13 10-16 18c-3 7-5 18-5 31v91z"><text:p/></draw:path><draw:path draw:style-name="gr924" draw:text-style-name="P35" svg:width="0.0606in" svg:height="0.0685in" svg:x="0.6602in" svg:y="3.2094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25" draw:text-style-name="P35" svg:width="0.035in" svg:height="0.0673in" svg:x="0.7343in" svg:y="3.2094in" svg:viewBox="0 0 90 172" svg:d="M0 172v-168h25v26c6-12 12-20 18-24s11-6 18-6c9 0 19 3 29 9l-10 26c-7-3-13-5-20-5s-12 2-16 5c-5 4-9 9-11 16-3 9-5 21-5 33v88z"><text:p/></draw:path><draw:path draw:style-name="gr926" draw:text-style-name="P35" svg:width="0.0571in" svg:height="0.0921in" svg:x="0.7724in" svg:y="3.1858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927" draw:text-style-name="P35" svg:width="0.0906in" svg:height="0.0657in" svg:x="0.839in" svg:y="3.2106in" svg:viewBox="0 0 231 168" svg:d="M51 168l-51-168h30l27 97 9 36c1-2 4-13 9-35l27-98h29l25 98 8 31 10-32 29-97h28l-54 168h-29l-26-101-7-28-34 129z"><text:p/></draw:path><draw:path draw:style-name="gr928" draw:text-style-name="P35" svg:width="0.0606in" svg:height="0.0685in" svg:x="0.9339in" svg:y="3.2094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29" draw:text-style-name="P35" svg:width="0.035in" svg:height="0.0673in" svg:x="1.0079in" svg:y="3.2094in" svg:viewBox="0 0 90 172" svg:d="M0 172v-168h25v26c6-12 12-20 18-24s11-6 18-6c9 0 19 3 29 9l-10 26c-7-3-13-5-20-5s-12 2-16 5c-5 4-9 9-11 16-3 9-5 21-5 33v88z"><text:p/></draw:path><draw:path draw:style-name="gr930" draw:text-style-name="P35" svg:width="0.0606in" svg:height="0.0685in" svg:x="1.0461in" svg:y="3.209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31" draw:text-style-name="P35" svg:width="0.035in" svg:height="0.0937in" svg:x="1.1469in" svg:y="3.1843in" svg:viewBox="0 0 90 239" svg:d="M0 239c23-79 44-160 67-239 8 0 15 0 23 0-22 79-45 160-67 239-8 0-15 0-23 0z"><text:p/></draw:path><draw:path draw:style-name="gr932" draw:text-style-name="P35" svg:width="0.0606in" svg:height="0.0685in" svg:x="1.222in" svg:y="3.209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33" draw:text-style-name="P35" svg:width="0.0606in" svg:height="0.0657in" svg:x="1.2886in" svg:y="3.2106in" svg:viewBox="0 0 155 168" svg:d="M0 168l61-86-57-82h33l28 41c5 8 8 13 11 18 6-8 10-14 14-19l27-40h35l-58 82 61 86h-34l-34-51-8-13-45 64z"><text:p/></draw:path><draw:path draw:style-name="gr934" draw:text-style-name="P35" svg:width="0.0319in" svg:height="0.0894in" svg:x="1.352in" svg:y="3.1878in" svg:viewBox="0 0 82 228" svg:d="M79 201l3 25c-7 2-15 2-21 2-10 0-19-1-24-4-6-3-10-8-12-13-2-6-4-17-4-34v-97h-21v-22h21v-41l28-17v58h30v22h-30v98c0 8 1 13 2 15 1 3 2 5 5 6 2 1 5 2 10 2 3 0 7 0 13 0z"><text:p/></draw:path><draw:path draw:style-name="gr935" draw:text-style-name="P35" svg:width="0.0606in" svg:height="0.0685in" svg:x="1.3898in" svg:y="3.209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36" draw:text-style-name="P35" svg:width="0.035in" svg:height="0.0673in" svg:x="1.4638in" svg:y="3.2094in" svg:viewBox="0 0 90 172" svg:d="M0 172v-168h25v26c6-12 12-20 18-24s11-6 18-6c9 0 19 3 29 9l-10 26c-7-3-13-5-20-5s-12 2-16 5c-5 4-9 9-11 16-3 9-5 21-5 33v88z"><text:p/></draw:path><draw:path draw:style-name="gr937" draw:text-style-name="P35" svg:width="0.0531in" svg:height="0.0673in" svg:x="1.5059in" svg:y="3.2094in" svg:viewBox="0 0 136 172" svg:d="M0 172v-168h25v23c12-18 31-27 54-27 10 0 19 2 27 6 9 3 15 8 19 14 4 5 7 12 9 21 1 5 2 15 2 27v104h-29v-102c0-12-1-21-4-26-2-6-5-11-11-14-5-4-13-5-20-5-11 0-22 3-30 11-10 8-14 22-14 44v92z"><text:p/></draw:path><draw:path draw:style-name="gr938" draw:text-style-name="P35" svg:width="0.0606in" svg:height="0.0685in" svg:x="1.5728in" svg:y="3.2094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39" draw:text-style-name="P35" svg:width="0.0106in" svg:height="0.0906in" svg:x="1.6465in" svg:y="3.1858in" svg:viewBox="0 0 28 231" svg:d="M0 231c0-77 0-154 0-231 9 0 19 0 28 0 0 77 0 154 0 231-9 0-19 0-28 0z"><text:p/></draw:path><draw:path draw:style-name="gr940" draw:text-style-name="P35" svg:width="0.089in" svg:height="0.0673in" svg:x="1.7102in" svg:y="3.2094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941" draw:text-style-name="P35" svg:width="0.061in" svg:height="0.0685in" svg:x="1.8114in" svg:y="3.2094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942" draw:text-style-name="P35" svg:width="0.0571in" svg:height="0.0921in" svg:x="1.8819in" svg:y="3.1858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943" draw:text-style-name="P35" svg:width="0.0531in" svg:height="0.0673in" svg:x="1.9559in" svg:y="3.2106in" svg:viewBox="0 0 136 172" svg:d="M110 168v-25c-13 19-31 29-53 29-10 0-19-3-27-6-9-4-15-9-19-14-5-6-7-13-10-21 0-6-1-15-1-27v-104h28v93c0 15 1 25 2 30 2 8 5 13 12 18 5 4 12 6 21 6s16-2 24-6c7-5 13-11 16-19 3-7 5-18 5-32v-90h28v168z"><text:p/></draw:path><draw:path draw:style-name="gr944" draw:text-style-name="P35" svg:width="0.0106in" svg:height="0.0906in" svg:x="2.0264in" svg:y="3.1858in" svg:viewBox="0 0 28 231" svg:d="M0 231c0-77 0-154 0-231 9 0 19 0 28 0 0 77 0 154 0 231-9 0-19 0-28 0z"><text:p/></draw:path><draw:path draw:style-name="gr945" draw:text-style-name="P35" svg:width="0.0606in" svg:height="0.0685in" svg:x="2.0512in" svg:y="3.209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46" draw:text-style-name="P35" svg:width="0.0343in" svg:height="0.011in" svg:x="0.5118in" svg:y="3.5193in" svg:viewBox="0 0 88 29" svg:d="M0 29c0-10 0-19 0-29 30 0 58 0 88 0 0 10 0 19 0 29-30 0-58 0-88 0z"><text:p/></draw:path><draw:path draw:style-name="gr947" draw:text-style-name="P35" svg:width="0.0709in" svg:height="0.0906in" svg:x="0.5957in" svg:y="3.4669in" svg:viewBox="0 0 181 231" svg:d="M0 231c0-77 0-154 0-231 10 0 20 0 30 0 0 32 0 63 0 95 40 0 80 0 121 0 0-32 0-63 0-95 9 0 20 0 30 0 0 77 0 154 0 231-10 0-21 0-30 0 0-36 0-72 0-109-41 0-81 0-121 0 0 37 0 73 0 109-10 0-20 0-30 0z"><text:p/></draw:path><draw:path draw:style-name="gr948" draw:text-style-name="P35" svg:width="0.0843in" svg:height="0.0906in" svg:x="0.6772in" svg:y="3.4669in" svg:viewBox="0 0 215 231" svg:d="M0 231l89-231h33l93 231h-35l-26-70h-97l-25 70zM66 136h79l-25-64c-7-19-12-35-16-47-3 14-7 29-13 44z"><text:p/></draw:path><draw:path draw:style-name="gr949" draw:text-style-name="P35" svg:width="0.0563in" svg:height="0.0906in" svg:x="0.7705in" svg:y="3.4669in" svg:viewBox="0 0 144 231" svg:d="M0 231c0-77 0-154 0-231 10 0 20 0 30 0 0 68 0 136 0 204 38 0 76 0 114 0 0 9 0 18 0 27-48 0-96 0-144 0z"><text:p/></draw:path><draw:path draw:style-name="gr950" draw:text-style-name="P35" svg:width="0.035in" svg:height="0.0937in" svg:x="0.8622in" svg:y="3.4657in" svg:viewBox="0 0 90 239" svg:d="M0 239c23-79 44-160 67-239 8 0 15 0 23 0-22 79-45 160-67 239-8 0-15 0-23 0z"><text:p/></draw:path><draw:path draw:style-name="gr951" draw:text-style-name="P35" svg:width="0.0571in" svg:height="0.0925in" svg:x="0.9406in" svg:y="3.4906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952" draw:text-style-name="P35" svg:width="0.0606in" svg:height="0.0685in" svg:x="1.0075in" svg:y="3.4906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53" draw:text-style-name="P35" svg:width="0.035in" svg:height="0.0673in" svg:x="1.0815in" svg:y="3.4906in" svg:viewBox="0 0 90 172" svg:d="M0 172v-168h25v26c6-12 12-20 18-24s11-6 18-6c9 0 19 3 29 9l-10 26c-7-3-13-5-20-5s-12 2-16 5c-5 4-9 9-11 16-3 9-5 21-5 33v88z"><text:p/></draw:path><draw:path draw:style-name="gr954" draw:text-style-name="P35" svg:width="0.0106in" svg:height="0.0906in" svg:x="1.1244in" svg:y="3.4669in" svg:viewBox="0 0 28 231" svg:d="M0 32c0-10 0-21 0-32 9 0 19 0 28 0 0 11 0 22 0 32-9 0-19 0-28 0zM0 231c0-56 0-111 0-168 9 0 19 0 28 0 0 57 0 112 0 168-9 0-19 0-28 0z"><text:p/></draw:path><draw:path draw:style-name="gr955" draw:text-style-name="P35" svg:width="0.0571in" svg:height="0.0925in" svg:x="1.1516in" svg:y="3.4906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956" draw:text-style-name="P35" svg:width="0.0531in" svg:height="0.0906in" svg:x="1.222in" svg:y="3.4669in" svg:viewBox="0 0 136 231" svg:d="M0 231v-231h28v83c14-16 30-23 50-23 13 0 23 2 32 7 10 5 16 12 20 20 4 9 6 21 6 38v106h-28v-106c0-14-3-24-10-31-6-6-14-10-26-10-8 0-16 2-23 7s-13 10-16 18c-3 7-5 18-5 31v91z"><text:p/></draw:path><draw:path draw:style-name="gr957" draw:text-style-name="P35" svg:width="0.0606in" svg:height="0.0685in" svg:x="1.289in" svg:y="3.4906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58" draw:text-style-name="P35" svg:width="0.035in" svg:height="0.0673in" svg:x="1.3626in" svg:y="3.4906in" svg:viewBox="0 0 90 172" svg:d="M0 172v-168h25v26c6-12 12-20 18-24s11-6 18-6c9 0 19 3 29 9l-10 26c-7-3-13-5-20-5s-12 2-16 5c-5 4-9 9-11 16-3 9-5 21-5 33v88z"><text:p/></draw:path><draw:path draw:style-name="gr959" draw:text-style-name="P35" svg:width="0.0606in" svg:height="0.0685in" svg:x="1.4016in" svg:y="3.4906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60" draw:text-style-name="P35" svg:width="0.0106in" svg:height="0.0906in" svg:x="1.4752in" svg:y="3.4669in" svg:viewBox="0 0 28 231" svg:d="M0 231c0-77 0-154 0-231 9 0 19 0 28 0 0 77 0 154 0 231-9 0-19 0-28 0z"><text:p/></draw:path><draw:path draw:style-name="gr961" draw:text-style-name="P35" svg:width="0.0571in" svg:height="0.0921in" svg:x="1.5346in" svg:y="3.4669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962" draw:text-style-name="P35" svg:width="0.035in" svg:height="0.0673in" svg:x="1.6091in" svg:y="3.4906in" svg:viewBox="0 0 90 172" svg:d="M0 172v-168h25v26c6-12 12-20 18-24s11-6 18-6c9 0 19 3 29 9l-10 26c-7-3-13-5-20-5s-12 2-16 5c-5 4-9 9-11 16-3 9-5 21-5 33v88z"><text:p/></draw:path><draw:path draw:style-name="gr963" draw:text-style-name="P35" svg:width="0.0106in" svg:height="0.0906in" svg:x="1.652in" svg:y="3.4669in" svg:viewBox="0 0 28 231" svg:d="M0 32c0-10 0-21 0-32 9 0 19 0 28 0 0 11 0 22 0 32-9 0-19 0-28 0zM0 231c0-56 0-111 0-168 9 0 19 0 28 0 0 57 0 112 0 168-9 0-19 0-28 0z"><text:p/></draw:path><draw:path draw:style-name="gr964" draw:text-style-name="P35" svg:width="0.0602in" svg:height="0.0657in" svg:x="1.6724in" svg:y="3.4921in" svg:viewBox="0 0 154 168" svg:d="M63 168l-63-168h30l36 101c4 11 8 22 11 33 2-8 6-19 11-31l36-103h30l-62 168z"><text:p/></draw:path><draw:path draw:style-name="gr965" draw:text-style-name="P35" svg:width="0.0606in" svg:height="0.0685in" svg:x="1.7382in" svg:y="3.4906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66" draw:text-style-name="P35" svg:width="0.035in" svg:height="0.0673in" svg:x="1.8122in" svg:y="3.4906in" svg:viewBox="0 0 90 172" svg:d="M0 172v-168h25v26c6-12 12-20 18-24s11-6 18-6c9 0 19 3 29 9l-10 26c-7-3-13-5-20-5s-12 2-16 5c-5 4-9 9-11 16-3 9-5 21-5 33v88z"><text:p/></draw:path><draw:path draw:style-name="gr967" draw:text-style-name="P35" svg:width="0.0343in" svg:height="0.011in" svg:x="0.5118in" svg:y="3.8004in" svg:viewBox="0 0 88 29" svg:d="M0 29c0-10 0-19 0-29 30 0 58 0 88 0 0 10 0 19 0 29-30 0-58 0-88 0z"><text:p/></draw:path><draw:path draw:style-name="gr968" draw:text-style-name="P35" svg:width="0.0606in" svg:height="0.0685in" svg:x="0.5902in" svg:y="3.7717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69" draw:text-style-name="P35" svg:width="0.0606in" svg:height="0.0657in" svg:x="0.6567in" svg:y="3.7732in" svg:viewBox="0 0 155 168" svg:d="M0 168l61-86-57-82h33l28 41c5 8 8 13 11 18 6-8 10-14 14-19l27-40h35l-58 82 61 86h-34l-34-51-8-13-45 64z"><text:p/></draw:path><draw:path draw:style-name="gr970" draw:text-style-name="P35" svg:width="0.0106in" svg:height="0.0906in" svg:x="0.7268in" svg:y="3.7484in" svg:viewBox="0 0 28 231" svg:d="M0 32c0-10 0-21 0-32 9 0 19 0 28 0 0 11 0 22 0 32-9 0-19 0-28 0zM0 231c0-56 0-111 0-168 9 0 19 0 28 0 0 57 0 112 0 168-9 0-19 0-28 0z"><text:p/></draw:path><draw:path draw:style-name="gr971" draw:text-style-name="P35" svg:width="0.0543in" svg:height="0.0685in" svg:x="0.75in" svg:y="3.7717in" svg:viewBox="0 0 139 175" svg:d="M0 120l28-3c2 11 6 20 14 26 7 6 16 9 29 9s23-3 30-8c6-5 9-12 9-19 0-6-3-11-9-15-3-2-13-6-29-9-20-6-35-10-42-15-9-3-15-9-19-15-4-7-6-15-6-22 0-8 1-15 5-22 3-6 8-11 14-15 4-4 10-6 18-8 7-3 16-4 24-4 13 0 25 2 35 6 9 3 16 9 21 15s8 16 10 26l-27 4c-2-9-5-16-11-21s-15-7-26-7c-12 0-22 2-27 7-6 4-9 9-9 15 0 4 2 7 4 10s6 5 10 8c3 0 12 3 26 7 19 5 34 9 41 13 8 3 14 8 19 15 4 6 7 14 7 24 0 9-3 19-9 27-5 8-13 15-24 19-10 5-22 7-35 7-21 0-38-5-49-14s-19-22-22-41z"><text:p/></draw:path><draw:path draw:style-name="gr972" draw:text-style-name="P35" svg:width="0.0319in" svg:height="0.0894in" svg:x="0.8114in" svg:y="3.75in" svg:viewBox="0 0 82 228" svg:d="M79 201l3 25c-7 2-15 2-21 2-10 0-19-1-24-4-6-3-10-8-12-13-2-6-4-17-4-34v-97h-21v-22h21v-41l28-17v58h30v22h-30v98c0 8 1 13 2 15 1 3 2 5 5 6 2 1 5 2 10 2 3 0 7 0 13 0z"><text:p/></draw:path><draw:path draw:style-name="gr973" draw:text-style-name="P35" svg:width="0.0106in" svg:height="0.0906in" svg:x="0.8535in" svg:y="3.7484in" svg:viewBox="0 0 28 231" svg:d="M0 32c0-10 0-21 0-32 9 0 19 0 28 0 0 11 0 22 0 32-9 0-19 0-28 0zM0 231c0-56 0-111 0-168 9 0 19 0 28 0 0 57 0 112 0 168-9 0-19 0-28 0z"><text:p/></draw:path><draw:path draw:style-name="gr974" draw:text-style-name="P35" svg:width="0.0531in" svg:height="0.0673in" svg:x="0.8811in" svg:y="3.7717in" svg:viewBox="0 0 136 172" svg:d="M0 172v-168h25v23c12-18 31-27 54-27 10 0 19 2 27 6 9 3 15 8 19 14 4 5 7 12 9 21 1 5 2 15 2 27v104h-29v-102c0-12-1-21-4-26-2-6-5-11-11-14-5-4-13-5-20-5-11 0-22 3-30 11-10 8-14 22-14 44v92z"><text:p/></draw:path><draw:path draw:style-name="gr975" draw:text-style-name="P35" svg:width="0.0579in" svg:height="0.0937in" svg:x="0.9472in" svg:y="3.7717in" svg:viewBox="0 0 148 239" svg:d="M6 185l28 3c1 10 4 16 10 19 7 6 17 9 28 9 14 0 24-3 31-8 7-6 12-13 14-22 2-6 3-18 3-36-13 15-29 22-47 22-23 0-41-9-54-25-13-17-19-37-19-61 0-15 3-30 8-44 7-13 15-24 26-31s24-11 39-11c20 0 37 8 49 25v-21h26v144c0 26-3 45-8 56-6 10-14 20-25 26-12 6-26 9-43 9-20 0-36-4-49-13-12-9-18-23-17-41zM29 84c0 23 4 39 13 49s20 15 33 15c14 0 24-5 33-15s14-25 14-47c0-21-5-37-14-47-10-11-20-16-33-16s-24 5-33 16c-9 10-13 26-13 45z"><text:p/></draw:path><draw:path draw:style-name="gr976" draw:text-style-name="P35" svg:width="0.089in" svg:height="0.0673in" svg:x="1.0571in" svg:y="3.7717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977" draw:text-style-name="P35" svg:width="0.061in" svg:height="0.0685in" svg:x="1.1583in" svg:y="3.7717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978" draw:text-style-name="P35" svg:width="0.0571in" svg:height="0.0921in" svg:x="1.2287in" svg:y="3.7484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979" draw:text-style-name="P35" svg:width="0.0531in" svg:height="0.0673in" svg:x="1.3031in" svg:y="3.7732in" svg:viewBox="0 0 136 172" svg:d="M110 168v-25c-13 19-31 29-53 29-10 0-19-3-27-6-9-4-15-9-19-14-5-6-7-13-10-21 0-6-1-15-1-27v-104h28v93c0 15 1 25 2 30 2 8 5 13 12 18 5 4 12 6 21 6s16-2 24-6c7-5 13-11 16-19 3-7 5-18 5-32v-90h28v168z"><text:p/></draw:path><draw:path draw:style-name="gr980" draw:text-style-name="P35" svg:width="0.0106in" svg:height="0.0906in" svg:x="1.3732in" svg:y="3.7484in" svg:viewBox="0 0 28 231" svg:d="M0 231c0-77 0-154 0-231 9 0 19 0 28 0 0 77 0 154 0 231-9 0-19 0-28 0z"><text:p/></draw:path><draw:path draw:style-name="gr981" draw:text-style-name="P35" svg:width="0.0606in" svg:height="0.0685in" svg:x="1.398in" svg:y="3.7717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982" draw:text-style-name="P35" svg:width="0.0906in" svg:height="0.0657in" svg:x="1.4992in" svg:y="3.7732in" svg:viewBox="0 0 231 168" svg:d="M51 168l-51-168h30l27 97 9 36c1-2 4-13 9-35l27-98h29l25 98 8 31 10-32 29-97h28l-54 168h-29l-26-101-7-28-34 129z"><text:p/></draw:path><draw:path draw:style-name="gr983" draw:text-style-name="P35" svg:width="0.0106in" svg:height="0.0906in" svg:x="1.598in" svg:y="3.7484in" svg:viewBox="0 0 28 231" svg:d="M0 32c0-10 0-21 0-32 9 0 19 0 28 0 0 11 0 22 0 32-9 0-19 0-28 0zM0 231c0-56 0-111 0-168 9 0 19 0 28 0 0 57 0 112 0 168-9 0-19 0-28 0z"><text:p/></draw:path><draw:path draw:style-name="gr984" draw:text-style-name="P35" svg:width="0.0319in" svg:height="0.0894in" svg:x="1.6193in" svg:y="3.75in" svg:viewBox="0 0 82 228" svg:d="M79 201l3 25c-7 2-15 2-21 2-10 0-19-1-24-4-6-3-10-8-12-13-2-6-4-17-4-34v-97h-21v-22h21v-41l28-17v58h30v22h-30v98c0 8 1 13 2 15 1 3 2 5 5 6 2 1 5 2 10 2 3 0 7 0 13 0z"><text:p/></draw:path><draw:path draw:style-name="gr985" draw:text-style-name="P35" svg:width="0.0531in" svg:height="0.0906in" svg:x="1.6606in" svg:y="3.7484in" svg:viewBox="0 0 136 231" svg:d="M0 231v-231h28v83c14-16 30-23 50-23 13 0 23 2 32 7 10 5 16 12 20 20 4 9 6 21 6 38v106h-28v-106c0-14-3-24-10-31-6-6-14-10-26-10-8 0-16 2-23 7s-13 10-16 18c-3 7-5 18-5 31v91z"><text:p/></draw:path><draw:path draw:style-name="gr986" draw:text-style-name="P35" svg:width="0.089in" svg:height="0.0673in" svg:x="1.7661in" svg:y="3.7717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987" draw:text-style-name="P35" svg:width="0.0106in" svg:height="0.0906in" svg:x="1.8724in" svg:y="3.7484in" svg:viewBox="0 0 28 231" svg:d="M0 32c0-10 0-21 0-32 9 0 19 0 28 0 0 11 0 22 0 32-9 0-19 0-28 0zM0 231c0-56 0-111 0-168 9 0 19 0 28 0 0 57 0 112 0 168-9 0-19 0-28 0z"><text:p/></draw:path><draw:path draw:style-name="gr988" draw:text-style-name="P35" svg:width="0.0531in" svg:height="0.0673in" svg:x="1.9in" svg:y="3.7717in" svg:viewBox="0 0 136 172" svg:d="M0 172v-168h25v23c12-18 31-27 54-27 10 0 19 2 27 6 9 3 15 8 19 14 4 5 7 12 9 21 1 5 2 15 2 27v104h-29v-102c0-12-1-21-4-26-2-6-5-11-11-14-5-4-13-5-20-5-11 0-22 3-30 11-10 8-14 22-14 44v92z"><text:p/></draw:path><draw:path draw:style-name="gr989" draw:text-style-name="P35" svg:width="0.0106in" svg:height="0.0906in" svg:x="1.9709in" svg:y="3.7484in" svg:viewBox="0 0 28 231" svg:d="M0 32c0-10 0-21 0-32 9 0 19 0 28 0 0 11 0 22 0 32-9 0-19 0-28 0zM0 231c0-56 0-111 0-168 9 0 19 0 28 0 0 57 0 112 0 168-9 0-19 0-28 0z"><text:p/></draw:path><draw:path draw:style-name="gr990" draw:text-style-name="P35" svg:width="0.089in" svg:height="0.0673in" svg:x="1.9984in" svg:y="3.7717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991" draw:text-style-name="P35" svg:width="0.0606in" svg:height="0.0685in" svg:x="2.1004in" svg:y="3.7717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92" draw:text-style-name="P35" svg:width="0.0106in" svg:height="0.0906in" svg:x="2.174in" svg:y="3.7484in" svg:viewBox="0 0 28 231" svg:d="M0 231c0-77 0-154 0-231 9 0 19 0 28 0 0 77 0 154 0 231-9 0-19 0-28 0z"><text:p/></draw:path><draw:path draw:style-name="gr993" draw:text-style-name="P35" svg:width="0.0606in" svg:height="0.0685in" svg:x="2.2343in" svg:y="3.7717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94" draw:text-style-name="P35" svg:width="0.0571in" svg:height="0.0921in" svg:x="2.3039in" svg:y="3.7484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995" draw:text-style-name="P35" svg:width="0.0606in" svg:height="0.0685in" svg:x="2.3748in" svg:y="3.7717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96" draw:text-style-name="P35" svg:width="0.0571in" svg:height="0.0925in" svg:x="2.4484in" svg:y="3.7717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997" draw:text-style-name="P35" svg:width="0.0319in" svg:height="0.0894in" svg:x="2.5126in" svg:y="3.75in" svg:viewBox="0 0 82 228" svg:d="M79 201l3 25c-7 2-15 2-21 2-10 0-19-1-24-4-6-3-10-8-12-13-2-6-4-17-4-34v-97h-21v-22h21v-41l28-17v58h30v22h-30v98c0 8 1 13 2 15 1 3 2 5 5 6 2 1 5 2 10 2 3 0 7 0 13 0z"><text:p/></draw:path><draw:path draw:style-name="gr998" draw:text-style-name="P35" svg:width="0.0606in" svg:height="0.0685in" svg:x="2.5508in" svg:y="3.7717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999" draw:text-style-name="P35" svg:width="0.0319in" svg:height="0.0894in" svg:x="2.6185in" svg:y="3.75in" svg:viewBox="0 0 82 228" svg:d="M79 201l3 25c-7 2-15 2-21 2-10 0-19-1-24-4-6-3-10-8-12-13-2-6-4-17-4-34v-97h-21v-22h21v-41l28-17v58h30v22h-30v98c0 8 1 13 2 15 1 3 2 5 5 6 2 1 5 2 10 2 3 0 7 0 13 0z"><text:p/></draw:path><draw:path draw:style-name="gr1000" draw:text-style-name="P35" svg:width="0.0106in" svg:height="0.0906in" svg:x="2.6602in" svg:y="3.7484in" svg:viewBox="0 0 28 231" svg:d="M0 32c0-10 0-21 0-32 9 0 19 0 28 0 0 11 0 22 0 32-9 0-19 0-28 0zM0 231c0-56 0-111 0-168 9 0 19 0 28 0 0 57 0 112 0 168-9 0-19 0-28 0z"><text:p/></draw:path><draw:path draw:style-name="gr1001" draw:text-style-name="P35" svg:width="0.061in" svg:height="0.0685in" svg:x="2.6839in" svg:y="3.7717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02" draw:text-style-name="P35" svg:width="0.0531in" svg:height="0.0673in" svg:x="2.7583in" svg:y="3.7717in" svg:viewBox="0 0 136 172" svg:d="M0 172v-168h25v23c12-18 31-27 54-27 10 0 19 2 27 6 9 3 15 8 19 14 4 5 7 12 9 21 1 5 2 15 2 27v104h-29v-102c0-12-1-21-4-26-2-6-5-11-11-14-5-4-13-5-20-5-11 0-22 3-30 11-10 8-14 22-14 44v92z"><text:p/></draw:path><draw:path draw:style-name="gr1003" draw:text-style-name="P35" svg:width="0.0343in" svg:height="0.011in" svg:x="0.5118in" svg:y="4.0819in" svg:viewBox="0 0 88 29" svg:d="M0 29c0-10 0-19 0-29 30 0 58 0 88 0 0 10 0 19 0 29-30 0-58 0-88 0z"><text:p/></draw:path><draw:path draw:style-name="gr1004" draw:text-style-name="P35" svg:width="0.0606in" svg:height="0.0685in" svg:x="0.5902in" svg:y="4.0531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005" draw:text-style-name="P35" svg:width="0.0606in" svg:height="0.0657in" svg:x="0.6567in" svg:y="4.0543in" svg:viewBox="0 0 155 168" svg:d="M0 168l61-86-57-82h33l28 41c5 8 8 13 11 18 6-8 10-14 14-19l27-40h35l-58 82 61 86h-34l-34-51-8-13-45 64z"><text:p/></draw:path><draw:path draw:style-name="gr1006" draw:text-style-name="P35" svg:width="0.0106in" svg:height="0.0906in" svg:x="0.7268in" svg:y="4.0295in" svg:viewBox="0 0 28 231" svg:d="M0 32c0-10 0-21 0-32 9 0 19 0 28 0 0 11 0 22 0 32-9 0-19 0-28 0zM0 231c0-56 0-111 0-168 9 0 19 0 28 0 0 57 0 112 0 168-9 0-19 0-28 0z"><text:p/></draw:path><draw:path draw:style-name="gr1007" draw:text-style-name="P35" svg:width="0.0543in" svg:height="0.0685in" svg:x="0.75in" svg:y="4.0531in" svg:viewBox="0 0 139 175" svg:d="M0 120l28-3c2 11 6 20 14 26 7 6 16 9 29 9s23-3 30-8c6-5 9-12 9-19 0-6-3-11-9-15-3-2-13-6-29-9-20-6-35-10-42-15-9-3-15-9-19-15-4-7-6-15-6-22 0-8 1-15 5-22 3-6 8-11 14-15 4-4 10-6 18-8 7-3 16-4 24-4 13 0 25 2 35 6 9 3 16 9 21 15s8 16 10 26l-27 4c-2-9-5-16-11-21s-15-7-26-7c-12 0-22 2-27 7-6 4-9 9-9 15 0 4 2 7 4 10s6 5 10 8c3 0 12 3 26 7 19 5 34 9 41 13 8 3 14 8 19 15 4 6 7 14 7 24 0 9-3 19-9 27-5 8-13 15-24 19-10 5-22 7-35 7-21 0-38-5-49-14s-19-22-22-41z"><text:p/></draw:path><draw:path draw:style-name="gr1008" draw:text-style-name="P35" svg:width="0.0319in" svg:height="0.0894in" svg:x="0.8114in" svg:y="4.0315in" svg:viewBox="0 0 82 228" svg:d="M79 201l3 25c-7 2-15 2-21 2-10 0-19-1-24-4-6-3-10-8-12-13-2-6-4-17-4-34v-97h-21v-22h21v-41l28-17v58h30v22h-30v98c0 8 1 13 2 15 1 3 2 5 5 6 2 1 5 2 10 2 3 0 7 0 13 0z"><text:p/></draw:path><draw:path draw:style-name="gr1009" draw:text-style-name="P35" svg:width="0.0106in" svg:height="0.0906in" svg:x="0.8535in" svg:y="4.0295in" svg:viewBox="0 0 28 231" svg:d="M0 32c0-10 0-21 0-32 9 0 19 0 28 0 0 11 0 22 0 32-9 0-19 0-28 0zM0 231c0-56 0-111 0-168 9 0 19 0 28 0 0 57 0 112 0 168-9 0-19 0-28 0z"><text:p/></draw:path><draw:path draw:style-name="gr1010" draw:text-style-name="P35" svg:width="0.0531in" svg:height="0.0673in" svg:x="0.8811in" svg:y="4.0531in" svg:viewBox="0 0 136 172" svg:d="M0 172v-168h25v23c12-18 31-27 54-27 10 0 19 2 27 6 9 3 15 8 19 14 4 5 7 12 9 21 1 5 2 15 2 27v104h-29v-102c0-12-1-21-4-26-2-6-5-11-11-14-5-4-13-5-20-5-11 0-22 3-30 11-10 8-14 22-14 44v92z"><text:p/></draw:path><draw:path draw:style-name="gr1011" draw:text-style-name="P35" svg:width="0.0579in" svg:height="0.0937in" svg:x="0.9472in" svg:y="4.0531in" svg:viewBox="0 0 148 239" svg:d="M6 185l28 3c1 10 4 16 10 19 7 6 17 9 28 9 14 0 24-3 31-8 7-6 12-13 14-22 2-6 3-18 3-36-13 15-29 22-47 22-23 0-41-9-54-25-13-17-19-37-19-61 0-15 3-30 8-44 7-13 15-24 26-31s24-11 39-11c20 0 37 8 49 25v-21h26v144c0 26-3 45-8 56-6 10-14 20-25 26-12 6-26 9-43 9-20 0-36-4-49-13-12-9-18-23-17-41zM29 84c0 23 4 39 13 49s20 15 33 15c14 0 24-5 33-15s14-25 14-47c0-21-5-37-14-47-10-11-20-16-33-16s-24 5-33 16c-9 10-13 26-13 45z"><text:p/></draw:path><draw:path draw:style-name="gr1012" draw:text-style-name="P35" svg:width="0.089in" svg:height="0.0673in" svg:x="1.0571in" svg:y="4.0531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1013" draw:text-style-name="P35" svg:width="0.061in" svg:height="0.0685in" svg:x="1.1583in" svg:y="4.0531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14" draw:text-style-name="P35" svg:width="0.0571in" svg:height="0.0921in" svg:x="1.2287in" svg:y="4.0295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1015" draw:text-style-name="P35" svg:width="0.0531in" svg:height="0.0673in" svg:x="1.3031in" svg:y="4.0543in" svg:viewBox="0 0 136 172" svg:d="M110 168v-25c-13 19-31 29-53 29-10 0-19-3-27-6-9-4-15-9-19-14-5-6-7-13-10-21 0-6-1-15-1-27v-104h28v93c0 15 1 25 2 30 2 8 5 13 12 18 5 4 12 6 21 6s16-2 24-6c7-5 13-11 16-19 3-7 5-18 5-32v-90h28v168z"><text:p/></draw:path><draw:path draw:style-name="gr1016" draw:text-style-name="P35" svg:width="0.0106in" svg:height="0.0906in" svg:x="1.3732in" svg:y="4.0295in" svg:viewBox="0 0 28 231" svg:d="M0 231c0-77 0-154 0-231 9 0 19 0 28 0 0 77 0 154 0 231-9 0-19 0-28 0z"><text:p/></draw:path><draw:path draw:style-name="gr1017" draw:text-style-name="P35" svg:width="0.0606in" svg:height="0.0685in" svg:x="1.398in" svg:y="4.0531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018" draw:text-style-name="P35" svg:width="0.0906in" svg:height="0.0657in" svg:x="1.4992in" svg:y="4.0543in" svg:viewBox="0 0 231 168" svg:d="M51 168l-51-168h30l27 97 9 36c1-2 4-13 9-35l27-98h29l25 98 8 31 10-32 29-97h28l-54 168h-29l-26-101-7-28-34 129z"><text:p/></draw:path><draw:path draw:style-name="gr1019" draw:text-style-name="P35" svg:width="0.0106in" svg:height="0.0906in" svg:x="1.598in" svg:y="4.0295in" svg:viewBox="0 0 28 231" svg:d="M0 32c0-10 0-21 0-32 9 0 19 0 28 0 0 11 0 22 0 32-9 0-19 0-28 0zM0 231c0-56 0-111 0-168 9 0 19 0 28 0 0 57 0 112 0 168-9 0-19 0-28 0z"><text:p/></draw:path><draw:path draw:style-name="gr1020" draw:text-style-name="P35" svg:width="0.0319in" svg:height="0.0894in" svg:x="1.6193in" svg:y="4.0315in" svg:viewBox="0 0 82 228" svg:d="M79 201l3 25c-7 2-15 2-21 2-10 0-19-1-24-4-6-3-10-8-12-13-2-6-4-17-4-34v-97h-21v-22h21v-41l28-17v58h30v22h-30v98c0 8 1 13 2 15 1 3 2 5 5 6 2 1 5 2 10 2 3 0 7 0 13 0z"><text:p/></draw:path><draw:path draw:style-name="gr1021" draw:text-style-name="P35" svg:width="0.0531in" svg:height="0.0906in" svg:x="1.6606in" svg:y="4.0295in" svg:viewBox="0 0 136 231" svg:d="M0 231v-231h28v83c14-16 30-23 50-23 13 0 23 2 32 7 10 5 16 12 20 20 4 9 6 21 6 38v106h-28v-106c0-14-3-24-10-31-6-6-14-10-26-10-8 0-16 2-23 7s-13 10-16 18c-3 7-5 18-5 31v91z"><text:p/></draw:path><draw:path draw:style-name="gr1022" draw:text-style-name="P35" svg:width="0.0543in" svg:height="0.0685in" svg:x="1.7622in" svg:y="4.0531in" svg:viewBox="0 0 139 175" svg:d="M0 120l28-3c2 11 6 20 14 26 7 6 16 9 29 9s23-3 30-8c6-5 9-12 9-19 0-6-3-11-9-15-3-2-13-6-29-9-20-6-35-10-42-15-9-3-15-9-19-15-4-7-6-15-6-22 0-8 1-15 5-22 3-6 8-11 14-15 4-4 10-6 18-8 7-3 16-4 24-4 13 0 25 2 35 6 9 3 16 9 21 15s8 16 10 26l-27 4c-2-9-5-16-11-21s-15-7-26-7c-12 0-22 2-27 7-6 4-9 9-9 15 0 4 2 7 4 10s6 5 10 8c3 0 12 3 26 7 19 5 34 9 41 13 8 3 14 8 19 15 4 6 7 14 7 24 0 9-3 19-9 27-5 8-13 15-24 19-10 5-22 7-35 7-21 0-38-5-49-14s-19-22-22-41z"><text:p/></draw:path><draw:path draw:style-name="gr1023" draw:text-style-name="P35" svg:width="0.0106in" svg:height="0.0906in" svg:x="1.8299in" svg:y="4.0295in" svg:viewBox="0 0 28 231" svg:d="M0 32c0-10 0-21 0-32 9 0 19 0 28 0 0 11 0 22 0 32-9 0-19 0-28 0zM0 231c0-56 0-111 0-168 9 0 19 0 28 0 0 57 0 112 0 168-9 0-19 0-28 0z"><text:p/></draw:path><draw:path draw:style-name="gr1024" draw:text-style-name="P35" svg:width="0.0579in" svg:height="0.0937in" svg:x="1.8535in" svg:y="4.0531in" svg:viewBox="0 0 148 239" svg:d="M6 185l28 3c1 10 4 16 10 19 7 6 17 9 28 9 14 0 24-3 31-8 7-6 12-13 14-22 2-6 3-18 3-36-13 15-29 22-47 22-23 0-41-9-54-25-13-17-19-37-19-61 0-15 3-30 8-44 7-13 15-24 26-31s24-11 39-11c20 0 37 8 49 25v-21h26v144c0 26-3 45-8 56-6 10-14 20-25 26-12 6-26 9-43 9-20 0-36-4-49-13-12-9-18-23-17-41zM29 84c0 23 4 39 13 49s20 15 33 15c14 0 24-5 33-15s14-25 14-47c0-21-5-37-14-47-10-11-20-16-33-16s-24 5-33 16c-9 10-13 26-13 45z"><text:p/></draw:path><draw:path draw:style-name="gr1025" draw:text-style-name="P35" svg:width="0.0531in" svg:height="0.0673in" svg:x="1.928in" svg:y="4.0531in" svg:viewBox="0 0 136 172" svg:d="M0 172v-168h25v23c12-18 31-27 54-27 10 0 19 2 27 6 9 3 15 8 19 14 4 5 7 12 9 21 1 5 2 15 2 27v104h-29v-102c0-12-1-21-4-26-2-6-5-11-11-14-5-4-13-5-20-5-11 0-22 3-30 11-10 8-14 22-14 44v92z"><text:p/></draw:path><draw:path draw:style-name="gr1026" draw:text-style-name="P35" svg:width="0.0106in" svg:height="0.0906in" svg:x="1.9988in" svg:y="4.0295in" svg:viewBox="0 0 28 231" svg:d="M0 32c0-10 0-21 0-32 9 0 19 0 28 0 0 11 0 22 0 32-9 0-19 0-28 0zM0 231c0-56 0-111 0-168 9 0 19 0 28 0 0 57 0 112 0 168-9 0-19 0-28 0z"><text:p/></draw:path><draw:path draw:style-name="gr1027" draw:text-style-name="P35" svg:width="0.0378in" svg:height="0.0921in" svg:x="2.0197in" svg:y="4.028in" svg:viewBox="0 0 97 235" svg:d="M25 235v-146h-25v-22h25v-18c0-11 0-19 2-24 3-8 8-14 15-18 7-5 16-7 29-7 8 0 17 1 26 3l-4 24c-6 0-11-1-16-1-9 0-15 2-19 6-3 3-5 9-5 19v16h33v22h-33v146z"><text:p/></draw:path><draw:path draw:style-name="gr1028" draw:text-style-name="P35" svg:width="0.0106in" svg:height="0.0906in" svg:x="2.0626in" svg:y="4.0295in" svg:viewBox="0 0 28 231" svg:d="M0 32c0-10 0-21 0-32 9 0 19 0 28 0 0 11 0 22 0 32-9 0-19 0-28 0zM0 231c0-56 0-111 0-168 9 0 19 0 28 0 0 57 0 112 0 168-9 0-19 0-28 0z"><text:p/></draw:path><draw:path draw:style-name="gr1029" draw:text-style-name="P35" svg:width="0.0571in" svg:height="0.0685in" svg:x="2.0866in" svg:y="4.0531in" svg:viewBox="0 0 146 175" svg:d="M118 110l28 3c-2 20-10 35-23 46-13 10-28 16-46 16-24 0-42-8-56-22-14-15-21-37-21-65 0-18 3-34 9-47 6-14 15-24 28-31 12-6 25-10 40-10 18 0 33 5 44 14 12 9 19 23 23 39l-28 4c-3-11-7-20-14-25-7-6-15-9-25-9-14 0-26 5-35 16-9 10-13 26-13 48 0 23 4 40 13 49 9 11 20 16 34 16 11 0 20-4 28-11 7-7 12-17 14-31z"><text:p/></draw:path><draw:path draw:style-name="gr1030" draw:text-style-name="P35" svg:width="0.0606in" svg:height="0.0685in" svg:x="2.1496in" svg:y="4.0531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031" draw:text-style-name="P35" svg:width="0.0531in" svg:height="0.0673in" svg:x="2.2236in" svg:y="4.0531in" svg:viewBox="0 0 136 172" svg:d="M0 172v-168h25v23c12-18 31-27 54-27 10 0 19 2 27 6 9 3 15 8 19 14 4 5 7 12 9 21 1 5 2 15 2 27v104h-29v-102c0-12-1-21-4-26-2-6-5-11-11-14-5-4-13-5-20-5-11 0-22 3-30 11-10 8-14 22-14 44v92z"><text:p/></draw:path><draw:path draw:style-name="gr1032" draw:text-style-name="P35" svg:width="0.0319in" svg:height="0.0894in" svg:x="2.2878in" svg:y="4.0315in" svg:viewBox="0 0 82 228" svg:d="M79 201l3 25c-7 2-15 2-21 2-10 0-19-1-24-4-6-3-10-8-12-13-2-6-4-17-4-34v-97h-21v-22h21v-41l28-17v58h30v22h-30v98c0 8 1 13 2 15 1 3 2 5 5 6 2 1 5 2 10 2 3 0 7 0 13 0z"><text:p/></draw:path><draw:path draw:style-name="gr1033" draw:text-style-name="P35" svg:width="0.0606in" svg:height="0.0685in" svg:x="2.3606in" svg:y="4.0531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034" draw:text-style-name="P35" svg:width="0.0571in" svg:height="0.0921in" svg:x="2.4307in" svg:y="4.0295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1035" draw:text-style-name="P35" svg:width="0.0606in" svg:height="0.0685in" svg:x="2.5016in" svg:y="4.0531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036" draw:text-style-name="P35" svg:width="0.0571in" svg:height="0.0925in" svg:x="2.5752in" svg:y="4.0531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1037" draw:text-style-name="P35" svg:width="0.0319in" svg:height="0.0894in" svg:x="2.6394in" svg:y="4.0315in" svg:viewBox="0 0 82 228" svg:d="M79 201l3 25c-7 2-15 2-21 2-10 0-19-1-24-4-6-3-10-8-12-13-2-6-4-17-4-34v-97h-21v-22h21v-41l28-17v58h30v22h-30v98c0 8 1 13 2 15 1 3 2 5 5 6 2 1 5 2 10 2 3 0 7 0 13 0z"><text:p/></draw:path><draw:path draw:style-name="gr1038" draw:text-style-name="P35" svg:width="0.0606in" svg:height="0.0685in" svg:x="2.6772in" svg:y="4.0531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039" draw:text-style-name="P35" svg:width="0.0319in" svg:height="0.0894in" svg:x="2.7449in" svg:y="4.0315in" svg:viewBox="0 0 82 228" svg:d="M79 201l3 25c-7 2-15 2-21 2-10 0-19-1-24-4-6-3-10-8-12-13-2-6-4-17-4-34v-97h-21v-22h21v-41l28-17v58h30v22h-30v98c0 8 1 13 2 15 1 3 2 5 5 6 2 1 5 2 10 2 3 0 7 0 13 0z"><text:p/></draw:path><draw:path draw:style-name="gr1040" draw:text-style-name="P35" svg:width="0.0106in" svg:height="0.0906in" svg:x="2.787in" svg:y="4.0295in" svg:viewBox="0 0 28 231" svg:d="M0 32c0-10 0-21 0-32 9 0 19 0 28 0 0 11 0 22 0 32-9 0-19 0-28 0zM0 231c0-56 0-111 0-168 9 0 19 0 28 0 0 57 0 112 0 168-9 0-19 0-28 0z"><text:p/></draw:path><draw:path draw:style-name="gr1041" draw:text-style-name="P35" svg:width="0.061in" svg:height="0.0685in" svg:x="2.8102in" svg:y="4.0531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42" draw:text-style-name="P35" svg:width="0.0531in" svg:height="0.0673in" svg:x="2.8846in" svg:y="4.0531in" svg:viewBox="0 0 136 172" svg:d="M0 172v-168h25v23c12-18 31-27 54-27 10 0 19 2 27 6 9 3 15 8 19 14 4 5 7 12 9 21 1 5 2 15 2 27v104h-29v-102c0-12-1-21-4-26-2-6-5-11-11-14-5-4-13-5-20-5-11 0-22 3-30 11-10 8-14 22-14 44v92z"><text:p/></draw:path><draw:path draw:style-name="gr1043" draw:text-style-name="P35" svg:width="0.0343in" svg:height="0.011in" svg:x="0.5118in" svg:y="4.363in" svg:viewBox="0 0 88 29" svg:d="M0 29c0-10 0-19 0-29 30 0 58 0 88 0 0 10 0 19 0 29-30 0-58 0-88 0z"><text:p/></draw:path><draw:path draw:style-name="gr1044" draw:text-style-name="P35" svg:width="0.0606in" svg:height="0.0685in" svg:x="0.5902in" svg:y="4.3343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045" draw:text-style-name="P35" svg:width="0.0571in" svg:height="0.0925in" svg:x="0.6638in" svg:y="4.3343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1046" draw:text-style-name="P35" svg:width="0.0571in" svg:height="0.0925in" svg:x="0.7339in" svg:y="4.3343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1047" draw:text-style-name="P35" svg:width="0.0106in" svg:height="0.0906in" svg:x="0.8043in" svg:y="4.3106in" svg:viewBox="0 0 28 231" svg:d="M0 231c0-77 0-154 0-231 9 0 19 0 28 0 0 77 0 154 0 231-9 0-19 0-28 0z"><text:p/></draw:path><draw:path draw:style-name="gr1048" draw:text-style-name="P35" svg:width="0.0106in" svg:height="0.0906in" svg:x="0.8335in" svg:y="4.3106in" svg:viewBox="0 0 28 231" svg:d="M0 32c0-10 0-21 0-32 9 0 19 0 28 0 0 11 0 22 0 32-9 0-19 0-28 0zM0 231c0-56 0-111 0-168 9 0 19 0 28 0 0 57 0 112 0 168-9 0-19 0-28 0z"><text:p/></draw:path><draw:path draw:style-name="gr1049" draw:text-style-name="P35" svg:width="0.0571in" svg:height="0.0685in" svg:x="0.8579in" svg:y="4.3343in" svg:viewBox="0 0 146 175" svg:d="M118 110l28 3c-2 20-10 35-23 46-13 10-28 16-46 16-24 0-42-8-56-22-14-15-21-37-21-65 0-18 3-34 9-47 6-14 15-24 28-31 12-6 25-10 40-10 18 0 33 5 44 14 12 9 19 23 23 39l-28 4c-3-11-7-20-14-25-7-6-15-9-25-9-14 0-26 5-35 16-9 10-13 26-13 48 0 23 4 40 13 49 9 11 20 16 34 16 11 0 20-4 28-11 7-7 12-17 14-31z"><text:p/></draw:path><draw:path draw:style-name="gr1050" draw:text-style-name="P35" svg:width="0.0606in" svg:height="0.0685in" svg:x="0.9209in" svg:y="4.3343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051" draw:text-style-name="P35" svg:width="0.0319in" svg:height="0.0894in" svg:x="0.9882in" svg:y="4.3126in" svg:viewBox="0 0 82 228" svg:d="M79 201l3 25c-7 2-15 2-21 2-10 0-19-1-24-4-6-3-10-8-12-13-2-6-4-17-4-34v-97h-21v-22h21v-41l28-17v58h30v22h-30v98c0 8 1 13 2 15 1 3 2 5 5 6 2 1 5 2 10 2 3 0 7 0 13 0z"><text:p/></draw:path><draw:path draw:style-name="gr1052" draw:text-style-name="P35" svg:width="0.0106in" svg:height="0.0906in" svg:x="1.0303in" svg:y="4.3106in" svg:viewBox="0 0 28 231" svg:d="M0 32c0-10 0-21 0-32 9 0 19 0 28 0 0 11 0 22 0 32-9 0-19 0-28 0zM0 231c0-56 0-111 0-168 9 0 19 0 28 0 0 57 0 112 0 168-9 0-19 0-28 0z"><text:p/></draw:path><draw:path draw:style-name="gr1053" draw:text-style-name="P35" svg:width="0.061in" svg:height="0.0685in" svg:x="1.0539in" svg:y="4.3343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54" draw:text-style-name="P35" svg:width="0.0531in" svg:height="0.0673in" svg:x="1.1283in" svg:y="4.3343in" svg:viewBox="0 0 136 172" svg:d="M0 172v-168h25v23c12-18 31-27 54-27 10 0 19 2 27 6 9 3 15 8 19 14 4 5 7 12 9 21 1 5 2 15 2 27v104h-29v-102c0-12-1-21-4-26-2-6-5-11-11-14-5-4-13-5-20-5-11 0-22 3-30 11-10 8-14 22-14 44v92z"><text:p/></draw:path><draw:path draw:style-name="gr1055" draw:text-style-name="P35" svg:width="0.0343in" svg:height="0.011in" svg:x="1.1945in" svg:y="4.363in" svg:viewBox="0 0 88 29" svg:d="M0 29c0-10 0-19 0-29 30 0 58 0 88 0 0 10 0 19 0 29-30 0-58 0-88 0z"><text:p/></draw:path><draw:path draw:style-name="gr1056" draw:text-style-name="P35" svg:width="0.0543in" svg:height="0.0685in" svg:x="1.2366in" svg:y="4.3343in" svg:viewBox="0 0 139 175" svg:d="M0 120l28-3c2 11 6 20 14 26 7 6 16 9 29 9s23-3 30-8c6-5 9-12 9-19 0-6-3-11-9-15-3-2-13-6-29-9-20-6-35-10-42-15-9-3-15-9-19-15-4-7-6-15-6-22 0-8 1-15 5-22 3-6 8-11 14-15 4-4 10-6 18-8 7-3 16-4 24-4 13 0 25 2 35 6 9 3 16 9 21 15s8 16 10 26l-27 4c-2-9-5-16-11-21s-15-7-26-7c-12 0-22 2-27 7-6 4-9 9-9 15 0 4 2 7 4 10s6 5 10 8c3 0 12 3 26 7 19 5 34 9 41 13 8 3 14 8 19 15 4 6 7 14 7 24 0 9-3 19-9 27-5 8-13 15-24 19-10 5-22 7-35 7-21 0-38-5-49-14s-19-22-22-41z"><text:p/></draw:path><draw:path draw:style-name="gr1057" draw:text-style-name="P35" svg:width="0.0571in" svg:height="0.0925in" svg:x="1.3039in" svg:y="4.3343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1058" draw:text-style-name="P35" svg:width="0.0606in" svg:height="0.0685in" svg:x="1.3713in" svg:y="4.3343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059" draw:text-style-name="P35" svg:width="0.0571in" svg:height="0.0685in" svg:x="1.4417in" svg:y="4.3343in" svg:viewBox="0 0 146 175" svg:d="M118 110l28 3c-2 20-10 35-23 46-13 10-28 16-46 16-24 0-42-8-56-22-14-15-21-37-21-65 0-18 3-34 9-47 6-14 15-24 28-31 12-6 25-10 40-10 18 0 33 5 44 14 12 9 19 23 23 39l-28 4c-3-11-7-20-14-25-7-6-15-9-25-9-14 0-26 5-35 16-9 10-13 26-13 48 0 23 4 40 13 49 9 11 20 16 34 16 11 0 20-4 28-11 7-7 12-17 14-31z"><text:p/></draw:path><draw:path draw:style-name="gr1060" draw:text-style-name="P35" svg:width="0.0106in" svg:height="0.0906in" svg:x="1.5087in" svg:y="4.3106in" svg:viewBox="0 0 28 231" svg:d="M0 32c0-10 0-21 0-32 9 0 19 0 28 0 0 11 0 22 0 32-9 0-19 0-28 0zM0 231c0-56 0-111 0-168 9 0 19 0 28 0 0 57 0 112 0 168-9 0-19 0-28 0z"><text:p/></draw:path><draw:path draw:style-name="gr1061" draw:text-style-name="P35" svg:width="0.0378in" svg:height="0.0921in" svg:x="1.5295in" svg:y="4.3094in" svg:viewBox="0 0 97 235" svg:d="M25 235v-146h-25v-22h25v-18c0-11 0-19 2-24 3-8 8-14 15-18 7-5 16-7 29-7 8 0 17 1 26 3l-4 24c-6 0-11-1-16-1-9 0-15 2-19 6-3 3-5 9-5 19v16h33v22h-33v146z"><text:p/></draw:path><draw:path draw:style-name="gr1062" draw:text-style-name="P35" svg:width="0.0106in" svg:height="0.0906in" svg:x="1.572in" svg:y="4.3106in" svg:viewBox="0 0 28 231" svg:d="M0 32c0-10 0-21 0-32 9 0 19 0 28 0 0 11 0 22 0 32-9 0-19 0-28 0zM0 231c0-56 0-111 0-168 9 0 19 0 28 0 0 57 0 112 0 168-9 0-19 0-28 0z"><text:p/></draw:path><draw:path draw:style-name="gr1063" draw:text-style-name="P35" svg:width="0.0571in" svg:height="0.0685in" svg:x="1.5965in" svg:y="4.3343in" svg:viewBox="0 0 146 175" svg:d="M118 110l28 3c-2 20-10 35-23 46-13 10-28 16-46 16-24 0-42-8-56-22-14-15-21-37-21-65 0-18 3-34 9-47 6-14 15-24 28-31 12-6 25-10 40-10 18 0 33 5 44 14 12 9 19 23 23 39l-28 4c-3-11-7-20-14-25-7-6-15-9-25-9-14 0-26 5-35 16-9 10-13 26-13 48 0 23 4 40 13 49 9 11 20 16 34 16 11 0 20-4 28-11 7-7 12-17 14-31z"><text:p/></draw:path><draw:path draw:style-name="gr1064" draw:text-style-name="P35" svg:width="0.089in" svg:height="0.0673in" svg:x="1.698in" svg:y="4.3343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1065" draw:text-style-name="P35" svg:width="0.061in" svg:height="0.0685in" svg:x="1.7996in" svg:y="4.3343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66" draw:text-style-name="P35" svg:width="0.0571in" svg:height="0.0921in" svg:x="1.8701in" svg:y="4.3106in" svg:viewBox="0 0 146 235" svg:d="M120 231v-21c-11 16-26 25-48 25-13 0-26-4-37-11s-20-18-26-31-9-28-9-45 3-33 8-46c6-13 15-24 26-32 11-7 23-10 37-10 10 0 19 2 27 6s15 10 19 16v-82h29v231zM29 148c0 21 5 37 14 47 9 11 20 17 32 17 13 0 23-5 32-16 9-10 13-25 13-46 0-23-4-40-13-51-9-10-20-16-33-16s-24 5-32 15c-9 11-13 27-13 50z"><text:p/></draw:path><draw:path draw:style-name="gr1067" draw:text-style-name="P35" svg:width="0.0531in" svg:height="0.0673in" svg:x="1.9441in" svg:y="4.3354in" svg:viewBox="0 0 136 172" svg:d="M110 168v-25c-13 19-31 29-53 29-10 0-19-3-27-6-9-4-15-9-19-14-5-6-7-13-10-21 0-6-1-15-1-27v-104h28v93c0 15 1 25 2 30 2 8 5 13 12 18 5 4 12 6 21 6s16-2 24-6c7-5 13-11 16-19 3-7 5-18 5-32v-90h28v168z"><text:p/></draw:path><draw:path draw:style-name="gr1068" draw:text-style-name="P35" svg:width="0.0106in" svg:height="0.0906in" svg:x="2.0146in" svg:y="4.3106in" svg:viewBox="0 0 28 231" svg:d="M0 231c0-77 0-154 0-231 9 0 19 0 28 0 0 77 0 154 0 231-9 0-19 0-28 0z"><text:p/></draw:path><draw:path draw:style-name="gr1069" draw:text-style-name="P35" svg:width="0.0606in" svg:height="0.0685in" svg:x="2.0394in" svg:y="4.3343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070" draw:text-style-name="P35" svg:width="0.013in" svg:height="0.0303in" svg:x="2.1157in" svg:y="4.389in" svg:viewBox="0 0 34 78" svg:d="M2 32v-32h32v32c0 12-2 22-6 29s-11 13-20 17l-8-11c6-3 11-7 13-12 3-5 5-13 5-23z"><text:p/></draw:path><draw:path draw:style-name="gr1071" draw:text-style-name="P35" svg:width="0.0906in" svg:height="0.0657in" svg:x="2.1756in" svg:y="4.3354in" svg:viewBox="0 0 231 168" svg:d="M51 168l-51-168h30l27 97 9 36c1-2 4-13 9-35l27-98h29l25 98 8 31 10-32 29-97h28l-54 168h-29l-26-101-7-28-34 129z"><text:p/></draw:path><draw:path draw:style-name="gr1072" draw:text-style-name="P35" svg:width="0.035in" svg:height="0.0673in" svg:x="2.274in" svg:y="4.3343in" svg:viewBox="0 0 90 172" svg:d="M0 172v-168h25v26c6-12 12-20 18-24s11-6 18-6c9 0 19 3 29 9l-10 26c-7-3-13-5-20-5s-12 2-16 5c-5 4-9 9-11 16-3 9-5 21-5 33v88z"><text:p/></draw:path><draw:path draw:style-name="gr1073" draw:text-style-name="P35" svg:width="0.0106in" svg:height="0.0906in" svg:x="2.3165in" svg:y="4.3106in" svg:viewBox="0 0 28 231" svg:d="M0 32c0-10 0-21 0-32 9 0 19 0 28 0 0 11 0 22 0 32-9 0-19 0-28 0zM0 231c0-56 0-111 0-168 9 0 19 0 28 0 0 57 0 112 0 168-9 0-19 0-28 0z"><text:p/></draw:path><draw:path draw:style-name="gr1074" draw:text-style-name="P35" svg:width="0.0319in" svg:height="0.0894in" svg:x="2.3382in" svg:y="4.3126in" svg:viewBox="0 0 82 228" svg:d="M79 201l3 25c-7 2-15 2-21 2-10 0-19-1-24-4-6-3-10-8-12-13-2-6-4-17-4-34v-97h-21v-22h21v-41l28-17v58h30v22h-30v98c0 8 1 13 2 15 1 3 2 5 5 6 2 1 5 2 10 2 3 0 7 0 13 0z"><text:p/></draw:path><draw:path draw:style-name="gr1075" draw:text-style-name="P35" svg:width="0.0106in" svg:height="0.0906in" svg:x="2.3799in" svg:y="4.3106in" svg:viewBox="0 0 28 231" svg:d="M0 32c0-10 0-21 0-32 9 0 19 0 28 0 0 11 0 22 0 32-9 0-19 0-28 0zM0 231c0-56 0-111 0-168 9 0 19 0 28 0 0 57 0 112 0 168-9 0-19 0-28 0z"><text:p/></draw:path><draw:path draw:style-name="gr1076" draw:text-style-name="P35" svg:width="0.0531in" svg:height="0.0673in" svg:x="2.4075in" svg:y="4.3343in" svg:viewBox="0 0 136 172" svg:d="M0 172v-168h25v23c12-18 31-27 54-27 10 0 19 2 27 6 9 3 15 8 19 14 4 5 7 12 9 21 1 5 2 15 2 27v104h-29v-102c0-12-1-21-4-26-2-6-5-11-11-14-5-4-13-5-20-5-11 0-22 3-30 11-10 8-14 22-14 44v92z"><text:p/></draw:path><draw:path draw:style-name="gr1077" draw:text-style-name="P35" svg:width="0.0579in" svg:height="0.0937in" svg:x="2.4736in" svg:y="4.3343in" svg:viewBox="0 0 148 239" svg:d="M6 185l28 3c1 10 4 16 10 19 7 6 17 9 28 9 14 0 24-3 31-8 7-6 12-13 14-22 2-6 3-18 3-36-13 15-29 22-47 22-23 0-41-9-54-25-13-17-19-37-19-61 0-15 3-30 8-44 7-13 15-24 26-31s24-11 39-11c20 0 37 8 49 25v-21h26v144c0 26-3 45-8 56-6 10-14 20-25 26-12 6-26 9-43 9-20 0-36-4-49-13-12-9-18-23-17-41zM29 84c0 23 4 39 13 49s20 15 33 15c14 0 24-5 33-15s14-25 14-47c0-21-5-37-14-47-10-11-20-16-33-16s-24 5-33 16c-9 10-13 26-13 45z"><text:p/></draw:path><draw:path draw:style-name="gr1078" draw:text-style-name="P35" svg:width="0.0378in" svg:height="0.0921in" svg:x="2.5764in" svg:y="4.3094in" svg:viewBox="0 0 97 235" svg:d="M25 235v-146h-25v-22h25v-18c0-11 0-19 2-24 3-8 8-14 15-18 7-5 16-7 29-7 8 0 17 1 26 3l-4 24c-6 0-11-1-16-1-9 0-15 2-19 6-3 3-5 9-5 19v16h33v22h-33v146z"><text:p/></draw:path><draw:path draw:style-name="gr1079" draw:text-style-name="P35" svg:width="0.035in" svg:height="0.0673in" svg:x="2.6185in" svg:y="4.3343in" svg:viewBox="0 0 90 172" svg:d="M0 172v-168h25v26c6-12 12-20 18-24s11-6 18-6c9 0 19 3 29 9l-10 26c-7-3-13-5-20-5s-12 2-16 5c-5 4-9 9-11 16-3 9-5 21-5 33v88z"><text:p/></draw:path><draw:path draw:style-name="gr1080" draw:text-style-name="P35" svg:width="0.061in" svg:height="0.0685in" svg:x="2.6567in" svg:y="4.3343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81" draw:text-style-name="P35" svg:width="0.089in" svg:height="0.0673in" svg:x="2.7315in" svg:y="4.3343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1082" draw:text-style-name="P35" svg:width="0.0543in" svg:height="0.0685in" svg:x="2.8677in" svg:y="4.3343in" svg:viewBox="0 0 139 175" svg:d="M0 120l28-3c2 11 6 20 14 26 7 6 16 9 29 9s23-3 30-8c6-5 9-12 9-19 0-6-3-11-9-15-3-2-13-6-29-9-20-6-35-10-42-15-9-3-15-9-19-15-4-7-6-15-6-22 0-8 1-15 5-22 3-6 8-11 14-15 4-4 10-6 18-8 7-3 16-4 24-4 13 0 25 2 35 6 9 3 16 9 21 15s8 16 10 26l-27 4c-2-9-5-16-11-21s-15-7-26-7c-12 0-22 2-27 7-6 4-9 9-9 15 0 4 2 7 4 10s6 5 10 8c3 0 12 3 26 7 19 5 34 9 41 13 8 3 14 8 19 15 4 6 7 14 7 24 0 9-3 19-9 27-5 8-13 15-24 19-10 5-22 7-35 7-21 0-38-5-49-14s-19-22-22-41z"><text:p/></draw:path><draw:path draw:style-name="gr1083" draw:text-style-name="P35" svg:width="0.0571in" svg:height="0.0685in" svg:x="2.9319in" svg:y="4.3343in" svg:viewBox="0 0 146 175" svg:d="M118 110l28 3c-2 20-10 35-23 46-13 10-28 16-46 16-24 0-42-8-56-22-14-15-21-37-21-65 0-18 3-34 9-47 6-14 15-24 28-31 12-6 25-10 40-10 18 0 33 5 44 14 12 9 19 23 23 39l-28 4c-3-11-7-20-14-25-7-6-15-9-25-9-14 0-26 5-35 16-9 10-13 26-13 48 0 23 4 40 13 49 9 11 20 16 34 16 11 0 20-4 28-11 7-7 12-17 14-31z"><text:p/></draw:path><draw:path draw:style-name="gr1084" draw:text-style-name="P35" svg:width="0.035in" svg:height="0.0673in" svg:x="2.9984in" svg:y="4.3343in" svg:viewBox="0 0 90 172" svg:d="M0 172v-168h25v26c6-12 12-20 18-24s11-6 18-6c9 0 19 3 29 9l-10 26c-7-3-13-5-20-5s-12 2-16 5c-5 4-9 9-11 16-3 9-5 21-5 33v88z"><text:p/></draw:path><draw:path draw:style-name="gr1085" draw:text-style-name="P35" svg:width="0.0606in" svg:height="0.0685in" svg:x="3.037in" svg:y="4.3343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086" draw:text-style-name="P35" svg:width="0.0319in" svg:height="0.0894in" svg:x="3.1047in" svg:y="4.3126in" svg:viewBox="0 0 82 228" svg:d="M79 201l3 25c-7 2-15 2-21 2-10 0-19-1-24-4-6-3-10-8-12-13-2-6-4-17-4-34v-97h-21v-22h21v-41l28-17v58h30v22h-30v98c0 8 1 13 2 15 1 3 2 5 5 6 2 1 5 2 10 2 3 0 7 0 13 0z"><text:p/></draw:path><draw:path draw:style-name="gr1087" draw:text-style-name="P35" svg:width="0.0571in" svg:height="0.0685in" svg:x="3.1429in" svg:y="4.3343in" svg:viewBox="0 0 146 175" svg:d="M118 110l28 3c-2 20-10 35-23 46-13 10-28 16-46 16-24 0-42-8-56-22-14-15-21-37-21-65 0-18 3-34 9-47 6-14 15-24 28-31 12-6 25-10 40-10 18 0 33 5 44 14 12 9 19 23 23 39l-28 4c-3-11-7-20-14-25-7-6-15-9-25-9-14 0-26 5-35 16-9 10-13 26-13 48 0 23 4 40 13 49 9 11 20 16 34 16 11 0 20-4 28-11 7-7 12-17 14-31z"><text:p/></draw:path><draw:path draw:style-name="gr1088" draw:text-style-name="P35" svg:width="0.0531in" svg:height="0.0906in" svg:x="3.2098in" svg:y="4.3106in" svg:viewBox="0 0 136 231" svg:d="M0 231v-231h28v83c14-16 30-23 50-23 13 0 23 2 32 7 10 5 16 12 20 20 4 9 6 21 6 38v106h-28v-106c0-14-3-24-10-31-6-6-14-10-26-10-8 0-16 2-23 7s-13 10-16 18c-3 7-5 18-5 31v91z"><text:p/></draw:path><draw:path draw:style-name="gr1089" draw:text-style-name="P35" svg:width="0.0343in" svg:height="0.011in" svg:x="0.5118in" svg:y="4.6441in" svg:viewBox="0 0 88 29" svg:d="M0 29c0-10 0-19 0-29 30 0 58 0 88 0 0 10 0 19 0 29-30 0-58 0-88 0z"><text:p/></draw:path><draw:path draw:style-name="gr1090" draw:text-style-name="P35" svg:width="0.0531in" svg:height="0.0673in" svg:x="0.5937in" svg:y="4.6154in" svg:viewBox="0 0 136 172" svg:d="M0 172v-168h25v23c12-18 31-27 54-27 10 0 19 2 27 6 9 3 15 8 19 14 4 5 7 12 9 21 1 5 2 15 2 27v104h-29v-102c0-12-1-21-4-26-2-6-5-11-11-14-5-4-13-5-20-5-11 0-22 3-30 11-10 8-14 22-14 44v92z"><text:p/></draw:path><draw:path draw:style-name="gr1091" draw:text-style-name="P35" svg:width="0.061in" svg:height="0.0685in" svg:x="0.6598in" svg:y="4.6154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92" draw:text-style-name="P35" svg:width="0.0319in" svg:height="0.0894in" svg:x="0.728in" svg:y="4.5937in" svg:viewBox="0 0 82 228" svg:d="M79 201l3 25c-7 2-15 2-21 2-10 0-19-1-24-4-6-3-10-8-12-13-2-6-4-17-4-34v-97h-21v-22h21v-41l28-17v58h30v22h-30v98c0 8 1 13 2 15 1 3 2 5 5 6 2 1 5 2 10 2 3 0 7 0 13 0z"><text:p/></draw:path><draw:path draw:style-name="gr1093" draw:text-style-name="P35" svg:width="0.0319in" svg:height="0.0894in" svg:x="0.7984in" svg:y="4.5937in" svg:viewBox="0 0 82 228" svg:d="M79 201l3 25c-7 2-15 2-21 2-10 0-19-1-24-4-6-3-10-8-12-13-2-6-4-17-4-34v-97h-21v-22h21v-41l28-17v58h30v22h-30v98c0 8 1 13 2 15 1 3 2 5 5 6 2 1 5 2 10 2 3 0 7 0 13 0z"><text:p/></draw:path><draw:path draw:style-name="gr1094" draw:text-style-name="P35" svg:width="0.061in" svg:height="0.0685in" svg:x="0.8358in" svg:y="4.6154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095" draw:text-style-name="P35" svg:width="0.0106in" svg:height="0.0906in" svg:x="0.9461in" svg:y="4.5921in" svg:viewBox="0 0 28 231" svg:d="M0 32c0-10 0-21 0-32 9 0 19 0 28 0 0 11 0 22 0 32-9 0-19 0-28 0zM0 231c0-56 0-111 0-168 9 0 19 0 28 0 0 57 0 112 0 168-9 0-19 0-28 0z"><text:p/></draw:path><draw:path draw:style-name="gr1096" draw:text-style-name="P35" svg:width="0.089in" svg:height="0.0673in" svg:x="0.9736in" svg:y="4.6154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1097" draw:text-style-name="P35" svg:width="0.0571in" svg:height="0.0925in" svg:x="1.0787in" svg:y="4.6154in" svg:viewBox="0 0 146 236" svg:d="M0 236v-232h25v22c7-9 14-15 21-20 8-4 17-6 28-6 15 0 27 4 39 11 10 7 19 18 24 31 6 14 9 28 9 44 0 17-3 33-10 47-6 13-15 24-26 31-12 8-25 11-38 11-9 0-18-2-26-6-7-4-13-9-18-15v82zM25 89c0 21 4 37 13 47 9 11 20 16 32 16 13 0 24-6 33-16 10-11 14-27 14-50 0-21-4-37-14-47-9-11-19-17-31-17-13 0-23 6-33 17-9 12-14 28-14 50z"><text:p/></draw:path><draw:path draw:style-name="gr1098" draw:text-style-name="P35" svg:width="0.0106in" svg:height="0.0906in" svg:x="1.1492in" svg:y="4.5921in" svg:viewBox="0 0 28 231" svg:d="M0 231c0-77 0-154 0-231 9 0 19 0 28 0 0 77 0 154 0 231-9 0-19 0-28 0z"><text:p/></draw:path><draw:path draw:style-name="gr1099" draw:text-style-name="P35" svg:width="0.0606in" svg:height="0.0685in" svg:x="1.174in" svg:y="4.615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100" draw:text-style-name="P35" svg:width="0.089in" svg:height="0.0673in" svg:x="1.248in" svg:y="4.6154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1101" draw:text-style-name="P35" svg:width="0.0606in" svg:height="0.0685in" svg:x="1.35in" svg:y="4.615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102" draw:text-style-name="P35" svg:width="0.0531in" svg:height="0.0673in" svg:x="1.424in" svg:y="4.6154in" svg:viewBox="0 0 136 172" svg:d="M0 172v-168h25v23c12-18 31-27 54-27 10 0 19 2 27 6 9 3 15 8 19 14 4 5 7 12 9 21 1 5 2 15 2 27v104h-29v-102c0-12-1-21-4-26-2-6-5-11-11-14-5-4-13-5-20-5-11 0-22 3-30 11-10 8-14 22-14 44v92z"><text:p/></draw:path><draw:path draw:style-name="gr1103" draw:text-style-name="P35" svg:width="0.0319in" svg:height="0.0894in" svg:x="1.4878in" svg:y="4.5937in" svg:viewBox="0 0 82 228" svg:d="M79 201l3 25c-7 2-15 2-21 2-10 0-19-1-24-4-6-3-10-8-12-13-2-6-4-17-4-34v-97h-21v-22h21v-41l28-17v58h30v22h-30v98c0 8 1 13 2 15 1 3 2 5 5 6 2 1 5 2 10 2 3 0 7 0 13 0z"><text:p/></draw:path><draw:path draw:style-name="gr1104" draw:text-style-name="P35" svg:width="0.0606in" svg:height="0.0685in" svg:x="1.561in" svg:y="4.6154in" svg:viewBox="0 0 155 175" svg:d="M120 150c-10 10-20 16-30 19-10 4-20 6-32 6-19 0-33-4-43-13s-15-21-15-35c0-8 2-16 6-22 4-7 9-13 14-17 7-4 14-7 22-9 5-2 14-3 25-4 24-3 41-7 52-10 0-5 0-7 0-8 0-11-3-20-9-24-7-6-18-10-33-10-13 0-23 2-30 7-6 5-11 13-14 25l-28-4c3-12 7-21 13-29 5-7 14-12 25-16 10-4 24-6 38-6 15 0 26 1 35 5 9 3 16 8 20 13 4 4 8 11 9 19 1 4 1 14 1 26v38c0 26 1 43 2 50s3 14 7 21h-29c-3-7-5-14-6-22zM119 87c-11 4-27 8-48 11-12 2-20 3-25 5s-9 6-12 9c-2 5-4 9-4 14 0 8 3 14 9 19s14 8 26 8c11 0 21-3 30-7 8-5 15-12 19-20 3-6 5-16 5-28z"><text:p/></draw:path><draw:path draw:style-name="gr1105" draw:text-style-name="P35" svg:width="0.0319in" svg:height="0.0894in" svg:x="1.6287in" svg:y="4.5937in" svg:viewBox="0 0 82 228" svg:d="M79 201l3 25c-7 2-15 2-21 2-10 0-19-1-24-4-6-3-10-8-12-13-2-6-4-17-4-34v-97h-21v-22h21v-41l28-17v58h30v22h-30v98c0 8 1 13 2 15 1 3 2 5 5 6 2 1 5 2 10 2 3 0 7 0 13 0z"><text:p/></draw:path><draw:path draw:style-name="gr1106" draw:text-style-name="P35" svg:width="0.0319in" svg:height="0.0894in" svg:x="1.6992in" svg:y="4.5937in" svg:viewBox="0 0 82 228" svg:d="M79 201l3 25c-7 2-15 2-21 2-10 0-19-1-24-4-6-3-10-8-12-13-2-6-4-17-4-34v-97h-21v-22h21v-41l28-17v58h30v22h-30v98c0 8 1 13 2 15 1 3 2 5 5 6 2 1 5 2 10 2 3 0 7 0 13 0z"><text:p/></draw:path><draw:path draw:style-name="gr1107" draw:text-style-name="P35" svg:width="0.0531in" svg:height="0.0906in" svg:x="1.7406in" svg:y="4.5921in" svg:viewBox="0 0 136 231" svg:d="M0 231v-231h28v83c14-16 30-23 50-23 13 0 23 2 32 7 10 5 16 12 20 20 4 9 6 21 6 38v106h-28v-106c0-14-3-24-10-31-6-6-14-10-26-10-8 0-16 2-23 7s-13 10-16 18c-3 7-5 18-5 31v91z"><text:p/></draw:path><draw:path draw:style-name="gr1108" draw:text-style-name="P35" svg:width="0.0606in" svg:height="0.0685in" svg:x="1.8075in" svg:y="4.615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109" draw:text-style-name="P35" svg:width="0.089in" svg:height="0.0673in" svg:x="1.9165in" svg:y="4.6154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1110" draw:text-style-name="P35" svg:width="0.061in" svg:height="0.0685in" svg:x="2.0177in" svg:y="4.6154in" svg:viewBox="0 0 156 175" svg:d="M0 88c0-32 8-54 26-70 14-12 32-18 52-18 23 0 42 8 56 22 15 16 22 36 22 63 0 22-3 39-10 51-6 12-15 22-28 29-12 7-25 10-40 10-23 0-42-8-56-22-15-15-22-37-22-65zM29 87c0 22 5 38 14 49 9 10 21 16 35 16s26-6 35-16c9-11 14-28 14-50 0-21-5-36-14-47-9-10-21-16-35-16s-26 6-35 16c-9 11-14 27-14 48z"><text:p/></draw:path><draw:path draw:style-name="gr1111" draw:text-style-name="P35" svg:width="0.089in" svg:height="0.0673in" svg:x="2.0925in" svg:y="4.6154in" svg:viewBox="0 0 227 172" svg:d="M0 172v-168h25v23c5-8 12-14 21-19s19-8 30-8c12 0 22 3 30 8s14 12 17 22c13-20 30-30 51-30 17 0 30 5 39 14s14 23 14 42v116h-29v-106c0-12 0-20-2-25-3-4-5-9-10-11-5-4-11-5-18-5-11 0-21 4-29 12-7 7-12 20-12 37v98h-28v-109c0-13-2-23-7-29-4-7-12-9-22-9-8 0-16 2-23 6-6 4-11 10-15 18-2 9-4 20-4 35v88z"><text:p/></draw:path><draw:path draw:style-name="gr1112" draw:text-style-name="P35" svg:width="0.0606in" svg:height="0.0685in" svg:x="2.1941in" svg:y="4.6154in" svg:viewBox="0 0 155 175" svg:d="M126 117l28 4c-5 17-13 30-26 40-13 9-29 14-48 14-24 0-44-8-58-22-15-16-22-37-22-64 0-29 7-50 22-66 15-15 33-23 56-23s41 8 56 23c14 15 21 37 21 64 0 2 0 4 0 8h-126c1 18 6 32 16 42 9 10 21 15 35 15 11 0 20-3 28-9 7-4 13-14 18-26zM30 72h96c-1-14-5-25-11-32-9-11-21-17-36-17-14 0-25 4-34 14-9 8-15 20-15 35z"><text:p/></draw:path><draw:path draw:style-name="gr1113" draw:text-style-name="P35" svg:width="0.0531in" svg:height="0.0673in" svg:x="2.2681in" svg:y="4.6154in" svg:viewBox="0 0 136 172" svg:d="M0 172v-168h25v23c12-18 31-27 54-27 10 0 19 2 27 6 9 3 15 8 19 14 4 5 7 12 9 21 1 5 2 15 2 27v104h-29v-102c0-12-1-21-4-26-2-6-5-11-11-14-5-4-13-5-20-5-11 0-22 3-30 11-10 8-14 22-14 44v92z"><text:p/></draw:path><draw:path draw:style-name="gr1114" draw:text-style-name="P35" svg:width="0.0319in" svg:height="0.0894in" svg:x="2.3323in" svg:y="4.5937in" svg:viewBox="0 0 82 228" svg:d="M79 201l3 25c-7 2-15 2-21 2-10 0-19-1-24-4-6-3-10-8-12-13-2-6-4-17-4-34v-97h-21v-22h21v-41l28-17v58h30v22h-30v98c0 8 1 13 2 15 1 3 2 5 5 6 2 1 5 2 10 2 3 0 7 0 13 0z"><text:p/></draw:path></draw:g></draw:g><draw:path draw:style-name="gr1115" draw:text-style-name="P31" svg:width="1.3012in" svg:height="0.8783in" svg:x="1.4067in" svg:y="0.3161in" svg:viewBox="0 0 3306 2232" svg:d="M0 2232c1102-744 2204-1488 3306-2232"><text:p/></draw:path><draw:g draw:style-name="gr2"><draw:path draw:style-name="gr1116" draw:text-style-name="P32" svg:width="0.2811in" svg:height="0.2106in" svg:x="1.5122in" svg:y="0.5622in" svg:viewBox="0 0 715 536" svg:d="M0 536c0-179 0-357 0-536 238 0 476 0 715 0 0 179 0 357 0 536-239 0-477 0-715 0z"><text:p/></draw:path><draw:path draw:style-name="gr1117" draw:text-style-name="P32" svg:width="0.0457in" svg:height="0.0555in" svg:x="1.5728in" svg:y="0.5941in" svg:viewBox="0 0 117 142" svg:d="M0 142v-142h49c11 0 19 1 25 2 8 2 15 5 20 10 8 6 14 15 17 25 4 9 6 21 6 33 0 11-2 21-4 29-3 9-5 15-10 21-4 5-8 9-12 12-5 4-11 6-17 8-7 1-14 2-23 2zM19 125h30c9 0 16-1 22-3 6-1 10-4 13-7 4-4 7-10 10-18 2-7 4-16 4-27 0-15-2-26-7-34s-12-14-18-16c-5-2-13-3-24-3h-30z"><text:p/></draw:path><draw:path draw:style-name="gr1118" draw:text-style-name="P32" svg:width="0.0535in" svg:height="0.0555in" svg:x="1.628in" svg:y="0.5941in" svg:viewBox="0 0 137 142" svg:d="M0 142v-142h29l34 101c2 9 5 16 7 21 1-6 4-13 7-24l35-98h25v142h-19v-119l-41 119h-17l-41-120v120z"><text:p/></draw:path><draw:path draw:style-name="gr1119" draw:text-style-name="P32" svg:width="0.0516in" svg:height="0.0555in" svg:x="1.687in" svg:y="0.5941in" svg:viewBox="0 0 132 142" svg:d="M0 142l53-142h22l57 142h-21l-16-43h-60l-15 43zM40 84h49l-15-40c-4-12-8-22-10-29-2 9-5 18-8 27z"><text:p/></draw:path><draw:path draw:style-name="gr1120" draw:text-style-name="P32" svg:width="0.0346in" svg:height="0.0563in" svg:x="1.5583in" svg:y="0.6823in" svg:viewBox="0 0 89 144" svg:d="M17 142h-17v-142h18v50c7-9 16-13 28-13 6 0 12 1 18 3 6 3 10 6 13 11 5 5 7 10 10 17 2 7 2 14 2 21 0 17-4 31-12 40-9 10-19 15-32 15-12 0-21-5-28-15zM16 89c0 13 2 22 5 28 6 9 13 13 23 13 7 0 14-3 19-10 6-7 9-17 9-30s-3-23-8-30c-6-6-12-9-20-9-7 0-14 3-19 9-6 7-9 17-9 29z"><text:p/></draw:path><draw:path draw:style-name="gr1121" draw:text-style-name="P32" svg:width="0.0327in" svg:height="0.0409in" svg:x="1.602in" svg:y="0.6972in" svg:viewBox="0 0 84 105" svg:d="M69 103v-14c-8 11-19 16-33 16-6 0-12-1-18-3-5-2-9-5-12-8-2-4-4-9-5-14 0-3-1-9-1-16v-64h18v58c0 9 0 14 1 18 1 5 3 8 7 10 4 3 8 5 13 5s10-2 15-5c4-2 8-6 10-10 2-5 3-12 3-20v-56h17v103z"><text:p/></draw:path><draw:path draw:style-name="gr1122" draw:text-style-name="P32" svg:width="0.0232in" svg:height="0.0563in" svg:x="1.6409in" svg:y="0.6815in" svg:viewBox="0 0 60 144" svg:d="M15 144v-90h-15v-13h15v-11c0-7 0-12 2-15 1-4 4-8 8-11 5-3 11-4 19-4 5 0 10 1 16 2l-3 16c-4-1-7-1-10-1-5 0-9 1-11 3s-4 6-4 12v9h20v13h-20v90z"><text:p/></draw:path><draw:path draw:style-name="gr1123" draw:text-style-name="P32" svg:width="0.0232in" svg:height="0.0563in" svg:x="1.6618in" svg:y="0.6815in" svg:viewBox="0 0 60 144" svg:d="M15 144v-90h-15v-13h15v-11c0-7 0-12 2-15 1-4 4-8 8-11 5-3 11-4 19-4 5 0 10 1 16 2l-3 16c-4-1-7-1-10-1-5 0-9 1-11 3s-4 6-4 12v9h20v13h-20v90z"><text:p/></draw:path><draw:path draw:style-name="gr1124" draw:text-style-name="P32" svg:width="0.0374in" svg:height="0.0421in" svg:x="1.6862in" svg:y="0.6965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125" draw:text-style-name="P32" svg:width="0.0213in" svg:height="0.0409in" svg:x="1.7323in" svg:y="0.6965in" svg:viewBox="0 0 55 105" svg:d="M0 105v-103h15v16c5-7 8-12 11-14 4-3 7-4 11-4 6 0 12 2 18 6l-6 16c-4-2-8-4-12-4s-7 2-10 4-5 5-7 9c-2 6-2 13-2 20v54z"><text:p/></draw:path></draw:g><draw:path draw:style-name="gr1126" draw:text-style-name="P30" svg:width="0.1756in" svg:height="0in" svg:x="1.3366in" svg:y="0.6677in" svg:viewBox="0 0 447 0" svg:d="M0 0c149 0 298 0 447 0"><text:p/></draw:path><draw:g draw:style-name="gr2"><draw:path draw:style-name="gr1127" draw:text-style-name="P31" svg:width="0.4921in" svg:height="0.4213in" svg:x="1.8642in" svg:y="1.9685in" svg:viewBox="0 0 1251 1071" svg:d="M0 1071c0-357 0-714 0-1071 417 0 834 0 1251 0 0 357 0 714 0 1071-417 0-834 0-1251 0z"><text:p/></draw:path><draw:path draw:style-name="gr1128" draw:text-style-name="P31" svg:width="0.0346in" svg:height="0.0567in" svg:x="1.9177in" svg:y="2.076in" svg:viewBox="0 0 89 145" svg:d="M0 145v-143h16v13c4-4 8-9 13-11 5-3 10-4 17-4 9 0 17 2 23 7 7 4 12 11 15 19 4 8 5 17 5 27s-2 20-5 29c-4 8-9 14-16 19-8 4-15 7-24 7-5 0-10-2-15-4-4-3-9-6-11-9v50zM15 54c0 13 3 23 9 30 5 6 12 10 20 10 7 0 14-4 19-10 6-7 9-17 9-31s-3-23-9-30c-5-6-12-10-19-10s-14 4-20 11-9 17-9 30z"><text:p/></draw:path><draw:path draw:style-name="gr1129" draw:text-style-name="P31" svg:width="0.0213in" svg:height="0.0409in" svg:x="1.9614in" svg:y="2.076in" svg:viewBox="0 0 55 105" svg:d="M0 105v-103h15v16c5-7 8-12 11-14 4-3 7-4 11-4 6 0 12 2 18 6l-6 16c-4-2-8-4-12-4s-7 2-10 4-5 5-7 9c-2 6-2 13-2 20v54z"><text:p/></draw:path><draw:path draw:style-name="gr1130" draw:text-style-name="P31" svg:width="0.0067in" svg:height="0.0555in" svg:x="1.987in" svg:y="2.0618in" svg:viewBox="0 0 18 142" svg:d="M0 20c0-7 0-13 0-20 6 0 12 0 18 0 0 7 0 13 0 20-6 0-12 0-18 0zM0 142c0-34 0-69 0-103 6 0 12 0 18 0 0 34 0 69 0 103-6 0-12 0-18 0z"><text:p/></draw:path><draw:path draw:style-name="gr1131" draw:text-style-name="P31" svg:width="0.0327in" svg:height="0.0409in" svg:x="2.0047in" svg:y="2.076in" svg:viewBox="0 0 84 105" svg:d="M0 105v-103h16v15c8-11 18-17 33-17 6 0 12 1 16 4 6 2 10 4 12 8 3 3 5 8 6 13 1 3 1 9 1 17v63h-18v-63c0-7-1-12-2-15-1-4-3-7-7-9s-8-3-12-3c-8 0-14 2-20 7-5 5-7 14-7 27v56z"><text:p/></draw:path><draw:path draw:style-name="gr1132" draw:text-style-name="P31" svg:width="0.0193in" svg:height="0.0551in" svg:x="2.0441in" svg:y="2.063in" svg:viewBox="0 0 50 141" svg:d="M48 124l2 16c-5 1-9 1-13 1-7 0-12 0-15-2-3-3-6-5-7-9-2-3-2-10-2-20v-61h-13v-13h13v-25l17-11v36h18v13h-18v61c0 5 0 8 1 10 1 1 2 2 3 3 2 1 3 1 6 1 2 0 4 0 8 0z"><text:p/></draw:path><draw:path draw:style-name="gr1133" draw:text-style-name="P31" svg:width="0.0209in" svg:height="0.0063in" svg:x="2.0673in" svg:y="2.0941in" svg:viewBox="0 0 54 17" svg:d="M0 17c0-6 0-11 0-17 18 0 36 0 54 0 0 6 0 11 0 17-18 0-36 0-54 0z"><text:p/></draw:path><draw:path draw:style-name="gr1134" draw:text-style-name="P31" svg:width="0.0327in" svg:height="0.0421in" svg:x="2.0933in" svg:y="2.076in" svg:viewBox="0 0 84 108" svg:d="M0 74l18-2c0 7 3 12 7 16 5 3 11 6 19 6 7 0 14-2 17-5 4-4 6-7 6-12 0-4-2-7-6-10-3-1-8-3-17-6-13-3-21-5-26-8-5-2-10-5-12-9-2-5-4-10-4-14 0-5 1-9 3-13s5-7 9-10c2-2 6-3 11-5 5-1 9-2 14-2 9 0 16 1 22 4 6 2 10 5 14 9 2 5 4 9 5 17l-17 2c-1-6-3-10-7-13-3-4-8-5-15-5-8 0-13 1-16 4-4 3-5 6-5 9s0 5 2 7c1 2 3 3 6 5 2 0 6 2 15 4 12 3 20 6 25 8s9 5 12 9 4 9 4 15-1 11-5 16c-3 5-8 10-14 12-7 3-14 5-21 5-14 0-24-3-31-9-7-5-11-14-13-25z"><text:p/></draw:path><draw:path draw:style-name="gr1135" draw:text-style-name="P31" svg:width="0.0374in" svg:height="0.0421in" svg:x="2.1335in" svg:y="2.076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136" draw:text-style-name="P31" svg:width="0.0213in" svg:height="0.0409in" svg:x="2.1791in" svg:y="2.076in" svg:viewBox="0 0 55 105" svg:d="M0 105v-103h15v16c5-7 8-12 11-14 4-3 7-4 11-4 6 0 12 2 18 6l-6 16c-4-2-8-4-12-4s-7 2-10 4-5 5-7 9c-2 6-2 13-2 20v54z"><text:p/></draw:path><draw:path draw:style-name="gr1137" draw:text-style-name="P31" svg:width="0.037in" svg:height="0.0402in" svg:x="2.2008in" svg:y="2.0768in" svg:viewBox="0 0 95 103" svg:d="M39 103l-39-103h19l22 62c2 7 5 13 7 21 1-6 3-12 6-20l22-63h19l-38 103z"><text:p/></draw:path><draw:path draw:style-name="gr1138" draw:text-style-name="P31" svg:width="0.0374in" svg:height="0.0421in" svg:x="2.2413in" svg:y="2.076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139" draw:text-style-name="P31" svg:width="0.0213in" svg:height="0.0409in" svg:x="2.2874in" svg:y="2.076in" svg:viewBox="0 0 55 105" svg:d="M0 105v-103h15v16c5-7 8-12 11-14 4-3 7-4 11-4 6 0 12 2 18 6l-6 16c-4-2-8-4-12-4s-7 2-10 4-5 5-7 9c-2 6-2 13-2 20v54z"><text:p/></draw:path><draw:path draw:style-name="gr1140" draw:text-style-name="P31" svg:width="0.0551in" svg:height="0.0402in" svg:x="1.9276in" svg:y="2.165in" svg:viewBox="0 0 141 103" svg:d="M31 103l-31-103h18l17 60 6 22c0-1 1-8 5-22l16-60h17l16 60 5 19 6-19 18-60h17l-33 103h-18l-15-62-5-17-21 79z"><text:p/></draw:path><draw:path draw:style-name="gr1141" draw:text-style-name="P31" svg:width="0.0067in" svg:height="0.0555in" svg:x="1.9878in" svg:y="2.1496in" svg:viewBox="0 0 18 142" svg:d="M0 20c0-7 0-13 0-20 6 0 12 0 18 0 0 7 0 13 0 20-6 0-12 0-18 0zM0 142c0-34 0-69 0-103 6 0 12 0 18 0 0 34 0 69 0 103-6 0-12 0-18 0z"><text:p/></draw:path><draw:path draw:style-name="gr1142" draw:text-style-name="P31" svg:width="0.0193in" svg:height="0.0551in" svg:x="2.0012in" svg:y="2.1508in" svg:viewBox="0 0 50 141" svg:d="M48 124l2 16c-5 1-9 1-13 1-7 0-12 0-15-2-3-3-6-5-7-9-2-3-2-10-2-20v-61h-13v-13h13v-25l17-11v36h18v13h-18v61c0 5 0 8 1 10 1 1 2 2 3 3 2 1 3 1 6 1 2 0 4 0 8 0z"><text:p/></draw:path><draw:path draw:style-name="gr1143" draw:text-style-name="P31" svg:width="0.0327in" svg:height="0.0555in" svg:x="2.0276in" svg:y="2.1496in" svg:viewBox="0 0 84 142" svg:d="M0 142v-142h18v51c8-10 18-14 31-14 7 0 14 1 19 4 6 3 9 8 12 12 2 6 4 14 4 24v65h-18v-65c0-10-2-16-5-19-4-5-10-7-17-7-5 0-10 2-14 5-5 2-7 6-10 10-2 5-2 11-2 20v56z"><text:p/></draw:path><draw:path draw:style-name="gr1144" draw:text-style-name="P31" svg:width="0.0433in" svg:height="0.0555in" svg:x="2.0941in" svg:y="2.1496in" svg:viewBox="0 0 111 142" svg:d="M0 142c0-47 0-95 0-142 6 0 13 0 19 0 0 20 0 39 0 58 25 0 49 0 73 0 0-19 0-38 0-58 6 0 13 0 19 0 0 47 0 95 0 142-6 0-13 0-19 0 0-22 0-44 0-67-24 0-48 0-73 0 0 23 0 45 0 67-6 0-13 0-19 0z"><text:p/></draw:path><draw:path draw:style-name="gr1145" draw:text-style-name="P31" svg:width="0.0441in" svg:height="0.0555in" svg:x="2.1457in" svg:y="2.1496in" svg:viewBox="0 0 113 142" svg:d="M47 142c0-41 0-84 0-125-15 0-32 0-47 0 0-6 0-11 0-17 38 0 75 0 113 0 0 6 0 11 0 17-15 0-31 0-47 0 0 41 0 84 0 125-6 0-13 0-19 0z"><text:p/></draw:path><draw:path draw:style-name="gr1146" draw:text-style-name="P31" svg:width="0.0441in" svg:height="0.0555in" svg:x="2.1941in" svg:y="2.1496in" svg:viewBox="0 0 113 142" svg:d="M47 142c0-41 0-84 0-125-15 0-32 0-47 0 0-6 0-11 0-17 38 0 75 0 113 0 0 6 0 11 0 17-15 0-31 0-47 0 0 41 0 84 0 125-6 0-13 0-19 0z"><text:p/></draw:path><draw:path draw:style-name="gr1147" draw:text-style-name="P31" svg:width="0.0417in" svg:height="0.0555in" svg:x="2.2465in" svg:y="2.1496in" svg:viewBox="0 0 107 142" svg:d="M0 142v-142h53c9 0 16 1 21 1 7 2 13 4 17 7 5 3 9 8 12 14 3 5 4 12 4 19 0 12-4 22-11 31-8 8-21 12-41 12h-36v58zM19 67h36c12 0 20-2 25-7 5-4 8-10 8-19 0-5-1-10-4-14-3-5-7-7-12-9-3 0-9-1-17-1h-36z"><text:p/></draw:path><draw:path draw:style-name="gr1148" draw:text-style-name="P31" svg:width="0.0232in" svg:height="0.0563in" svg:x="1.9677in" svg:y="2.237in" svg:viewBox="0 0 60 144" svg:d="M15 144v-90h-15v-13h15v-11c0-7 0-12 2-15 1-4 4-8 8-11 5-3 11-4 19-4 5 0 10 1 16 2l-3 16c-4-1-7-1-10-1-5 0-9 1-11 3s-4 6-4 12v9h20v13h-20v90z"><text:p/></draw:path><draw:path draw:style-name="gr1149" draw:text-style-name="P31" svg:width="0.0213in" svg:height="0.0409in" svg:x="1.9941in" svg:y="2.2524in" svg:viewBox="0 0 55 105" svg:d="M0 105v-103h15v16c5-7 8-12 11-14 4-3 7-4 11-4 6 0 12 2 18 6l-6 16c-4-2-8-4-12-4s-7 2-10 4-5 5-7 9c-2 6-2 13-2 20v54z"><text:p/></draw:path><draw:path draw:style-name="gr1150" draw:text-style-name="P31" svg:width="0.0374in" svg:height="0.0421in" svg:x="2.0173in" svg:y="2.2524in" svg:viewBox="0 0 96 108" svg:d="M0 54c0-20 6-34 16-43 9-7 19-11 33-11s25 5 34 14 13 22 13 38c0 13-2 24-5 32-4 7-10 13-18 17s-16 7-24 7c-15 0-26-5-36-14-9-10-13-23-13-40zM18 54c0 13 2 23 8 30 6 6 13 10 23 10 8 0 15-4 21-10 6-7 9-17 9-31 0-12-3-22-9-28-6-7-13-10-21-10-10 0-17 3-23 10-6 6-8 16-8 29z"><text:p/></draw:path><draw:path draw:style-name="gr1151" draw:text-style-name="P31" svg:width="0.0327in" svg:height="0.0409in" svg:x="2.0634in" svg:y="2.2524in" svg:viewBox="0 0 84 105" svg:d="M0 105v-103h16v15c8-11 18-17 33-17 6 0 12 1 16 4 6 2 10 4 12 8 3 3 5 8 6 13 1 3 1 9 1 17v63h-18v-63c0-7-1-12-2-15-1-4-3-7-7-9s-8-3-12-3c-8 0-14 2-20 7-5 5-7 14-7 27v56z"><text:p/></draw:path><draw:path draw:style-name="gr1152" draw:text-style-name="P31" svg:width="0.0193in" svg:height="0.0551in" svg:x="2.1028in" svg:y="2.239in" svg:viewBox="0 0 50 141" svg:d="M48 124l2 16c-5 1-9 1-13 1-7 0-12 0-15-2-3-3-6-5-7-9-2-3-2-10-2-20v-61h-13v-13h13v-25l17-11v36h18v13h-18v61c0 5 0 8 1 10 1 1 2 2 3 3 2 1 3 1 6 1 2 0 4 0 8 0z"><text:p/></draw:path><draw:path draw:style-name="gr1153" draw:text-style-name="P31" svg:width="0.0374in" svg:height="0.0421in" svg:x="2.1264in" svg:y="2.2524in" svg:viewBox="0 0 96 108" svg:d="M78 72l17 3c-3 10-8 18-16 24-7 6-18 9-30 9-15 0-26-5-36-14-9-10-13-22-13-39 0-18 4-31 13-41 10-9 21-14 36-14 14 0 25 5 33 14 9 9 14 23 14 39 0 2 0 3 0 5h-78c0 12 4 21 9 26 7 7 14 10 23 10 6 0 12-2 17-5 5-4 8-10 11-17zM18 44h60c-1-9-3-15-7-19-6-7-13-11-22-11s-16 3-22 8c-5 6-8 13-9 22z"><text:p/></draw:path><draw:path draw:style-name="gr1154" draw:text-style-name="P31" svg:width="0.0327in" svg:height="0.0409in" svg:x="2.1724in" svg:y="2.2524in" svg:viewBox="0 0 84 105" svg:d="M0 105v-103h16v15c8-11 18-17 33-17 6 0 12 1 16 4 6 2 10 4 12 8 3 3 5 8 6 13 1 3 1 9 1 17v63h-18v-63c0-7-1-12-2-15-1-4-3-7-7-9s-8-3-12-3c-8 0-14 2-20 7-5 5-7 14-7 27v56z"><text:p/></draw:path><draw:path draw:style-name="gr1155" draw:text-style-name="P31" svg:width="0.0346in" svg:height="0.0563in" svg:x="2.2134in" svg:y="2.2378in" svg:viewBox="0 0 89 144" svg:d="M73 142v-13c-6 10-16 15-29 15-8 0-15-2-22-7-7-4-13-10-16-19-4-8-6-17-6-27 0-11 1-20 5-28 3-9 8-15 15-19 7-5 15-7 24-7 6 0 11 1 16 4s9 5 12 10v-51h17v142zM18 91c0 13 2 23 8 29 6 7 13 10 20 10s15-3 19-9c6-6 9-16 9-29 0-14-3-25-9-31-5-6-12-10-20-10s-14 4-20 10c-5 6-7 16-7 30z"><text:p/></draw:path></draw:g><draw:path draw:style-name="gr1156" draw:text-style-name="P30" svg:width="0.4571in" svg:height="0in" svg:x="1.4067in" svg:y="2.1795in" svg:viewBox="0 0 1162 0" svg:d="M0 0c387 0 775 0 1162 0"><text:p/></draw:path><draw:path draw:style-name="gr1157" draw:text-style-name="P30" svg:width="0.4571in" svg:height="0.1051in" svg:x="1.4067in" svg:y="1.898in" svg:viewBox="0 0 1162 268" svg:d="M0 0c387 89 775 179 1162 268"><text:p/></draw:path><draw:path draw:style-name="gr1158" draw:text-style-name="P28" svg:width="0.3161in" svg:height="0.1752in" svg:x="4.5024in" svg:y="0.6677in" svg:viewBox="0 0 804 446" svg:d="M0 446c268-149 536-297 804-446"><text:p/></draw:path><draw:path draw:style-name="gr1159" draw:text-style-name="P28" svg:width="0.3161in" svg:height="0.1752in" svg:x="4.5024in" svg:y="1.0543in" svg:viewBox="0 0 804 446" svg:d="M0 0c268 149 536 297 804 446"><text:p/></draw:path><draw:g draw:style-name="gr2"><draw:path draw:style-name="gr1160" draw:text-style-name="P34" svg:width="0.0528in" svg:height="0.0417in" svg:x="4.6083in" svg:y="1.1504in" svg:viewBox="0 0 135 107" svg:d="M93 107l-3-22c8-1 16-5 20-10 5-5 7-14 7-24s-2-17-7-22c-4-5-8-7-14-7-5 0-9 2-11 7-2 3-5 11-8 22-4 16-7 28-10 34s-7 11-12 14c-6 4-11 5-18 5-5 0-11-1-16-3-5-3-8-7-12-12-3-3-5-7-6-13-2-6-3-13-3-19 0-11 1-20 4-27 3-8 7-14 12-17 5-4 11-7 20-8l3 22c-7 1-12 4-15 8-4 5-6 11-6 20 0 10 2 17 5 21 4 4 7 6 12 6 3 0 5 0 7-3 3-1 4-4 6-7 1-2 3-9 5-20 5-15 8-26 11-32 2-6 6-11 11-14 5-4 12-6 19-6s14 2 21 6c6 5 11 11 14 19 4 7 6 16 6 27 0 16-3 29-10 38-8 8-18 14-32 17z"><text:p/></draw:path><draw:path draw:style-name="gr1161" draw:text-style-name="P34" svg:width="0.0713in" svg:height="0.0437in" svg:x="4.6083in" svg:y="1.0965in" svg:viewBox="0 0 182 112" svg:d="M182 111l-179 1v-20h17c-7-4-12-10-15-15-4-7-5-14-5-22 0-11 3-21 8-29 6-8 14-15 24-20 11-4 22-6 34-6 13 0 25 2 36 7s19 11 25 20c5 10 8 19 8 29 0 7-1 14-5 19-3 7-7 11-11 15l63-1zM68 93c16 0 29-4 37-11s12-15 12-24c0-10-4-19-13-26-8-7-21-10-38-10s-29 3-37 10-12 15-12 25c0 9 4 18 13 25s21 11 38 11z"><text:p/></draw:path><draw:path draw:style-name="gr1162" draw:text-style-name="P34" svg:width="0.0528in" svg:height="0.0465in" svg:x="4.6083in" svg:y="1.0425in" svg:viewBox="0 0 135 119" svg:d="M91 23l3-22c12 3 23 10 30 19 8 10 11 22 11 37 0 19-6 34-18 45-11 11-27 17-48 17-22 0-39-6-51-17s-18-25-18-43 6-32 18-42c12-11 28-17 49-17 1 0 3 0 6 0v97c14-1 25-5 33-12 7-8 11-17 11-27 0-9-2-15-7-21-4-6-10-10-19-14zM55 96v-73c-11 2-19 4-24 9-8 7-13 16-13 27s4 19 10 26c7 7 16 11 27 11z"><text:p/></draw:path><draw:path draw:style-name="gr1163" draw:text-style-name="P34" svg:width="0.0528in" svg:height="0.0465in" svg:x="4.6079in" svg:y="0.989in" svg:viewBox="0 0 135 119" svg:d="M91 23l3-22c12 3 23 10 30 19 8 10 11 22 11 37 0 19-6 34-18 45-11 11-27 17-48 17-22 0-39-6-51-17s-18-25-18-43 6-32 18-42c12-11 28-17 49-17 1 0 3 0 6 0v97c14-1 25-5 33-12 7-8 11-17 11-27 0-9-2-15-7-21-4-6-10-10-19-14zM55 96v-73c-11 2-19 4-24 9-8 7-13 16-13 27s4 19 10 26c7 7 16 11 27 11z"><text:p/></draw:path><draw:path draw:style-name="gr1164" draw:text-style-name="P34" svg:width="0.0709in" svg:height="0.0437in" svg:x="4.5894in" svg:y="0.9378in" svg:viewBox="0 0 181 112" svg:d="M178 20h-17c13 9 20 21 20 36 0 11-3 20-9 28-5 10-13 16-23 21s-22 7-35 7-25-2-35-7c-11-4-19-10-25-19-5-8-8-18-8-28 0-8 2-15 5-21s7-11 13-15h-64v-21l178-1zM114 90c16 0 28-4 37-11 8-7 12-15 12-24 0-10-4-18-12-25s-20-10-36-10c-17 0-31 3-38 10-9 7-13 16-13 26 0 9 4 18 12 24 8 7 20 10 38 10z"><text:p/></draw:path><draw:path draw:style-name="gr1165" draw:text-style-name="P34" svg:width="0.0713in" svg:height="0.0437in" svg:x="4.6071in" svg:y="0.8539in" svg:viewBox="0 0 182 112" svg:d="M182 111l-179 1v-20h17c-7-4-12-10-15-15-4-7-5-14-5-22 0-11 3-21 8-29 6-8 14-15 24-20 11-4 22-6 34-6 13 0 25 2 36 7s19 11 25 20c5 10 8 19 8 29 0 7-1 14-5 19-3 7-7 11-11 15l63-1zM68 93c16 0 29-4 37-11s12-15 12-24c0-10-4-19-13-26-8-7-21-10-38-10s-29 3-37 10-12 15-12 25c0 9 4 18 13 25s21 11 38 11z"><text:p/></draw:path><draw:path draw:style-name="gr1166" draw:text-style-name="P34" svg:width="0.0516in" svg:height="0.0272in" svg:x="4.6071in" svg:y="0.8165in" svg:viewBox="0 0 132 70" svg:d="M132 69l-129 1v-19h20c-10-5-16-10-19-14-3-5-4-10-4-15 0-7 2-14 7-22l20 8c-3 5-4 10-4 15s1 9 4 13 7 6 12 8c7 2 17 4 26 4l67-1z"><text:p/></draw:path><draw:path draw:style-name="gr1167" draw:text-style-name="P34" svg:width="0.0528in" svg:height="0.0469in" svg:x="4.6071in" svg:y="0.7673in" svg:viewBox="0 0 135 120" svg:d="M68 120c-24 0-42-7-53-20-10-11-15-24-15-40 0-18 6-32 18-43 11-11 27-17 47-17 17 0 30 2 40 7s17 12 22 22c5 9 8 20 8 31 0 17-6 32-18 43-11 11-28 17-49 17zM68 98c16 0 28-4 37-12 8-7 12-16 12-26 0-11-4-21-13-28-8-7-20-10-37-10-16 0-28 3-37 11-7 7-12 16-12 27s5 20 13 27 20 11 37 11z"><text:p/></draw:path><draw:path draw:style-name="gr1168" draw:text-style-name="P34" svg:width="0.0709in" svg:height="0.0291in" svg:x="4.5878in" svg:y="0.7331in" svg:viewBox="0 0 181 75" svg:d="M181 56h-113v19h-17v-19h-13c-8 0-15 0-19-3-6-2-11-5-13-10-4-6-6-13-6-23 0-6 1-12 2-20l19 4c-1 4-1 8-1 12 0 6 1 11 4 14s8 4 15 4h12v-25l17-1v26h113z"><text:p/></draw:path><draw:path draw:style-name="gr1169" draw:text-style-name="P34" svg:width="0.0697in" svg:height="0.0083in" svg:x="4.5886in" svg:y="0.7201in" svg:viewBox="0 0 178 22" svg:d="M24 22c-8 0-16 0-24 0 0-7 0-14 0-21 8 0 16 0 24 0 0 7 0 14 0 21zM178 22c-43 0-87 0-129 0 0-7 0-14 0-21 42-1 86-1 129-1 0 7 0 15 0 22z"><text:p/></draw:path><draw:path draw:style-name="gr1170" draw:text-style-name="P34" svg:width="0.0697in" svg:height="0.0083in" svg:x="4.5886in" svg:y="0.6992in" svg:viewBox="0 0 178 22" svg:d="M178 22c-59 0-119 0-178 0 0-7 0-14 0-21 59 0 119-1 178-1 0 7 0 15 0 22z"><text:p/></draw:path><draw:path draw:style-name="gr1171" draw:text-style-name="P34" svg:width="0.0528in" svg:height="0.0465in" svg:x="4.6067in" svg:y="0.6433in" svg:viewBox="0 0 135 119" svg:d="M91 23l3-22c12 3 23 10 30 19 8 10 11 22 11 37 0 19-6 34-18 45-11 11-27 17-48 17-22 0-39-6-51-17s-18-25-18-43 6-32 18-42c12-11 28-17 49-17 1 0 3 0 6 0v97c14-1 25-5 33-12 7-8 11-17 11-27 0-9-2-15-7-21-4-6-10-10-19-14zM55 96v-73c-11 2-19 4-24 9-8 7-13 16-13 27s4 19 10 26c7 7 16 11 27 11z"><text:p/></draw:path><draw:path draw:style-name="gr1172" draw:text-style-name="P34" svg:width="0.0528in" svg:height="0.0417in" svg:x="4.6063in" svg:y="0.5937in" svg:viewBox="0 0 135 107" svg:d="M93 107l-3-22c8-1 16-5 20-10 5-5 7-14 7-24s-2-17-7-22c-4-5-8-7-14-7-5 0-9 2-11 7-2 3-5 11-8 22-4 16-7 28-10 34s-7 11-12 14c-6 4-11 5-18 5-5 0-11-1-16-3-5-3-8-7-12-12-3-3-5-7-6-13-2-6-3-13-3-19 0-11 1-20 4-27 3-8 7-14 12-17 5-4 11-7 20-8l3 22c-7 1-12 4-15 8-4 5-6 11-6 20 0 10 2 17 5 21 4 4 7 6 12 6 3 0 5 0 7-3 3-1 4-4 6-7 1-2 3-9 5-20 5-15 8-26 11-32 2-6 6-11 11-14 5-4 12-6 19-6s14 2 21 6c6 5 11 11 14 19 4 7 6 16 6 27 0 16-3 29-10 38-8 8-18 14-32 17z"><text:p/></draw:path></draw:g><draw:path draw:style-name="gr1173" draw:text-style-name="P28" svg:width="0.1756in" svg:height="0.8083in" svg:x="1.7587in" svg:y="1.0193in" svg:viewBox="0 0 447 2054" svg:d="M447 446c0 387 0 775 0 1161-149 149-298 298-447 447 0-685 0-1369 0-2054 149 149 298 297 447 446z"><text:p/></draw:path><draw:path draw:style-name="gr1174" draw:text-style-name="P28" svg:width="0.1051in" svg:height="0in" svg:x="1.9346in" svg:y="1.4413in" svg:viewBox="0 0 268 0" svg:d="M0 0c89 0 179 0 268 0"><text:p/></draw:path><draw:g draw:style-name="gr2"><draw:path draw:style-name="gr1175" draw:text-style-name="P34" svg:width="0.0697in" svg:height="0.0083in" svg:x="1.8083in" svg:y="1.6378in" svg:viewBox="0 0 178 22" svg:d="M24 22c-8 0-16 0-24 0 0-7 0-14 0-21 8 0 16 0 24 0 0 7 0 14 0 21zM178 22c-43 0-87 0-129 0 0-7 0-14 0-21 42-1 86-1 129-1 0 7 0 15 0 22z"><text:p/></draw:path><draw:path draw:style-name="gr1176" draw:text-style-name="P34" svg:width="0.0516in" svg:height="0.0409in" svg:x="1.826in" svg:y="1.5843in" svg:viewBox="0 0 132 105" svg:d="M132 104l-129 1v-20h18c-14-10-21-23-21-41 0-7 1-14 4-21s7-12 11-15c5-3 10-5 16-7 4 0 11-1 22-1h79v22h-79c-9 0-15 1-19 3-5 1-9 5-11 9-3 4-4 9-4 15 0 9 3 17 9 23 6 7 17 10 34 10h70z"><text:p/></draw:path><draw:path draw:style-name="gr1177" draw:text-style-name="P34" svg:width="0.0713in" svg:height="0.0437in" svg:x="1.826in" svg:y="1.5276in" svg:viewBox="0 0 182 112" svg:d="M182 111l-179 1v-20h17c-7-4-12-10-15-15-4-7-5-14-5-22 0-11 3-21 8-29 6-8 14-15 24-20 11-4 22-6 34-6 13 0 25 2 36 7s19 11 25 20c5 10 8 19 8 29 0 7-1 14-5 19-3 7-7 11-11 15l63-1zM68 93c16 0 29-4 37-11s12-15 12-24c0-10-4-19-13-26-8-7-21-10-38-10s-29 3-37 10-12 15-12 25c0 9 4 18 13 25s21 11 38 11z"><text:p/></draw:path><draw:path draw:style-name="gr1178" draw:text-style-name="P34" svg:width="0.0516in" svg:height="0.0409in" svg:x="1.8268in" svg:y="1.4764in" svg:viewBox="0 0 132 105" svg:d="M129 20h-19c15 10 22 24 22 40 0 8-1 15-4 22s-6 12-11 15c-4 3-9 5-16 6-5 2-11 2-21 2h-80v-21l72-1c12 0 19 0 23-1 6-2 11-5 13-9 4-5 5-10 5-17 0-6-1-12-5-18-3-6-7-10-14-13-5-2-14-3-25-3h-69v-21l129-1z"><text:p/></draw:path><draw:path draw:style-name="gr1179" draw:text-style-name="P34" svg:width="0.0689in" svg:height="0.0248in" svg:x="1.8091in" svg:y="1.4437in" svg:viewBox="0 0 176 64" svg:d="M155 3l19-3c1 6 2 12 2 17 0 8-2 14-4 18s-6 8-9 9c-5 2-14 3-27 3l-74 1v16h-17v-16h-32l-13-22h45v-22h17v22l75-1c7 0 10 0 12-1s3-2 4-4 2-4 2-7c0-2 0-6 0-10z"><text:p/></draw:path><draw:path draw:style-name="gr1180" draw:text-style-name="P34" svg:width="0.052in" svg:height="0.0689in" svg:x="1.8252in" svg:y="1.3406in" svg:viewBox="0 0 133 176" svg:d="M133 175l-129 1v-20h17c-6-4-11-10-15-16-4-7-6-15-6-23 0-9 2-18 6-23 4-7 9-11 17-14-15-10-23-23-23-39 0-14 4-23 11-30s18-11 33-11h88v22h-81c-9 0-15 0-19 3-4 1-7 3-9 7-3 4-4 8-4 13 0 9 3 17 9 23s16 9 29 9h75v21h-83c-10 0-17 3-22 6-5 4-8 10-8 18 0 6 2 12 5 17s8 9 15 11c6 3 14 3 26 3h68z"><text:p/></draw:path><draw:path draw:style-name="gr1181" draw:text-style-name="P34" svg:width="0.0516in" svg:height="0.0409in" svg:x="1.826in" svg:y="1.2854in" svg:viewBox="0 0 132 105" svg:d="M129 20h-19c15 10 22 24 22 40 0 8-1 15-4 22s-6 12-11 15c-4 3-9 5-16 6-5 2-11 2-21 2h-80v-21l72-1c12 0 19 0 23-1 6-2 11-5 13-9 4-5 5-10 5-17 0-6-1-12-5-18-3-6-7-10-14-13-5-2-14-3-25-3h-69v-21l129-1z"><text:p/></draw:path><draw:path draw:style-name="gr1182" draw:text-style-name="P34" svg:width="0.0508in" svg:height="0.0465in" svg:x="1.826in" svg:y="1.2319in" svg:viewBox="0 0 130 119" svg:d="M130 119l-67-47-62 45-1-27 32-21c5-4 10-6 13-9-6-4-11-7-14-9l-31-21v-27l63 43 66-46v26l-38 27-10 5 48 34z"><text:p/></draw:path></draw:g><draw:g draw:style-name="gr2"><draw:path draw:style-name="gr1183" draw:text-style-name="P28" svg:width="0.0563in" svg:height="0.0346in" svg:x="2.5799in" svg:y="1.8449in" svg:viewBox="0 0 144 89" svg:d="M142 16h-13c10 6 15 16 15 29 0 8-2 15-6 22-5 8-11 13-19 17-9 3-18 5-28 5-11 0-20-1-28-5-9-3-15-8-19-15-5-6-7-14-7-23 0-6 1-12 4-16 3-5 6-9 10-12h-51v-17l142-1zM91 72c13 0 23-3 29-9 7-5 10-12 10-19 0-8-3-15-9-20-6-6-16-9-29-9-14 0-24 3-31 9-6 6-10 13-10 20 0 8 4 15 10 20 7 6 16 8 30 8z"><text:p/></draw:path><draw:path draw:style-name="gr1184" draw:text-style-name="P28" svg:width="0.0421in" svg:height="0.0374in" svg:x="2.5941in" svg:y="1.7988in" svg:viewBox="0 0 108 96" svg:d="M72 18l3-17c10 3 18 7 24 15s9 18 9 30c0 15-5 27-14 36-10 9-22 14-39 14-18 0-31-5-40-14-10-9-15-20-15-35 0-13 5-25 14-34s23-13 39-13c2 0 3 0 5 0v78c12-1 21-4 26-10 7-6 10-13 10-22 0-7-2-12-5-17-4-5-10-9-17-11zM44 77v-59c-9 0-15 3-19 7-7 5-11 13-11 22s3 16 9 21c5 6 12 9 21 9z"><text:p/></draw:path><draw:path draw:style-name="gr1185" draw:text-style-name="P28" svg:width="0.0421in" svg:height="0.035in" svg:x="2.5941in" svg:y="1.7575in" svg:viewBox="0 0 108 90" svg:d="M68 18l2-18c12 2 21 6 28 14 6 8 10 18 10 29 0 14-5 25-14 34-10 9-22 13-40 13-11 0-20-1-29-6-8-3-14-9-19-16-4-8-6-16-6-24 0-12 3-21 8-28 6-7 15-12 25-14l2 18c-7 1-12 5-16 8-4 4-5 9-5 15 0 9 4 16 10 22 6 5 16 7 29 7 15 0 25-2 31-7 7-6 10-13 10-21 0-7-3-13-7-18-4-4-11-7-19-8z"><text:p/></draw:path><draw:path draw:style-name="gr1186" draw:text-style-name="P28" svg:width="0.0421in" svg:height="0.0374in" svg:x="2.5937in" svg:y="1.7157in" svg:viewBox="0 0 108 96" svg:d="M54 96c-19 0-33-5-43-15-7-9-11-20-11-32 0-15 4-27 14-36 9-8 22-13 38-13 13 0 24 2 32 6 7 4 13 9 17 17 5 8 7 16 7 25 0 15-5 26-14 35-10 9-23 13-40 13zM54 79c14 0 23-3 30-9 6-6 10-13 10-22s-4-16-10-22c-7-6-17-8-31-8-12 0-22 2-28 9-7 5-10 12-10 22 0 8 3 16 10 21 6 6 16 9 29 9z"><text:p/></draw:path><draw:path draw:style-name="gr1187" draw:text-style-name="P28" svg:width="0.0563in" svg:height="0.0346in" svg:x="2.5791in" svg:y="1.6748in" svg:viewBox="0 0 144 89" svg:d="M142 16h-13c10 6 15 16 15 29 0 8-2 15-6 22-5 8-11 13-19 17-9 3-18 5-28 5-11 0-20-1-28-5-9-3-15-8-19-15-5-6-7-14-7-23 0-6 1-12 4-16 3-5 6-9 10-12h-51v-17l142-1zM91 72c13 0 23-3 29-9 7-5 10-12 10-19 0-8-3-15-9-20-6-6-16-9-29-9-14 0-24 3-31 9-6 6-10 13-10 20 0 8 4 15 10 20 7 6 16 8 30 8z"><text:p/></draw:path><draw:path draw:style-name="gr1188" draw:text-style-name="P28" svg:width="0.0421in" svg:height="0.0374in" svg:x="2.5933in" svg:y="1.6291in" svg:viewBox="0 0 108 96" svg:d="M72 18l3-17c10 3 18 7 24 15s9 18 9 30c0 15-5 27-14 36-10 9-22 14-39 14-18 0-31-5-40-14-10-9-15-20-15-35 0-13 5-25 14-34s23-13 39-13c2 0 3 0 5 0v78c12-1 21-4 26-10 7-6 10-13 10-22 0-7-2-12-5-17-4-5-10-9-17-11zM44 77v-59c-9 0-15 3-19 7-7 5-11 13-11 22s3 16 9 21c5 6 12 9 21 9z"><text:p/></draw:path><draw:path draw:style-name="gr1189" draw:text-style-name="P28" svg:width="0.0563in" svg:height="0.0346in" svg:x="2.5791in" svg:y="1.5882in" svg:viewBox="0 0 144 89" svg:d="M142 16h-13c10 6 15 16 15 29 0 8-2 15-6 22-5 8-11 13-19 17-9 3-18 5-28 5-11 0-20-1-28-5-9-3-15-8-19-15-5-6-7-14-7-23 0-6 1-12 4-16 3-5 6-9 10-12h-51v-17l142-1zM91 72c13 0 23-3 29-9 7-5 10-12 10-19 0-8-3-15-9-20-6-6-16-9-29-9-14 0-24 3-31 9-6 6-10 13-10 20 0 8 4 15 10 20 7 6 16 8 30 8z"><text:p/></draw:path><draw:path draw:style-name="gr1190" draw:text-style-name="P28" svg:width="0.0421in" svg:height="0.035in" svg:x="2.5929in" svg:y="1.522in" svg:viewBox="0 0 108 90" svg:d="M68 18l2-18c12 2 21 6 28 14 6 8 10 18 10 29 0 14-5 25-14 34-10 9-22 13-40 13-11 0-20-1-29-6-8-3-14-9-19-16-4-8-6-16-6-24 0-12 3-21 8-28 6-7 15-12 25-14l2 18c-7 1-12 5-16 8-4 4-5 9-5 15 0 9 4 16 10 22 6 5 16 7 29 7 15 0 25-2 31-7 7-6 10-13 10-21 0-7-3-13-7-18-4-4-11-7-19-8z"><text:p/></draw:path><draw:path draw:style-name="gr1191" draw:text-style-name="P28" svg:width="0.0413in" svg:height="0.0547in" svg:x="2.5929in" svg:y="1.4602in" svg:viewBox="0 0 106 140" svg:d="M106 140h-103l-1-16h15c-5-2-9-7-12-12-4-6-5-11-5-18 0-8 1-15 5-19 3-5 7-9 13-11-12-8-18-18-18-32 0-10 3-18 8-24 6-5 15-8 26-8h72v18h-66c-7 0-12 0-15 2-3 0-5 2-7 6-3 3-3 6-3 11 0 7 3 12 7 17 5 5 12 7 24 7h60v18h-67c-9 0-14 1-18 4s-6 8-6 14c0 5 1 10 4 14s6 7 11 9 13 2 22 2h54z"><text:p/></draw:path><draw:path draw:style-name="gr1192" draw:text-style-name="P28" svg:width="0.0563in" svg:height="0.0346in" svg:x="2.5783in" svg:y="1.4161in" svg:viewBox="0 0 144 89" svg:d="M142 16h-13c10 6 15 16 15 29 0 8-2 15-6 22-5 8-11 13-19 17-9 3-18 5-28 5-11 0-20-1-28-5-9-3-15-8-19-15-5-6-7-14-7-23 0-6 1-12 4-16 3-5 6-9 10-12h-51v-17l142-1zM91 72c13 0 23-3 29-9 7-5 10-12 10-19 0-8-3-15-9-20-6-6-16-9-29-9-14 0-24 3-31 9-6 6-10 13-10 20 0 8 4 15 10 20 7 6 16 8 30 8z"><text:p/></draw:path><draw:path draw:style-name="gr1193" draw:text-style-name="P28" svg:width="0.0421in" svg:height="0.0327in" svg:x="2.5925in" svg:y="1.3744in" svg:viewBox="0 0 108 84" svg:d="M74 84l-2-17c7-1 12-4 16-8 3-4 6-10 6-18s-2-14-5-18c-4-3-7-5-12-5-4 0-7 2-9 5s-4 9-7 18c-3 12-5 21-8 26-2 5-5 9-9 12-5 2-10 3-14 3-5 0-9 0-13-3-4-2-7-4-10-8-2-3-3-6-5-11-1-4-2-10-2-15 0-8 1-15 4-21 2-6 5-11 9-13 4-3 10-5 17-7l2 18c-6 0-10 3-13 6-4 4-5 9-5 16s1 13 4 16 6 5 9 5 5-1 7-2c2-2 3-4 5-7 0-1 2-6 4-15 3-11 6-20 8-25s5-9 9-12 9-4 15-4 12 1 16 5c5 3 10 8 12 15 3 6 5 13 5 21 0 13-3 23-9 30-5 7-14 11-25 13z"><text:p/></draw:path></draw:g><draw:path draw:style-name="gr1194" draw:text-style-name="P28" svg:width="0.8437in" svg:height="0.7028in" svg:x="1.8642in" svg:y="0.4217in" svg:viewBox="0 0 2144 1786" svg:d="M2144 0c-714 595-1429 1190-2144 1786"><text:p/></draw:path><draw:path draw:style-name="gr1195" draw:text-style-name="P30" svg:width="0.4217in" svg:height="0in" svg:x="4.8189in" svg:y="0.6677in" svg:viewBox="0 0 1072 0" svg:d="M0 0c357 0 715 0 1072 0"><text:p/></draw:path><draw:path draw:style-name="gr1196" draw:text-style-name="P30" svg:width="0.4217in" svg:height="0in" svg:x="4.8189in" svg:y="0.9488in" svg:viewBox="0 0 1072 0" svg:d="M0 0c357 0 715 0 1072 0"><text:p/></draw:path><draw:path draw:style-name="gr1197" draw:text-style-name="P30" svg:width="0.4217in" svg:height="0in" svg:x="4.8189in" svg:y="1.2303in" svg:viewBox="0 0 1072 0" svg:d="M0 0c357 0 715 0 1072 0"><text:p/></draw:path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617422" text:continue-numbering="true" text:style-name="Outline">
        <text:list-item>
          <text:h text:style-name="P17" text:outline-level="1"><text:soft-page-break/></text:h>
        </text:list-item>
        <text:list-item>
          <text:h text:style-name="P19" text:outline-level="1">Architecture convention</text:h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marker draw:name="Arrow" svg:viewBox="0 0 20 30" svg:d="M10 0l-10 30h20z"/>
    <draw:marker draw:name="msArrowEnd_20_5" draw:display-name="msArrowEnd 5" svg:viewBox="0 0 120 120" svg:d="M60 0l60 120h-120z"/>
    <draw:stroke-dash draw:name="Dash_20_2" draw:display-name="Dash 2" draw:style="rect" draw:dots1="1" draw:dots1-length="0.0102in" draw:distance="0.0102in"/>
    <draw:stroke-dash draw:name="Fine_20_Dashed_20__28_var_29_" draw:display-name="Fine Dashed (var)" draw:style="rect" draw:dots1="1" draw:dots1-length="112%" draw:distance="112%"/>
    <draw:stroke-dash draw:name="Line_20_Style_20_9" draw:display-name="Line Style 9" draw:style="rect" draw:dots1="1" draw:dots1-length="112%" draw:distance="68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margin-top="0in" fo:margin-bottom="0in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Cambria" fo:font-size="12pt" fo:language="en" fo:country="US" style:font-name-asian="SimSun1" style:font-size-asian="12pt" style:language-asian="en" style:country-asian="US" style:font-name-complex="Mangal2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name-complex="Calibri" style:font-size-complex="16pt" style:font-weight-complex="bold"/>
    </style:style>
    <style:style style:name="List_20_Paragraph" style:display-name="List Paragraph" style:family="paragraph" style:parent-style-name="Standard" style:list-style-name="">
      <style:paragraph-properties fo:margin-left="0.5in" fo:margin-right="0in" fo:margin-top="0in" fo:margin-bottom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background-color="#ffff00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fo:background-color="transparent" style:font-name-complex="OpenSymbol"/>
    </style:style>
    <style:style style:name="WW8Num8z0" style:family="text">
      <style:text-properties style:font-name="Symbol" fo:background-color="#ffff00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fo:background-color="#ffff00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fo:background-color="#ffff00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fo:background-color="#ffff00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fo:background-color="#ffff00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fo:background-color="#ffff00" style:font-name-complex="OpenSymbol"/>
    </style:style>
    <style:style style:name="WW8Num13z1" style:family="text">
      <style:text-properties style:font-name="OpenSymbol" style:font-name-complex="OpenSymbol"/>
    </style:style>
    <style:style style:name="WW8Num14z0" style:family="text">
      <style:text-properties style:font-name="Symbol" fo:background-color="transparent" style:font-name-complex="OpenSymbol"/>
    </style:style>
    <style:style style:name="WW8Num14z1" style:family="text">
      <style:text-properties style:font-name="OpenSymbol" fo:background-color="transparent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Calibri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8138in" fo:margin-right="0.789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HP</meta:initial-creator>
    <meta:creation-date>2015-02-02T00:26:00</meta:creation-date>
    <dc:date>2015-06-26T00:44:58.15</dc:date>
    <meta:editing-cycles>16</meta:editing-cycles>
    <meta:editing-duration>PT4H7M26S</meta:editing-duration>
    <meta:generator>OpenOffice/4.1.1$Win32 OpenOffice.org_project/411m6$Build-9775</meta:generator>
    <meta:document-statistic meta:table-count="0" meta:image-count="0" meta:object-count="0" meta:page-count="8" meta:paragraph-count="126" meta:word-count="879" meta:character-count="4886"/>
    <meta:user-defined meta:name="AppVersion">14.0000</meta:user-defined>
    <meta:user-defined meta:name="Company">Microchip Technolog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